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Noto Sans Devanagari" svg:font-family="Noto Sans Devanagari" style:font-family-generic="swiss" style:font-pitch="variable" svg:panose-1="2 11 5 2 4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text-align="center" fo:margin-top="0.1666in" fo:margin-left="0.5in" style:page-number="1">
        <style:tab-stops/>
      </style:paragraph-properties>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text-align="center" fo:margin-top="0.1666in"/>
      <style:text-properties style:font-name="Times New Roman" style:font-name-complex="Times New Roman" fo:font-weight="bold" style:font-weight-asian="bold" fo:font-size="13pt" style:font-size-asian="13pt" style:font-size-complex="13pt"/>
    </style:style>
    <style:style style:name="P4" style:parent-style-name="Normal" style:family="paragraph">
      <style:paragraph-properties fo:text-align="center" fo:margin-top="0.1666in"/>
    </style:style>
    <style:style style:name="T5" style:parent-style-name="DefaultParagraphFont" style:family="text">
      <style:text-properties style:font-name="Times New Roman" style:font-name-complex="Times New Roman" fo:color="#FFC000"/>
    </style:style>
    <style:style style:name="T6" style:parent-style-name="DefaultParagraphFont" style:family="text">
      <style:text-properties style:font-name="Times New Roman" style:font-name-complex="Times New Roman" fo:color="#FFC000" style:text-position="super 63.6%"/>
    </style:style>
    <style:style style:name="T7" style:parent-style-name="DefaultParagraphFont" style:family="text">
      <style:text-properties style:font-name="Times New Roman" style:font-name-complex="Times New Roman" fo:color="#FFC000"/>
    </style:style>
    <style:style style:name="T8" style:parent-style-name="DefaultParagraphFont" style:family="text">
      <style:text-properties style:font-name="Times New Roman" style:font-name-complex="Times New Roman" fo:color="#FFC000" style:text-position="super 63.6%"/>
    </style:style>
    <style:style style:name="T9" style:parent-style-name="DefaultParagraphFont" style:family="text">
      <style:text-properties style:font-name="Times New Roman" style:font-name-complex="Times New Roman" fo:color="#FFC000"/>
    </style:style>
    <style:style style:name="T10" style:parent-style-name="DefaultParagraphFont" style:family="text">
      <style:text-properties style:font-name="Times New Roman" style:font-name-complex="Times New Roman" fo:color="#FFC000" style:text-position="super 63.6%"/>
    </style:style>
    <style:style style:name="T11" style:parent-style-name="DefaultParagraphFont" style:family="text">
      <style:text-properties style:font-name="Times New Roman" style:font-name-complex="Times New Roman" fo:color="#FFC000"/>
    </style:style>
    <style:style style:name="T12" style:parent-style-name="DefaultParagraphFont" style:family="text">
      <style:text-properties style:font-name="Times New Roman" style:font-name-complex="Times New Roman" fo:color="#FFC000" style:text-position="super 63.6%"/>
    </style:style>
    <style:style style:name="P13" style:parent-style-name="Normal" style:family="paragraph">
      <style:paragraph-properties fo:text-align="center" fo:margin-top="0.1666in"/>
      <style:text-properties style:font-name="Times New Roman" style:font-name-complex="Times New Roman"/>
    </style:style>
    <style:style style:name="P14" style:parent-style-name="Normal" style:family="paragraph">
      <style:paragraph-properties fo:margin-top="0.1666i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text-position="super 65%" fo:font-size="10pt" style:font-size-asian="10pt" style:font-size-complex="10pt"/>
    </style:style>
    <style:style style:name="T17" style:parent-style-name="DefaultParagraphFont" style:family="text">
      <style:text-properties style:font-name="Times New Roman" style:font-name-complex="Times New Roman" fo:font-size="10pt" style:font-size-asian="10pt" style:font-size-complex="10pt"/>
    </style:style>
    <style:style style:name="P18" style:parent-style-name="Normal" style:family="paragraph">
      <style:paragraph-properties fo:text-align="justify" fo:margin-top="0.1666in"/>
    </style:style>
    <style:style style:name="T19" style:parent-style-name="DefaultParagraphFont" style:family="text">
      <style:text-properties style:font-name="Times New Roman" style:font-name-complex="Times New Roman" style:text-position="super 65%" fo:font-size="10pt" style:font-size-asian="10pt" style:font-size-complex="10pt"/>
    </style:style>
    <style:style style:name="T20" style:parent-style-name="DefaultParagraphFont" style:family="text">
      <style:text-properties style:font-name="Times New Roman" style:font-name-complex="Times New Roman" fo:font-size="10pt" style:font-size-asian="10pt" style:font-size-complex="10pt"/>
    </style:style>
    <style:style style:name="P21" style:parent-style-name="Normal" style:family="paragraph">
      <style:paragraph-properties fo:text-align="justify" fo:margin-top="0.1666in"/>
    </style:style>
    <style:style style:name="T22" style:parent-style-name="DefaultParagraphFont" style:family="text">
      <style:text-properties style:font-name="Times New Roman" style:font-name-complex="Times New Roman" style:text-position="super 65%" fo:font-size="10pt" style:font-size-asian="10pt" style:font-size-complex="10pt"/>
    </style:style>
    <style:style style:name="T23" style:parent-style-name="DefaultParagraphFont" style:family="text">
      <style:text-properties style:font-name="Times New Roman" style:font-name-complex="Times New Roman" fo:font-size="10pt" style:font-size-asian="10pt" style:font-size-complex="10pt"/>
    </style:style>
    <style:style style:name="T24" style:parent-style-name="DefaultParagraphFont" style:family="text">
      <style:text-properties style:font-name="Times New Roman" style:font-name-asian="Cambria" style:font-name-complex="Times New Roman" fo:font-size="10pt" style:font-size-asian="10pt" style:font-size-complex="10pt"/>
    </style:style>
    <style:style style:name="P25" style:parent-style-name="Normal" style:family="paragraph">
      <style:paragraph-properties fo:text-align="justify" fo:margin-top="0.1666in"/>
    </style:style>
    <style:style style:name="T26" style:parent-style-name="DefaultParagraphFont" style:family="text">
      <style:text-properties style:font-name="Times New Roman" style:font-name-asian="Cambria" style:font-name-complex="Times New Roman" style:text-position="super 65%" fo:font-size="10pt" style:font-size-asian="10pt" style:font-size-complex="10pt"/>
    </style:style>
    <style:style style:name="T27" style:parent-style-name="DefaultParagraphFont" style:family="text">
      <style:text-properties style:font-name="Times New Roman" style:font-name-asian="Cambria" style:font-name-complex="Times New Roman" fo:font-size="10pt" style:font-size-asian="10pt" style:font-size-complex="10pt"/>
    </style:style>
    <style:style style:name="P28" style:parent-style-name="Normal" style:family="paragraph">
      <style:paragraph-properties fo:margin-top="0.1666in"/>
      <style:text-properties style:font-name="Times New Roman" style:font-name-complex="Times New Roman"/>
    </style:style>
    <style:style style:name="P29" style:parent-style-name="Normal" style:family="paragraph">
      <style:paragraph-properties fo:margin-top="0.1666in"/>
      <style:text-properties style:font-name="Times New Roman" style:font-name-complex="Times New Roman" fo:font-size="10pt" style:font-size-asian="10pt" style:font-size-complex="10pt"/>
    </style:style>
    <style:style style:name="P30" style:parent-style-name="Normal" style:family="paragraph">
      <style:paragraph-properties fo:break-before="page" fo:margin-top="0.1666in"/>
    </style:style>
    <style:style style:name="P31" style:parent-style-name="Normal" style:family="paragraph">
      <style:text-properties style:font-name="Times New Roman" style:font-name-complex="Times New Roman" fo:font-weight="bold" style:font-weight-asian="bold"/>
    </style:style>
    <style:style style:name="P32" style:parent-style-name="Normal" style:family="paragraph">
      <style:paragraph-properties fo:text-align="justify" fo:margin-top="0.1666in"/>
    </style:style>
    <style:style style:name="T33" style:parent-style-name="DefaultParagraphFont" style:family="text">
      <style:text-properties style:font-name="Times New Roman" style:font-name-complex="Times New Roman" style:font-weight-complex="bold"/>
    </style:style>
    <style:style style:name="T34" style:parent-style-name="DefaultParagraphFont" style:family="text">
      <style:text-properties style:font-name="Times New Roman" style:font-name-complex="Times New Roman" style:font-weight-complex="bold" fo:background-color="#FFFF00"/>
    </style:style>
    <style:style style:name="T35" style:parent-style-name="DefaultParagraphFont" style:family="text">
      <style:text-properties style:font-name="Times New Roman" style:font-name-complex="Times New Roman" style:font-weight-complex="bold" style:text-position="sub 63.6%" fo:background-color="#FFFF00"/>
    </style:style>
    <style:style style:name="T36" style:parent-style-name="DefaultParagraphFont" style:family="text">
      <style:text-properties style:font-name="Times New Roman" style:font-name-complex="Times New Roman" style:font-weight-complex="bold" fo:background-color="#FFFF00"/>
    </style:style>
    <style:style style:name="P37" style:parent-style-name="Normal" style:family="paragraph">
      <style:paragraph-properties fo:text-align="justify" fo:margin-top="0.1666in"/>
    </style:style>
    <style:style style:name="T38" style:parent-style-name="DefaultParagraphFont" style:family="text">
      <style:text-properties style:font-name="Times New Roman" style:font-name-complex="Times New Roman" style:font-weight-complex="bold" fo:background-color="#FFFF00"/>
    </style:style>
    <style:style style:name="T39" style:parent-style-name="DefaultParagraphFont" style:family="text">
      <style:text-properties style:font-name="Times New Roman" style:font-name-complex="Times New Roman" style:font-weight-complex="bold" fo:font-style="italic" style:font-style-asian="italic" style:font-style-complex="italic" fo:background-color="#FFFF00"/>
    </style:style>
    <style:style style:name="T40" style:parent-style-name="DefaultParagraphFont" style:family="text">
      <style:text-properties style:font-name="Times New Roman" style:font-name-complex="Times New Roman" style:font-weight-complex="bold" fo:background-color="#FFFF00"/>
    </style:style>
    <style:style style:name="T41" style:parent-style-name="DefaultParagraphFont" style:family="text">
      <style:text-properties style:font-name="Times New Roman" style:font-name-complex="Times New Roman" style:font-weight-complex="bold"/>
    </style:style>
    <style:style style:name="T42" style:parent-style-name="DefaultParagraphFont" style:family="text">
      <style:text-properties style:font-name="Times New Roman" style:font-name-complex="Times New Roman" style:font-weight-complex="bold" fo:background-color="#FFFF00"/>
    </style:style>
    <style:style style:name="T43" style:parent-style-name="DefaultParagraphFont" style:family="text">
      <style:text-properties style:font-name="Times New Roman" style:font-name-complex="Times New Roman" style:font-weight-complex="bold"/>
    </style:style>
    <style:style style:name="T44" style:parent-style-name="DefaultParagraphFont" style:family="text">
      <style:text-properties style:font-name="Times New Roman" style:font-name-complex="Times New Roman" style:font-weight-complex="bold" fo:font-style="italic" style:font-style-asian="italic" style:font-style-complex="italic"/>
    </style:style>
    <style:style style:name="T45" style:parent-style-name="DefaultParagraphFont" style:family="text">
      <style:text-properties style:font-name="Times New Roman" style:font-name-complex="Times New Roman" style:font-weight-complex="bold"/>
    </style:style>
    <style:style style:name="T46" style:parent-style-name="DefaultParagraphFont" style:family="text">
      <style:text-properties style:font-name="Times New Roman" style:font-name-complex="Times New Roman" style:font-weight-complex="bold" fo:font-style="italic" style:font-style-asian="italic" style:font-style-complex="italic"/>
    </style:style>
    <style:style style:name="T47" style:parent-style-name="DefaultParagraphFont" style:family="text">
      <style:text-properties style:font-name="Times New Roman" style:font-name-complex="Times New Roman" style:font-weight-complex="bold"/>
    </style:style>
    <style:style style:name="T48" style:parent-style-name="DefaultParagraphFont" style:family="text">
      <style:text-properties style:font-name="Times New Roman" style:font-name-complex="Times New Roman" style:font-weight-complex="bold"/>
    </style:style>
    <style:style style:name="P49" style:parent-style-name="Normal" style:family="paragraph">
      <style:paragraph-properties fo:text-align="justify" fo:margin-top="0.1666in"/>
    </style:style>
    <style:style style:name="T50" style:parent-style-name="DefaultParagraphFont" style:family="text">
      <style:text-properties style:font-name="Times New Roman" style:font-name-complex="Times New Roman" style:font-weight-complex="bold"/>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fo:background-color="#FFFF00"/>
    </style:style>
    <style:style style:name="T53" style:parent-style-name="DefaultParagraphFont" style:family="text">
      <style:text-properties style:font-name="Times New Roman" style:font-name-complex="Times New Roman" fo:font-style="italic" style:font-style-asian="italic" style:font-style-complex="italic" fo:background-color="#FFFF00"/>
    </style:style>
    <style:style style:name="T54" style:parent-style-name="DefaultParagraphFont" style:family="text">
      <style:text-properties style:font-name="Times New Roman" style:font-name-complex="Times New Roman" fo:background-color="#FFFF00"/>
    </style:style>
    <style:style style:name="P55" style:parent-style-name="Normal" style:family="paragraph">
      <style:paragraph-properties fo:text-align="justify" fo:margin-top="0.1666in"/>
    </style:style>
    <style:style style:name="T56" style:parent-style-name="DefaultParagraphFont" style:family="text">
      <style:text-properties style:font-name="Times New Roman" style:font-name-complex="Times New Roman" style:font-weight-complex="bold"/>
    </style:style>
    <style:style style:name="T57" style:parent-style-name="DefaultParagraphFont" style:family="text">
      <style:text-properties style:font-name="Times New Roman" style:font-name-complex="Times New Roman" style:font-weight-complex="bold"/>
    </style:style>
    <style:style style:name="T58" style:parent-style-name="DefaultParagraphFont" style:family="text">
      <style:text-properties style:font-name="Times New Roman" style:font-name-complex="Times New Roman" style:font-weight-complex="bold" fo:background-color="#FFFF00"/>
    </style:style>
    <style:style style:name="T59" style:parent-style-name="DefaultParagraphFont" style:family="text">
      <style:text-properties style:font-name="Times New Roman" style:font-name-complex="Times New Roman" style:font-weight-complex="bold"/>
    </style:style>
    <style:style style:name="T60" style:parent-style-name="DefaultParagraphFont" style:family="text">
      <style:text-properties style:font-name="Times New Roman" style:font-name-complex="Times New Roman" style:font-weight-complex="bold" fo:background-color="#729FCF"/>
    </style:style>
    <style:style style:name="P61" style:parent-style-name="Normal" style:family="paragraph">
      <style:paragraph-properties fo:text-align="justify" fo:margin-top="0.1666in"/>
      <style:text-properties style:font-name="Times New Roman" style:font-name-complex="Times New Roman" style:font-weight-complex="bold"/>
    </style:style>
    <style:style style:name="P62" style:parent-style-name="Normal" style:family="paragraph">
      <style:paragraph-properties fo:margin-top="0.1666in"/>
    </style:style>
    <style:style style:name="T63" style:parent-style-name="DefaultParagraphFont" style:family="text">
      <style:text-properties style:font-name="Times New Roman" style:font-name-complex="Times New Roman" fo:font-weight="bold" style:font-weight-asian="bold"/>
    </style:style>
    <style:style style:name="T64" style:parent-style-name="DefaultParagraphFont" style:family="text">
      <style:text-properties style:font-name="Times New Roman" style:font-name-complex="Times New Roman" style:font-weight-complex="bold"/>
    </style:style>
    <style:style style:name="T65" style:parent-style-name="DefaultParagraphFont" style:family="text">
      <style:text-properties style:font-name="Times New Roman" style:font-name-complex="Times New Roman" fo:font-weight="bold" style:font-weight-asian="bold"/>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fo:font-style="italic" style:font-style-asian="italic"/>
    </style:style>
    <style:style style:name="T68" style:parent-style-name="DefaultParagraphFont" style:family="text">
      <style:text-properties style:font-name="Times New Roman" style:font-name-complex="Times New Roman"/>
    </style:style>
    <style:style style:name="P69" style:parent-style-name="Normal" style:family="paragraph">
      <style:paragraph-properties fo:margin-top="0.1666in"/>
      <style:text-properties style:font-name="Times New Roman" style:font-name-complex="Times New Roman" fo:font-weight="bold" style:font-weight-asian="bold" fo:font-size="13pt" style:font-size-asian="13pt" style:font-size-complex="13pt"/>
    </style:style>
    <style:style style:name="P70" style:parent-style-name="Normal" style:family="paragraph">
      <style:paragraph-properties fo:text-align="justify" fo:margin-top="0.1666in"/>
      <style:text-properties style:font-name="Times New Roman" style:font-name-complex="Times New Roman" fo:font-weight="bold" style:font-weight-asian="bold"/>
    </style:style>
    <style:style style:name="P71" style:parent-style-name="Normal" style:family="paragraph">
      <style:paragraph-properties fo:text-align="justify" fo:margin-top="0.1666i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text-position="super 63.6%"/>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P77" style:parent-style-name="Normal" style:family="paragraph">
      <style:paragraph-properties fo:text-align="justify" fo:margin-top="0.1666i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text-position="super 63.6%"/>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text-position="super 63.6%"/>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text-position="super 63.6%"/>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text-position="super 63.6%"/>
    </style:style>
    <style:style style:name="T86" style:parent-style-name="DefaultParagraphFont" style:family="text">
      <style:text-properties style:font-name="Times New Roman" style:font-name-complex="Times New Roman"/>
    </style:style>
    <style:style style:name="P87" style:parent-style-name="Normal" style:family="paragraph">
      <style:paragraph-properties fo:text-align="justify" fo:margin-top="0.1666i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text-position="super 63.6%"/>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text-position="super 63.6%"/>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text-position="super 63.6%"/>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text-position="super 63.6%"/>
    </style:style>
    <style:style style:name="T97" style:parent-style-name="DefaultParagraphFont" style:family="text">
      <style:text-properties style:font-name="Times New Roman" style:font-name-complex="Times New Roman"/>
    </style:style>
    <style:style style:name="P98" style:parent-style-name="Normal" style:family="paragraph">
      <style:paragraph-properties fo:text-align="justify" fo:margin-top="0.1666i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fo:background-color="#729FCF"/>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language-complex="fa" style:country-complex="IR"/>
    </style:style>
    <style:style style:name="T103" style:parent-style-name="DefaultParagraphFont" style:family="text">
      <style:text-properties style:font-name="Times New Roman" style:font-name-complex="Times New Roman" style:text-position="super 63.6%"/>
    </style:style>
    <style:style style:name="T104" style:parent-style-name="DefaultParagraphFont" style:family="text">
      <style:text-properties style:font-name="Times New Roman" style:font-name-complex="Times New Roman"/>
    </style:style>
    <style:style style:name="P105" style:parent-style-name="Normal" style:family="paragraph">
      <style:paragraph-properties fo:text-align="justify" fo:margin-top="0.1666i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fo:background-color="#FFFF00"/>
    </style:style>
    <style:style style:name="T108" style:parent-style-name="DefaultParagraphFont" style:family="text">
      <style:text-properties style:font-name="Times New Roman" style:font-name-complex="Times New Roman" fo:font-style="italic" style:font-style-asian="italic" style:font-style-complex="italic" fo:background-color="#FFFF00"/>
    </style:style>
    <style:style style:name="T109" style:parent-style-name="DefaultParagraphFont" style:family="text">
      <style:text-properties style:font-name="Times New Roman" style:font-name-complex="Times New Roman" fo:background-color="#FFFF00"/>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fo:font-style="italic" style:font-style-asian="italic" style:font-style-complex="italic"/>
    </style:style>
    <style:style style:name="T112" style:parent-style-name="DefaultParagraphFont" style:family="text">
      <style:text-properties style:font-name="Times New Roman" style:font-name-complex="Times New Roman"/>
    </style:style>
    <style:style style:name="P113" style:parent-style-name="Normal" style:family="paragraph">
      <style:paragraph-properties fo:text-align="justify" fo:margin-top="0.1666in"/>
      <style:text-properties style:font-name="Times New Roman" style:font-name-complex="Times New Roman" fo:font-weight="bold" style:font-weight-asian="bold"/>
    </style:style>
    <style:style style:name="P114" style:parent-style-name="Normal" style:family="paragraph">
      <style:paragraph-properties fo:text-align="justify" fo:margin-top="0.1666in"/>
      <style:text-properties style:font-name="Times New Roman" style:font-name-complex="Times New Roman" fo:font-weight="bold" style:font-weight-asian="bold" style:font-weight-complex="bold"/>
    </style:style>
    <style:style style:name="P115" style:parent-style-name="Normal" style:family="paragraph">
      <style:paragraph-properties fo:text-align="justify" fo:margin-top="0.1666i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text-position="super 63.6%"/>
    </style:style>
    <style:style style:name="T119" style:parent-style-name="DefaultParagraphFont" style:family="text">
      <style:text-properties style:font-name="Times New Roman" style:font-name-complex="Times New Roman"/>
    </style:style>
    <style:style style:name="P120" style:parent-style-name="Normal" style:family="paragraph">
      <style:paragraph-properties fo:text-align="justify" fo:margin-top="0.1666in"/>
    </style:style>
    <style:style style:name="T121" style:parent-style-name="DefaultParagraphFont" style:family="text">
      <style:text-properties style:font-name="Times New Roman" style:font-name-complex="Times New Roman" fo:font-weight="bold" style:font-weight-asian="bold" style:font-weight-complex="bold"/>
    </style:style>
    <style:style style:name="P122" style:parent-style-name="NormalWeb" style:family="paragraph">
      <style:paragraph-properties fo:text-align="justify" fo:margin-top="0.1944in" fo:margin-bottom="0.1944in"/>
      <style:text-properties fo:color="#000000" fo:font-size="11pt" style:font-size-asian="11pt" style:font-size-complex="11pt" fo:background-color="#FFFF00"/>
    </style:style>
    <style:style style:name="P123" style:parent-style-name="NormalWeb" style:family="paragraph">
      <style:paragraph-properties fo:text-align="justify" fo:margin-top="0.1944in" fo:margin-bottom="0.1944in"/>
      <style:text-properties fo:color="#000000" fo:font-size="11pt" style:font-size-asian="11pt" style:font-size-complex="11pt" fo:background-color="#FFFF00"/>
    </style:style>
    <style:style style:name="P124" style:parent-style-name="NormalWeb" style:family="paragraph">
      <style:paragraph-properties fo:text-align="justify" fo:margin-top="0.1944in" fo:margin-bottom="0.1944in"/>
    </style:style>
    <style:style style:name="T125" style:parent-style-name="DefaultParagraphFont" style:family="text">
      <style:text-properties fo:color="#000000" fo:font-size="11pt" style:font-size-asian="11pt" style:font-size-complex="11pt" fo:background-color="#FFFF00"/>
    </style:style>
    <style:style style:name="P126" style:parent-style-name="NormalWeb" style:family="paragraph">
      <style:paragraph-properties fo:text-align="justify" fo:margin-top="0.1944in" fo:margin-bottom="0.1944in"/>
      <style:text-properties fo:color="#000000" fo:font-size="11pt" style:font-size-asian="11pt" style:font-size-complex="11pt" fo:background-color="#FFFF00"/>
    </style:style>
    <style:style style:name="P127" style:parent-style-name="NormalWeb" style:family="paragraph">
      <style:paragraph-properties fo:text-align="justify" fo:margin-top="0.1944in" fo:margin-bottom="0.1944in"/>
    </style:style>
    <style:style style:name="T128" style:parent-style-name="DefaultParagraphFont" style:family="text">
      <style:text-properties fo:color="#000000" fo:font-size="11pt" style:font-size-asian="11pt" style:font-size-complex="11pt" fo:background-color="#FFFF00"/>
    </style:style>
    <style:style style:name="P129" style:parent-style-name="Normal" style:family="paragraph">
      <style:paragraph-properties fo:text-align="justify" fo:margin-top="0.1666in"/>
      <style:text-properties style:font-name="Times New Roman" style:font-name-complex="Times New Roman" fo:font-weight="bold" style:font-weight-asian="bold" style:font-weight-complex="bold"/>
    </style:style>
    <style:style style:name="P130" style:parent-style-name="Normal" style:family="paragraph">
      <style:paragraph-properties fo:text-align="justify" fo:margin-top="0.1666in"/>
      <style:text-properties style:font-name="Times New Roman" style:font-name-complex="Times New Roman"/>
    </style:style>
    <style:style style:name="P131" style:parent-style-name="Normal" style:family="paragraph">
      <style:paragraph-properties fo:text-align="justify" fo:margin-top="0.1666in"/>
      <style:text-properties style:font-name="Times New Roman" style:font-name-complex="Times New Roman" fo:font-weight="bold" style:font-weight-asian="bold"/>
    </style:style>
    <style:style style:name="P132" style:parent-style-name="Normal" style:family="paragraph">
      <style:paragraph-properties fo:text-align="justify" fo:margin-top="0.1666in"/>
      <style:text-properties style:font-name="Times New Roman" style:font-name-complex="Times New Roman" fo:font-weight="bold" style:font-weight-asian="bold"/>
    </style:style>
    <style:style style:name="P133" style:parent-style-name="Normal" style:family="paragraph">
      <style:paragraph-properties fo:text-align="justify" fo:margin-top="0.1666in"/>
    </style:style>
    <style:style style:name="T134" style:parent-style-name="DefaultParagraphFont" style:family="text">
      <style:text-properties style:font-name="Times New Roman" style:font-name-complex="Times New Roman" style:font-weight-complex="bold"/>
    </style:style>
    <style:style style:name="T135" style:parent-style-name="DefaultParagraphFont" style:family="text">
      <style:text-properties style:font-name="Times New Roman" style:font-name-complex="Times New Roman" style:font-weight-complex="bold" fo:font-style="italic" style:font-style-asian="italic" style:font-style-complex="italic"/>
    </style:style>
    <style:style style:name="T136" style:parent-style-name="DefaultParagraphFont" style:family="text">
      <style:text-properties style:font-name="Times New Roman" style:font-name-complex="Times New Roman" style:font-weight-complex="bold"/>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font-weight-complex="bold"/>
    </style:style>
    <style:style style:name="T139" style:parent-style-name="DefaultParagraphFont" style:family="text">
      <style:text-properties style:font-name="Times New Roman" style:font-name-complex="Times New Roman" style:font-weight-complex="bold"/>
    </style:style>
    <style:style style:name="P140" style:parent-style-name="Normal" style:family="paragraph">
      <style:paragraph-properties fo:text-align="justify" fo:margin-top="0.1666in"/>
    </style:style>
    <style:style style:name="T141" style:parent-style-name="DefaultParagraphFont" style:family="text">
      <style:text-properties style:font-name="Times New Roman" style:font-name-complex="Times New Roman" style:font-weight-complex="bold" fo:background-color="#FFFF00"/>
    </style:style>
    <style:style style:name="T142" style:parent-style-name="DefaultParagraphFont" style:family="text">
      <style:text-properties style:font-name="Times New Roman" style:font-name-complex="Times New Roman" style:font-weight-complex="bold" fo:background-color="#FFFF00"/>
    </style:style>
    <style:style style:name="T143" style:parent-style-name="DefaultParagraphFont" style:family="text">
      <style:text-properties style:font-name="Times New Roman" style:font-name-complex="Times New Roman" style:font-weight-complex="bold" style:text-position="super 63.6%" fo:background-color="#FFFF00"/>
    </style:style>
    <style:style style:name="T144" style:parent-style-name="DefaultParagraphFont" style:family="text">
      <style:text-properties style:font-name="Times New Roman" style:font-name-complex="Times New Roman" style:font-weight-complex="bold" fo:background-color="#FFFF00"/>
    </style:style>
    <style:style style:name="T145" style:parent-style-name="DefaultParagraphFont" style:family="text">
      <style:text-properties style:font-name="Times New Roman" style:font-name-complex="Times New Roman" style:font-weight-complex="bold" style:text-position="super 63.6%" fo:background-color="#FFFF00"/>
    </style:style>
    <style:style style:name="T146" style:parent-style-name="DefaultParagraphFont" style:family="text">
      <style:text-properties style:font-name="Times New Roman" style:font-name-complex="Times New Roman" style:font-weight-complex="bold" fo:background-color="#FFFF00"/>
    </style:style>
    <style:style style:name="T147" style:parent-style-name="DefaultParagraphFont" style:family="text">
      <style:text-properties style:font-name="Times New Roman" style:font-name-complex="Times New Roman" style:font-weight-complex="bold"/>
    </style:style>
    <style:style style:name="P148" style:parent-style-name="Normal" style:family="paragraph">
      <style:paragraph-properties fo:text-align="justify" fo:margin-top="0.1666in"/>
      <style:text-properties style:font-name="Times New Roman" style:font-name-complex="Times New Roman" fo:font-weight="bold" style:font-weight-asian="bold"/>
    </style:style>
    <style:style style:name="P149" style:parent-style-name="Normal" style:family="paragraph">
      <style:paragraph-properties fo:text-align="justify" fo:margin-top="0.1666in"/>
    </style:style>
    <style:style style:name="T150" style:parent-style-name="DefaultParagraphFont" style:family="text">
      <style:text-properties style:font-name="Times New Roman" style:font-name-complex="Times New Roman" style:font-weight-complex="bold"/>
    </style:style>
    <style:style style:name="T151" style:parent-style-name="DefaultParagraphFont" style:family="text">
      <style:text-properties style:font-name="Times New Roman" style:font-name-complex="Times New Roman" style:font-weight-complex="bold" style:text-position="sub 63.6%"/>
    </style:style>
    <style:style style:name="T152" style:parent-style-name="DefaultParagraphFont" style:family="text">
      <style:text-properties style:font-name="Times New Roman" style:font-name-complex="Times New Roman" style:font-weight-complex="bold"/>
    </style:style>
    <style:style style:name="P153" style:parent-style-name="Normal" style:family="paragraph">
      <style:paragraph-properties fo:text-align="justify" fo:margin-top="0.1666i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fo:font-size="22.5pt" style:font-size-asian="22.5pt" style:font-size-complex="22.5pt"/>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text-position="sub 63.6%"/>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text-position="sub 63.6%"/>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text-position="sub 63.6%"/>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text-position="sub 63.6%"/>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text-position="sub 63.6%"/>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text-position="sub 63.6%"/>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text-position="sub 63.6%"/>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text-position="sub 63.6%"/>
    </style:style>
    <style:style style:name="T172" style:parent-style-name="DefaultParagraphFont" style:family="text">
      <style:text-properties style:font-name="Times New Roman" style:font-name-complex="Times New Roman"/>
    </style:style>
    <style:style style:name="P173" style:parent-style-name="Normal" style:family="paragraph">
      <style:paragraph-properties fo:text-align="justify" fo:margin-top="0.1666in"/>
      <style:text-properties style:font-name="Times New Roman" style:font-name-complex="Times New Roman" fo:font-weight="bold" style:font-weight-asian="bold" style:font-weight-complex="bold"/>
    </style:style>
    <style:style style:name="P174" style:parent-style-name="Normal" style:family="paragraph">
      <style:paragraph-properties fo:text-align="justify" fo:margin-top="0.1666in"/>
    </style:style>
    <style:style style:name="T175" style:parent-style-name="DefaultParagraphFont" style:family="text">
      <style:text-properties style:font-name="Times New Roman" style:font-name-asian="Times New Roman" style:font-name-complex="Times New Roman"/>
    </style:style>
    <style:style style:name="T176" style:parent-style-name="DefaultParagraphFont" style:family="text">
      <style:text-properties style:font-name="Times New Roman" style:font-name-asian="Times New Roman" style:font-name-complex="Times New Roman"/>
    </style:style>
    <style:style style:name="T177" style:parent-style-name="DefaultParagraphFont" style:family="text">
      <style:text-properties style:font-name="Times New Roman" style:font-name-asian="Times New Roman" style:font-name-complex="Times New Roman"/>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79" style:parent-style-name="DefaultParagraphFont" style:family="text">
      <style:text-properties style:font-name="Times New Roman" style:font-name-asian="Times New Roman" style:font-name-complex="Times New Roman"/>
    </style:style>
    <style:style style:name="T180" style:parent-style-name="DefaultParagraphFont" style:family="text">
      <style:text-properties style:font-name="Times New Roman" style:font-name-complex="Times New Roman"/>
    </style:style>
    <style:style style:name="P181" style:parent-style-name="Normal" style:family="paragraph">
      <style:paragraph-properties fo:text-align="justify" fo:margin-top="0.1666in"/>
    </style:style>
    <style:style style:name="T182" style:parent-style-name="DefaultParagraphFont" style:family="text">
      <style:text-properties style:font-name="Times New Roman" style:font-name-asian="Times New Roman" style:font-name-complex="Times New Roman"/>
    </style:style>
    <style:style style:name="T183" style:parent-style-name="DefaultParagraphFont" style:family="text">
      <style:text-properties style:font-name="Times New Roman" style:font-name-asian="Times New Roman" style:font-name-complex="Times New Roman"/>
    </style:style>
    <style:style style:name="T184" style:parent-style-name="DefaultParagraphFont" style:family="text">
      <style:text-properties style:font-name="Times New Roman" style:font-name-asian="Times New Roman" style:font-name-complex="Times New Roman"/>
    </style:style>
    <style:style style:name="T185" style:parent-style-name="DefaultParagraphFont" style:family="text">
      <style:text-properties style:font-name="Times New Roman" style:font-name-asian="Times New Roman" style:font-name-complex="Times New Roman"/>
    </style:style>
    <style:style style:name="T186" style:parent-style-name="DefaultParagraphFont" style:family="text">
      <style:text-properties style:font-name="Times New Roman" style:font-name-asian="Times New Roman" style:font-name-complex="Times New Roman"/>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8" style:parent-style-name="DefaultParagraphFont" style:family="text">
      <style:text-properties style:font-name="Times New Roman" style:font-name-asian="Times New Roman" style:font-name-complex="Times New Roman"/>
    </style:style>
    <style:style style:name="P189" style:parent-style-name="Normal" style:family="paragraph">
      <style:paragraph-properties fo:text-align="justify" fo:margin-top="0.1666in"/>
    </style:style>
    <style:style style:name="T190" style:parent-style-name="DefaultParagraphFont" style:family="text">
      <style:text-properties style:font-name="Times New Roman" style:font-name-asian="Times New Roman" style:font-name-complex="Times New Roman"/>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2" style:parent-style-name="DefaultParagraphFont" style:family="text">
      <style:text-properties style:font-name="Times New Roman" style:font-name-asian="Times New Roman" style:font-name-complex="Times New Roman"/>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4" style:parent-style-name="DefaultParagraphFont" style:family="text">
      <style:text-properties style:font-name="Times New Roman" style:font-name-asian="Times New Roman" style:font-name-complex="Times New Roman"/>
    </style:style>
    <style:style style:name="P195" style:parent-style-name="Normal" style:family="paragraph">
      <style:paragraph-properties fo:text-align="justify" fo:margin-top="0.1666in"/>
      <style:text-properties style:font-name="Times New Roman" style:font-name-asian="Times New Roman" style:font-name-complex="Times New Roman"/>
    </style:style>
    <style:style style:name="P196" style:parent-style-name="Normal" style:family="paragraph">
      <style:paragraph-properties fo:text-align="justify" fo:margin-top="0.1666in"/>
    </style:style>
    <style:style style:name="T197" style:parent-style-name="DefaultParagraphFont" style:family="text">
      <style:text-properties style:font-name="Times New Roman" style:font-name-asian="Times New Roman" style:font-name-complex="Times New Roman"/>
    </style:style>
    <style:style style:name="T198" style:parent-style-name="DefaultParagraphFont" style:family="text">
      <style:text-properties style:font-name="Times New Roman" style:font-name-asian="Times New Roman" style:font-name-complex="Times New Roman"/>
    </style:style>
    <style:style style:name="T199" style:parent-style-name="DefaultParagraphFont" style:family="text">
      <style:text-properties style:font-name="Times New Roman" style:font-name-asian="Times New Roman" style:font-name-complex="Times New Roman"/>
    </style:style>
    <style:style style:name="P200" style:parent-style-name="Normal" style:family="paragraph">
      <style:paragraph-properties fo:text-align="justify" fo:margin-top="0.1666in"/>
      <style:text-properties style:font-name="Times New Roman" style:font-name-asian="Times New Roman" style:font-name-complex="Times New Roman"/>
    </style:style>
    <style:style style:name="P201" style:parent-style-name="Normal" style:family="paragraph">
      <style:paragraph-properties fo:text-align="justify" fo:margin-top="0.1666in"/>
      <style:text-properties style:font-name="Times New Roman" style:font-name-complex="Times New Roman" fo:font-weight="bold" style:font-weight-asian="bold"/>
    </style:style>
    <style:style style:name="P202" style:parent-style-name="Normal" style:family="paragraph">
      <style:paragraph-properties fo:text-align="justify" fo:margin-top="0.1666in"/>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text-position="super 63.6%"/>
    </style:style>
    <style:style style:name="T205" style:parent-style-name="DefaultParagraphFont" style:family="text">
      <style:text-properties style:font-name="Times New Roman" style:font-name-complex="Times New Roman"/>
    </style:style>
    <style:style style:name="P206" style:parent-style-name="Normal" style:family="paragraph">
      <style:paragraph-properties fo:text-align="justify" fo:margin-top="0.1666in"/>
      <style:text-properties style:font-name="Times New Roman" style:font-name-complex="Times New Roman" fo:color="#00B050"/>
    </style:style>
    <style:style style:name="P207" style:parent-style-name="Normal" style:family="paragraph">
      <style:paragraph-properties fo:text-align="justify" fo:margin-top="0.1666in"/>
      <style:text-properties style:font-name="Times New Roman" style:font-name-asian="Times New Roman" style:font-name-complex="Times New Roman" fo:color="#365F91"/>
    </style:style>
    <style:style style:name="P208" style:parent-style-name="Normal" style:family="paragraph">
      <style:paragraph-properties fo:text-align="justify" fo:margin-top="0.1666in"/>
      <style:text-properties style:font-name="Times New Roman" style:font-name-complex="Times New Roman" fo:color="#00B050" style:language-complex="fa" style:country-complex="IR"/>
    </style:style>
    <style:style style:name="P209" style:parent-style-name="Normal" style:family="paragraph">
      <style:paragraph-properties fo:text-align="justify" fo:margin-top="0.1666in"/>
    </style:style>
    <style:style style:name="T210" style:parent-style-name="DefaultParagraphFont" style:family="text">
      <style:text-properties style:font-name="Times New Roman" style:font-name-complex="Times New Roman" fo:color="#00B050" style:language-complex="fa" style:country-complex="IR"/>
    </style:style>
    <style:style style:name="T211" style:parent-style-name="DefaultParagraphFont" style:family="text">
      <style:text-properties style:font-name="Times New Roman" style:font-name-complex="Times New Roman" fo:color="#00B050"/>
    </style:style>
    <style:style style:name="T212" style:parent-style-name="DefaultParagraphFont" style:family="text">
      <style:text-properties style:font-name="Times New Roman" style:font-name-complex="Times New Roman" fo:color="#00B050" style:language-complex="fa" style:country-complex="IR"/>
    </style:style>
    <style:style style:name="P213" style:parent-style-name="NormalWeb" style:family="paragraph">
      <style:paragraph-properties fo:margin-top="0.1944in" fo:margin-bottom="0.1944in"/>
    </style:style>
    <style:style style:name="T214" style:parent-style-name="DefaultParagraphFont" style:family="text">
      <style:text-properties fo:color="#000000" fo:font-size="11pt" style:font-size-asian="11pt" style:font-size-complex="11pt" fo:background-color="#FF0000"/>
    </style:style>
    <style:style style:name="P215" style:parent-style-name="Normal" style:family="paragraph">
      <style:paragraph-properties fo:text-align="justify" fo:margin-top="0.1666in"/>
    </style:style>
    <style:style style:name="T216" style:parent-style-name="DefaultParagraphFont" style:family="text">
      <style:text-properties style:font-name="Times New Roman" style:font-name-complex="Times New Roman" fo:color="#FFC000"/>
    </style:style>
    <style:style style:name="T217" style:parent-style-name="DefaultParagraphFont" style:family="text">
      <style:text-properties style:font-name="Times New Roman" style:font-name-complex="Times New Roman" fo:color="#FFC000" style:text-position="sub 63.6%"/>
    </style:style>
    <style:style style:name="T218" style:parent-style-name="DefaultParagraphFont" style:family="text">
      <style:text-properties style:font-name="Times New Roman" style:font-name-complex="Times New Roman" fo:color="#FFC000"/>
    </style:style>
    <style:style style:name="T219" style:parent-style-name="DefaultParagraphFont" style:family="text">
      <style:text-properties style:font-name="Times New Roman" style:font-name-complex="Times New Roman" fo:color="#FFC000" style:text-position="sub 63.6%"/>
    </style:style>
    <style:style style:name="T220" style:parent-style-name="DefaultParagraphFont" style:family="text">
      <style:text-properties style:font-name="Times New Roman" style:font-name-complex="Times New Roman" fo:color="#FFC000"/>
    </style:style>
    <style:style style:name="P221" style:parent-style-name="Normal" style:family="paragraph">
      <style:paragraph-properties fo:text-align="justify" fo:margin-top="0.1666in"/>
      <style:text-properties style:font-name="Times New Roman" style:font-name-complex="Times New Roman" fo:font-weight="bold" style:font-weight-asian="bold"/>
    </style:style>
    <style:style style:name="P222" style:parent-style-name="Normal" style:family="paragraph">
      <style:paragraph-properties fo:text-align="justify" fo:margin-top="0.1666in"/>
      <style:text-properties style:font-name="Times New Roman" style:font-name-complex="Times New Roman" style:font-weight-complex="bold"/>
    </style:style>
    <style:style style:name="P223" style:parent-style-name="Normal" style:family="paragraph">
      <style:paragraph-properties fo:text-align="justify" fo:margin-top="0.1666in"/>
      <style:text-properties style:font-name="Times New Roman" style:font-name-complex="Times New Roman" style:font-weight-complex="bold"/>
    </style:style>
    <style:style style:name="P224" style:parent-style-name="Normal" style:family="paragraph">
      <style:paragraph-properties fo:text-align="justify" fo:margin-top="0.1666in"/>
    </style:style>
    <style:style style:name="T225" style:parent-style-name="DefaultParagraphFont" style:family="text">
      <style:text-properties style:font-name="Times New Roman" style:font-name-complex="Times New Roman" style:font-weight-complex="bold"/>
    </style:style>
    <style:style style:name="T226" style:parent-style-name="DefaultParagraphFont" style:family="text">
      <style:text-properties style:font-name="Times New Roman" style:font-name-complex="Times New Roman" style:font-weight-complex="bold" style:text-position="sub 63.6%"/>
    </style:style>
    <style:style style:name="T227" style:parent-style-name="DefaultParagraphFont" style:family="text">
      <style:text-properties style:font-name="Times New Roman" style:font-name-complex="Times New Roman" style:font-weight-complex="bold"/>
    </style:style>
    <style:style style:name="P228" style:parent-style-name="Normal" style:family="paragraph">
      <style:paragraph-properties fo:text-align="justify" fo:margin-top="0.1666in"/>
    </style:style>
    <style:style style:name="T229" style:parent-style-name="DefaultParagraphFont" style:family="text">
      <style:text-properties style:font-name="Times New Roman" style:font-name-complex="Times New Roman" style:font-weight-complex="bold"/>
    </style:style>
    <style:style style:name="T230" style:parent-style-name="DefaultParagraphFont" style:family="text">
      <style:text-properties style:font-name="Times New Roman" style:font-name-complex="Times New Roman" style:font-weight-complex="bold" fo:font-style="italic" style:font-style-asian="italic" style:font-style-complex="italic"/>
    </style:style>
    <style:style style:name="T231" style:parent-style-name="DefaultParagraphFont" style:family="text">
      <style:text-properties style:font-name="Times New Roman" style:font-name-complex="Times New Roman" style:font-weight-complex="bold"/>
    </style:style>
    <style:style style:name="P232" style:parent-style-name="Normal" style:family="paragraph">
      <style:paragraph-properties fo:text-align="justify" fo:margin-top="0.1666in"/>
      <style:text-properties style:font-name="Times New Roman" style:font-name-complex="Times New Roman" style:font-weight-complex="bold"/>
    </style:style>
    <style:style style:name="P233" style:parent-style-name="Normal" style:family="paragraph">
      <style:paragraph-properties fo:text-align="justify" fo:margin-top="0.1666in"/>
      <style:text-properties style:font-name="Times New Roman" style:font-name-complex="Times New Roman" style:font-weight-complex="bold"/>
    </style:style>
    <style:style style:name="P234"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35" style:parent-style-name="Normal" style:family="paragraph">
      <style:paragraph-properties fo:text-align="justify" fo:margin-top="0.1666in" fo:margin-bottom="0.1666in" fo:line-height="100%"/>
      <style:text-properties style:font-name="Times New Roman" style:font-name-complex="Times New Roman"/>
    </style:style>
    <style:style style:name="P236"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37" style:parent-style-name="Normal" style:family="paragraph">
      <style:paragraph-properties fo:text-align="justify" fo:margin-top="0.1666in" fo:margin-bottom="0.1666in" fo:line-height="100%"/>
      <style:text-properties style:font-name="Times New Roman" style:font-name-complex="Times New Roman" style:font-weight-complex="bold"/>
    </style:style>
    <style:style style:name="P238"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39" style:parent-style-name="Normal" style:family="paragraph">
      <style:paragraph-properties fo:text-align="justify" fo:margin-top="0.1666in" fo:margin-bottom="0.1666in" fo:line-height="100%"/>
      <style:text-properties style:font-name="Times New Roman" style:font-name-complex="Times New Roman"/>
    </style:style>
    <style:style style:name="P240" style:parent-style-name="Normal" style:family="paragraph">
      <style:paragraph-properties fo:text-align="justify" fo:margin-top="0.1666in" fo:margin-bottom="0.1666in" fo:line-height="100%"/>
    </style:style>
    <style:style style:name="T241" style:parent-style-name="Hyperlink"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P243"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44" style:parent-style-name="Normal" style:family="paragraph">
      <style:paragraph-properties fo:text-align="justify" fo:margin-top="0.1666in" fo:margin-bottom="0.1666in" fo:line-height="100%"/>
      <style:text-properties style:font-name="Times New Roman" style:font-name-complex="Times New Roman"/>
    </style:style>
    <style:style style:name="P245"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46" style:parent-style-name="Normal" style:family="paragraph">
      <style:paragraph-properties fo:text-align="justify" fo:margin-top="0.1666in" fo:margin-bottom="0.1666in" fo:line-height="100%"/>
      <style:text-properties style:font-name="Times New Roman" style:font-name-complex="Times New Roman"/>
    </style:style>
    <style:style style:name="P247"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248" style:parent-style-name="Normal" style:family="paragraph">
      <style:paragraph-properties fo:text-align="justify" fo:margin-top="0.1666in" fo:margin-bottom="0.1666in" fo:line-height="100%"/>
      <style:text-properties style:font-name="Times New Roman" style:font-name-complex="Times New Roman" fo:color="#FFC000"/>
    </style:style>
    <style:style style:name="P249" style:parent-style-name="Normal" style:family="paragraph">
      <style:paragraph-properties fo:text-align="justify" fo:margin-top="0.1666in" fo:line-height="100%"/>
      <style:text-properties style:font-name="Times New Roman" style:font-name-complex="Times New Roman" fo:font-weight="bold" style:font-weight-asian="bold"/>
    </style:style>
    <style:style style:name="T250" style:parent-style-name="DefaultParagraphFont" style:family="text">
      <style:text-properties style:font-name="Times New Roman" style:font-name-complex="Times New Roman"/>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fo:font-style="italic" style:font-style-asian="italic" style:font-style-complex="italic"/>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fo:font-weight="bold" style:font-weight-asian="bold" style:font-weight-complex="bold"/>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fo:font-style="italic" style:font-style-asian="italic" style:font-style-complex="italic"/>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fo:font-weight="bold" style:font-weight-asian="bold" style:font-weight-complex="bold"/>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fo:font-style="italic" style:font-style-asian="italic" style:font-style-complex="italic"/>
    </style:style>
    <style:style style:name="T265" style:parent-style-name="DefaultParagraphFont" style:family="text">
      <style:text-properties style:font-name="Times New Roman" style:font-name-complex="Times New Roman"/>
    </style:style>
    <style:style style:name="P266" style:parent-style-name="Bibliography" style:family="paragraph">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fo:font-style="italic" style:font-style-asian="italic" style:font-style-complex="italic"/>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fo:font-style="italic" style:font-style-asian="italic" style:font-style-complex="italic"/>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fo:font-weight="bold" style:font-weight-asian="bold" style:font-weight-complex="bold"/>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fo:font-style="italic" style:font-style-asian="italic" style:font-style-complex="italic"/>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fo:font-style="italic" style:font-style-asian="italic" style:font-style-complex="italic"/>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fo:font-weight="bold" style:font-weight-asian="bold" style:font-weight-complex="bold"/>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fo:font-style="italic" style:font-style-asian="italic" style:font-style-complex="italic"/>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fo:font-style="italic" style:font-style-asian="italic" style:font-style-complex="italic"/>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fo:font-weight="bold" style:font-weight-asian="bold" style:font-weight-complex="bold"/>
    </style:style>
    <style:style style:name="T290" style:parent-style-name="DefaultParagraphFont" style:family="text">
      <style:text-properties style:font-name="Times New Roman" style:font-name-complex="Times New Roman"/>
    </style:style>
    <style:style style:name="T291" style:parent-style-name="DefaultParagraphFont" style:family="text">
      <style:text-properties style:font-name="Times New Roman" style:font-name-complex="Times New Roman"/>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fo:font-style="italic" style:font-style-asian="italic" style:font-style-complex="italic"/>
    </style:style>
    <style:style style:name="T294" style:parent-style-name="DefaultParagraphFont" style:family="text">
      <style:text-properties style:font-name="Times New Roman" style:font-name-complex="Times New Roman"/>
    </style:style>
    <style:style style:name="T295" style:parent-style-name="DefaultParagraphFont" style:family="text">
      <style:text-properties style:font-name="Times New Roman" style:font-name-complex="Times New Roman" fo:font-weight="bold" style:font-weight-asian="bold" style:font-weight-complex="bold"/>
    </style:style>
    <style:style style:name="T296" style:parent-style-name="DefaultParagraphFont" style:family="text">
      <style:text-properties style:font-name="Times New Roman" style:font-name-complex="Times New Roman"/>
    </style:style>
    <style:style style:name="T297" style:parent-style-name="DefaultParagraphFont" style:family="text">
      <style:text-properties style:font-name="Times New Roman" style:font-name-complex="Times New Roman"/>
    </style:style>
    <style:style style:name="T298" style:parent-style-name="DefaultParagraphFont" style:family="text">
      <style:text-properties style:font-name="Times New Roman" style:font-name-complex="Times New Roman"/>
    </style:style>
    <style:style style:name="T299" style:parent-style-name="DefaultParagraphFont" style:family="text">
      <style:text-properties style:font-name="Times New Roman" style:font-name-complex="Times New Roman" fo:font-style="italic" style:font-style-asian="italic" style:font-style-complex="italic"/>
    </style:style>
    <style:style style:name="T300" style:parent-style-name="DefaultParagraphFont" style:family="text">
      <style:text-properties style:font-name="Times New Roman" style:font-name-complex="Times New Roman"/>
    </style:style>
    <style:style style:name="T301" style:parent-style-name="DefaultParagraphFont" style:family="text">
      <style:text-properties style:font-name="Times New Roman" style:font-name-complex="Times New Roman" fo:font-style="italic" style:font-style-asian="italic" style:font-style-complex="italic"/>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fo:font-weight="bold" style:font-weight-asian="bold" style:font-weight-complex="bold"/>
    </style:style>
    <style:style style:name="T304" style:parent-style-name="DefaultParagraphFont" style:family="text">
      <style:text-properties style:font-name="Times New Roman" style:font-name-complex="Times New Roman"/>
    </style:style>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fo:font-style="italic" style:font-style-asian="italic" style:font-style-complex="italic"/>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fo:font-style="italic" style:font-style-asian="italic" style:font-style-complex="italic"/>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fo:font-weight="bold" style:font-weight-asian="bold" style:font-weight-complex="bold"/>
    </style:style>
    <style:style style:name="T312" style:parent-style-name="DefaultParagraphFont" style:family="text">
      <style:text-properties style:font-name="Times New Roman" style:font-name-complex="Times New Roman"/>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DefaultParagraphFont" style:family="text">
      <style:text-properties style:font-name="Times New Roman" style:font-name-complex="Times New Roman" fo:font-style="italic" style:font-style-asian="italic" style:font-style-complex="italic"/>
    </style:style>
    <style:style style:name="T316" style:parent-style-name="DefaultParagraphFont" style:family="text">
      <style:text-properties style:font-name="Times New Roman" style:font-name-complex="Times New Roman"/>
    </style:style>
    <style:style style:name="T317" style:parent-style-name="DefaultParagraphFont" style:family="text">
      <style:text-properties style:font-name="Times New Roman" style:font-name-complex="Times New Roman" fo:font-weight="bold" style:font-weight-asian="bold" style:font-weight-complex="bold"/>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style:style>
    <style:style style:name="T320" style:parent-style-name="DefaultParagraphFont" style:family="text">
      <style:text-properties style:font-name="Times New Roman" style:font-name-complex="Times New Roman"/>
    </style:style>
    <style:style style:name="T321" style:parent-style-name="DefaultParagraphFont" style:family="text">
      <style:text-properties style:font-name="Times New Roman" style:font-name-complex="Times New Roman" fo:font-style="italic" style:font-style-asian="italic" style:font-style-complex="italic"/>
    </style:style>
    <style:style style:name="T322" style:parent-style-name="DefaultParagraphFont" style:family="text">
      <style:text-properties style:font-name="Times New Roman" style:font-name-complex="Times New Roman"/>
    </style:style>
    <style:style style:name="T323" style:parent-style-name="DefaultParagraphFont" style:family="text">
      <style:text-properties style:font-name="Times New Roman" style:font-name-complex="Times New Roman" fo:font-style="italic" style:font-style-asian="italic" style:font-style-complex="italic"/>
    </style:style>
    <style:style style:name="T324" style:parent-style-name="DefaultParagraphFont" style:family="text">
      <style:text-properties style:font-name="Times New Roman" style:font-name-complex="Times New Roman"/>
    </style:style>
    <style:style style:name="T325" style:parent-style-name="DefaultParagraphFont" style:family="text">
      <style:text-properties style:font-name="Times New Roman" style:font-name-complex="Times New Roman" fo:font-weight="bold" style:font-weight-asian="bold" style:font-weight-complex="bold"/>
    </style:style>
    <style:style style:name="T326" style:parent-style-name="DefaultParagraphFont" style:family="text">
      <style:text-properties style:font-name="Times New Roman" style:font-name-complex="Times New Roman"/>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style:style>
    <style:style style:name="T329" style:parent-style-name="DefaultParagraphFont" style:family="text">
      <style:text-properties style:font-name="Times New Roman" style:font-name-complex="Times New Roman" fo:font-style="italic" style:font-style-asian="italic" style:font-style-complex="italic"/>
    </style:style>
    <style:style style:name="T330" style:parent-style-name="DefaultParagraphFont" style:family="text">
      <style:text-properties style:font-name="Times New Roman" style:font-name-complex="Times New Roman"/>
    </style:style>
    <style:style style:name="T331" style:parent-style-name="DefaultParagraphFont" style:family="text">
      <style:text-properties style:font-name="Times New Roman" style:font-name-complex="Times New Roman" fo:font-style="italic" style:font-style-asian="italic" style:font-style-complex="italic"/>
    </style:style>
    <style:style style:name="T332" style:parent-style-name="DefaultParagraphFont" style:family="text">
      <style:text-properties style:font-name="Times New Roman" style:font-name-complex="Times New Roman"/>
    </style:style>
    <style:style style:name="T333" style:parent-style-name="DefaultParagraphFont" style:family="text">
      <style:text-properties style:font-name="Times New Roman" style:font-name-complex="Times New Roman" fo:font-weight="bold" style:font-weight-asian="bold" style:font-weight-complex="bold"/>
    </style:style>
    <style:style style:name="T334" style:parent-style-name="DefaultParagraphFont" style:family="text">
      <style:text-properties style:font-name="Times New Roman" style:font-name-complex="Times New Roman"/>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fo:font-style="italic" style:font-style-asian="italic" style:font-style-complex="italic"/>
    </style:style>
    <style:style style:name="T338" style:parent-style-name="DefaultParagraphFont" style:family="text">
      <style:text-properties style:font-name="Times New Roman" style:font-name-complex="Times New Roman"/>
    </style:style>
    <style:style style:name="T339" style:parent-style-name="DefaultParagraphFont" style:family="text">
      <style:text-properties style:font-name="Times New Roman" style:font-name-complex="Times New Roman" fo:font-weight="bold" style:font-weight-asian="bold" style:font-weight-complex="bold"/>
    </style:style>
    <style:style style:name="T340" style:parent-style-name="DefaultParagraphFont" style:family="text">
      <style:text-properties style:font-name="Times New Roman" style:font-name-complex="Times New Roman"/>
    </style:style>
    <style:style style:name="T341" style:parent-style-name="DefaultParagraphFont" style:family="text">
      <style:text-properties style:font-name="Times New Roman" style:font-name-complex="Times New Roman"/>
    </style:style>
    <style:style style:name="T342" style:parent-style-name="DefaultParagraphFont" style:family="text">
      <style:text-properties style:font-name="Times New Roman" style:font-name-complex="Times New Roman"/>
    </style:style>
    <style:style style:name="T343" style:parent-style-name="DefaultParagraphFont" style:family="text">
      <style:text-properties style:font-name="Times New Roman" style:font-name-complex="Times New Roman" fo:font-style="italic" style:font-style-asian="italic" style:font-style-complex="italic"/>
    </style:style>
    <style:style style:name="T344" style:parent-style-name="DefaultParagraphFont" style:family="text">
      <style:text-properties style:font-name="Times New Roman" style:font-name-complex="Times New Roman"/>
    </style:style>
    <style:style style:name="T345" style:parent-style-name="DefaultParagraphFont" style:family="text">
      <style:text-properties style:font-name="Times New Roman" style:font-name-complex="Times New Roman" fo:font-style="italic" style:font-style-asian="italic" style:font-style-complex="italic"/>
    </style:style>
    <style:style style:name="T346" style:parent-style-name="DefaultParagraphFont" style:family="text">
      <style:text-properties style:font-name="Times New Roman" style:font-name-complex="Times New Roman"/>
    </style:style>
    <style:style style:name="T347" style:parent-style-name="DefaultParagraphFont" style:family="text">
      <style:text-properties style:font-name="Times New Roman" style:font-name-complex="Times New Roman" fo:font-weight="bold" style:font-weight-asian="bold" style:font-weight-complex="bold"/>
    </style:style>
    <style:style style:name="T348" style:parent-style-name="DefaultParagraphFont" style:family="text">
      <style:text-properties style:font-name="Times New Roman" style:font-name-complex="Times New Roman"/>
    </style:style>
    <style:style style:name="T349" style:parent-style-name="DefaultParagraphFont" style:family="text">
      <style:text-properties style:font-name="Times New Roman" style:font-name-complex="Times New Roman"/>
    </style:style>
    <style:style style:name="T350" style:parent-style-name="DefaultParagraphFont" style:family="text">
      <style:text-properties style:font-name="Times New Roman" style:font-name-complex="Times New Roman"/>
    </style:style>
    <style:style style:name="T351" style:parent-style-name="DefaultParagraphFont" style:family="text">
      <style:text-properties style:font-name="Times New Roman" style:font-name-complex="Times New Roman" fo:font-style="italic" style:font-style-asian="italic" style:font-style-complex="italic"/>
    </style:style>
    <style:style style:name="T352" style:parent-style-name="DefaultParagraphFont" style:family="text">
      <style:text-properties style:font-name="Times New Roman" style:font-name-complex="Times New Roman"/>
    </style:style>
    <style:style style:name="T353" style:parent-style-name="DefaultParagraphFont" style:family="text">
      <style:text-properties style:font-name="Times New Roman" style:font-name-complex="Times New Roman" fo:font-weight="bold" style:font-weight-asian="bold" style:font-weight-complex="bold"/>
    </style:style>
    <style:style style:name="T354" style:parent-style-name="DefaultParagraphFont" style:family="text">
      <style:text-properties style:font-name="Times New Roman" style:font-name-complex="Times New Roman"/>
    </style:style>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fo:font-style="italic" style:font-style-asian="italic" style:font-style-complex="italic"/>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fo:font-style="italic" style:font-style-asian="italic" style:font-style-complex="italic"/>
    </style:style>
    <style:style style:name="T360" style:parent-style-name="DefaultParagraphFont" style:family="text">
      <style:text-properties style:font-name="Times New Roman" style:font-name-complex="Times New Roman"/>
    </style:style>
    <style:style style:name="T361" style:parent-style-name="DefaultParagraphFont" style:family="text">
      <style:text-properties style:font-name="Times New Roman" style:font-name-complex="Times New Roman" fo:font-weight="bold" style:font-weight-asian="bold" style:font-weight-complex="bold"/>
    </style:style>
    <style:style style:name="T362" style:parent-style-name="DefaultParagraphFont" style:family="text">
      <style:text-properties style:font-name="Times New Roman" style:font-name-complex="Times New Roman"/>
    </style:style>
    <style:style style:name="T363" style:parent-style-name="DefaultParagraphFont" style:family="text">
      <style:text-properties style:font-name="Times New Roman" style:font-name-complex="Times New Roman"/>
    </style:style>
    <style:style style:name="T364" style:parent-style-name="DefaultParagraphFont" style:family="text">
      <style:text-properties style:font-name="Times New Roman" style:font-name-complex="Times New Roman"/>
    </style:style>
    <style:style style:name="T365" style:parent-style-name="DefaultParagraphFont" style:family="text">
      <style:text-properties style:font-name="Times New Roman" style:font-name-complex="Times New Roman" fo:font-style="italic" style:font-style-asian="italic" style:font-style-complex="italic"/>
    </style:style>
    <style:style style:name="T366" style:parent-style-name="DefaultParagraphFont" style:family="text">
      <style:text-properties style:font-name="Times New Roman" style:font-name-complex="Times New Roman"/>
    </style:style>
    <style:style style:name="T367" style:parent-style-name="DefaultParagraphFont" style:family="text">
      <style:text-properties style:font-name="Times New Roman" style:font-name-complex="Times New Roman" fo:font-style="italic" style:font-style-asian="italic" style:font-style-complex="italic"/>
    </style:style>
    <style:style style:name="T368" style:parent-style-name="DefaultParagraphFont" style:family="text">
      <style:text-properties style:font-name="Times New Roman" style:font-name-complex="Times New Roman"/>
    </style:style>
    <style:style style:name="T369" style:parent-style-name="DefaultParagraphFont" style:family="text">
      <style:text-properties style:font-name="Times New Roman" style:font-name-complex="Times New Roman" fo:font-weight="bold" style:font-weight-asian="bold" style:font-weight-complex="bold"/>
    </style:style>
    <style:style style:name="T370" style:parent-style-name="DefaultParagraphFont" style:family="text">
      <style:text-properties style:font-name="Times New Roman" style:font-name-complex="Times New Roman"/>
    </style:style>
    <style:style style:name="T371" style:parent-style-name="DefaultParagraphFont" style:family="text">
      <style:text-properties style:font-name="Times New Roman" style:font-name-complex="Times New Roman"/>
    </style:style>
    <style:style style:name="T372" style:parent-style-name="DefaultParagraphFont" style:family="text">
      <style:text-properties style:font-name="Times New Roman" style:font-name-complex="Times New Roman"/>
    </style:style>
    <style:style style:name="T373" style:parent-style-name="DefaultParagraphFont" style:family="text">
      <style:text-properties style:font-name="Times New Roman" style:font-name-complex="Times New Roman" fo:font-style="italic" style:font-style-asian="italic" style:font-style-complex="italic"/>
    </style:style>
    <style:style style:name="T374" style:parent-style-name="DefaultParagraphFont" style:family="text">
      <style:text-properties style:font-name="Times New Roman" style:font-name-complex="Times New Roman"/>
    </style:style>
    <style:style style:name="T375" style:parent-style-name="DefaultParagraphFont" style:family="text">
      <style:text-properties style:font-name="Times New Roman" style:font-name-complex="Times New Roman" fo:font-style="italic" style:font-style-asian="italic" style:font-style-complex="italic"/>
    </style:style>
    <style:style style:name="T376" style:parent-style-name="DefaultParagraphFont" style:family="text">
      <style:text-properties style:font-name="Times New Roman" style:font-name-complex="Times New Roman"/>
    </style:style>
    <style:style style:name="T377" style:parent-style-name="DefaultParagraphFont" style:family="text">
      <style:text-properties style:font-name="Times New Roman" style:font-name-complex="Times New Roman" fo:font-weight="bold" style:font-weight-asian="bold" style:font-weight-complex="bold"/>
    </style:style>
    <style:style style:name="T378" style:parent-style-name="DefaultParagraphFont" style:family="text">
      <style:text-properties style:font-name="Times New Roman" style:font-name-complex="Times New Roman"/>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style:style>
    <style:style style:name="T381" style:parent-style-name="DefaultParagraphFont" style:family="text">
      <style:text-properties style:font-name="Times New Roman" style:font-name-complex="Times New Roman" fo:font-style="italic" style:font-style-asian="italic" style:font-style-complex="italic"/>
    </style:style>
    <style:style style:name="T382" style:parent-style-name="DefaultParagraphFont" style:family="text">
      <style:text-properties style:font-name="Times New Roman" style:font-name-complex="Times New Roman"/>
    </style:style>
    <style:style style:name="T383" style:parent-style-name="DefaultParagraphFont" style:family="text">
      <style:text-properties style:font-name="Times New Roman" style:font-name-complex="Times New Roman" fo:font-weight="bold" style:font-weight-asian="bold" style:font-weight-complex="bold"/>
    </style:style>
    <style:style style:name="T384" style:parent-style-name="DefaultParagraphFont" style:family="text">
      <style:text-properties style:font-name="Times New Roman" style:font-name-complex="Times New Roman"/>
    </style:style>
    <style:style style:name="T385" style:parent-style-name="DefaultParagraphFont" style:family="text">
      <style:text-properties style:font-name="Times New Roman" style:font-name-complex="Times New Roman"/>
    </style:style>
    <style:style style:name="T386" style:parent-style-name="DefaultParagraphFont" style:family="text">
      <style:text-properties style:font-name="Times New Roman" style:font-name-complex="Times New Roman"/>
    </style:style>
    <style:style style:name="T387" style:parent-style-name="DefaultParagraphFont" style:family="text">
      <style:text-properties style:font-name="Times New Roman" style:font-name-complex="Times New Roman" fo:font-style="italic" style:font-style-asian="italic" style:font-style-complex="italic"/>
    </style:style>
    <style:style style:name="T388" style:parent-style-name="DefaultParagraphFont" style:family="text">
      <style:text-properties style:font-name="Times New Roman" style:font-name-complex="Times New Roman"/>
    </style:style>
    <style:style style:name="T389" style:parent-style-name="DefaultParagraphFont" style:family="text">
      <style:text-properties style:font-name="Times New Roman" style:font-name-complex="Times New Roman" fo:font-style="italic" style:font-style-asian="italic" style:font-style-complex="italic"/>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fo:font-style="italic" style:font-style-asian="italic" style:font-style-complex="italic"/>
    </style:style>
    <style:style style:name="T392" style:parent-style-name="DefaultParagraphFont" style:family="text">
      <style:text-properties style:font-name="Times New Roman" style:font-name-complex="Times New Roman"/>
    </style:style>
    <style:style style:name="T393" style:parent-style-name="DefaultParagraphFont" style:family="text">
      <style:text-properties style:font-name="Times New Roman" style:font-name-complex="Times New Roman" fo:font-style="italic" style:font-style-asian="italic" style:font-style-complex="italic"/>
    </style:style>
    <style:style style:name="T394" style:parent-style-name="DefaultParagraphFont" style:family="text">
      <style:text-properties style:font-name="Times New Roman" style:font-name-complex="Times New Roman"/>
    </style:style>
    <style:style style:name="T395" style:parent-style-name="DefaultParagraphFont" style:family="text">
      <style:text-properties style:font-name="Times New Roman" style:font-name-complex="Times New Roman" fo:font-weight="bold" style:font-weight-asian="bold" style:font-weight-complex="bold"/>
    </style:style>
    <style:style style:name="T396" style:parent-style-name="DefaultParagraphFont" style:family="text">
      <style:text-properties style:font-name="Times New Roman" style:font-name-complex="Times New Roman"/>
    </style:style>
    <style:style style:name="T397" style:parent-style-name="DefaultParagraphFont" style:family="text">
      <style:text-properties style:font-name="Times New Roman" style:font-name-complex="Times New Roman"/>
    </style:style>
    <style:style style:name="T398" style:parent-style-name="DefaultParagraphFont" style:family="text">
      <style:text-properties style:font-name="Times New Roman" style:font-name-complex="Times New Roman"/>
    </style:style>
    <style:style style:name="T399" style:parent-style-name="DefaultParagraphFont" style:family="text">
      <style:text-properties style:font-name="Times New Roman" style:font-name-complex="Times New Roman" fo:font-style="italic" style:font-style-asian="italic" style:font-style-complex="italic"/>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fo:font-weight="bold" style:font-weight-asian="bold" style:font-weight-complex="bold"/>
    </style:style>
    <style:style style:name="T402" style:parent-style-name="DefaultParagraphFont" style:family="text">
      <style:text-properties style:font-name="Times New Roman" style:font-name-complex="Times New Roman"/>
    </style:style>
    <style:style style:name="T403" style:parent-style-name="DefaultParagraphFont" style:family="text">
      <style:text-properties style:font-name="Times New Roman" style:font-name-complex="Times New Roman"/>
    </style:style>
    <style:style style:name="T404" style:parent-style-name="DefaultParagraphFont" style:family="text">
      <style:text-properties style:font-name="Times New Roman" style:font-name-complex="Times New Roman"/>
    </style:style>
    <style:style style:name="T405" style:parent-style-name="DefaultParagraphFont" style:family="text">
      <style:text-properties style:font-name="Times New Roman" style:font-name-complex="Times New Roman" fo:font-style="italic" style:font-style-asian="italic" style:font-style-complex="italic"/>
    </style:style>
    <style:style style:name="T406" style:parent-style-name="DefaultParagraphFont" style:family="text">
      <style:text-properties style:font-name="Times New Roman" style:font-name-complex="Times New Roman"/>
    </style:style>
    <style:style style:name="T407" style:parent-style-name="DefaultParagraphFont" style:family="text">
      <style:text-properties style:font-name="Times New Roman" style:font-name-complex="Times New Roman" fo:font-style="italic" style:font-style-asian="italic" style:font-style-complex="italic"/>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fo:font-weight="bold" style:font-weight-asian="bold" style:font-weight-complex="bold"/>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fo:font-style="italic" style:font-style-asian="italic" style:font-style-complex="italic"/>
    </style:style>
    <style:style style:name="T414" style:parent-style-name="DefaultParagraphFont" style:family="text">
      <style:text-properties style:font-name="Times New Roman" style:font-name-complex="Times New Roman"/>
    </style:style>
    <style:style style:name="T415" style:parent-style-name="DefaultParagraphFont" style:family="text">
      <style:text-properties style:font-name="Times New Roman" style:font-name-complex="Times New Roman" fo:font-style="italic" style:font-style-asian="italic" style:font-style-complex="italic"/>
    </style:style>
    <style:style style:name="T416" style:parent-style-name="DefaultParagraphFont" style:family="text">
      <style:text-properties style:font-name="Times New Roman" style:font-name-complex="Times New Roman"/>
    </style:style>
    <style:style style:name="T417" style:parent-style-name="DefaultParagraphFont" style:family="text">
      <style:text-properties style:font-name="Times New Roman" style:font-name-complex="Times New Roman" fo:font-weight="bold" style:font-weight-asian="bold" style:font-weight-complex="bold"/>
    </style:style>
    <style:style style:name="T418" style:parent-style-name="DefaultParagraphFont" style:family="text">
      <style:text-properties style:font-name="Times New Roman" style:font-name-complex="Times New Roman"/>
    </style:style>
    <style:style style:name="T419" style:parent-style-name="DefaultParagraphFont" style:family="text">
      <style:text-properties style:font-name="Times New Roman" style:font-name-complex="Times New Roman"/>
    </style:style>
    <style:style style:name="T420" style:parent-style-name="DefaultParagraphFont" style:family="text">
      <style:text-properties style:font-name="Times New Roman" style:font-name-complex="Times New Roman"/>
    </style:style>
    <style:style style:name="T421" style:parent-style-name="DefaultParagraphFont" style:family="text">
      <style:text-properties style:font-name="Times New Roman" style:font-name-complex="Times New Roman"/>
    </style:style>
    <style:style style:name="T422" style:parent-style-name="DefaultParagraphFont" style:family="text">
      <style:text-properties style:font-name="Times New Roman" style:font-name-complex="Times New Roman" fo:font-style="italic" style:font-style-asian="italic" style:font-style-complex="italic"/>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fo:font-weight="bold" style:font-weight-asian="bold" style:font-weight-complex="bold"/>
    </style:style>
    <style:style style:name="T425" style:parent-style-name="DefaultParagraphFont" style:family="text">
      <style:text-properties style:font-name="Times New Roman" style:font-name-complex="Times New Roman"/>
    </style:style>
    <style:style style:name="T426" style:parent-style-name="DefaultParagraphFont" style:family="text">
      <style:text-properties style:font-name="Times New Roman" style:font-name-complex="Times New Roman"/>
    </style:style>
    <style:style style:name="T427" style:parent-style-name="DefaultParagraphFont" style:family="text">
      <style:text-properties style:font-name="Times New Roman" style:font-name-complex="Times New Roman"/>
    </style:style>
    <style:style style:name="T428" style:parent-style-name="DefaultParagraphFont" style:family="text">
      <style:text-properties style:font-name="Times New Roman" style:font-name-complex="Times New Roman" fo:font-style="italic" style:font-style-asian="italic" style:font-style-complex="italic"/>
    </style:style>
    <style:style style:name="T429" style:parent-style-name="DefaultParagraphFont" style:family="text">
      <style:text-properties style:font-name="Times New Roman" style:font-name-complex="Times New Roman"/>
    </style:style>
    <style:style style:name="T430" style:parent-style-name="DefaultParagraphFont" style:family="text">
      <style:text-properties style:font-name="Times New Roman" style:font-name-complex="Times New Roman" fo:font-weight="bold" style:font-weight-asian="bold" style:font-weight-complex="bold"/>
    </style:style>
    <style:style style:name="T431" style:parent-style-name="DefaultParagraphFont" style:family="text">
      <style:text-properties style:font-name="Times New Roman" style:font-name-complex="Times New Roman"/>
    </style:style>
    <style:style style:name="T432" style:parent-style-name="DefaultParagraphFont" style:family="text">
      <style:text-properties style:font-name="Times New Roman" style:font-name-complex="Times New Roman"/>
    </style:style>
    <style:style style:name="T433" style:parent-style-name="DefaultParagraphFont" style:family="text">
      <style:text-properties style:font-name="Times New Roman" style:font-name-complex="Times New Roman"/>
    </style:style>
    <style:style style:name="T434" style:parent-style-name="DefaultParagraphFont" style:family="text">
      <style:text-properties style:font-name="Times New Roman" style:font-name-complex="Times New Roman" fo:font-style="italic" style:font-style-asian="italic" style:font-style-complex="italic"/>
    </style:style>
    <style:style style:name="T435" style:parent-style-name="DefaultParagraphFont" style:family="text">
      <style:text-properties style:font-name="Times New Roman" style:font-name-complex="Times New Roman"/>
    </style:style>
    <style:style style:name="T436" style:parent-style-name="DefaultParagraphFont" style:family="text">
      <style:text-properties style:font-name="Times New Roman" style:font-name-complex="Times New Roman" fo:font-style="italic" style:font-style-asian="italic" style:font-style-complex="italic"/>
    </style:style>
    <style:style style:name="T437" style:parent-style-name="DefaultParagraphFont" style:family="text">
      <style:text-properties style:font-name="Times New Roman" style:font-name-complex="Times New Roman"/>
    </style:style>
    <style:style style:name="T438" style:parent-style-name="DefaultParagraphFont" style:family="text">
      <style:text-properties style:font-name="Times New Roman" style:font-name-complex="Times New Roman" fo:font-weight="bold" style:font-weight-asian="bold" style:font-weight-complex="bold"/>
    </style:style>
    <style:style style:name="T439" style:parent-style-name="DefaultParagraphFont" style:family="text">
      <style:text-properties style:font-name="Times New Roman" style:font-name-complex="Times New Roman"/>
    </style:style>
    <style:style style:name="T440" style:parent-style-name="DefaultParagraphFont" style:family="text">
      <style:text-properties style:font-name="Times New Roman" style:font-name-complex="Times New Roman"/>
    </style:style>
    <style:style style:name="T441" style:parent-style-name="DefaultParagraphFont" style:family="text">
      <style:text-properties style:font-name="Times New Roman" style:font-name-complex="Times New Roman"/>
    </style:style>
    <style:style style:name="T442" style:parent-style-name="DefaultParagraphFont" style:family="text">
      <style:text-properties style:font-name="Times New Roman" style:font-name-complex="Times New Roman" fo:font-style="italic" style:font-style-asian="italic" style:font-style-complex="italic"/>
    </style:style>
    <style:style style:name="T443" style:parent-style-name="DefaultParagraphFont" style:family="text">
      <style:text-properties style:font-name="Times New Roman" style:font-name-complex="Times New Roman"/>
    </style:style>
    <style:style style:name="T444" style:parent-style-name="DefaultParagraphFont" style:family="text">
      <style:text-properties style:font-name="Times New Roman" style:font-name-complex="Times New Roman" fo:font-style="italic" style:font-style-asian="italic" style:font-style-complex="italic"/>
    </style:style>
    <style:style style:name="T445" style:parent-style-name="DefaultParagraphFont" style:family="text">
      <style:text-properties style:font-name="Times New Roman" style:font-name-complex="Times New Roman"/>
    </style:style>
    <style:style style:name="T446" style:parent-style-name="DefaultParagraphFont" style:family="text">
      <style:text-properties style:font-name="Times New Roman" style:font-name-complex="Times New Roman" fo:font-weight="bold" style:font-weight-asian="bold" style:font-weight-complex="bold"/>
    </style:style>
    <style:style style:name="T447" style:parent-style-name="DefaultParagraphFont" style:family="text">
      <style:text-properties style:font-name="Times New Roman" style:font-name-complex="Times New Roman"/>
    </style:style>
    <style:style style:name="P448" style:parent-style-name="Bibliography" style:family="paragraph">
      <style:text-properties style:font-name="Times New Roman" style:font-name-complex="Times New Roman"/>
    </style:style>
    <style:style style:name="T449" style:parent-style-name="DefaultParagraphFont" style:family="text">
      <style:text-properties style:font-name="Times New Roman" style:font-name-complex="Times New Roman"/>
    </style:style>
    <style:style style:name="T450" style:parent-style-name="DefaultParagraphFont" style:family="text">
      <style:text-properties style:font-name="Times New Roman" style:font-name-complex="Times New Roman"/>
    </style:style>
    <style:style style:name="T451" style:parent-style-name="DefaultParagraphFont" style:family="text">
      <style:text-properties style:font-name="Times New Roman" style:font-name-complex="Times New Roman"/>
    </style:style>
    <style:style style:name="T452" style:parent-style-name="DefaultParagraphFont" style:family="text">
      <style:text-properties style:font-name="Times New Roman" style:font-name-complex="Times New Roman" fo:font-style="italic" style:font-style-asian="italic" style:font-style-complex="italic"/>
    </style:style>
    <style:style style:name="T453" style:parent-style-name="DefaultParagraphFont" style:family="text">
      <style:text-properties style:font-name="Times New Roman" style:font-name-complex="Times New Roman"/>
    </style:style>
    <style:style style:name="T454" style:parent-style-name="DefaultParagraphFont" style:family="text">
      <style:text-properties style:font-name="Times New Roman" style:font-name-complex="Times New Roman" fo:font-weight="bold" style:font-weight-asian="bold" style:font-weight-complex="bold"/>
    </style:style>
    <style:style style:name="T455" style:parent-style-name="DefaultParagraphFont" style:family="text">
      <style:text-properties style:font-name="Times New Roman" style:font-name-complex="Times New Roman"/>
    </style:style>
    <style:style style:name="T456" style:parent-style-name="DefaultParagraphFont" style:family="text">
      <style:text-properties style:font-name="Times New Roman" style:font-name-complex="Times New Roman"/>
    </style:style>
    <style:style style:name="T457" style:parent-style-name="DefaultParagraphFont" style:family="text">
      <style:text-properties style:font-name="Times New Roman" style:font-name-complex="Times New Roman"/>
    </style:style>
    <style:style style:name="T458" style:parent-style-name="DefaultParagraphFont" style:family="text">
      <style:text-properties style:font-name="Times New Roman" style:font-name-complex="Times New Roman" fo:font-style="italic" style:font-style-asian="italic" style:font-style-complex="italic"/>
    </style:style>
    <style:style style:name="T459" style:parent-style-name="DefaultParagraphFont" style:family="text">
      <style:text-properties style:font-name="Times New Roman" style:font-name-complex="Times New Roman"/>
    </style:style>
    <style:style style:name="T460" style:parent-style-name="DefaultParagraphFont" style:family="text">
      <style:text-properties style:font-name="Times New Roman" style:font-name-complex="Times New Roman" fo:font-weight="bold" style:font-weight-asian="bold" style:font-weight-complex="bold"/>
    </style:style>
    <style:style style:name="T461" style:parent-style-name="DefaultParagraphFont" style:family="text">
      <style:text-properties style:font-name="Times New Roman" style:font-name-complex="Times New Roman"/>
    </style:style>
    <style:style style:name="T462" style:parent-style-name="DefaultParagraphFont" style:family="text">
      <style:text-properties style:font-name="Times New Roman" style:font-name-complex="Times New Roman"/>
    </style:style>
    <style:style style:name="T463" style:parent-style-name="DefaultParagraphFont" style:family="text">
      <style:text-properties style:font-name="Times New Roman" style:font-name-complex="Times New Roman"/>
    </style:style>
    <style:style style:name="T464" style:parent-style-name="DefaultParagraphFont" style:family="text">
      <style:text-properties style:font-name="Times New Roman" style:font-name-complex="Times New Roman" fo:font-style="italic" style:font-style-asian="italic" style:font-style-complex="italic"/>
    </style:style>
    <style:style style:name="T465" style:parent-style-name="DefaultParagraphFont" style:family="text">
      <style:text-properties style:font-name="Times New Roman" style:font-name-complex="Times New Roman"/>
    </style:style>
    <style:style style:name="T466" style:parent-style-name="DefaultParagraphFont" style:family="text">
      <style:text-properties style:font-name="Times New Roman" style:font-name-complex="Times New Roman" fo:font-weight="bold" style:font-weight-asian="bold" style:font-weight-complex="bold"/>
    </style:style>
    <style:style style:name="T467" style:parent-style-name="DefaultParagraphFont" style:family="text">
      <style:text-properties style:font-name="Times New Roman" style:font-name-complex="Times New Roman"/>
    </style:style>
    <style:style style:name="T468" style:parent-style-name="DefaultParagraphFont" style:family="text">
      <style:text-properties style:font-name="Times New Roman" style:font-name-complex="Times New Roman"/>
    </style:style>
    <style:style style:name="T469" style:parent-style-name="DefaultParagraphFont" style:family="text">
      <style:text-properties style:font-name="Times New Roman" style:font-name-complex="Times New Roman"/>
    </style:style>
    <style:style style:name="T470" style:parent-style-name="DefaultParagraphFont" style:family="text">
      <style:text-properties style:font-name="Times New Roman" style:font-name-complex="Times New Roman" fo:font-style="italic" style:font-style-asian="italic" style:font-style-complex="italic"/>
    </style:style>
    <style:style style:name="T471" style:parent-style-name="DefaultParagraphFont" style:family="text">
      <style:text-properties style:font-name="Times New Roman" style:font-name-complex="Times New Roman"/>
    </style:style>
    <style:style style:name="T472" style:parent-style-name="DefaultParagraphFont" style:family="text">
      <style:text-properties style:font-name="Times New Roman" style:font-name-complex="Times New Roman" fo:font-style="italic" style:font-style-asian="italic" style:font-style-complex="italic"/>
    </style:style>
    <style:style style:name="T473" style:parent-style-name="DefaultParagraphFont" style:family="text">
      <style:text-properties style:font-name="Times New Roman" style:font-name-complex="Times New Roman"/>
    </style:style>
    <style:style style:name="T474" style:parent-style-name="DefaultParagraphFont" style:family="text">
      <style:text-properties style:font-name="Times New Roman" style:font-name-complex="Times New Roman" fo:font-weight="bold" style:font-weight-asian="bold" style:font-weight-complex="bold"/>
    </style:style>
    <style:style style:name="T475" style:parent-style-name="DefaultParagraphFont" style:family="text">
      <style:text-properties style:font-name="Times New Roman" style:font-name-complex="Times New Roman"/>
    </style:style>
    <style:style style:name="T476" style:parent-style-name="DefaultParagraphFont" style:family="text">
      <style:text-properties style:font-name="Times New Roman" style:font-name-complex="Times New Roman"/>
    </style:style>
    <style:style style:name="T477" style:parent-style-name="DefaultParagraphFont" style:family="text">
      <style:text-properties style:font-name="Times New Roman" style:font-name-complex="Times New Roman"/>
    </style:style>
    <style:style style:name="T478" style:parent-style-name="DefaultParagraphFont" style:family="text">
      <style:text-properties style:font-name="Times New Roman" style:font-name-complex="Times New Roman" fo:font-style="italic" style:font-style-asian="italic" style:font-style-complex="italic"/>
    </style:style>
    <style:style style:name="T479" style:parent-style-name="DefaultParagraphFont" style:family="text">
      <style:text-properties style:font-name="Times New Roman" style:font-name-complex="Times New Roman"/>
    </style:style>
    <style:style style:name="T480" style:parent-style-name="DefaultParagraphFont" style:family="text">
      <style:text-properties style:font-name="Times New Roman" style:font-name-complex="Times New Roman" fo:font-style="italic" style:font-style-asian="italic" style:font-style-complex="italic"/>
    </style:style>
    <style:style style:name="T481" style:parent-style-name="DefaultParagraphFont" style:family="text">
      <style:text-properties style:font-name="Times New Roman" style:font-name-complex="Times New Roman"/>
    </style:style>
    <style:style style:name="T482" style:parent-style-name="DefaultParagraphFont" style:family="text">
      <style:text-properties style:font-name="Times New Roman" style:font-name-complex="Times New Roman" fo:font-weight="bold" style:font-weight-asian="bold" style:font-weight-complex="bold"/>
    </style:style>
    <style:style style:name="T483" style:parent-style-name="DefaultParagraphFont" style:family="text">
      <style:text-properties style:font-name="Times New Roman" style:font-name-complex="Times New Roman"/>
    </style:style>
    <style:style style:name="T484" style:parent-style-name="DefaultParagraphFont"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fo:font-style="italic" style:font-style-asian="italic" style:font-style-complex="italic"/>
    </style:style>
    <style:style style:name="T487" style:parent-style-name="DefaultParagraphFont" style:family="text">
      <style:text-properties style:font-name="Times New Roman" style:font-name-complex="Times New Roman"/>
    </style:style>
    <style:style style:name="T488" style:parent-style-name="DefaultParagraphFont" style:family="text">
      <style:text-properties style:font-name="Times New Roman" style:font-name-complex="Times New Roman" fo:font-weight="bold" style:font-weight-asian="bold" style:font-weight-complex="bold"/>
    </style:style>
    <style:style style:name="T489" style:parent-style-name="DefaultParagraphFont" style:family="text">
      <style:text-properties style:font-name="Times New Roman" style:font-name-complex="Times New Roman"/>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T492" style:parent-style-name="DefaultParagraphFont" style:family="text">
      <style:text-properties style:font-name="Times New Roman" style:font-name-complex="Times New Roman" fo:font-style="italic" style:font-style-asian="italic" style:font-style-complex="italic"/>
    </style:style>
    <style:style style:name="T493" style:parent-style-name="DefaultParagraphFont" style:family="text">
      <style:text-properties style:font-name="Times New Roman" style:font-name-complex="Times New Roman"/>
    </style:style>
    <style:style style:name="T494" style:parent-style-name="DefaultParagraphFont" style:family="text">
      <style:text-properties style:font-name="Times New Roman" style:font-name-complex="Times New Roman" fo:font-style="italic" style:font-style-asian="italic" style:font-style-complex="italic"/>
    </style:style>
    <style:style style:name="T495" style:parent-style-name="DefaultParagraphFont" style:family="text">
      <style:text-properties style:font-name="Times New Roman" style:font-name-complex="Times New Roman"/>
    </style:style>
    <style:style style:name="T496" style:parent-style-name="DefaultParagraphFont" style:family="text">
      <style:text-properties style:font-name="Times New Roman" style:font-name-complex="Times New Roman" fo:font-weight="bold" style:font-weight-asian="bold" style:font-weight-complex="bold"/>
    </style:style>
    <style:style style:name="T497" style:parent-style-name="DefaultParagraphFont" style:family="text">
      <style:text-properties style:font-name="Times New Roman" style:font-name-complex="Times New Roman"/>
    </style:style>
    <style:style style:name="T498" style:parent-style-name="DefaultParagraphFont" style:family="text">
      <style:text-properties style:font-name="Times New Roman" style:font-name-complex="Times New Roman"/>
    </style:style>
    <style:style style:name="T499" style:parent-style-name="DefaultParagraphFont" style:family="text">
      <style:text-properties style:font-name="Times New Roman" style:font-name-complex="Times New Roman"/>
    </style:style>
    <style:style style:name="T500" style:parent-style-name="DefaultParagraphFont" style:family="text">
      <style:text-properties style:font-name="Times New Roman" style:font-name-complex="Times New Roman" fo:font-style="italic" style:font-style-asian="italic" style:font-style-complex="italic"/>
    </style:style>
    <style:style style:name="T501" style:parent-style-name="DefaultParagraphFont" style:family="text">
      <style:text-properties style:font-name="Times New Roman" style:font-name-complex="Times New Roman"/>
    </style:style>
    <style:style style:name="T502" style:parent-style-name="DefaultParagraphFont" style:family="text">
      <style:text-properties style:font-name="Times New Roman" style:font-name-complex="Times New Roman" fo:font-style="italic" style:font-style-asian="italic" style:font-style-complex="italic"/>
    </style:style>
    <style:style style:name="T503" style:parent-style-name="DefaultParagraphFont" style:family="text">
      <style:text-properties style:font-name="Times New Roman" style:font-name-complex="Times New Roman"/>
    </style:style>
    <style:style style:name="T504" style:parent-style-name="DefaultParagraphFont" style:family="text">
      <style:text-properties style:font-name="Times New Roman" style:font-name-complex="Times New Roman" fo:font-weight="bold" style:font-weight-asian="bold" style:font-weight-complex="bold"/>
    </style:style>
    <style:style style:name="T505" style:parent-style-name="DefaultParagraphFont" style:family="text">
      <style:text-properties style:font-name="Times New Roman" style:font-name-complex="Times New Roman"/>
    </style:style>
    <style:style style:name="T506" style:parent-style-name="DefaultParagraphFont" style:family="text">
      <style:text-properties style:font-name="Times New Roman" style:font-name-complex="Times New Roman"/>
    </style:style>
    <style:style style:name="T507" style:parent-style-name="DefaultParagraphFont" style:family="text">
      <style:text-properties style:font-name="Times New Roman" style:font-name-complex="Times New Roman"/>
    </style:style>
    <style:style style:name="T508" style:parent-style-name="DefaultParagraphFont" style:family="text">
      <style:text-properties style:font-name="Times New Roman" style:font-name-complex="Times New Roman" fo:font-style="italic" style:font-style-asian="italic" style:font-style-complex="italic"/>
    </style:style>
    <style:style style:name="T509" style:parent-style-name="DefaultParagraphFont" style:family="text">
      <style:text-properties style:font-name="Times New Roman" style:font-name-complex="Times New Roman"/>
    </style:style>
    <style:style style:name="T510" style:parent-style-name="DefaultParagraphFont" style:family="text">
      <style:text-properties style:font-name="Times New Roman" style:font-name-complex="Times New Roman" fo:font-style="italic" style:font-style-asian="italic" style:font-style-complex="italic"/>
    </style:style>
    <style:style style:name="T511" style:parent-style-name="DefaultParagraphFont" style:family="text">
      <style:text-properties style:font-name="Times New Roman" style:font-name-complex="Times New Roman"/>
    </style:style>
    <style:style style:name="T512" style:parent-style-name="DefaultParagraphFont" style:family="text">
      <style:text-properties style:font-name="Times New Roman" style:font-name-complex="Times New Roman" fo:font-weight="bold" style:font-weight-asian="bold" style:font-weight-complex="bold"/>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style:style>
    <style:style style:name="T516" style:parent-style-name="DefaultParagraphFont" style:family="text">
      <style:text-properties style:font-name="Times New Roman" style:font-name-complex="Times New Roman" fo:font-style="italic" style:font-style-asian="italic" style:font-style-complex="italic"/>
    </style:style>
    <style:style style:name="T517" style:parent-style-name="DefaultParagraphFont" style:family="text">
      <style:text-properties style:font-name="Times New Roman" style:font-name-complex="Times New Roman"/>
    </style:style>
    <style:style style:name="T518" style:parent-style-name="DefaultParagraphFont" style:family="text">
      <style:text-properties style:font-name="Times New Roman" style:font-name-complex="Times New Roman" fo:font-style="italic" style:font-style-asian="italic" style:font-style-complex="italic"/>
    </style:style>
    <style:style style:name="T519" style:parent-style-name="DefaultParagraphFont" style:family="text">
      <style:text-properties style:font-name="Times New Roman" style:font-name-complex="Times New Roman"/>
    </style:style>
    <style:style style:name="T520" style:parent-style-name="DefaultParagraphFont" style:family="text">
      <style:text-properties style:font-name="Times New Roman" style:font-name-complex="Times New Roman" fo:font-weight="bold" style:font-weight-asian="bold" style:font-weight-complex="bold"/>
    </style:style>
    <style:style style:name="T521" style:parent-style-name="DefaultParagraphFont" style:family="text">
      <style:text-properties style:font-name="Times New Roman" style:font-name-complex="Times New Roman"/>
    </style:style>
    <style:style style:name="T522" style:parent-style-name="DefaultParagraphFont" style:family="text">
      <style:text-properties style:font-name="Times New Roman" style:font-name-complex="Times New Roman"/>
    </style:style>
    <style:style style:name="T523" style:parent-style-name="DefaultParagraphFont" style:family="text">
      <style:text-properties style:font-name="Times New Roman" style:font-name-complex="Times New Roman"/>
    </style:style>
    <style:style style:name="T524" style:parent-style-name="DefaultParagraphFont" style:family="text">
      <style:text-properties style:font-name="Times New Roman" style:font-name-complex="Times New Roman" fo:font-style="italic" style:font-style-asian="italic" style:font-style-complex="italic"/>
    </style:style>
    <style:style style:name="T525" style:parent-style-name="DefaultParagraphFont" style:family="text">
      <style:text-properties style:font-name="Times New Roman" style:font-name-complex="Times New Roman"/>
    </style:style>
    <style:style style:name="T526" style:parent-style-name="DefaultParagraphFont" style:family="text">
      <style:text-properties style:font-name="Times New Roman" style:font-name-complex="Times New Roman" fo:font-style="italic" style:font-style-asian="italic" style:font-style-complex="italic"/>
    </style:style>
    <style:style style:name="T527" style:parent-style-name="DefaultParagraphFont" style:family="text">
      <style:text-properties style:font-name="Times New Roman" style:font-name-complex="Times New Roman"/>
    </style:style>
    <style:style style:name="T528" style:parent-style-name="DefaultParagraphFont" style:family="text">
      <style:text-properties style:font-name="Times New Roman" style:font-name-complex="Times New Roman" fo:font-weight="bold" style:font-weight-asian="bold" style:font-weight-complex="bold"/>
    </style:style>
    <style:style style:name="T529" style:parent-style-name="DefaultParagraphFont" style:family="text">
      <style:text-properties style:font-name="Times New Roman" style:font-name-complex="Times New Roman"/>
    </style:style>
    <style:style style:name="T530" style:parent-style-name="DefaultParagraphFont" style:family="text">
      <style:text-properties style:font-name="Times New Roman" style:font-name-complex="Times New Roman"/>
    </style:style>
    <style:style style:name="T531" style:parent-style-name="DefaultParagraphFont" style:family="text">
      <style:text-properties style:font-name="Times New Roman" style:font-name-complex="Times New Roman"/>
    </style:style>
    <style:style style:name="T532" style:parent-style-name="DefaultParagraphFont" style:family="text">
      <style:text-properties style:font-name="Times New Roman" style:font-name-complex="Times New Roman" fo:font-style="italic" style:font-style-asian="italic" style:font-style-complex="italic"/>
    </style:style>
    <style:style style:name="T533" style:parent-style-name="DefaultParagraphFont" style:family="text">
      <style:text-properties style:font-name="Times New Roman" style:font-name-complex="Times New Roman"/>
    </style:style>
    <style:style style:name="T534" style:parent-style-name="DefaultParagraphFont" style:family="text">
      <style:text-properties style:font-name="Times New Roman" style:font-name-complex="Times New Roman" fo:font-style="italic" style:font-style-asian="italic" style:font-style-complex="italic"/>
    </style:style>
    <style:style style:name="T535" style:parent-style-name="DefaultParagraphFont" style:family="text">
      <style:text-properties style:font-name="Times New Roman" style:font-name-complex="Times New Roman"/>
    </style:style>
    <style:style style:name="T536" style:parent-style-name="DefaultParagraphFont" style:family="text">
      <style:text-properties style:font-name="Times New Roman" style:font-name-complex="Times New Roman" fo:font-weight="bold" style:font-weight-asian="bold" style:font-weight-complex="bold"/>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style:style>
    <style:style style:name="T539" style:parent-style-name="DefaultParagraphFont" style:family="text">
      <style:text-properties style:font-name="Times New Roman" style:font-name-complex="Times New Roman"/>
    </style:style>
    <style:style style:name="T540" style:parent-style-name="DefaultParagraphFont" style:family="text">
      <style:text-properties style:font-name="Times New Roman" style:font-name-complex="Times New Roman" fo:font-style="italic" style:font-style-asian="italic" style:font-style-complex="italic"/>
    </style:style>
    <style:style style:name="T541" style:parent-style-name="DefaultParagraphFont" style:family="text">
      <style:text-properties style:font-name="Times New Roman" style:font-name-complex="Times New Roman"/>
    </style:style>
    <style:style style:name="T542" style:parent-style-name="DefaultParagraphFont" style:family="text">
      <style:text-properties style:font-name="Times New Roman" style:font-name-complex="Times New Roman" fo:font-style="italic" style:font-style-asian="italic" style:font-style-complex="italic"/>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fo:font-weight="bold" style:font-weight-asian="bold" style:font-weight-complex="bold"/>
    </style:style>
    <style:style style:name="T545" style:parent-style-name="DefaultParagraphFont"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style:style>
    <style:style style:name="T547" style:parent-style-name="DefaultParagraphFont" style:family="text">
      <style:text-properties style:font-name="Times New Roman" style:font-name-complex="Times New Roman"/>
    </style:style>
    <style:style style:name="T548" style:parent-style-name="DefaultParagraphFont" style:family="text">
      <style:text-properties style:font-name="Times New Roman" style:font-name-complex="Times New Roman" fo:font-style="italic" style:font-style-asian="italic" style:font-style-complex="italic"/>
    </style:style>
    <style:style style:name="T549" style:parent-style-name="DefaultParagraphFont" style:family="text">
      <style:text-properties style:font-name="Times New Roman" style:font-name-complex="Times New Roman"/>
    </style:style>
    <style:style style:name="T550" style:parent-style-name="DefaultParagraphFont" style:family="text">
      <style:text-properties style:font-name="Times New Roman" style:font-name-complex="Times New Roman" fo:font-weight="bold" style:font-weight-asian="bold" style:font-weight-complex="bold"/>
    </style:style>
    <style:style style:name="T551" style:parent-style-name="DefaultParagraphFont" style:family="text">
      <style:text-properties style:font-name="Times New Roman" style:font-name-complex="Times New Roman"/>
    </style:style>
    <style:style style:name="T552" style:parent-style-name="DefaultParagraphFont" style:family="text">
      <style:text-properties style:font-name="Times New Roman" style:font-name-complex="Times New Roman"/>
    </style:style>
    <style:style style:name="T553" style:parent-style-name="DefaultParagraphFont" style:family="text">
      <style:text-properties style:font-name="Times New Roman" style:font-name-complex="Times New Roman"/>
    </style:style>
    <style:style style:name="T554" style:parent-style-name="DefaultParagraphFont" style:family="text">
      <style:text-properties style:font-name="Times New Roman" style:font-name-complex="Times New Roman" fo:font-style="italic" style:font-style-asian="italic" style:font-style-complex="italic"/>
    </style:style>
    <style:style style:name="T555" style:parent-style-name="DefaultParagraphFont" style:family="text">
      <style:text-properties style:font-name="Times New Roman" style:font-name-complex="Times New Roman"/>
    </style:style>
    <style:style style:name="T556" style:parent-style-name="DefaultParagraphFont" style:family="text">
      <style:text-properties style:font-name="Times New Roman" style:font-name-complex="Times New Roman" fo:font-style="italic" style:font-style-asian="italic" style:font-style-complex="italic"/>
    </style:style>
    <style:style style:name="T557" style:parent-style-name="DefaultParagraphFont" style:family="text">
      <style:text-properties style:font-name="Times New Roman" style:font-name-complex="Times New Roman"/>
    </style:style>
    <style:style style:name="T558" style:parent-style-name="DefaultParagraphFont" style:family="text">
      <style:text-properties style:font-name="Times New Roman" style:font-name-complex="Times New Roman" fo:font-weight="bold" style:font-weight-asian="bold" style:font-weight-complex="bold"/>
    </style:style>
    <style:style style:name="T559" style:parent-style-name="DefaultParagraphFont" style:family="text">
      <style:text-properties style:font-name="Times New Roman" style:font-name-complex="Times New Roman"/>
    </style:style>
    <style:style style:name="T560" style:parent-style-name="DefaultParagraphFont" style:family="text">
      <style:text-properties style:font-name="Times New Roman" style:font-name-complex="Times New Roman"/>
    </style:style>
    <style:style style:name="T561" style:parent-style-name="DefaultParagraphFont" style:family="text">
      <style:text-properties style:font-name="Times New Roman" style:font-name-complex="Times New Roman"/>
    </style:style>
    <style:style style:name="T562" style:parent-style-name="DefaultParagraphFont" style:family="text">
      <style:text-properties style:font-name="Times New Roman" style:font-name-complex="Times New Roman" fo:font-style="italic" style:font-style-asian="italic" style:font-style-complex="italic"/>
    </style:style>
    <style:style style:name="T563" style:parent-style-name="DefaultParagraphFont" style:family="text">
      <style:text-properties style:font-name="Times New Roman" style:font-name-complex="Times New Roman"/>
    </style:style>
    <style:style style:name="T564" style:parent-style-name="DefaultParagraphFont" style:family="text">
      <style:text-properties style:font-name="Times New Roman" style:font-name-complex="Times New Roman" fo:font-style="italic" style:font-style-asian="italic" style:font-style-complex="italic"/>
    </style:style>
    <style:style style:name="T565" style:parent-style-name="DefaultParagraphFont" style:family="text">
      <style:text-properties style:font-name="Times New Roman" style:font-name-complex="Times New Roman"/>
    </style:style>
    <style:style style:name="T566" style:parent-style-name="DefaultParagraphFont" style:family="text">
      <style:text-properties style:font-name="Times New Roman" style:font-name-complex="Times New Roman" fo:font-weight="bold" style:font-weight-asian="bold" style:font-weight-complex="bold"/>
    </style:style>
    <style:style style:name="T567" style:parent-style-name="DefaultParagraphFont" style:family="text">
      <style:text-properties style:font-name="Times New Roman" style:font-name-complex="Times New Roman"/>
    </style:style>
    <style:style style:name="T568" style:parent-style-name="DefaultParagraphFont" style:family="text">
      <style:text-properties style:font-name="Times New Roman" style:font-name-complex="Times New Roman"/>
    </style:style>
    <style:style style:name="T569" style:parent-style-name="DefaultParagraphFont" style:family="text">
      <style:text-properties style:font-name="Times New Roman" style:font-name-complex="Times New Roman"/>
    </style:style>
    <style:style style:name="T570" style:parent-style-name="DefaultParagraphFont" style:family="text">
      <style:text-properties style:font-name="Times New Roman" style:font-name-complex="Times New Roman" fo:font-style="italic" style:font-style-asian="italic" style:font-style-complex="italic"/>
    </style:style>
    <style:style style:name="T571" style:parent-style-name="DefaultParagraphFont" style:family="text">
      <style:text-properties style:font-name="Times New Roman" style:font-name-complex="Times New Roman"/>
    </style:style>
    <style:style style:name="T572" style:parent-style-name="DefaultParagraphFont" style:family="text">
      <style:text-properties style:font-name="Times New Roman" style:font-name-complex="Times New Roman" fo:font-style="italic" style:font-style-asian="italic" style:font-style-complex="italic"/>
    </style:style>
    <style:style style:name="T573" style:parent-style-name="DefaultParagraphFont" style:family="text">
      <style:text-properties style:font-name="Times New Roman" style:font-name-complex="Times New Roman"/>
    </style:style>
    <style:style style:name="T574" style:parent-style-name="DefaultParagraphFont" style:family="text">
      <style:text-properties style:font-name="Times New Roman" style:font-name-complex="Times New Roman" fo:font-weight="bold" style:font-weight-asian="bold" style:font-weight-complex="bold"/>
    </style:style>
    <style:style style:name="T575" style:parent-style-name="DefaultParagraphFont" style:family="text">
      <style:text-properties style:font-name="Times New Roman" style:font-name-complex="Times New Roman"/>
    </style:style>
    <style:style style:name="T576" style:parent-style-name="DefaultParagraphFont" style:family="text">
      <style:text-properties style:font-name="Times New Roman" style:font-name-complex="Times New Roman"/>
    </style:style>
    <style:style style:name="T577" style:parent-style-name="DefaultParagraphFont" style:family="text">
      <style:text-properties style:font-name="Times New Roman" style:font-name-complex="Times New Roman"/>
    </style:style>
    <style:style style:name="T578" style:parent-style-name="DefaultParagraphFont" style:family="text">
      <style:text-properties style:font-name="Times New Roman" style:font-name-complex="Times New Roman" fo:font-style="italic" style:font-style-asian="italic" style:font-style-complex="italic"/>
    </style:style>
    <style:style style:name="T579" style:parent-style-name="DefaultParagraphFont" style:family="text">
      <style:text-properties style:font-name="Times New Roman" style:font-name-complex="Times New Roman"/>
    </style:style>
    <style:style style:name="T580" style:parent-style-name="DefaultParagraphFont" style:family="text">
      <style:text-properties style:font-name="Times New Roman" style:font-name-complex="Times New Roman" fo:font-weight="bold" style:font-weight-asian="bold" style:font-weight-complex="bold"/>
    </style:style>
    <style:style style:name="T581" style:parent-style-name="DefaultParagraphFont" style:family="text">
      <style:text-properties style:font-name="Times New Roman" style:font-name-complex="Times New Roman"/>
    </style:style>
    <style:style style:name="T582" style:parent-style-name="DefaultParagraphFont" style:family="text">
      <style:text-properties style:font-name="Times New Roman" style:font-name-complex="Times New Roman"/>
    </style:style>
    <style:style style:name="T583" style:parent-style-name="DefaultParagraphFont" style:family="text">
      <style:text-properties style:font-name="Times New Roman" style:font-name-complex="Times New Roman"/>
    </style:style>
    <style:style style:name="T584" style:parent-style-name="DefaultParagraphFont" style:family="text">
      <style:text-properties style:font-name="Times New Roman" style:font-name-complex="Times New Roman" fo:font-style="italic" style:font-style-asian="italic" style:font-style-complex="italic"/>
    </style:style>
    <style:style style:name="T585" style:parent-style-name="DefaultParagraphFont" style:family="text">
      <style:text-properties style:font-name="Times New Roman" style:font-name-complex="Times New Roman"/>
    </style:style>
    <style:style style:name="T586" style:parent-style-name="DefaultParagraphFont" style:family="text">
      <style:text-properties style:font-name="Times New Roman" style:font-name-complex="Times New Roman" fo:font-style="italic" style:font-style-asian="italic" style:font-style-complex="italic"/>
    </style:style>
    <style:style style:name="T587" style:parent-style-name="DefaultParagraphFont" style:family="text">
      <style:text-properties style:font-name="Times New Roman" style:font-name-complex="Times New Roman"/>
    </style:style>
    <style:style style:name="T588" style:parent-style-name="DefaultParagraphFont" style:family="text">
      <style:text-properties style:font-name="Times New Roman" style:font-name-complex="Times New Roman" fo:font-weight="bold" style:font-weight-asian="bold" style:font-weight-complex="bold"/>
    </style:style>
    <style:style style:name="T589" style:parent-style-name="DefaultParagraphFont" style:family="text">
      <style:text-properties style:font-name="Times New Roman" style:font-name-complex="Times New Roman"/>
    </style:style>
    <style:style style:name="T590" style:parent-style-name="DefaultParagraphFont" style:family="text">
      <style:text-properties style:font-name="Times New Roman" style:font-name-complex="Times New Roman"/>
    </style:style>
    <style:style style:name="T591" style:parent-style-name="DefaultParagraphFont" style:family="text">
      <style:text-properties style:font-name="Times New Roman" style:font-name-complex="Times New Roman"/>
    </style:style>
    <style:style style:name="T592" style:parent-style-name="DefaultParagraphFont" style:family="text">
      <style:text-properties style:font-name="Times New Roman" style:font-name-complex="Times New Roman" fo:font-style="italic" style:font-style-asian="italic" style:font-style-complex="italic"/>
    </style:style>
    <style:style style:name="T593" style:parent-style-name="DefaultParagraphFont" style:family="text">
      <style:text-properties style:font-name="Times New Roman" style:font-name-complex="Times New Roman"/>
    </style:style>
    <style:style style:name="T594" style:parent-style-name="DefaultParagraphFont" style:family="text">
      <style:text-properties style:font-name="Times New Roman" style:font-name-complex="Times New Roman" fo:font-style="italic" style:font-style-asian="italic" style:font-style-complex="italic"/>
    </style:style>
    <style:style style:name="T595" style:parent-style-name="DefaultParagraphFont" style:family="text">
      <style:text-properties style:font-name="Times New Roman" style:font-name-complex="Times New Roman"/>
    </style:style>
    <style:style style:name="T596" style:parent-style-name="DefaultParagraphFont" style:family="text">
      <style:text-properties style:font-name="Times New Roman" style:font-name-complex="Times New Roman" fo:font-weight="bold" style:font-weight-asian="bold" style:font-weight-complex="bold"/>
    </style:style>
    <style:style style:name="T597" style:parent-style-name="DefaultParagraphFont" style:family="text">
      <style:text-properties style:font-name="Times New Roman" style:font-name-complex="Times New Roman"/>
    </style:style>
    <style:style style:name="T598" style:parent-style-name="DefaultParagraphFont" style:family="text">
      <style:text-properties style:font-name="Times New Roman" style:font-name-complex="Times New Roman"/>
    </style:style>
    <style:style style:name="T599" style:parent-style-name="DefaultParagraphFont" style:family="text">
      <style:text-properties style:font-name="Times New Roman" style:font-name-complex="Times New Roman"/>
    </style:style>
    <style:style style:name="T600" style:parent-style-name="DefaultParagraphFont" style:family="text">
      <style:text-properties style:font-name="Times New Roman" style:font-name-complex="Times New Roman" fo:font-style="italic" style:font-style-asian="italic" style:font-style-complex="italic"/>
    </style:style>
    <style:style style:name="T601" style:parent-style-name="DefaultParagraphFont" style:family="text">
      <style:text-properties style:font-name="Times New Roman" style:font-name-complex="Times New Roman"/>
    </style:style>
    <style:style style:name="T602" style:parent-style-name="DefaultParagraphFont" style:family="text">
      <style:text-properties style:font-name="Times New Roman" style:font-name-complex="Times New Roman" fo:font-weight="bold" style:font-weight-asian="bold" style:font-weight-complex="bold"/>
    </style:style>
    <style:style style:name="T603" style:parent-style-name="DefaultParagraphFont" style:family="text">
      <style:text-properties style:font-name="Times New Roman" style:font-name-complex="Times New Roman"/>
    </style:style>
    <style:style style:name="T604" style:parent-style-name="DefaultParagraphFont" style:family="text">
      <style:text-properties style:font-name="Times New Roman" style:font-name-complex="Times New Roman"/>
    </style:style>
    <style:style style:name="T605" style:parent-style-name="DefaultParagraphFont" style:family="text">
      <style:text-properties style:font-name="Times New Roman" style:font-name-complex="Times New Roman"/>
    </style:style>
    <style:style style:name="T606" style:parent-style-name="DefaultParagraphFont" style:family="text">
      <style:text-properties style:font-name="Times New Roman" style:font-name-complex="Times New Roman" fo:font-style="italic" style:font-style-asian="italic" style:font-style-complex="italic"/>
    </style:style>
    <style:style style:name="T607" style:parent-style-name="DefaultParagraphFont" style:family="text">
      <style:text-properties style:font-name="Times New Roman" style:font-name-complex="Times New Roman"/>
    </style:style>
    <style:style style:name="T608" style:parent-style-name="DefaultParagraphFont" style:family="text">
      <style:text-properties style:font-name="Times New Roman" style:font-name-complex="Times New Roman" fo:font-style="italic" style:font-style-asian="italic" style:font-style-complex="italic"/>
    </style:style>
    <style:style style:name="T609" style:parent-style-name="DefaultParagraphFont" style:family="text">
      <style:text-properties style:font-name="Times New Roman" style:font-name-complex="Times New Roman"/>
    </style:style>
    <style:style style:name="T610" style:parent-style-name="DefaultParagraphFont" style:family="text">
      <style:text-properties style:font-name="Times New Roman" style:font-name-complex="Times New Roman" fo:font-weight="bold" style:font-weight-asian="bold" style:font-weight-complex="bold"/>
    </style:style>
    <style:style style:name="T611" style:parent-style-name="DefaultParagraphFont" style:family="text">
      <style:text-properties style:font-name="Times New Roman" style:font-name-complex="Times New Roman"/>
    </style:style>
    <style:style style:name="T612" style:parent-style-name="DefaultParagraphFont" style:family="text">
      <style:text-properties style:font-name="Times New Roman" style:font-name-complex="Times New Roman"/>
    </style:style>
    <style:style style:name="T613" style:parent-style-name="DefaultParagraphFont" style:family="text">
      <style:text-properties style:font-name="Times New Roman" style:font-name-complex="Times New Roman"/>
    </style:style>
    <style:style style:name="T614" style:parent-style-name="DefaultParagraphFont" style:family="text">
      <style:text-properties style:font-name="Times New Roman" style:font-name-complex="Times New Roman" fo:font-style="italic" style:font-style-asian="italic" style:font-style-complex="italic"/>
    </style:style>
    <style:style style:name="T615" style:parent-style-name="DefaultParagraphFont" style:family="text">
      <style:text-properties style:font-name="Times New Roman" style:font-name-complex="Times New Roman"/>
    </style:style>
    <style:style style:name="T616" style:parent-style-name="DefaultParagraphFont" style:family="text">
      <style:text-properties style:font-name="Times New Roman" style:font-name-complex="Times New Roman" fo:font-weight="bold" style:font-weight-asian="bold" style:font-weight-complex="bold"/>
    </style:style>
    <style:style style:name="T617" style:parent-style-name="DefaultParagraphFont" style:family="text">
      <style:text-properties style:font-name="Times New Roman" style:font-name-complex="Times New Roman"/>
    </style:style>
    <style:style style:name="T618" style:parent-style-name="DefaultParagraphFont" style:family="text">
      <style:text-properties style:font-name="Times New Roman" style:font-name-complex="Times New Roman"/>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fo:font-style="italic" style:font-style-asian="italic" style:font-style-complex="italic"/>
    </style:style>
    <style:style style:name="T621" style:parent-style-name="DefaultParagraphFont" style:family="text">
      <style:text-properties style:font-name="Times New Roman" style:font-name-complex="Times New Roman"/>
    </style:style>
    <style:style style:name="T622" style:parent-style-name="DefaultParagraphFont" style:family="text">
      <style:text-properties style:font-name="Times New Roman" style:font-name-complex="Times New Roman" fo:font-style="italic" style:font-style-asian="italic" style:font-style-complex="italic"/>
    </style:style>
    <style:style style:name="T623" style:parent-style-name="DefaultParagraphFont" style:family="text">
      <style:text-properties style:font-name="Times New Roman" style:font-name-complex="Times New Roman"/>
    </style:style>
    <style:style style:name="T624" style:parent-style-name="DefaultParagraphFont" style:family="text">
      <style:text-properties style:font-name="Times New Roman" style:font-name-complex="Times New Roman" fo:font-weight="bold" style:font-weight-asian="bold" style:font-weight-complex="bold"/>
    </style:style>
    <style:style style:name="T625" style:parent-style-name="DefaultParagraphFont" style:family="text">
      <style:text-properties style:font-name="Times New Roman" style:font-name-complex="Times New Roman"/>
    </style:style>
    <style:style style:name="T626" style:parent-style-name="DefaultParagraphFont" style:family="text">
      <style:text-properties style:font-name="Times New Roman" style:font-name-complex="Times New Roman"/>
    </style:style>
    <style:style style:name="T627" style:parent-style-name="DefaultParagraphFont" style:family="text">
      <style:text-properties style:font-name="Times New Roman" style:font-name-complex="Times New Roman"/>
    </style:style>
    <style:style style:name="T628" style:parent-style-name="DefaultParagraphFont" style:family="text">
      <style:text-properties style:font-name="Times New Roman" style:font-name-complex="Times New Roman" fo:font-style="italic" style:font-style-asian="italic" style:font-style-complex="italic"/>
    </style:style>
    <style:style style:name="T629" style:parent-style-name="DefaultParagraphFont" style:family="text">
      <style:text-properties style:font-name="Times New Roman" style:font-name-complex="Times New Roman"/>
    </style:style>
    <style:style style:name="T630" style:parent-style-name="DefaultParagraphFont" style:family="text">
      <style:text-properties style:font-name="Times New Roman" style:font-name-complex="Times New Roman" fo:font-style="italic" style:font-style-asian="italic" style:font-style-complex="italic"/>
    </style:style>
    <style:style style:name="T631" style:parent-style-name="DefaultParagraphFont" style:family="text">
      <style:text-properties style:font-name="Times New Roman" style:font-name-complex="Times New Roman"/>
    </style:style>
    <style:style style:name="T632" style:parent-style-name="DefaultParagraphFont" style:family="text">
      <style:text-properties style:font-name="Times New Roman" style:font-name-complex="Times New Roman" fo:font-weight="bold" style:font-weight-asian="bold" style:font-weight-complex="bold"/>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T635" style:parent-style-name="DefaultParagraphFont" style:family="text">
      <style:text-properties style:font-name="Times New Roman" style:font-name-complex="Times New Roman"/>
    </style:style>
    <style:style style:name="T636" style:parent-style-name="DefaultParagraphFont" style:family="text">
      <style:text-properties style:font-name="Times New Roman" style:font-name-complex="Times New Roman" fo:font-style="italic" style:font-style-asian="italic" style:font-style-complex="italic"/>
    </style:style>
    <style:style style:name="T637" style:parent-style-name="DefaultParagraphFont" style:family="text">
      <style:text-properties style:font-name="Times New Roman" style:font-name-complex="Times New Roman"/>
    </style:style>
    <style:style style:name="T638" style:parent-style-name="DefaultParagraphFont" style:family="text">
      <style:text-properties style:font-name="Times New Roman" style:font-name-complex="Times New Roman" fo:font-weight="bold" style:font-weight-asian="bold" style:font-weight-complex="bold"/>
    </style:style>
    <style:style style:name="T639" style:parent-style-name="DefaultParagraphFont" style:family="text">
      <style:text-properties style:font-name="Times New Roman" style:font-name-complex="Times New Roman"/>
    </style:style>
    <style:style style:name="T640" style:parent-style-name="DefaultParagraphFont" style:family="text">
      <style:text-properties style:font-name="Times New Roman" style:font-name-complex="Times New Roman"/>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fo:font-style="italic" style:font-style-asian="italic" style:font-style-complex="italic"/>
    </style:style>
    <style:style style:name="T643" style:parent-style-name="DefaultParagraphFont" style:family="text">
      <style:text-properties style:font-name="Times New Roman" style:font-name-complex="Times New Roman"/>
    </style:style>
    <style:style style:name="T644" style:parent-style-name="DefaultParagraphFont" style:family="text">
      <style:text-properties style:font-name="Times New Roman" style:font-name-complex="Times New Roman" fo:font-style="italic" style:font-style-asian="italic" style:font-style-complex="italic"/>
    </style:style>
    <style:style style:name="T645" style:parent-style-name="DefaultParagraphFont" style:family="text">
      <style:text-properties style:font-name="Times New Roman" style:font-name-complex="Times New Roman"/>
    </style:style>
    <style:style style:name="T646" style:parent-style-name="DefaultParagraphFont" style:family="text">
      <style:text-properties style:font-name="Times New Roman" style:font-name-complex="Times New Roman" fo:font-weight="bold" style:font-weight-asian="bold" style:font-weight-complex="bold"/>
    </style:style>
    <style:style style:name="T647" style:parent-style-name="DefaultParagraphFont" style:family="text">
      <style:text-properties style:font-name="Times New Roman" style:font-name-complex="Times New Roman"/>
    </style:style>
    <style:style style:name="T648" style:parent-style-name="DefaultParagraphFont" style:family="text">
      <style:text-properties style:font-name="Times New Roman" style:font-name-complex="Times New Roman"/>
    </style:style>
    <style:style style:name="T649" style:parent-style-name="DefaultParagraphFont" style:family="text">
      <style:text-properties style:font-name="Times New Roman" style:font-name-complex="Times New Roman"/>
    </style:style>
    <style:style style:name="T650" style:parent-style-name="DefaultParagraphFont" style:family="text">
      <style:text-properties style:font-name="Times New Roman" style:font-name-complex="Times New Roman" fo:font-style="italic" style:font-style-asian="italic" style:font-style-complex="italic"/>
    </style:style>
    <style:style style:name="T651" style:parent-style-name="DefaultParagraphFont" style:family="text">
      <style:text-properties style:font-name="Times New Roman" style:font-name-complex="Times New Roman"/>
    </style:style>
    <style:style style:name="T652" style:parent-style-name="DefaultParagraphFont" style:family="text">
      <style:text-properties style:font-name="Times New Roman" style:font-name-complex="Times New Roman" fo:font-weight="bold" style:font-weight-asian="bold" style:font-weight-complex="bold"/>
    </style:style>
    <style:style style:name="T653" style:parent-style-name="DefaultParagraphFont" style:family="text">
      <style:text-properties style:font-name="Times New Roman" style:font-name-complex="Times New Roman"/>
    </style:style>
    <style:style style:name="T654" style:parent-style-name="DefaultParagraphFont" style:family="text">
      <style:text-properties style:font-name="Times New Roman" style:font-name-complex="Times New Roman"/>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fo:font-style="italic" style:font-style-asian="italic" style:font-style-complex="italic"/>
    </style:style>
    <style:style style:name="T657" style:parent-style-name="DefaultParagraphFont" style:family="text">
      <style:text-properties style:font-name="Times New Roman" style:font-name-complex="Times New Roman"/>
    </style:style>
    <style:style style:name="T658" style:parent-style-name="DefaultParagraphFont" style:family="text">
      <style:text-properties style:font-name="Times New Roman" style:font-name-complex="Times New Roman" fo:font-style="italic" style:font-style-asian="italic" style:font-style-complex="italic"/>
    </style:style>
    <style:style style:name="T659" style:parent-style-name="DefaultParagraphFont" style:family="text">
      <style:text-properties style:font-name="Times New Roman" style:font-name-complex="Times New Roman"/>
    </style:style>
    <style:style style:name="T660" style:parent-style-name="DefaultParagraphFont" style:family="text">
      <style:text-properties style:font-name="Times New Roman" style:font-name-complex="Times New Roman" fo:font-weight="bold" style:font-weight-asian="bold" style:font-weight-complex="bold"/>
    </style:style>
    <style:style style:name="T661" style:parent-style-name="DefaultParagraphFont" style:family="text">
      <style:text-properties style:font-name="Times New Roman" style:font-name-complex="Times New Roman"/>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style:style>
    <style:style style:name="T664" style:parent-style-name="DefaultParagraphFont" style:family="text">
      <style:text-properties style:font-name="Times New Roman" style:font-name-complex="Times New Roman" fo:font-style="italic" style:font-style-asian="italic" style:font-style-complex="italic"/>
    </style:style>
    <style:style style:name="T665" style:parent-style-name="DefaultParagraphFont" style:family="text">
      <style:text-properties style:font-name="Times New Roman" style:font-name-complex="Times New Roman"/>
    </style:style>
    <style:style style:name="T666" style:parent-style-name="DefaultParagraphFont" style:family="text">
      <style:text-properties style:font-name="Times New Roman" style:font-name-complex="Times New Roman" fo:font-style="italic" style:font-style-asian="italic" style:font-style-complex="italic"/>
    </style:style>
    <style:style style:name="T667" style:parent-style-name="DefaultParagraphFont" style:family="text">
      <style:text-properties style:font-name="Times New Roman" style:font-name-complex="Times New Roman"/>
    </style:style>
    <style:style style:name="T668" style:parent-style-name="DefaultParagraphFont" style:family="text">
      <style:text-properties style:font-name="Times New Roman" style:font-name-complex="Times New Roman" fo:font-weight="bold" style:font-weight-asian="bold" style:font-weight-complex="bold"/>
    </style:style>
    <style:style style:name="T669" style:parent-style-name="DefaultParagraphFont" style:family="text">
      <style:text-properties style:font-name="Times New Roman" style:font-name-complex="Times New Roman"/>
    </style:style>
    <style:style style:name="T670" style:parent-style-name="DefaultParagraphFont" style:family="text">
      <style:text-properties style:font-name="Times New Roman" style:font-name-complex="Times New Roman"/>
    </style:style>
    <style:style style:name="T671" style:parent-style-name="DefaultParagraphFont" style:family="text">
      <style:text-properties style:font-name="Times New Roman" style:font-name-complex="Times New Roman"/>
    </style:style>
    <style:style style:name="T672" style:parent-style-name="DefaultParagraphFont" style:family="text">
      <style:text-properties style:font-name="Times New Roman" style:font-name-complex="Times New Roman" fo:font-style="italic" style:font-style-asian="italic" style:font-style-complex="italic"/>
    </style:style>
    <style:style style:name="T673" style:parent-style-name="DefaultParagraphFont" style:family="text">
      <style:text-properties style:font-name="Times New Roman" style:font-name-complex="Times New Roman"/>
    </style:style>
    <style:style style:name="T674" style:parent-style-name="DefaultParagraphFont" style:family="text">
      <style:text-properties style:font-name="Times New Roman" style:font-name-complex="Times New Roman" fo:font-style="italic" style:font-style-asian="italic" style:font-style-complex="italic"/>
    </style:style>
    <style:style style:name="T675" style:parent-style-name="DefaultParagraphFont" style:family="text">
      <style:text-properties style:font-name="Times New Roman" style:font-name-complex="Times New Roman"/>
    </style:style>
    <style:style style:name="T676" style:parent-style-name="DefaultParagraphFont" style:family="text">
      <style:text-properties style:font-name="Times New Roman" style:font-name-complex="Times New Roman" fo:font-weight="bold" style:font-weight-asian="bold" style:font-weight-complex="bold"/>
    </style:style>
    <style:style style:name="T677" style:parent-style-name="DefaultParagraphFont" style:family="text">
      <style:text-properties style:font-name="Times New Roman" style:font-name-complex="Times New Roman"/>
    </style:style>
    <style:style style:name="T678" style:parent-style-name="DefaultParagraphFont"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style:style>
    <style:style style:name="T680" style:parent-style-name="DefaultParagraphFont" style:family="text">
      <style:text-properties style:font-name="Times New Roman" style:font-name-complex="Times New Roman" fo:font-style="italic" style:font-style-asian="italic" style:font-style-complex="italic"/>
    </style:style>
    <style:style style:name="T681" style:parent-style-name="DefaultParagraphFont" style:family="text">
      <style:text-properties style:font-name="Times New Roman" style:font-name-complex="Times New Roman"/>
    </style:style>
    <style:style style:name="T682" style:parent-style-name="DefaultParagraphFont" style:family="text">
      <style:text-properties style:font-name="Times New Roman" style:font-name-complex="Times New Roman" fo:font-weight="bold" style:font-weight-asian="bold" style:font-weight-complex="bold"/>
    </style:style>
    <style:style style:name="T683" style:parent-style-name="DefaultParagraphFont" style:family="text">
      <style:text-properties style:font-name="Times New Roman" style:font-name-complex="Times New Roman"/>
    </style:style>
    <style:style style:name="T684" style:parent-style-name="DefaultParagraphFont" style:family="text">
      <style:text-properties style:font-name="Times New Roman" style:font-name-complex="Times New Roman"/>
    </style:style>
    <style:style style:name="T685" style:parent-style-name="DefaultParagraphFont" style:family="text">
      <style:text-properties style:font-name="Times New Roman" style:font-name-complex="Times New Roman"/>
    </style:style>
    <style:style style:name="T686" style:parent-style-name="DefaultParagraphFont" style:family="text">
      <style:text-properties style:font-name="Times New Roman" style:font-name-complex="Times New Roman" fo:font-style="italic" style:font-style-asian="italic" style:font-style-complex="italic"/>
    </style:style>
    <style:style style:name="T687" style:parent-style-name="DefaultParagraphFont" style:family="text">
      <style:text-properties style:font-name="Times New Roman" style:font-name-complex="Times New Roman"/>
    </style:style>
    <style:style style:name="T688" style:parent-style-name="DefaultParagraphFont" style:family="text">
      <style:text-properties style:font-name="Times New Roman" style:font-name-complex="Times New Roman" fo:font-style="italic" style:font-style-asian="italic" style:font-style-complex="italic"/>
    </style:style>
    <style:style style:name="T689" style:parent-style-name="DefaultParagraphFont" style:family="text">
      <style:text-properties style:font-name="Times New Roman" style:font-name-complex="Times New Roman"/>
    </style:style>
    <style:style style:name="T690" style:parent-style-name="DefaultParagraphFont" style:family="text">
      <style:text-properties style:font-name="Times New Roman" style:font-name-complex="Times New Roman" fo:font-weight="bold" style:font-weight-asian="bold" style:font-weight-complex="bold"/>
    </style:style>
    <style:style style:name="T691" style:parent-style-name="DefaultParagraphFont" style:family="text">
      <style:text-properties style:font-name="Times New Roman" style:font-name-complex="Times New Roman"/>
    </style:style>
    <style:style style:name="T692" style:parent-style-name="DefaultParagraphFont" style:family="text">
      <style:text-properties style:font-name="Times New Roman" style:font-name-complex="Times New Roman"/>
    </style:style>
    <style:style style:name="T693" style:parent-style-name="DefaultParagraphFont" style:family="text">
      <style:text-properties style:font-name="Times New Roman" style:font-name-complex="Times New Roman"/>
    </style:style>
    <style:style style:name="T694" style:parent-style-name="DefaultParagraphFont" style:family="text">
      <style:text-properties style:font-name="Times New Roman" style:font-name-complex="Times New Roman" fo:font-style="italic" style:font-style-asian="italic" style:font-style-complex="italic"/>
    </style:style>
    <style:style style:name="T695" style:parent-style-name="DefaultParagraphFont" style:family="text">
      <style:text-properties style:font-name="Times New Roman" style:font-name-complex="Times New Roman"/>
    </style:style>
    <style:style style:name="T696" style:parent-style-name="DefaultParagraphFont" style:family="text">
      <style:text-properties style:font-name="Times New Roman" style:font-name-complex="Times New Roman" fo:font-style="italic" style:font-style-asian="italic" style:font-style-complex="italic"/>
    </style:style>
    <style:style style:name="T697" style:parent-style-name="DefaultParagraphFont" style:family="text">
      <style:text-properties style:font-name="Times New Roman" style:font-name-complex="Times New Roman"/>
    </style:style>
    <style:style style:name="T698" style:parent-style-name="DefaultParagraphFont" style:family="text">
      <style:text-properties style:font-name="Times New Roman" style:font-name-complex="Times New Roman" fo:font-weight="bold" style:font-weight-asian="bold" style:font-weight-complex="bold"/>
    </style:style>
    <style:style style:name="T699" style:parent-style-name="DefaultParagraphFont" style:family="text">
      <style:text-properties style:font-name="Times New Roman" style:font-name-complex="Times New Roman"/>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style:style>
    <style:style style:name="T702" style:parent-style-name="DefaultParagraphFont" style:family="text">
      <style:text-properties style:font-name="Times New Roman" style:font-name-complex="Times New Roman" fo:font-style="italic" style:font-style-asian="italic" style:font-style-complex="italic"/>
    </style:style>
    <style:style style:name="T703" style:parent-style-name="DefaultParagraphFont" style:family="text">
      <style:text-properties style:font-name="Times New Roman" style:font-name-complex="Times New Roman"/>
    </style:style>
    <style:style style:name="T704" style:parent-style-name="DefaultParagraphFont" style:family="text">
      <style:text-properties style:font-name="Times New Roman" style:font-name-complex="Times New Roman" fo:font-style="italic" style:font-style-asian="italic" style:font-style-complex="italic"/>
    </style:style>
    <style:style style:name="T705" style:parent-style-name="DefaultParagraphFont" style:family="text">
      <style:text-properties style:font-name="Times New Roman" style:font-name-complex="Times New Roman"/>
    </style:style>
    <style:style style:name="T706" style:parent-style-name="DefaultParagraphFont" style:family="text">
      <style:text-properties style:font-name="Times New Roman" style:font-name-complex="Times New Roman" fo:font-weight="bold" style:font-weight-asian="bold" style:font-weight-complex="bold"/>
    </style:style>
    <style:style style:name="T707" style:parent-style-name="DefaultParagraphFont" style:family="text">
      <style:text-properties style:font-name="Times New Roman" style:font-name-complex="Times New Roman"/>
    </style:style>
    <style:style style:name="T708" style:parent-style-name="DefaultParagraphFont" style:family="text">
      <style:text-properties style:font-name="Times New Roman" style:font-name-complex="Times New Roman"/>
    </style:style>
    <style:style style:name="T709" style:parent-style-name="DefaultParagraphFont" style:family="text">
      <style:text-properties style:font-name="Times New Roman" style:font-name-complex="Times New Roman"/>
    </style:style>
    <style:style style:name="T710" style:parent-style-name="DefaultParagraphFont" style:family="text">
      <style:text-properties style:font-name="Times New Roman" style:font-name-complex="Times New Roman" fo:font-style="italic" style:font-style-asian="italic" style:font-style-complex="italic"/>
    </style:style>
    <style:style style:name="T711" style:parent-style-name="DefaultParagraphFont" style:family="text">
      <style:text-properties style:font-name="Times New Roman" style:font-name-complex="Times New Roman"/>
    </style:style>
    <style:style style:name="T712" style:parent-style-name="DefaultParagraphFont" style:family="text">
      <style:text-properties style:font-name="Times New Roman" style:font-name-complex="Times New Roman" fo:font-weight="bold" style:font-weight-asian="bold" style:font-weight-complex="bold"/>
    </style:style>
    <style:style style:name="T713" style:parent-style-name="DefaultParagraphFont" style:family="text">
      <style:text-properties style:font-name="Times New Roman" style:font-name-complex="Times New Roman"/>
    </style:style>
    <style:style style:name="T714" style:parent-style-name="DefaultParagraphFont" style:family="text">
      <style:text-properties style:font-name="Times New Roman" style:font-name-complex="Times New Roman"/>
    </style:style>
    <style:style style:name="T715" style:parent-style-name="DefaultParagraphFont" style:family="text">
      <style:text-properties style:font-name="Times New Roman" style:font-name-complex="Times New Roman"/>
    </style:style>
    <style:style style:name="T716" style:parent-style-name="DefaultParagraphFont" style:family="text">
      <style:text-properties style:font-name="Times New Roman" style:font-name-complex="Times New Roman" fo:font-style="italic" style:font-style-asian="italic" style:font-style-complex="italic"/>
    </style:style>
    <style:style style:name="T717" style:parent-style-name="DefaultParagraphFont" style:family="text">
      <style:text-properties style:font-name="Times New Roman" style:font-name-complex="Times New Roman"/>
    </style:style>
    <style:style style:name="T718" style:parent-style-name="DefaultParagraphFont" style:family="text">
      <style:text-properties style:font-name="Times New Roman" style:font-name-complex="Times New Roman" fo:font-style="italic" style:font-style-asian="italic" style:font-style-complex="italic"/>
    </style:style>
    <style:style style:name="T719" style:parent-style-name="DefaultParagraphFont" style:family="text">
      <style:text-properties style:font-name="Times New Roman" style:font-name-complex="Times New Roman"/>
    </style:style>
    <style:style style:name="T720" style:parent-style-name="DefaultParagraphFont" style:family="text">
      <style:text-properties style:font-name="Times New Roman" style:font-name-complex="Times New Roman" fo:font-weight="bold" style:font-weight-asian="bold" style:font-weight-complex="bold"/>
    </style:style>
    <style:style style:name="T721" style:parent-style-name="DefaultParagraphFont" style:family="text">
      <style:text-properties style:font-name="Times New Roman" style:font-name-complex="Times New Roman"/>
    </style:style>
    <style:style style:name="T722" style:parent-style-name="DefaultParagraphFont" style:family="text">
      <style:text-properties style:font-name="Times New Roman" style:font-name-complex="Times New Roman"/>
    </style:style>
    <style:style style:name="T723" style:parent-style-name="DefaultParagraphFont" style:family="text">
      <style:text-properties style:font-name="Times New Roman" style:font-name-complex="Times New Roman"/>
    </style:style>
    <style:style style:name="T724" style:parent-style-name="DefaultParagraphFont" style:family="text">
      <style:text-properties style:font-name="Times New Roman" style:font-name-complex="Times New Roman" fo:font-style="italic" style:font-style-asian="italic" style:font-style-complex="italic"/>
    </style:style>
    <style:style style:name="T725" style:parent-style-name="DefaultParagraphFont" style:family="text">
      <style:text-properties style:font-name="Times New Roman" style:font-name-complex="Times New Roman"/>
    </style:style>
    <style:style style:name="T726" style:parent-style-name="DefaultParagraphFont" style:family="text">
      <style:text-properties style:font-name="Times New Roman" style:font-name-complex="Times New Roman" fo:font-style="italic" style:font-style-asian="italic" style:font-style-complex="italic"/>
    </style:style>
    <style:style style:name="T727" style:parent-style-name="DefaultParagraphFont" style:family="text">
      <style:text-properties style:font-name="Times New Roman" style:font-name-complex="Times New Roman"/>
    </style:style>
    <style:style style:name="T728" style:parent-style-name="DefaultParagraphFont" style:family="text">
      <style:text-properties style:font-name="Times New Roman" style:font-name-complex="Times New Roman" fo:font-weight="bold" style:font-weight-asian="bold" style:font-weight-complex="bold"/>
    </style:style>
    <style:style style:name="T729" style:parent-style-name="DefaultParagraphFont" style:family="text">
      <style:text-properties style:font-name="Times New Roman" style:font-name-complex="Times New Roman"/>
    </style:style>
    <style:style style:name="T730" style:parent-style-name="DefaultParagraphFont" style:family="text">
      <style:text-properties style:font-name="Times New Roman" style:font-name-complex="Times New Roman"/>
    </style:style>
    <style:style style:name="T731" style:parent-style-name="DefaultParagraphFont" style:family="text">
      <style:text-properties style:font-name="Times New Roman" style:font-name-complex="Times New Roman"/>
    </style:style>
    <style:style style:name="T732" style:parent-style-name="DefaultParagraphFont" style:family="text">
      <style:text-properties style:font-name="Times New Roman" style:font-name-complex="Times New Roman" fo:font-style="italic" style:font-style-asian="italic" style:font-style-complex="italic"/>
    </style:style>
    <style:style style:name="T733" style:parent-style-name="DefaultParagraphFont" style:family="text">
      <style:text-properties style:font-name="Times New Roman" style:font-name-complex="Times New Roman"/>
    </style:style>
    <style:style style:name="T734" style:parent-style-name="DefaultParagraphFont" style:family="text">
      <style:text-properties style:font-name="Times New Roman" style:font-name-complex="Times New Roman" fo:font-weight="bold" style:font-weight-asian="bold" style:font-weight-complex="bold"/>
    </style:style>
    <style:style style:name="T735" style:parent-style-name="DefaultParagraphFont" style:family="text">
      <style:text-properties style:font-name="Times New Roman" style:font-name-complex="Times New Roman"/>
    </style:style>
    <style:style style:name="T736" style:parent-style-name="DefaultParagraphFont" style:family="text">
      <style:text-properties style:font-name="Times New Roman" style:font-name-complex="Times New Roman"/>
    </style:style>
    <style:style style:name="T737" style:parent-style-name="DefaultParagraphFont" style:family="text">
      <style:text-properties style:font-name="Times New Roman" style:font-name-complex="Times New Roman"/>
    </style:style>
    <style:style style:name="T738" style:parent-style-name="DefaultParagraphFont" style:family="text">
      <style:text-properties style:font-name="Times New Roman" style:font-name-complex="Times New Roman" fo:font-style="italic" style:font-style-asian="italic" style:font-style-complex="italic"/>
    </style:style>
    <style:style style:name="T739" style:parent-style-name="DefaultParagraphFont" style:family="text">
      <style:text-properties style:font-name="Times New Roman" style:font-name-complex="Times New Roman"/>
    </style:style>
    <style:style style:name="T740" style:parent-style-name="DefaultParagraphFont" style:family="text">
      <style:text-properties style:font-name="Times New Roman" style:font-name-complex="Times New Roman" fo:font-weight="bold" style:font-weight-asian="bold" style:font-weight-complex="bold"/>
    </style:style>
    <style:style style:name="T741" style:parent-style-name="DefaultParagraphFont" style:family="text">
      <style:text-properties style:font-name="Times New Roman" style:font-name-complex="Times New Roman"/>
    </style:style>
    <style:style style:name="T742" style:parent-style-name="DefaultParagraphFont" style:family="text">
      <style:text-properties style:font-name="Times New Roman" style:font-name-complex="Times New Roman"/>
    </style:style>
    <style:style style:name="T743" style:parent-style-name="DefaultParagraphFont" style:family="text">
      <style:text-properties style:font-name="Times New Roman" style:font-name-complex="Times New Roman"/>
    </style:style>
    <style:style style:name="T744" style:parent-style-name="DefaultParagraphFont" style:family="text">
      <style:text-properties style:font-name="Times New Roman" style:font-name-complex="Times New Roman" fo:font-style="italic" style:font-style-asian="italic" style:font-style-complex="italic"/>
    </style:style>
    <style:style style:name="T745" style:parent-style-name="DefaultParagraphFont" style:family="text">
      <style:text-properties style:font-name="Times New Roman" style:font-name-complex="Times New Roman"/>
    </style:style>
    <style:style style:name="T746" style:parent-style-name="DefaultParagraphFont" style:family="text">
      <style:text-properties style:font-name="Times New Roman" style:font-name-complex="Times New Roman" fo:font-style="italic" style:font-style-asian="italic" style:font-style-complex="italic"/>
    </style:style>
    <style:style style:name="T747" style:parent-style-name="DefaultParagraphFont" style:family="text">
      <style:text-properties style:font-name="Times New Roman" style:font-name-complex="Times New Roman"/>
    </style:style>
    <style:style style:name="T748" style:parent-style-name="DefaultParagraphFont" style:family="text">
      <style:text-properties style:font-name="Times New Roman" style:font-name-complex="Times New Roman" fo:font-weight="bold" style:font-weight-asian="bold" style:font-weight-complex="bold"/>
    </style:style>
    <style:style style:name="T749" style:parent-style-name="DefaultParagraphFont" style:family="text">
      <style:text-properties style:font-name="Times New Roman" style:font-name-complex="Times New Roman"/>
    </style:style>
    <style:style style:name="T750" style:parent-style-name="DefaultParagraphFont" style:family="text">
      <style:text-properties style:font-name="Times New Roman" style:font-name-complex="Times New Roman"/>
    </style:style>
    <style:style style:name="T751" style:parent-style-name="DefaultParagraphFont" style:family="text">
      <style:text-properties style:font-name="Times New Roman" style:font-name-complex="Times New Roman"/>
    </style:style>
    <style:style style:name="T752" style:parent-style-name="DefaultParagraphFont" style:family="text">
      <style:text-properties style:font-name="Times New Roman" style:font-name-complex="Times New Roman" fo:font-style="italic" style:font-style-asian="italic" style:font-style-complex="italic"/>
    </style:style>
    <style:style style:name="T753" style:parent-style-name="DefaultParagraphFont" style:family="text">
      <style:text-properties style:font-name="Times New Roman" style:font-name-complex="Times New Roman"/>
    </style:style>
    <style:style style:name="T754" style:parent-style-name="DefaultParagraphFont" style:family="text">
      <style:text-properties style:font-name="Times New Roman" style:font-name-complex="Times New Roman" fo:font-style="italic" style:font-style-asian="italic" style:font-style-complex="italic"/>
    </style:style>
    <style:style style:name="T755" style:parent-style-name="DefaultParagraphFont" style:family="text">
      <style:text-properties style:font-name="Times New Roman" style:font-name-complex="Times New Roman"/>
    </style:style>
    <style:style style:name="T756" style:parent-style-name="DefaultParagraphFont" style:family="text">
      <style:text-properties style:font-name="Times New Roman" style:font-name-complex="Times New Roman" fo:font-weight="bold" style:font-weight-asian="bold" style:font-weight-complex="bold"/>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style:style>
    <style:style style:name="T759" style:parent-style-name="DefaultParagraphFont" style:family="text">
      <style:text-properties style:font-name="Times New Roman" style:font-name-complex="Times New Roman"/>
    </style:style>
    <style:style style:name="T760" style:parent-style-name="DefaultParagraphFont" style:family="text">
      <style:text-properties style:font-name="Times New Roman" style:font-name-complex="Times New Roman" fo:font-style="italic" style:font-style-asian="italic" style:font-style-complex="italic"/>
    </style:style>
    <style:style style:name="T761" style:parent-style-name="DefaultParagraphFont" style:family="text">
      <style:text-properties style:font-name="Times New Roman" style:font-name-complex="Times New Roman"/>
    </style:style>
    <style:style style:name="T762" style:parent-style-name="DefaultParagraphFont" style:family="text">
      <style:text-properties style:font-name="Times New Roman" style:font-name-complex="Times New Roman" fo:font-weight="bold" style:font-weight-asian="bold" style:font-weight-complex="bold"/>
    </style:style>
    <style:style style:name="T763" style:parent-style-name="DefaultParagraphFont" style:family="text">
      <style:text-properties style:font-name="Times New Roman" style:font-name-complex="Times New Roman"/>
    </style:style>
    <style:style style:name="T764" style:parent-style-name="DefaultParagraphFont" style:family="text">
      <style:text-properties style:font-name="Times New Roman" style:font-name-complex="Times New Roman"/>
    </style:style>
    <style:style style:name="T765" style:parent-style-name="DefaultParagraphFont" style:family="text">
      <style:text-properties style:font-name="Times New Roman" style:font-name-complex="Times New Roman"/>
    </style:style>
    <style:style style:name="T766" style:parent-style-name="DefaultParagraphFont" style:family="text">
      <style:text-properties style:font-name="Times New Roman" style:font-name-complex="Times New Roman" fo:font-style="italic" style:font-style-asian="italic" style:font-style-complex="italic"/>
    </style:style>
    <style:style style:name="T767" style:parent-style-name="DefaultParagraphFont" style:family="text">
      <style:text-properties style:font-name="Times New Roman" style:font-name-complex="Times New Roman"/>
    </style:style>
    <style:style style:name="T768" style:parent-style-name="DefaultParagraphFont" style:family="text">
      <style:text-properties style:font-name="Times New Roman" style:font-name-complex="Times New Roman" fo:font-style="italic" style:font-style-asian="italic" style:font-style-complex="italic"/>
    </style:style>
    <style:style style:name="T769" style:parent-style-name="DefaultParagraphFont" style:family="text">
      <style:text-properties style:font-name="Times New Roman" style:font-name-complex="Times New Roman"/>
    </style:style>
    <style:style style:name="T770" style:parent-style-name="DefaultParagraphFont" style:family="text">
      <style:text-properties style:font-name="Times New Roman" style:font-name-complex="Times New Roman" fo:font-weight="bold" style:font-weight-asian="bold" style:font-weight-complex="bold"/>
    </style:style>
    <style:style style:name="T771" style:parent-style-name="DefaultParagraphFont" style:family="text">
      <style:text-properties style:font-name="Times New Roman" style:font-name-complex="Times New Roman"/>
    </style:style>
    <style:style style:name="T772" style:parent-style-name="DefaultParagraphFont" style:family="text">
      <style:text-properties style:font-name="Times New Roman" style:font-name-complex="Times New Roman"/>
    </style:style>
    <style:style style:name="T773" style:parent-style-name="DefaultParagraphFont" style:family="text">
      <style:text-properties style:font-name="Times New Roman" style:font-name-complex="Times New Roman"/>
    </style:style>
    <style:style style:name="T774" style:parent-style-name="DefaultParagraphFont" style:family="text">
      <style:text-properties style:font-name="Times New Roman" style:font-name-complex="Times New Roman" fo:font-style="italic" style:font-style-asian="italic" style:font-style-complex="italic"/>
    </style:style>
    <style:style style:name="T775" style:parent-style-name="DefaultParagraphFont" style:family="text">
      <style:text-properties style:font-name="Times New Roman" style:font-name-complex="Times New Roman"/>
    </style:style>
    <style:style style:name="T776" style:parent-style-name="DefaultParagraphFont" style:family="text">
      <style:text-properties style:font-name="Times New Roman" style:font-name-complex="Times New Roman" fo:font-style="italic" style:font-style-asian="italic" style:font-style-complex="italic"/>
    </style:style>
    <style:style style:name="T777" style:parent-style-name="DefaultParagraphFont" style:family="text">
      <style:text-properties style:font-name="Times New Roman" style:font-name-complex="Times New Roman"/>
    </style:style>
    <style:style style:name="T778" style:parent-style-name="DefaultParagraphFont" style:family="text">
      <style:text-properties style:font-name="Times New Roman" style:font-name-complex="Times New Roman" fo:font-weight="bold" style:font-weight-asian="bold" style:font-weight-complex="bold"/>
    </style:style>
    <style:style style:name="T779" style:parent-style-name="DefaultParagraphFont" style:family="text">
      <style:text-properties style:font-name="Times New Roman" style:font-name-complex="Times New Roman"/>
    </style:style>
    <style:style style:name="T780" style:parent-style-name="DefaultParagraphFont" style:family="text">
      <style:text-properties style:font-name="Times New Roman" style:font-name-complex="Times New Roman"/>
    </style:style>
    <style:style style:name="T781" style:parent-style-name="DefaultParagraphFont" style:family="text">
      <style:text-properties style:font-name="Times New Roman" style:font-name-complex="Times New Roman"/>
    </style:style>
    <style:style style:name="T782" style:parent-style-name="DefaultParagraphFont" style:family="text">
      <style:text-properties style:font-name="Times New Roman" style:font-name-complex="Times New Roman" fo:font-style="italic" style:font-style-asian="italic" style:font-style-complex="italic"/>
    </style:style>
    <style:style style:name="T783" style:parent-style-name="DefaultParagraphFont" style:family="text">
      <style:text-properties style:font-name="Times New Roman" style:font-name-complex="Times New Roman"/>
    </style:style>
    <style:style style:name="T784" style:parent-style-name="DefaultParagraphFont" style:family="text">
      <style:text-properties style:font-name="Times New Roman" style:font-name-complex="Times New Roman" fo:font-weight="bold" style:font-weight-asian="bold" style:font-weight-complex="bold"/>
    </style:style>
    <style:style style:name="T785" style:parent-style-name="DefaultParagraphFont" style:family="text">
      <style:text-properties style:font-name="Times New Roman" style:font-name-complex="Times New Roman"/>
    </style:style>
    <style:style style:name="T786" style:parent-style-name="DefaultParagraphFont" style:family="text">
      <style:text-properties style:font-name="Times New Roman" style:font-name-complex="Times New Roman"/>
    </style:style>
    <style:style style:name="T787" style:parent-style-name="DefaultParagraphFont" style:family="text">
      <style:text-properties style:font-name="Times New Roman" style:font-name-complex="Times New Roman"/>
    </style:style>
    <style:style style:name="T788" style:parent-style-name="DefaultParagraphFont" style:family="text">
      <style:text-properties style:font-name="Times New Roman" style:font-name-complex="Times New Roman" fo:font-style="italic" style:font-style-asian="italic" style:font-style-complex="italic"/>
    </style:style>
    <style:style style:name="T789" style:parent-style-name="DefaultParagraphFont" style:family="text">
      <style:text-properties style:font-name="Times New Roman" style:font-name-complex="Times New Roman"/>
    </style:style>
    <style:style style:name="T790" style:parent-style-name="DefaultParagraphFont" style:family="text">
      <style:text-properties style:font-name="Times New Roman" style:font-name-complex="Times New Roman" fo:font-weight="bold" style:font-weight-asian="bold" style:font-weight-complex="bold"/>
    </style:style>
    <style:style style:name="T791" style:parent-style-name="DefaultParagraphFont" style:family="text">
      <style:text-properties style:font-name="Times New Roman" style:font-name-complex="Times New Roman"/>
    </style:style>
    <style:style style:name="T792" style:parent-style-name="DefaultParagraphFont" style:family="text">
      <style:text-properties style:font-name="Times New Roman" style:font-name-complex="Times New Roman"/>
    </style:style>
    <style:style style:name="T793" style:parent-style-name="DefaultParagraphFont" style:family="text">
      <style:text-properties style:font-name="Times New Roman" style:font-name-complex="Times New Roman"/>
    </style:style>
    <style:style style:name="T794" style:parent-style-name="DefaultParagraphFont" style:family="text">
      <style:text-properties style:font-name="Times New Roman" style:font-name-complex="Times New Roman" fo:font-style="italic" style:font-style-asian="italic" style:font-style-complex="italic"/>
    </style:style>
    <style:style style:name="T795" style:parent-style-name="DefaultParagraphFont" style:family="text">
      <style:text-properties style:font-name="Times New Roman" style:font-name-complex="Times New Roman"/>
    </style:style>
    <style:style style:name="T796" style:parent-style-name="DefaultParagraphFont" style:family="text">
      <style:text-properties style:font-name="Times New Roman" style:font-name-complex="Times New Roman" fo:font-style="italic" style:font-style-asian="italic" style:font-style-complex="italic"/>
    </style:style>
    <style:style style:name="T797" style:parent-style-name="DefaultParagraphFont" style:family="text">
      <style:text-properties style:font-name="Times New Roman" style:font-name-complex="Times New Roman"/>
    </style:style>
    <style:style style:name="T798" style:parent-style-name="DefaultParagraphFont" style:family="text">
      <style:text-properties style:font-name="Times New Roman" style:font-name-complex="Times New Roman" fo:font-weight="bold" style:font-weight-asian="bold" style:font-weight-complex="bold"/>
    </style:style>
    <style:style style:name="T799" style:parent-style-name="DefaultParagraphFont" style:family="text">
      <style:text-properties style:font-name="Times New Roman" style:font-name-complex="Times New Roman"/>
    </style:style>
    <style:style style:name="T800" style:parent-style-name="DefaultParagraphFont" style:family="text">
      <style:text-properties style:font-name="Times New Roman" style:font-name-complex="Times New Roman"/>
    </style:style>
    <style:style style:name="T801" style:parent-style-name="DefaultParagraphFont" style:family="text">
      <style:text-properties style:font-name="Times New Roman" style:font-name-complex="Times New Roman"/>
    </style:style>
    <style:style style:name="T802" style:parent-style-name="DefaultParagraphFont" style:family="text">
      <style:text-properties style:font-name="Times New Roman" style:font-name-complex="Times New Roman" fo:font-style="italic" style:font-style-asian="italic" style:font-style-complex="italic"/>
    </style:style>
    <style:style style:name="T803" style:parent-style-name="DefaultParagraphFont" style:family="text">
      <style:text-properties style:font-name="Times New Roman" style:font-name-complex="Times New Roman"/>
    </style:style>
    <style:style style:name="T804" style:parent-style-name="DefaultParagraphFont" style:family="text">
      <style:text-properties style:font-name="Times New Roman" style:font-name-complex="Times New Roman" fo:font-style="italic" style:font-style-asian="italic" style:font-style-complex="italic"/>
    </style:style>
    <style:style style:name="T805" style:parent-style-name="DefaultParagraphFont" style:family="text">
      <style:text-properties style:font-name="Times New Roman" style:font-name-complex="Times New Roman"/>
    </style:style>
    <style:style style:name="T806" style:parent-style-name="DefaultParagraphFont" style:family="text">
      <style:text-properties style:font-name="Times New Roman" style:font-name-complex="Times New Roman" fo:font-weight="bold" style:font-weight-asian="bold" style:font-weight-complex="bold"/>
    </style:style>
    <style:style style:name="T807" style:parent-style-name="DefaultParagraphFont" style:family="text">
      <style:text-properties style:font-name="Times New Roman" style:font-name-complex="Times New Roman"/>
    </style:style>
    <style:style style:name="T808" style:parent-style-name="DefaultParagraphFont" style:family="text">
      <style:text-properties style:font-name="Times New Roman" style:font-name-complex="Times New Roman"/>
    </style:style>
    <style:style style:name="T809" style:parent-style-name="DefaultParagraphFont" style:family="text">
      <style:text-properties style:font-name="Times New Roman" style:font-name-complex="Times New Roman"/>
    </style:style>
    <style:style style:name="T810" style:parent-style-name="DefaultParagraphFont" style:family="text">
      <style:text-properties style:font-name="Times New Roman" style:font-name-complex="Times New Roman" fo:font-style="italic" style:font-style-asian="italic" style:font-style-complex="italic"/>
    </style:style>
    <style:style style:name="T811" style:parent-style-name="DefaultParagraphFont" style:family="text">
      <style:text-properties style:font-name="Times New Roman" style:font-name-complex="Times New Roman"/>
    </style:style>
    <style:style style:name="T812" style:parent-style-name="DefaultParagraphFont" style:family="text">
      <style:text-properties style:font-name="Times New Roman" style:font-name-complex="Times New Roman" fo:font-weight="bold" style:font-weight-asian="bold" style:font-weight-complex="bold"/>
    </style:style>
    <style:style style:name="T813" style:parent-style-name="DefaultParagraphFont" style:family="text">
      <style:text-properties style:font-name="Times New Roman" style:font-name-complex="Times New Roman"/>
    </style:style>
    <style:style style:name="T814" style:parent-style-name="DefaultParagraphFont" style:family="text">
      <style:text-properties style:font-name="Times New Roman" style:font-name-complex="Times New Roman"/>
    </style:style>
    <style:style style:name="T815" style:parent-style-name="DefaultParagraphFont" style:family="text">
      <style:text-properties style:font-name="Times New Roman" style:font-name-complex="Times New Roman"/>
    </style:style>
    <style:style style:name="T816" style:parent-style-name="DefaultParagraphFont" style:family="text">
      <style:text-properties style:font-name="Times New Roman" style:font-name-complex="Times New Roman" fo:font-style="italic" style:font-style-asian="italic" style:font-style-complex="italic"/>
    </style:style>
    <style:style style:name="T817" style:parent-style-name="DefaultParagraphFont" style:family="text">
      <style:text-properties style:font-name="Times New Roman" style:font-name-complex="Times New Roman"/>
    </style:style>
    <style:style style:name="T818" style:parent-style-name="DefaultParagraphFont" style:family="text">
      <style:text-properties style:font-name="Times New Roman" style:font-name-complex="Times New Roman" fo:font-weight="bold" style:font-weight-asian="bold" style:font-weight-complex="bold"/>
    </style:style>
    <style:style style:name="T819" style:parent-style-name="DefaultParagraphFont" style:family="text">
      <style:text-properties style:font-name="Times New Roman" style:font-name-complex="Times New Roman"/>
    </style:style>
    <style:style style:name="T820" style:parent-style-name="DefaultParagraphFont" style:family="text">
      <style:text-properties style:font-name="Times New Roman" style:font-name-complex="Times New Roman"/>
    </style:style>
    <style:style style:name="T821" style:parent-style-name="DefaultParagraphFont" style:family="text">
      <style:text-properties style:font-name="Times New Roman" style:font-name-complex="Times New Roman"/>
    </style:style>
    <style:style style:name="T822" style:parent-style-name="DefaultParagraphFont" style:family="text">
      <style:text-properties style:font-name="Times New Roman" style:font-name-complex="Times New Roman" fo:font-style="italic" style:font-style-asian="italic" style:font-style-complex="italic"/>
    </style:style>
    <style:style style:name="T823" style:parent-style-name="DefaultParagraphFont" style:family="text">
      <style:text-properties style:font-name="Times New Roman" style:font-name-complex="Times New Roman"/>
    </style:style>
    <style:style style:name="T824" style:parent-style-name="DefaultParagraphFont" style:family="text">
      <style:text-properties style:font-name="Times New Roman" style:font-name-complex="Times New Roman" fo:font-weight="bold" style:font-weight-asian="bold" style:font-weight-complex="bold"/>
    </style:style>
    <style:style style:name="T825" style:parent-style-name="DefaultParagraphFont" style:family="text">
      <style:text-properties style:font-name="Times New Roman" style:font-name-complex="Times New Roman"/>
    </style:style>
    <style:style style:name="T826" style:parent-style-name="DefaultParagraphFont" style:family="text">
      <style:text-properties style:font-name="Times New Roman" style:font-name-complex="Times New Roman"/>
    </style:style>
    <style:style style:name="T827" style:parent-style-name="DefaultParagraphFont" style:family="text">
      <style:text-properties style:font-name="Times New Roman" style:font-name-complex="Times New Roman"/>
    </style:style>
    <style:style style:name="T828" style:parent-style-name="DefaultParagraphFont" style:family="text">
      <style:text-properties style:font-name="Times New Roman" style:font-name-complex="Times New Roman" fo:font-style="italic" style:font-style-asian="italic" style:font-style-complex="italic"/>
    </style:style>
    <style:style style:name="T829" style:parent-style-name="DefaultParagraphFont" style:family="text">
      <style:text-properties style:font-name="Times New Roman" style:font-name-complex="Times New Roman"/>
    </style:style>
    <style:style style:name="T830" style:parent-style-name="DefaultParagraphFont" style:family="text">
      <style:text-properties style:font-name="Times New Roman" style:font-name-complex="Times New Roman" fo:font-weight="bold" style:font-weight-asian="bold" style:font-weight-complex="bold"/>
    </style:style>
    <style:style style:name="T831" style:parent-style-name="DefaultParagraphFont" style:family="text">
      <style:text-properties style:font-name="Times New Roman" style:font-name-complex="Times New Roman"/>
    </style:style>
    <style:style style:name="T832" style:parent-style-name="DefaultParagraphFont" style:family="text">
      <style:text-properties style:font-name="Times New Roman" style:font-name-complex="Times New Roman"/>
    </style:style>
    <style:style style:name="T833" style:parent-style-name="DefaultParagraphFont" style:family="text">
      <style:text-properties style:font-name="Times New Roman" style:font-name-complex="Times New Roman"/>
    </style:style>
    <style:style style:name="T834" style:parent-style-name="DefaultParagraphFont" style:family="text">
      <style:text-properties style:font-name="Times New Roman" style:font-name-complex="Times New Roman"/>
    </style:style>
    <style:style style:name="T835" style:parent-style-name="DefaultParagraphFont" style:family="text">
      <style:text-properties style:font-name="Times New Roman" style:font-name-complex="Times New Roman" fo:font-style="italic" style:font-style-asian="italic" style:font-style-complex="italic"/>
    </style:style>
    <style:style style:name="T836" style:parent-style-name="DefaultParagraphFont" style:family="text">
      <style:text-properties style:font-name="Times New Roman" style:font-name-complex="Times New Roman"/>
    </style:style>
    <style:style style:name="T837" style:parent-style-name="DefaultParagraphFont" style:family="text">
      <style:text-properties style:font-name="Times New Roman" style:font-name-complex="Times New Roman" fo:font-style="italic" style:font-style-asian="italic" style:font-style-complex="italic"/>
    </style:style>
    <style:style style:name="T838" style:parent-style-name="DefaultParagraphFont" style:family="text">
      <style:text-properties style:font-name="Times New Roman" style:font-name-complex="Times New Roman"/>
    </style:style>
    <style:style style:name="T839" style:parent-style-name="DefaultParagraphFont" style:family="text">
      <style:text-properties style:font-name="Times New Roman" style:font-name-complex="Times New Roman" fo:font-weight="bold" style:font-weight-asian="bold" style:font-weight-complex="bold"/>
    </style:style>
    <style:style style:name="T840" style:parent-style-name="DefaultParagraphFont" style:family="text">
      <style:text-properties style:font-name="Times New Roman" style:font-name-complex="Times New Roman"/>
    </style:style>
    <style:style style:name="T841" style:parent-style-name="DefaultParagraphFont" style:family="text">
      <style:text-properties style:font-name="Times New Roman" style:font-name-complex="Times New Roman"/>
    </style:style>
    <style:style style:name="T842" style:parent-style-name="DefaultParagraphFont" style:family="text">
      <style:text-properties style:font-name="Times New Roman" style:font-name-complex="Times New Roman"/>
    </style:style>
    <style:style style:name="T843" style:parent-style-name="DefaultParagraphFont" style:family="text">
      <style:text-properties style:font-name="Times New Roman" style:font-name-complex="Times New Roman" fo:font-style="italic" style:font-style-asian="italic" style:font-style-complex="italic"/>
    </style:style>
    <style:style style:name="T844" style:parent-style-name="DefaultParagraphFont" style:family="text">
      <style:text-properties style:font-name="Times New Roman" style:font-name-complex="Times New Roman"/>
    </style:style>
    <style:style style:name="T845" style:parent-style-name="DefaultParagraphFont" style:family="text">
      <style:text-properties style:font-name="Times New Roman" style:font-name-complex="Times New Roman" fo:font-weight="bold" style:font-weight-asian="bold" style:font-weight-complex="bold"/>
    </style:style>
    <style:style style:name="T846" style:parent-style-name="DefaultParagraphFont" style:family="text">
      <style:text-properties style:font-name="Times New Roman" style:font-name-complex="Times New Roman"/>
    </style:style>
    <style:style style:name="T847" style:parent-style-name="DefaultParagraphFont" style:family="text">
      <style:text-properties style:font-name="Times New Roman" style:font-name-complex="Times New Roman"/>
    </style:style>
    <style:style style:name="T848" style:parent-style-name="DefaultParagraphFont" style:family="text">
      <style:text-properties style:font-name="Times New Roman" style:font-name-complex="Times New Roman"/>
    </style:style>
    <style:style style:name="T849" style:parent-style-name="DefaultParagraphFont" style:family="text">
      <style:text-properties style:font-name="Times New Roman" style:font-name-complex="Times New Roman" fo:font-style="italic" style:font-style-asian="italic" style:font-style-complex="italic"/>
    </style:style>
    <style:style style:name="T850" style:parent-style-name="DefaultParagraphFont" style:family="text">
      <style:text-properties style:font-name="Times New Roman" style:font-name-complex="Times New Roman"/>
    </style:style>
    <style:style style:name="T851" style:parent-style-name="DefaultParagraphFont" style:family="text">
      <style:text-properties style:font-name="Times New Roman" style:font-name-complex="Times New Roman" fo:font-style="italic" style:font-style-asian="italic" style:font-style-complex="italic"/>
    </style:style>
    <style:style style:name="T852" style:parent-style-name="DefaultParagraphFont" style:family="text">
      <style:text-properties style:font-name="Times New Roman" style:font-name-complex="Times New Roman"/>
    </style:style>
    <style:style style:name="T853" style:parent-style-name="DefaultParagraphFont" style:family="text">
      <style:text-properties style:font-name="Times New Roman" style:font-name-complex="Times New Roman" fo:font-weight="bold" style:font-weight-asian="bold" style:font-weight-complex="bold"/>
    </style:style>
    <style:style style:name="T854" style:parent-style-name="DefaultParagraphFont" style:family="text">
      <style:text-properties style:font-name="Times New Roman" style:font-name-complex="Times New Roman"/>
    </style:style>
    <style:style style:name="T855" style:parent-style-name="DefaultParagraphFont" style:family="text">
      <style:text-properties style:font-name="Times New Roman" style:font-name-complex="Times New Roman"/>
    </style:style>
    <style:style style:name="T856" style:parent-style-name="DefaultParagraphFont" style:family="text">
      <style:text-properties style:font-name="Times New Roman" style:font-name-complex="Times New Roman"/>
    </style:style>
    <style:style style:name="T857" style:parent-style-name="DefaultParagraphFont" style:family="text">
      <style:text-properties style:font-name="Times New Roman" style:font-name-complex="Times New Roman" fo:font-style="italic" style:font-style-asian="italic" style:font-style-complex="italic"/>
    </style:style>
    <style:style style:name="T858" style:parent-style-name="DefaultParagraphFont" style:family="text">
      <style:text-properties style:font-name="Times New Roman" style:font-name-complex="Times New Roman"/>
    </style:style>
    <style:style style:name="T859" style:parent-style-name="DefaultParagraphFont" style:family="text">
      <style:text-properties style:font-name="Times New Roman" style:font-name-complex="Times New Roman" fo:font-style="italic" style:font-style-asian="italic" style:font-style-complex="italic"/>
    </style:style>
    <style:style style:name="T860" style:parent-style-name="DefaultParagraphFont" style:family="text">
      <style:text-properties style:font-name="Times New Roman" style:font-name-complex="Times New Roman"/>
    </style:style>
    <style:style style:name="T861" style:parent-style-name="DefaultParagraphFont" style:family="text">
      <style:text-properties style:font-name="Times New Roman" style:font-name-complex="Times New Roman" fo:font-weight="bold" style:font-weight-asian="bold" style:font-weight-complex="bold"/>
    </style:style>
    <style:style style:name="T862" style:parent-style-name="DefaultParagraphFont" style:family="text">
      <style:text-properties style:font-name="Times New Roman" style:font-name-complex="Times New Roman"/>
    </style:style>
    <style:style style:name="P863" style:parent-style-name="Normal" style:family="paragraph">
      <style:paragraph-properties fo:text-align="justify" fo:margin-top="0.1666in"/>
    </style:style>
    <style:style style:name="T864" style:parent-style-name="DefaultParagraphFont" style:family="text">
      <style:text-properties style:font-name="Times New Roman" style:font-name-complex="Times New Roman"/>
    </style:style>
    <style:style style:name="TableColumn866" style:family="table-column">
      <style:table-column-properties style:column-width="3.2465in" style:use-optimal-column-width="false"/>
    </style:style>
    <style:style style:name="TableColumn867" style:family="table-column">
      <style:table-column-properties style:column-width="3.2465in" style:use-optimal-column-width="false"/>
    </style:style>
    <style:style style:name="Table865" style:family="table">
      <style:table-properties style:width="6.493in" fo:margin-left="0in" table:align="left"/>
    </style:style>
    <style:style style:name="TableRow868" style:family="table-row">
      <style:table-row-properties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center" fo:margin-top="0.1666in" fo:line-height="100%"/>
    </style:style>
    <style:style style:name="T87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center" fo:margin-top="0.1666in" fo:line-height="100%"/>
    </style:style>
    <style:style style:name="T87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center" fo:margin-top="0.1666in" fo:line-height="100%"/>
    </style:style>
    <style:style style:name="T87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879" style:parent-style-name="Normal" style:family="paragraph">
      <style:paragraph-properties fo:text-align="center" fo:margin-top="0.1666in" fo:line-height="100%"/>
    </style:style>
    <style:style style:name="T88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top="0.1666in" fo:line-height="100%"/>
    </style:style>
    <style:style style:name="T88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884" style:parent-style-name="Normal" style:family="paragraph">
      <style:paragraph-properties fo:text-align="center" fo:margin-top="0.1666in" fo:line-height="100%"/>
    </style:style>
    <style:style style:name="P885" style:parent-style-name="Normal" style:family="paragraph">
      <style:paragraph-properties fo:margin-top="0.1666in" fo:line-height="100%"/>
    </style:style>
    <style:style style:name="T88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887" style:parent-style-name="ListParagraph" style:family="paragraph">
      <style:paragraph-properties fo:margin-top="0.1666in" fo:line-height="100%"/>
    </style:style>
    <style:style style:name="T88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88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890" style:parent-style-name="ListParagraph" style:family="paragraph">
      <style:paragraph-properties fo:margin-top="0.1666in" fo:line-height="100%"/>
    </style:style>
    <style:style style:name="T89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89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893"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89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895" style:parent-style-name="ListParagraph" style:family="paragraph">
      <style:paragraph-properties fo:margin-top="0.1666in" fo:line-height="100%"/>
    </style:style>
    <style:style style:name="T89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897" style:family="table-row">
      <style:table-row-properties style:use-optimal-row-height="fals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fo:margin-top="0.1666in" fo:line-height="100%"/>
    </style:style>
    <style:style style:name="T90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top="0.1666in" fo:line-height="100%"/>
    </style:style>
    <style:style style:name="T90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04" style:parent-style-name="Normal" style:family="paragraph">
      <style:paragraph-properties fo:text-align="center" fo:margin-top="0.1666in" fo:line-height="100%"/>
    </style:style>
    <style:style style:name="P905" style:parent-style-name="Normal" style:family="paragraph">
      <style:paragraph-properties fo:margin-top="0.1666in" fo:line-height="100%"/>
    </style:style>
    <style:style style:name="T90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07" style:parent-style-name="ListParagraph" style:family="paragraph">
      <style:paragraph-properties fo:margin-top="0.1666in" fo:line-height="100%"/>
    </style:style>
    <style:style style:name="T90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09" style:parent-style-name="ListParagraph" style:family="paragraph">
      <style:paragraph-properties fo:margin-top="0.1666in" fo:line-height="100%"/>
    </style:style>
    <style:style style:name="T91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1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12"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1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14" style:parent-style-name="ListParagraph" style:family="paragraph">
      <style:paragraph-properties fo:margin-top="0.1666in" fo:line-height="100%"/>
    </style:style>
    <style:style style:name="T91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916" style:family="table-row">
      <style:table-row-properties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center" fo:margin-top="0.1666in" fo:line-height="100%"/>
    </style:style>
    <style:style style:name="T91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20" style:parent-style-name="Normal" style:family="paragraph">
      <style:paragraph-properties fo:text-align="center" fo:margin-top="0.1666in" fo:line-height="100%"/>
    </style:style>
    <style:style style:name="T92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top="0.1666in" fo:line-height="100%"/>
    </style:style>
    <style:style style:name="T92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25" style:parent-style-name="Normal" style:family="paragraph">
      <style:paragraph-properties fo:text-align="center" fo:margin-top="0.1666in" fo:line-height="100%"/>
    </style:style>
    <style:style style:name="P926" style:parent-style-name="Normal" style:family="paragraph">
      <style:paragraph-properties fo:margin-top="0.1666in" fo:line-height="100%"/>
    </style:style>
    <style:style style:name="T92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28" style:parent-style-name="ListParagraph" style:family="paragraph">
      <style:paragraph-properties fo:margin-top="0.1666in" fo:line-height="100%"/>
    </style:style>
    <style:style style:name="T92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30"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3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32" style:parent-style-name="ListParagraph" style:family="paragraph">
      <style:paragraph-properties fo:margin-top="0.1666in" fo:line-height="100%"/>
    </style:style>
    <style:style style:name="T93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3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35"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3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center" fo:margin-top="0.1666in" fo:line-height="100%"/>
    </style:style>
    <style:style style:name="T94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4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top="0.1666in" fo:line-height="100%"/>
    </style:style>
    <style:style style:name="T94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4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46" style:parent-style-name="Normal" style:family="paragraph">
      <style:paragraph-properties fo:text-align="center" fo:margin-top="0.1666in" fo:line-height="100%"/>
    </style:style>
    <style:style style:name="P947" style:parent-style-name="Normal" style:family="paragraph">
      <style:paragraph-properties fo:margin-top="0.1666in" fo:line-height="100%"/>
    </style:style>
    <style:style style:name="T94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49" style:parent-style-name="Normal" style:family="paragraph">
      <style:paragraph-properties fo:text-align="center" fo:margin-top="0.1666in" fo:line-height="100%"/>
    </style:style>
    <style:style style:name="P950" style:parent-style-name="Normal" style:family="paragraph">
      <style:paragraph-properties fo:margin-top="0.1666in" fo:line-height="100%"/>
    </style:style>
    <style:style style:name="T95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52" style:parent-style-name="ListParagraph" style:family="paragraph">
      <style:paragraph-properties fo:margin-top="0.1666in" fo:line-height="100%"/>
    </style:style>
    <style:style style:name="T95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54"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5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56" style:parent-style-name="ListParagraph" style:family="paragraph">
      <style:paragraph-properties fo:margin-top="0.1666in" fo:line-height="100%"/>
    </style:style>
    <style:style style:name="T95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5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59"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6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1" style:parent-style-name="ListParagraph" style:family="paragraph">
      <style:paragraph-properties fo:margin-top="0.1666in" fo:line-height="100%"/>
    </style:style>
    <style:style style:name="T96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3" style:parent-style-name="ListParagraph" style:family="paragraph">
      <style:paragraph-properties fo:margin-top="0.1666in" fo:line-height="100%"/>
    </style:style>
    <style:style style:name="T96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5" style:parent-style-name="Normal" style:family="paragraph">
      <style:paragraph-properties fo:margin-top="0.1666in"/>
    </style:style>
    <style:style style:name="T966" style:parent-style-name="DefaultParagraphFont" style:family="text">
      <style:text-properties style:font-name="Times New Roman" style:font-name-complex="Times New Roman" fo:font-weight="bold" style:font-weight-asian="bold" style:font-weight-complex="bold"/>
    </style:style>
    <style:style style:name="T967" style:parent-style-name="DefaultParagraphFont" style:family="text">
      <style:text-properties style:font-name="Times New Roman" style:font-name-complex="Times New Roman"/>
    </style:style>
    <style:style style:name="P968" style:parent-style-name="Normal" style:family="paragraph">
      <style:paragraph-properties fo:margin-top="0.1666in"/>
      <style:text-properties style:font-name="Times New Roman" style:font-name-complex="Times New Roman"/>
    </style:style>
    <style:style style:name="TableColumn970" style:family="table-column">
      <style:table-column-properties style:column-width="1.2284in" style:use-optimal-column-width="false"/>
    </style:style>
    <style:style style:name="TableColumn971" style:family="table-column">
      <style:table-column-properties style:column-width="1.6256in" style:use-optimal-column-width="false"/>
    </style:style>
    <style:style style:name="TableColumn972" style:family="table-column">
      <style:table-column-properties style:column-width="1.2291in" style:use-optimal-column-width="false"/>
    </style:style>
    <style:style style:name="TableColumn973" style:family="table-column">
      <style:table-column-properties style:column-width="1.2291in" style:use-optimal-column-width="false"/>
    </style:style>
    <style:style style:name="TableColumn974" style:family="table-column">
      <style:table-column-properties style:column-width="1.1805in" style:use-optimal-column-width="false"/>
    </style:style>
    <style:style style:name="Table969" style:family="table">
      <style:table-properties style:width="6.493in" fo:margin-left="0in" table:align="left"/>
    </style:style>
    <style:style style:name="TableRow975" style:family="table-row">
      <style:table-row-properties style:use-optimal-row-height="false"/>
    </style:style>
    <style:style style:name="TableCell976" style:family="table-cell">
      <style:table-cell-properties fo:border="0.0069in solid #000000" style:writing-mode="lr-tb" style:vertical-align="bottom" fo:padding-top="0in" fo:padding-left="0.075in" fo:padding-bottom="0in" fo:padding-right="0.075in"/>
    </style:style>
    <style:style style:name="P977" style:parent-style-name="Normal" style:family="paragraph">
      <style:paragraph-properties fo:text-align="center" fo:line-height="100%"/>
    </style:style>
    <style:style style:name="T978" style:parent-style-name="DefaultParagraphFont" style:family="text">
      <style:text-properties style:font-name="Times New Roman" style:font-name-asian="Cambria" style:font-name-complex="Times New Roman" fo:font-weight="bold" style:font-weight-asian="bold" style:font-weight-complex="bold" style:letter-kerning="true" fo:font-size="12pt" style:font-size-asian="12pt" style:font-size-complex="12pt"/>
    </style:style>
    <style:style style:name="TableCell979" style:family="table-cell">
      <style:table-cell-properties fo:border="0.0069in solid #000000" style:writing-mode="lr-tb" style:vertical-align="bottom" fo:padding-top="0in" fo:padding-left="0.075in" fo:padding-bottom="0in" fo:padding-right="0.075in"/>
    </style:style>
    <style:style style:name="P980" style:parent-style-name="Normal" style:family="paragraph">
      <style:paragraph-properties fo:text-align="center" fo:line-height="100%"/>
    </style:style>
    <style:style style:name="T981" style:parent-style-name="DefaultParagraphFont" style:family="text">
      <style:text-properties style:font-name="Times New Roman" style:font-name-asian="Cambria" style:font-name-complex="Times New Roman" fo:font-weight="bold" style:font-weight-asian="bold" style:font-weight-complex="bold" style:letter-kerning="true" fo:font-size="12pt" style:font-size-asian="12pt" style:font-size-complex="12pt"/>
    </style:style>
    <style:style style:name="TableCell982" style:family="table-cell">
      <style:table-cell-properties fo:border="0.0069in solid #000000" style:writing-mode="lr-tb" style:vertical-align="bottom" fo:padding-top="0in" fo:padding-left="0.075in" fo:padding-bottom="0in" fo:padding-right="0.075in"/>
    </style:style>
    <style:style style:name="P983" style:parent-style-name="Normal" style:family="paragraph">
      <style:paragraph-properties fo:text-align="center" fo:line-height="100%"/>
    </style:style>
    <style:style style:name="T984" style:parent-style-name="DefaultParagraphFont" style:family="text">
      <style:text-properties style:font-name="Times New Roman" style:font-name-asian="Cambria" style:font-name-complex="Times New Roman" fo:font-weight="bold" style:font-weight-asian="bold" style:font-weight-complex="bold" style:letter-kerning="true" fo:font-size="12pt" style:font-size-asian="12pt" style:font-size-complex="12pt"/>
    </style:style>
    <style:style style:name="TableCell985" style:family="table-cell">
      <style:table-cell-properties fo:border="0.0069in solid #000000" style:writing-mode="lr-tb" style:vertical-align="bottom" fo:padding-top="0in" fo:padding-left="0.075in" fo:padding-bottom="0in" fo:padding-right="0.075in"/>
    </style:style>
    <style:style style:name="P986" style:parent-style-name="Normal" style:family="paragraph">
      <style:paragraph-properties fo:text-align="center" fo:line-height="100%"/>
    </style:style>
    <style:style style:name="T987" style:parent-style-name="DefaultParagraphFont" style:family="text">
      <style:text-properties style:font-name="Times New Roman" style:font-name-asian="Cambria" style:font-name-complex="Times New Roman" fo:font-weight="bold" style:font-weight-asian="bold" style:font-weight-complex="bold" style:letter-kerning="true" fo:font-size="12pt" style:font-size-asian="12pt" style:font-size-complex="12pt"/>
    </style:style>
    <style:style style:name="TableCell988" style:family="table-cell">
      <style:table-cell-properties fo:border="0.0069in solid #000000" style:writing-mode="lr-tb" style:vertical-align="bottom" fo:padding-top="0in" fo:padding-left="0.075in" fo:padding-bottom="0in" fo:padding-right="0.075in"/>
    </style:style>
    <style:style style:name="P989" style:parent-style-name="Normal" style:family="paragraph">
      <style:paragraph-properties fo:text-align="center" fo:line-height="100%"/>
    </style:style>
    <style:style style:name="T990" style:parent-style-name="DefaultParagraphFont" style:family="text">
      <style:text-properties style:font-name="Times New Roman" style:font-name-asian="Cambria" style:font-name-complex="Times New Roman" fo:font-weight="bold" style:font-weight-asian="bold" style:font-weight-complex="bold" style:letter-kerning="true" fo:font-size="12pt" style:font-size-asian="12pt" style:font-size-complex="12pt"/>
    </style:style>
    <style:style style:name="TableRow991" style:family="table-row">
      <style:table-row-properties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center" fo:line-height="100%"/>
    </style:style>
    <style:style style:name="T99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95" style:family="table-cell">
      <style:table-cell-properties fo:border="0.0069in solid #000000" style:writing-mode="lr-tb" style:vertical-align="bottom" fo:padding-top="0in" fo:padding-left="0.075in" fo:padding-bottom="0in" fo:padding-right="0.075in"/>
    </style:style>
    <style:style style:name="P996" style:parent-style-name="Normal" style:family="paragraph">
      <style:paragraph-properties fo:text-align="center" fo:line-height="100%"/>
    </style:style>
    <style:style style:name="T99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98" style:family="table-cell">
      <style:table-cell-properties fo:border="0.0069in solid #000000" style:writing-mode="lr-tb" style:vertical-align="bottom" fo:padding-top="0in" fo:padding-left="0.075in" fo:padding-bottom="0in" fo:padding-right="0.075in"/>
    </style:style>
    <style:style style:name="P999" style:parent-style-name="Normal" style:family="paragraph">
      <style:paragraph-properties fo:text-align="center" fo:line-height="100%"/>
    </style:style>
    <style:style style:name="T100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01" style:family="table-cell">
      <style:table-cell-properties fo:border="0.0069in solid #000000" style:writing-mode="lr-tb" style:vertical-align="bottom" fo:padding-top="0in" fo:padding-left="0.075in" fo:padding-bottom="0in" fo:padding-right="0.075in"/>
    </style:style>
    <style:style style:name="P1002" style:parent-style-name="Normal" style:family="paragraph">
      <style:paragraph-properties fo:text-align="center" fo:line-height="100%"/>
    </style:style>
    <style:style style:name="T100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04" style:family="table-cell">
      <style:table-cell-properties fo:border="0.0069in solid #000000" style:writing-mode="lr-tb" style:vertical-align="bottom" fo:padding-top="0in" fo:padding-left="0.075in" fo:padding-bottom="0in" fo:padding-right="0.075in"/>
    </style:style>
    <style:style style:name="P1005" style:parent-style-name="Normal" style:family="paragraph">
      <style:paragraph-properties fo:text-align="center" fo:line-height="100%"/>
    </style:style>
    <style:style style:name="T100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07" style:family="table-row">
      <style:table-row-properties style:use-optimal-row-height="false"/>
    </style:style>
    <style:style style:name="P1008" style:parent-style-name="Normal" style:family="paragraph">
      <style:paragraph-properties fo:text-align="center" fo:line-height="100%"/>
      <style:text-properties style:font-name="Times New Roman" style:font-name-complex="Times New Roman"/>
    </style:style>
    <style:style style:name="TableCell1009" style:family="table-cell">
      <style:table-cell-properties fo:border="0.0069in solid #000000" style:writing-mode="lr-tb" style:vertical-align="bottom" fo:padding-top="0in" fo:padding-left="0.075in" fo:padding-bottom="0in" fo:padding-right="0.075in"/>
    </style:style>
    <style:style style:name="P1010" style:parent-style-name="Normal" style:family="paragraph">
      <style:paragraph-properties fo:text-align="center" fo:line-height="100%"/>
    </style:style>
    <style:style style:name="T101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12" style:family="table-cell">
      <style:table-cell-properties fo:border="0.0069in solid #000000" style:writing-mode="lr-tb" style:vertical-align="bottom" fo:padding-top="0in" fo:padding-left="0.075in" fo:padding-bottom="0in" fo:padding-right="0.075in"/>
    </style:style>
    <style:style style:name="P1013" style:parent-style-name="Normal" style:family="paragraph">
      <style:paragraph-properties fo:text-align="center" fo:line-height="100%"/>
    </style:style>
    <style:style style:name="T101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15" style:family="table-cell">
      <style:table-cell-properties fo:border="0.0069in solid #000000" style:writing-mode="lr-tb" style:vertical-align="bottom" fo:padding-top="0in" fo:padding-left="0.075in" fo:padding-bottom="0in" fo:padding-right="0.075in"/>
    </style:style>
    <style:style style:name="P1016" style:parent-style-name="Normal" style:family="paragraph">
      <style:paragraph-properties fo:text-align="center" fo:line-height="100%"/>
    </style:style>
    <style:style style:name="T101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18" style:family="table-cell">
      <style:table-cell-properties fo:border="0.0069in solid #000000" style:writing-mode="lr-tb" style:vertical-align="bottom" fo:padding-top="0in" fo:padding-left="0.075in" fo:padding-bottom="0in" fo:padding-right="0.075in"/>
    </style:style>
    <style:style style:name="P1019" style:parent-style-name="Normal" style:family="paragraph">
      <style:paragraph-properties fo:text-align="center" fo:line-height="100%"/>
    </style:style>
    <style:style style:name="T102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21" style:family="table-row">
      <style:table-row-properties style:use-optimal-row-height="false"/>
    </style:style>
    <style:style style:name="P1022" style:parent-style-name="Normal" style:family="paragraph">
      <style:paragraph-properties fo:text-align="center" fo:line-height="100%"/>
      <style:text-properties style:font-name="Times New Roman" style:font-name-complex="Times New Roman"/>
    </style:style>
    <style:style style:name="TableCell1023" style:family="table-cell">
      <style:table-cell-properties fo:border="0.0069in solid #000000" style:writing-mode="lr-tb" style:vertical-align="bottom" fo:padding-top="0in" fo:padding-left="0.075in" fo:padding-bottom="0in" fo:padding-right="0.075in"/>
    </style:style>
    <style:style style:name="P1024" style:parent-style-name="Normal" style:family="paragraph">
      <style:paragraph-properties fo:text-align="center" fo:line-height="100%"/>
    </style:style>
    <style:style style:name="T102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26" style:family="table-cell">
      <style:table-cell-properties fo:border="0.0069in solid #000000" style:writing-mode="lr-tb" style:vertical-align="bottom" fo:padding-top="0in" fo:padding-left="0.075in" fo:padding-bottom="0in" fo:padding-right="0.075in"/>
    </style:style>
    <style:style style:name="P1027" style:parent-style-name="Normal" style:family="paragraph">
      <style:paragraph-properties fo:text-align="center" fo:line-height="100%"/>
    </style:style>
    <style:style style:name="T102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29" style:family="table-cell">
      <style:table-cell-properties fo:border="0.0069in solid #000000" style:writing-mode="lr-tb" style:vertical-align="bottom" fo:padding-top="0in" fo:padding-left="0.075in" fo:padding-bottom="0in" fo:padding-right="0.075in"/>
    </style:style>
    <style:style style:name="P1030" style:parent-style-name="Normal" style:family="paragraph">
      <style:paragraph-properties fo:text-align="center" fo:line-height="100%"/>
    </style:style>
    <style:style style:name="T103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32" style:family="table-cell">
      <style:table-cell-properties fo:border="0.0069in solid #000000" style:writing-mode="lr-tb" style:vertical-align="bottom" fo:padding-top="0in" fo:padding-left="0.075in" fo:padding-bottom="0in" fo:padding-right="0.075in"/>
    </style:style>
    <style:style style:name="P1033" style:parent-style-name="Normal" style:family="paragraph">
      <style:paragraph-properties fo:text-align="center" fo:line-height="100%"/>
    </style:style>
    <style:style style:name="T103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35" style:family="table-row">
      <style:table-row-properties style:use-optimal-row-height="false"/>
    </style:style>
    <style:style style:name="P1036" style:parent-style-name="Normal" style:family="paragraph">
      <style:paragraph-properties fo:text-align="center" fo:line-height="100%"/>
      <style:text-properties style:font-name="Times New Roman" style:font-name-complex="Times New Roman"/>
    </style:style>
    <style:style style:name="TableCell1037" style:family="table-cell">
      <style:table-cell-properties fo:border="0.0069in solid #000000" style:writing-mode="lr-tb" style:vertical-align="bottom" fo:padding-top="0in" fo:padding-left="0.075in" fo:padding-bottom="0in" fo:padding-right="0.075in"/>
    </style:style>
    <style:style style:name="P1038" style:parent-style-name="Normal" style:family="paragraph">
      <style:paragraph-properties fo:text-align="center" fo:line-height="100%"/>
    </style:style>
    <style:style style:name="T103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40" style:family="table-cell">
      <style:table-cell-properties fo:border="0.0069in solid #000000" style:writing-mode="lr-tb" style:vertical-align="bottom" fo:padding-top="0in" fo:padding-left="0.075in" fo:padding-bottom="0in" fo:padding-right="0.075in"/>
    </style:style>
    <style:style style:name="P1041" style:parent-style-name="Normal" style:family="paragraph">
      <style:paragraph-properties fo:text-align="center" fo:line-height="100%"/>
    </style:style>
    <style:style style:name="T104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43" style:family="table-cell">
      <style:table-cell-properties fo:border="0.0069in solid #000000" style:writing-mode="lr-tb" style:vertical-align="bottom" fo:padding-top="0in" fo:padding-left="0.075in" fo:padding-bottom="0in" fo:padding-right="0.075in"/>
    </style:style>
    <style:style style:name="P1044" style:parent-style-name="Normal" style:family="paragraph">
      <style:paragraph-properties fo:text-align="center" fo:line-height="100%"/>
    </style:style>
    <style:style style:name="T104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46" style:family="table-cell">
      <style:table-cell-properties fo:border="0.0069in solid #000000" style:writing-mode="lr-tb" style:vertical-align="bottom" fo:padding-top="0in" fo:padding-left="0.075in" fo:padding-bottom="0in" fo:padding-right="0.075in"/>
    </style:style>
    <style:style style:name="P1047" style:parent-style-name="Normal" style:family="paragraph">
      <style:paragraph-properties fo:text-align="center" fo:line-height="100%"/>
    </style:style>
    <style:style style:name="T104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49" style:family="table-row">
      <style:table-row-properties style:use-optimal-row-height="false"/>
    </style:style>
    <style:style style:name="P1050" style:parent-style-name="Normal" style:family="paragraph">
      <style:paragraph-properties fo:text-align="center" fo:line-height="100%"/>
      <style:text-properties style:font-name="Times New Roman" style:font-name-complex="Times New Roman"/>
    </style:style>
    <style:style style:name="TableCell1051" style:family="table-cell">
      <style:table-cell-properties fo:border="0.0069in solid #000000" style:writing-mode="lr-tb" style:vertical-align="bottom" fo:padding-top="0in" fo:padding-left="0.075in" fo:padding-bottom="0in" fo:padding-right="0.075in"/>
    </style:style>
    <style:style style:name="P1052" style:parent-style-name="Normal" style:family="paragraph">
      <style:paragraph-properties fo:text-align="center" fo:line-height="100%"/>
    </style:style>
    <style:style style:name="T105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54" style:family="table-cell">
      <style:table-cell-properties fo:border="0.0069in solid #000000" style:writing-mode="lr-tb" style:vertical-align="bottom" fo:padding-top="0in" fo:padding-left="0.075in" fo:padding-bottom="0in" fo:padding-right="0.075in"/>
    </style:style>
    <style:style style:name="P1055" style:parent-style-name="Normal" style:family="paragraph">
      <style:paragraph-properties fo:text-align="center" fo:line-height="100%"/>
    </style:style>
    <style:style style:name="T105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57" style:family="table-cell">
      <style:table-cell-properties fo:border="0.0069in solid #000000" style:writing-mode="lr-tb" style:vertical-align="bottom" fo:padding-top="0in" fo:padding-left="0.075in" fo:padding-bottom="0in" fo:padding-right="0.075in"/>
    </style:style>
    <style:style style:name="P1058" style:parent-style-name="Normal" style:family="paragraph">
      <style:paragraph-properties fo:text-align="center" fo:line-height="100%"/>
    </style:style>
    <style:style style:name="T105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60" style:family="table-cell">
      <style:table-cell-properties fo:border="0.0069in solid #000000" style:writing-mode="lr-tb" style:vertical-align="bottom" fo:padding-top="0in" fo:padding-left="0.075in" fo:padding-bottom="0in" fo:padding-right="0.075in"/>
    </style:style>
    <style:style style:name="P1061" style:parent-style-name="Normal" style:family="paragraph">
      <style:paragraph-properties fo:text-align="center" fo:line-height="100%"/>
    </style:style>
    <style:style style:name="T106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63" style:family="table-row">
      <style:table-row-properties style:use-optimal-row-height="false"/>
    </style:style>
    <style:style style:name="P1064" style:parent-style-name="Normal" style:family="paragraph">
      <style:paragraph-properties fo:text-align="center" fo:line-height="100%"/>
      <style:text-properties style:font-name="Times New Roman" style:font-name-complex="Times New Roman"/>
    </style:style>
    <style:style style:name="TableCell1065" style:family="table-cell">
      <style:table-cell-properties fo:border="0.0069in solid #000000" style:writing-mode="lr-tb" style:vertical-align="bottom" fo:padding-top="0in" fo:padding-left="0.075in" fo:padding-bottom="0in" fo:padding-right="0.075in"/>
    </style:style>
    <style:style style:name="P1066" style:parent-style-name="Normal" style:family="paragraph">
      <style:paragraph-properties fo:text-align="center" fo:line-height="100%"/>
    </style:style>
    <style:style style:name="T106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68" style:family="table-cell">
      <style:table-cell-properties fo:border="0.0069in solid #000000" style:writing-mode="lr-tb" style:vertical-align="bottom" fo:padding-top="0in" fo:padding-left="0.075in" fo:padding-bottom="0in" fo:padding-right="0.075in"/>
    </style:style>
    <style:style style:name="P1069" style:parent-style-name="Normal" style:family="paragraph">
      <style:paragraph-properties fo:text-align="center" fo:line-height="100%"/>
    </style:style>
    <style:style style:name="T107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71" style:family="table-cell">
      <style:table-cell-properties fo:border="0.0069in solid #000000" style:writing-mode="lr-tb" style:vertical-align="bottom" fo:padding-top="0in" fo:padding-left="0.075in" fo:padding-bottom="0in" fo:padding-right="0.075in"/>
    </style:style>
    <style:style style:name="P1072" style:parent-style-name="Normal" style:family="paragraph">
      <style:paragraph-properties fo:text-align="center" fo:line-height="100%"/>
    </style:style>
    <style:style style:name="T107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74" style:family="table-cell">
      <style:table-cell-properties fo:border="0.0069in solid #000000" style:writing-mode="lr-tb" style:vertical-align="bottom" fo:padding-top="0in" fo:padding-left="0.075in" fo:padding-bottom="0in" fo:padding-right="0.075in"/>
    </style:style>
    <style:style style:name="P1075" style:parent-style-name="Normal" style:family="paragraph">
      <style:paragraph-properties fo:text-align="center" fo:line-height="100%"/>
    </style:style>
    <style:style style:name="T107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center" fo:line-height="100%"/>
    </style:style>
    <style:style style:name="T108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81" style:family="table-cell">
      <style:table-cell-properties fo:border="0.0069in solid #000000" style:writing-mode="lr-tb" style:vertical-align="bottom" fo:padding-top="0in" fo:padding-left="0.075in" fo:padding-bottom="0in" fo:padding-right="0.075in"/>
    </style:style>
    <style:style style:name="P1082" style:parent-style-name="Normal" style:family="paragraph">
      <style:paragraph-properties fo:text-align="center" fo:line-height="100%"/>
    </style:style>
    <style:style style:name="T108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84" style:family="table-cell">
      <style:table-cell-properties fo:border="0.0069in solid #000000" style:writing-mode="lr-tb" style:vertical-align="bottom" fo:padding-top="0in" fo:padding-left="0.075in" fo:padding-bottom="0in" fo:padding-right="0.075in"/>
    </style:style>
    <style:style style:name="P1085" style:parent-style-name="Normal" style:family="paragraph">
      <style:paragraph-properties fo:text-align="center" fo:line-height="100%"/>
    </style:style>
    <style:style style:name="T108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87" style:family="table-cell">
      <style:table-cell-properties fo:border="0.0069in solid #000000" style:writing-mode="lr-tb" style:vertical-align="bottom" fo:padding-top="0in" fo:padding-left="0.075in" fo:padding-bottom="0in" fo:padding-right="0.075in"/>
    </style:style>
    <style:style style:name="P1088" style:parent-style-name="Normal" style:family="paragraph">
      <style:paragraph-properties fo:text-align="center" fo:line-height="100%"/>
    </style:style>
    <style:style style:name="T108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center" fo:line-height="100%"/>
    </style:style>
    <style:style style:name="T109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093" style:family="table-row">
      <style:table-row-properties style:use-optimal-row-height="false"/>
    </style:style>
    <style:style style:name="P1094" style:parent-style-name="Normal" style:family="paragraph">
      <style:paragraph-properties fo:text-align="center" fo:line-height="100%"/>
      <style:text-properties style:font-name="Times New Roman" style:font-name-complex="Times New Roman"/>
    </style:style>
    <style:style style:name="TableCell1095" style:family="table-cell">
      <style:table-cell-properties fo:border="0.0069in solid #000000" style:writing-mode="lr-tb" style:vertical-align="bottom" fo:padding-top="0in" fo:padding-left="0.075in" fo:padding-bottom="0in" fo:padding-right="0.075in"/>
    </style:style>
    <style:style style:name="P1096" style:parent-style-name="Normal" style:family="paragraph">
      <style:paragraph-properties fo:text-align="center" fo:line-height="100%"/>
    </style:style>
    <style:style style:name="T109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98" style:family="table-cell">
      <style:table-cell-properties fo:border="0.0069in solid #000000" style:writing-mode="lr-tb" style:vertical-align="bottom" fo:padding-top="0in" fo:padding-left="0.075in" fo:padding-bottom="0in" fo:padding-right="0.075in"/>
    </style:style>
    <style:style style:name="P1099" style:parent-style-name="Normal" style:family="paragraph">
      <style:paragraph-properties fo:text-align="center" fo:line-height="100%"/>
    </style:style>
    <style:style style:name="T110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01" style:family="table-cell">
      <style:table-cell-properties fo:border="0.0069in solid #000000" style:writing-mode="lr-tb" style:vertical-align="bottom" fo:padding-top="0in" fo:padding-left="0.075in" fo:padding-bottom="0in" fo:padding-right="0.075in"/>
    </style:style>
    <style:style style:name="P1102" style:parent-style-name="Normal" style:family="paragraph">
      <style:paragraph-properties fo:text-align="center" fo:line-height="100%"/>
    </style:style>
    <style:style style:name="T110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text-align="center" fo:line-height="100%"/>
    </style:style>
    <style:style style:name="T110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07" style:family="table-row">
      <style:table-row-properties style:use-optimal-row-height="false"/>
    </style:style>
    <style:style style:name="P1108" style:parent-style-name="Normal" style:family="paragraph">
      <style:paragraph-properties fo:text-align="center" fo:line-height="100%"/>
      <style:text-properties style:font-name="Times New Roman" style:font-name-complex="Times New Roman"/>
    </style:style>
    <style:style style:name="TableCell1109" style:family="table-cell">
      <style:table-cell-properties fo:border="0.0069in solid #000000" style:writing-mode="lr-tb" style:vertical-align="bottom" fo:padding-top="0in" fo:padding-left="0.075in" fo:padding-bottom="0in" fo:padding-right="0.075in"/>
    </style:style>
    <style:style style:name="P1110" style:parent-style-name="Normal" style:family="paragraph">
      <style:paragraph-properties fo:text-align="center" fo:line-height="100%"/>
    </style:style>
    <style:style style:name="T111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12" style:family="table-cell">
      <style:table-cell-properties fo:border="0.0069in solid #000000" style:writing-mode="lr-tb" style:vertical-align="bottom" fo:padding-top="0in" fo:padding-left="0.075in" fo:padding-bottom="0in" fo:padding-right="0.075in"/>
    </style:style>
    <style:style style:name="P1113" style:parent-style-name="Normal" style:family="paragraph">
      <style:paragraph-properties fo:text-align="center" fo:line-height="100%"/>
    </style:style>
    <style:style style:name="T111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15" style:family="table-cell">
      <style:table-cell-properties fo:border="0.0069in solid #000000" style:writing-mode="lr-tb" style:vertical-align="bottom" fo:padding-top="0in" fo:padding-left="0.075in" fo:padding-bottom="0in" fo:padding-right="0.075in"/>
    </style:style>
    <style:style style:name="P1116" style:parent-style-name="Normal" style:family="paragraph">
      <style:paragraph-properties fo:text-align="center" fo:line-height="100%"/>
    </style:style>
    <style:style style:name="T111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text-align="center" fo:line-height="100%"/>
    </style:style>
    <style:style style:name="T112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21" style:family="table-row">
      <style:table-row-properties style:use-optimal-row-height="false"/>
    </style:style>
    <style:style style:name="P1122" style:parent-style-name="Normal" style:family="paragraph">
      <style:paragraph-properties fo:text-align="center" fo:line-height="100%"/>
      <style:text-properties style:font-name="Times New Roman" style:font-name-complex="Times New Roman"/>
    </style:style>
    <style:style style:name="TableCell1123" style:family="table-cell">
      <style:table-cell-properties fo:border="0.0069in solid #000000" style:writing-mode="lr-tb" style:vertical-align="bottom" fo:padding-top="0in" fo:padding-left="0.075in" fo:padding-bottom="0in" fo:padding-right="0.075in"/>
    </style:style>
    <style:style style:name="P1124" style:parent-style-name="Normal" style:family="paragraph">
      <style:paragraph-properties fo:text-align="center" fo:line-height="100%"/>
    </style:style>
    <style:style style:name="T112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26" style:family="table-cell">
      <style:table-cell-properties fo:border="0.0069in solid #000000" style:writing-mode="lr-tb" style:vertical-align="bottom" fo:padding-top="0in" fo:padding-left="0.075in" fo:padding-bottom="0in" fo:padding-right="0.075in"/>
    </style:style>
    <style:style style:name="P1127" style:parent-style-name="Normal" style:family="paragraph">
      <style:paragraph-properties fo:text-align="center" fo:line-height="100%"/>
    </style:style>
    <style:style style:name="T112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29" style:family="table-cell">
      <style:table-cell-properties fo:border="0.0069in solid #000000" style:writing-mode="lr-tb" style:vertical-align="bottom" fo:padding-top="0in" fo:padding-left="0.075in" fo:padding-bottom="0in" fo:padding-right="0.075in"/>
    </style:style>
    <style:style style:name="P1130" style:parent-style-name="Normal" style:family="paragraph">
      <style:paragraph-properties fo:text-align="center" fo:line-height="100%"/>
    </style:style>
    <style:style style:name="T113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center" fo:line-height="100%"/>
    </style:style>
    <style:style style:name="T113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center" fo:line-height="100%"/>
    </style:style>
    <style:style style:name="T113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39" style:family="table-cell">
      <style:table-cell-properties fo:border="0.0069in solid #000000" style:writing-mode="lr-tb" style:vertical-align="bottom" fo:padding-top="0in" fo:padding-left="0.075in" fo:padding-bottom="0in" fo:padding-right="0.075in"/>
    </style:style>
    <style:style style:name="P1140" style:parent-style-name="Normal" style:family="paragraph">
      <style:paragraph-properties fo:text-align="center" fo:line-height="100%"/>
    </style:style>
    <style:style style:name="T114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42" style:family="table-cell">
      <style:table-cell-properties fo:border="0.0069in solid #000000" style:writing-mode="lr-tb" style:vertical-align="bottom" fo:padding-top="0in" fo:padding-left="0.075in" fo:padding-bottom="0in" fo:padding-right="0.075in"/>
    </style:style>
    <style:style style:name="P1143" style:parent-style-name="Normal" style:family="paragraph">
      <style:paragraph-properties fo:text-align="center" fo:line-height="100%"/>
    </style:style>
    <style:style style:name="T114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45" style:family="table-cell">
      <style:table-cell-properties fo:border="0.0069in solid #000000" style:writing-mode="lr-tb" style:vertical-align="bottom" fo:padding-top="0in" fo:padding-left="0.075in" fo:padding-bottom="0in" fo:padding-right="0.075in"/>
    </style:style>
    <style:style style:name="P1146" style:parent-style-name="Normal" style:family="paragraph">
      <style:paragraph-properties fo:text-align="center" fo:line-height="100%"/>
    </style:style>
    <style:style style:name="T114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text-align="center" fo:line-height="100%"/>
    </style:style>
    <style:style style:name="T115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51" style:family="table-row">
      <style:table-row-properties style:use-optimal-row-height="false"/>
    </style:style>
    <style:style style:name="P1152" style:parent-style-name="Normal" style:family="paragraph">
      <style:paragraph-properties fo:text-align="center" fo:line-height="100%"/>
      <style:text-properties style:font-name="Times New Roman" style:font-name-complex="Times New Roman"/>
    </style:style>
    <style:style style:name="TableCell1153" style:family="table-cell">
      <style:table-cell-properties fo:border="0.0069in solid #000000" style:writing-mode="lr-tb" style:vertical-align="bottom" fo:padding-top="0in" fo:padding-left="0.075in" fo:padding-bottom="0in" fo:padding-right="0.075in"/>
    </style:style>
    <style:style style:name="P1154" style:parent-style-name="Normal" style:family="paragraph">
      <style:paragraph-properties fo:text-align="center" fo:line-height="100%"/>
    </style:style>
    <style:style style:name="T115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56" style:family="table-cell">
      <style:table-cell-properties fo:border="0.0069in solid #000000" style:writing-mode="lr-tb" style:vertical-align="bottom" fo:padding-top="0in" fo:padding-left="0.075in" fo:padding-bottom="0in" fo:padding-right="0.075in"/>
    </style:style>
    <style:style style:name="P1157" style:parent-style-name="Normal" style:family="paragraph">
      <style:paragraph-properties fo:text-align="center" fo:line-height="100%"/>
    </style:style>
    <style:style style:name="T115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59" style:family="table-cell">
      <style:table-cell-properties fo:border="0.0069in solid #000000" style:writing-mode="lr-tb" style:vertical-align="bottom" fo:padding-top="0in" fo:padding-left="0.075in" fo:padding-bottom="0in" fo:padding-right="0.075in"/>
    </style:style>
    <style:style style:name="P1160" style:parent-style-name="Normal" style:family="paragraph">
      <style:paragraph-properties fo:text-align="center" fo:line-height="100%"/>
    </style:style>
    <style:style style:name="T116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center" fo:line-height="100%"/>
    </style:style>
    <style:style style:name="T116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65" style:family="table-row">
      <style:table-row-properties style:use-optimal-row-height="false"/>
    </style:style>
    <style:style style:name="P1166" style:parent-style-name="Normal" style:family="paragraph">
      <style:paragraph-properties fo:text-align="center" fo:line-height="100%"/>
      <style:text-properties style:font-name="Times New Roman" style:font-name-complex="Times New Roman"/>
    </style:style>
    <style:style style:name="TableCell1167" style:family="table-cell">
      <style:table-cell-properties fo:border="0.0069in solid #000000" style:writing-mode="lr-tb" style:vertical-align="bottom" fo:padding-top="0in" fo:padding-left="0.075in" fo:padding-bottom="0in" fo:padding-right="0.075in"/>
    </style:style>
    <style:style style:name="P1168" style:parent-style-name="Normal" style:family="paragraph">
      <style:paragraph-properties fo:text-align="center" fo:line-height="100%"/>
    </style:style>
    <style:style style:name="T116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70" style:family="table-cell">
      <style:table-cell-properties fo:border="0.0069in solid #000000" style:writing-mode="lr-tb" style:vertical-align="bottom" fo:padding-top="0in" fo:padding-left="0.075in" fo:padding-bottom="0in" fo:padding-right="0.075in"/>
    </style:style>
    <style:style style:name="P1171" style:parent-style-name="Normal" style:family="paragraph">
      <style:paragraph-properties fo:text-align="center" fo:line-height="100%"/>
    </style:style>
    <style:style style:name="T117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73" style:family="table-cell">
      <style:table-cell-properties fo:border="0.0069in solid #000000" style:writing-mode="lr-tb" style:vertical-align="bottom" fo:padding-top="0in" fo:padding-left="0.075in" fo:padding-bottom="0in" fo:padding-right="0.075in"/>
    </style:style>
    <style:style style:name="P1174" style:parent-style-name="Normal" style:family="paragraph">
      <style:paragraph-properties fo:text-align="center" fo:line-height="100%"/>
    </style:style>
    <style:style style:name="T117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center" fo:line-height="100%"/>
    </style:style>
    <style:style style:name="T117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79" style:family="table-row">
      <style:table-row-properties style:use-optimal-row-height="false"/>
    </style:style>
    <style:style style:name="P1180" style:parent-style-name="Normal" style:family="paragraph">
      <style:paragraph-properties fo:text-align="center" fo:line-height="100%"/>
      <style:text-properties style:font-name="Times New Roman" style:font-name-complex="Times New Roman"/>
    </style:style>
    <style:style style:name="TableCell1181" style:family="table-cell">
      <style:table-cell-properties fo:border="0.0069in solid #000000" style:writing-mode="lr-tb" style:vertical-align="bottom" fo:padding-top="0in" fo:padding-left="0.075in" fo:padding-bottom="0in" fo:padding-right="0.075in"/>
    </style:style>
    <style:style style:name="P1182" style:parent-style-name="Normal" style:family="paragraph">
      <style:paragraph-properties fo:text-align="center" fo:line-height="100%"/>
    </style:style>
    <style:style style:name="T118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84" style:family="table-cell">
      <style:table-cell-properties fo:border="0.0069in solid #000000" style:writing-mode="lr-tb" style:vertical-align="bottom" fo:padding-top="0in" fo:padding-left="0.075in" fo:padding-bottom="0in" fo:padding-right="0.075in"/>
    </style:style>
    <style:style style:name="P1185" style:parent-style-name="Normal" style:family="paragraph">
      <style:paragraph-properties fo:text-align="center" fo:line-height="100%"/>
    </style:style>
    <style:style style:name="T118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87" style:family="table-cell">
      <style:table-cell-properties fo:border="0.0069in solid #000000" style:writing-mode="lr-tb" style:vertical-align="bottom" fo:padding-top="0in" fo:padding-left="0.075in" fo:padding-bottom="0in" fo:padding-right="0.075in"/>
    </style:style>
    <style:style style:name="P1188" style:parent-style-name="Normal" style:family="paragraph">
      <style:paragraph-properties fo:text-align="center" fo:line-height="100%"/>
    </style:style>
    <style:style style:name="T118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center" fo:line-height="100%"/>
    </style:style>
    <style:style style:name="T119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193" style:family="table-row">
      <style:table-row-properties style:use-optimal-row-height="fals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center" fo:line-height="100%"/>
    </style:style>
    <style:style style:name="T119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197" style:family="table-cell">
      <style:table-cell-properties fo:border="0.0069in solid #000000" style:writing-mode="lr-tb" style:vertical-align="bottom" fo:padding-top="0in" fo:padding-left="0.075in" fo:padding-bottom="0in" fo:padding-right="0.075in"/>
    </style:style>
    <style:style style:name="P1198" style:parent-style-name="Normal" style:family="paragraph">
      <style:paragraph-properties fo:text-align="center" fo:line-height="100%"/>
    </style:style>
    <style:style style:name="T119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00" style:family="table-cell">
      <style:table-cell-properties fo:border="0.0069in solid #000000" style:writing-mode="lr-tb" style:vertical-align="bottom" fo:padding-top="0in" fo:padding-left="0.075in" fo:padding-bottom="0in" fo:padding-right="0.075in"/>
    </style:style>
    <style:style style:name="P1201" style:parent-style-name="Normal" style:family="paragraph">
      <style:paragraph-properties fo:text-align="center" fo:line-height="100%"/>
    </style:style>
    <style:style style:name="T120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03" style:family="table-cell">
      <style:table-cell-properties fo:border="0.0069in solid #000000" style:writing-mode="lr-tb" style:vertical-align="bottom" fo:padding-top="0in" fo:padding-left="0.075in" fo:padding-bottom="0in" fo:padding-right="0.075in"/>
    </style:style>
    <style:style style:name="P1204" style:parent-style-name="Normal" style:family="paragraph">
      <style:paragraph-properties fo:text-align="center" fo:line-height="100%"/>
    </style:style>
    <style:style style:name="T120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center" fo:line-height="100%"/>
    </style:style>
    <style:style style:name="T120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209" style:family="table-row">
      <style:table-row-properties style:use-optimal-row-height="false"/>
    </style:style>
    <style:style style:name="P1210" style:parent-style-name="Normal" style:family="paragraph">
      <style:paragraph-properties fo:text-align="center" fo:line-height="100%"/>
      <style:text-properties style:font-name="Times New Roman" style:font-name-complex="Times New Roman"/>
    </style:style>
    <style:style style:name="TableCell1211" style:family="table-cell">
      <style:table-cell-properties fo:border="0.0069in solid #000000" style:writing-mode="lr-tb" style:vertical-align="bottom" fo:padding-top="0in" fo:padding-left="0.075in" fo:padding-bottom="0in" fo:padding-right="0.075in"/>
    </style:style>
    <style:style style:name="P1212" style:parent-style-name="Normal" style:family="paragraph">
      <style:paragraph-properties fo:text-align="center" fo:line-height="100%"/>
    </style:style>
    <style:style style:name="T121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14" style:family="table-cell">
      <style:table-cell-properties fo:border="0.0069in solid #000000" style:writing-mode="lr-tb" style:vertical-align="bottom" fo:padding-top="0in" fo:padding-left="0.075in" fo:padding-bottom="0in" fo:padding-right="0.075in"/>
    </style:style>
    <style:style style:name="P1215" style:parent-style-name="Normal" style:family="paragraph">
      <style:paragraph-properties fo:text-align="center" fo:line-height="100%"/>
    </style:style>
    <style:style style:name="T121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17" style:family="table-cell">
      <style:table-cell-properties fo:border="0.0069in solid #000000" style:writing-mode="lr-tb" style:vertical-align="bottom" fo:padding-top="0in" fo:padding-left="0.075in" fo:padding-bottom="0in" fo:padding-right="0.075in"/>
    </style:style>
    <style:style style:name="P1218" style:parent-style-name="Normal" style:family="paragraph">
      <style:paragraph-properties fo:text-align="center" fo:line-height="100%"/>
    </style:style>
    <style:style style:name="T121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center" fo:line-height="100%"/>
    </style:style>
    <style:style style:name="T122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223" style:family="table-row">
      <style:table-row-properties style:use-optimal-row-height="false"/>
    </style:style>
    <style:style style:name="P1224" style:parent-style-name="Normal" style:family="paragraph">
      <style:paragraph-properties fo:text-align="center" fo:line-height="100%"/>
      <style:text-properties style:font-name="Times New Roman" style:font-name-complex="Times New Roman"/>
    </style:style>
    <style:style style:name="TableCell1225" style:family="table-cell">
      <style:table-cell-properties fo:border="0.0069in solid #000000" style:writing-mode="lr-tb" style:vertical-align="bottom" fo:padding-top="0in" fo:padding-left="0.075in" fo:padding-bottom="0in" fo:padding-right="0.075in"/>
    </style:style>
    <style:style style:name="P1226" style:parent-style-name="Normal" style:family="paragraph">
      <style:paragraph-properties fo:text-align="center" fo:line-height="100%"/>
    </style:style>
    <style:style style:name="T122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28" style:family="table-cell">
      <style:table-cell-properties fo:border="0.0069in solid #000000" style:writing-mode="lr-tb" style:vertical-align="bottom" fo:padding-top="0in" fo:padding-left="0.075in" fo:padding-bottom="0in" fo:padding-right="0.075in"/>
    </style:style>
    <style:style style:name="P1229" style:parent-style-name="Normal" style:family="paragraph">
      <style:paragraph-properties fo:text-align="center" fo:line-height="100%"/>
    </style:style>
    <style:style style:name="T123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31" style:family="table-cell">
      <style:table-cell-properties fo:border="0.0069in solid #000000" style:writing-mode="lr-tb" style:vertical-align="bottom" fo:padding-top="0in" fo:padding-left="0.075in" fo:padding-bottom="0in" fo:padding-right="0.075in"/>
    </style:style>
    <style:style style:name="P1232" style:parent-style-name="Normal" style:family="paragraph">
      <style:paragraph-properties fo:text-align="center" fo:line-height="100%"/>
    </style:style>
    <style:style style:name="T123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center" fo:line-height="100%"/>
    </style:style>
    <style:style style:name="T123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237" style:family="table-row">
      <style:table-row-properties style:min-row-height="0.0645in" style:use-optimal-row-height="false"/>
    </style:style>
    <style:style style:name="P1238" style:parent-style-name="Normal" style:family="paragraph">
      <style:paragraph-properties fo:text-align="center" fo:line-height="100%"/>
      <style:text-properties style:font-name="Times New Roman" style:font-name-complex="Times New Roman"/>
    </style:style>
    <style:style style:name="TableCell1239" style:family="table-cell">
      <style:table-cell-properties fo:border="0.0069in solid #000000" style:writing-mode="lr-tb" style:vertical-align="bottom" fo:padding-top="0in" fo:padding-left="0.075in" fo:padding-bottom="0in" fo:padding-right="0.075in"/>
    </style:style>
    <style:style style:name="P1240" style:parent-style-name="Normal" style:family="paragraph">
      <style:paragraph-properties fo:text-align="center" fo:line-height="100%"/>
    </style:style>
    <style:style style:name="T124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42" style:family="table-cell">
      <style:table-cell-properties fo:border="0.0069in solid #000000" style:writing-mode="lr-tb" style:vertical-align="bottom" fo:padding-top="0in" fo:padding-left="0.075in" fo:padding-bottom="0in" fo:padding-right="0.075in"/>
    </style:style>
    <style:style style:name="P1243" style:parent-style-name="Normal" style:family="paragraph">
      <style:paragraph-properties fo:text-align="center" fo:line-height="100%"/>
    </style:style>
    <style:style style:name="T124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45" style:family="table-cell">
      <style:table-cell-properties fo:border="0.0069in solid #000000" style:writing-mode="lr-tb" style:vertical-align="bottom" fo:padding-top="0in" fo:padding-left="0.075in" fo:padding-bottom="0in" fo:padding-right="0.075in"/>
    </style:style>
    <style:style style:name="P1246" style:parent-style-name="Normal" style:family="paragraph">
      <style:paragraph-properties fo:text-align="center" fo:line-height="100%"/>
    </style:style>
    <style:style style:name="T124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center" fo:line-height="100%"/>
    </style:style>
    <style:style style:name="T125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251" style:family="table-row">
      <style:table-row-properties style:use-optimal-row-height="false"/>
    </style:style>
    <style:style style:name="P1252" style:parent-style-name="Normal" style:family="paragraph">
      <style:paragraph-properties fo:text-align="center" fo:line-height="100%"/>
      <style:text-properties style:font-name="Times New Roman" style:font-name-complex="Times New Roman"/>
    </style:style>
    <style:style style:name="TableCell1253" style:family="table-cell">
      <style:table-cell-properties fo:border="0.0069in solid #000000" style:writing-mode="lr-tb" style:vertical-align="bottom" fo:padding-top="0in" fo:padding-left="0.075in" fo:padding-bottom="0in" fo:padding-right="0.075in"/>
    </style:style>
    <style:style style:name="P1254" style:parent-style-name="Normal" style:family="paragraph">
      <style:paragraph-properties fo:text-align="center" fo:line-height="100%"/>
    </style:style>
    <style:style style:name="T125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56" style:family="table-cell">
      <style:table-cell-properties fo:border="0.0069in solid #000000" style:writing-mode="lr-tb" style:vertical-align="bottom" fo:padding-top="0in" fo:padding-left="0.075in" fo:padding-bottom="0in" fo:padding-right="0.075in"/>
    </style:style>
    <style:style style:name="P1257" style:parent-style-name="Normal" style:family="paragraph">
      <style:paragraph-properties fo:text-align="center" fo:line-height="100%"/>
    </style:style>
    <style:style style:name="T125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59" style:family="table-cell">
      <style:table-cell-properties fo:border="0.0069in solid #000000" style:writing-mode="lr-tb" style:vertical-align="bottom" fo:padding-top="0in" fo:padding-left="0.075in" fo:padding-bottom="0in" fo:padding-right="0.075in"/>
    </style:style>
    <style:style style:name="P1260" style:parent-style-name="Normal" style:family="paragraph">
      <style:paragraph-properties fo:text-align="center" fo:line-height="100%"/>
    </style:style>
    <style:style style:name="T126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text-align="center" fo:line-height="100%"/>
    </style:style>
    <style:style style:name="T126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265" style:parent-style-name="Normal" style:family="paragraph">
      <style:text-properties style:font-name="Times New Roman" style:font-name-complex="Times New Roman"/>
    </style:style>
    <style:style style:name="P1266" style:parent-style-name="Normal" style:family="paragraph">
      <style:paragraph-properties fo:margin-top="0.1666in"/>
      <style:text-properties style:font-name="Times New Roman" style:font-name-complex="Times New Roman"/>
    </style:style>
    <style:style style:name="P1267" style:parent-style-name="Normal" style:family="paragraph">
      <style:paragraph-properties fo:margin-top="0.1666in"/>
      <style:text-properties style:font-name="Times New Roman" style:font-name-complex="Times New Roman"/>
    </style:style>
    <style:style style:name="TableColumn1269" style:family="table-column">
      <style:table-column-properties style:column-width="1.0444in" style:use-optimal-column-width="false"/>
    </style:style>
    <style:style style:name="TableColumn1270" style:family="table-column">
      <style:table-column-properties style:column-width="2.2715in" style:use-optimal-column-width="false"/>
    </style:style>
    <style:style style:name="TableColumn1271" style:family="table-column">
      <style:table-column-properties style:column-width="0.6756in" style:use-optimal-column-width="false"/>
    </style:style>
    <style:style style:name="TableColumn1272" style:family="table-column">
      <style:table-column-properties style:column-width="0.8291in" style:use-optimal-column-width="false"/>
    </style:style>
    <style:style style:name="TableColumn1273" style:family="table-column">
      <style:table-column-properties style:column-width="0.8354in" style:use-optimal-column-width="false"/>
    </style:style>
    <style:style style:name="TableColumn1274" style:family="table-column">
      <style:table-column-properties style:column-width="0.6062in" style:use-optimal-column-width="false"/>
    </style:style>
    <style:style style:name="Table1268" style:family="table">
      <style:table-properties style:width="6.2625in" fo:margin-left="0in" table:align="left"/>
    </style:style>
    <style:style style:name="TableRow1275" style:family="table-row">
      <style:table-row-properties style:use-optimal-row-height="false"/>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center" fo:line-height="100%"/>
    </style:style>
    <style:style style:name="T127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center" fo:line-height="100%"/>
    </style:style>
    <style:style style:name="T128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center" fo:line-height="100%"/>
    </style:style>
    <style:style style:name="T128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center" fo:line-height="100%"/>
    </style:style>
    <style:style style:name="T128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center" fo:line-height="100%"/>
    </style:style>
    <style:style style:name="T129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center" fo:line-height="100%"/>
    </style:style>
    <style:style style:name="T129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294" style:family="table-row">
      <style:table-row-properties style:use-optimal-row-height="fals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center" fo:line-height="100%"/>
    </style:style>
    <style:style style:name="T129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center" fo:line-height="100%"/>
    </style:style>
    <style:style style:name="T130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301" style:family="table-cell">
      <style:table-cell-properties fo:border="0.0069in solid #000000" style:writing-mode="lr-tb" style:vertical-align="bottom" fo:padding-top="0in" fo:padding-left="0.075in" fo:padding-bottom="0in" fo:padding-right="0.075in"/>
    </style:style>
    <style:style style:name="P1302" style:parent-style-name="Normal" style:family="paragraph">
      <style:paragraph-properties fo:text-align="center" fo:line-height="100%"/>
    </style:style>
    <style:style style:name="T130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center" fo:line-height="100%"/>
    </style:style>
    <style:style style:name="T130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center" fo:line-height="100%"/>
    </style:style>
    <style:style style:name="T130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center" fo:line-height="100%"/>
    </style:style>
    <style:style style:name="T131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313" style:family="table-row">
      <style:table-row-properties style:use-optimal-row-height="false"/>
    </style:style>
    <style:style style:name="P1314" style:parent-style-name="Normal" style:family="paragraph">
      <style:paragraph-properties fo:text-align="center" fo:line-height="100%"/>
      <style:text-properties style:font-name="Times New Roman" style:font-name-complex="Times New Roman" fo:color="#000000"/>
    </style:style>
    <style:style style:name="P1315" style:parent-style-name="Normal" style:family="paragraph">
      <style:paragraph-properties fo:text-align="center" fo:line-height="100%"/>
      <style:text-properties style:font-name="Times New Roman" style:font-name-complex="Times New Roman"/>
    </style:style>
    <style:style style:name="TableCell1316" style:family="table-cell">
      <style:table-cell-properties fo:border="0.0069in solid #000000" style:writing-mode="lr-tb" style:vertical-align="bottom" fo:padding-top="0in" fo:padding-left="0.075in" fo:padding-bottom="0in" fo:padding-right="0.075in"/>
    </style:style>
    <style:style style:name="P1317" style:parent-style-name="Normal" style:family="paragraph">
      <style:paragraph-properties fo:text-align="center" fo:line-height="100%"/>
    </style:style>
    <style:style style:name="T131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center" fo:line-height="100%"/>
    </style:style>
    <style:style style:name="T132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center" fo:line-height="100%"/>
    </style:style>
    <style:style style:name="T132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center" fo:line-height="100%"/>
    </style:style>
    <style:style style:name="T132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328" style:family="table-row">
      <style:table-row-properties style:use-optimal-row-height="false"/>
    </style:style>
    <style:style style:name="P1329" style:parent-style-name="Normal" style:family="paragraph">
      <style:paragraph-properties fo:text-align="center" fo:line-height="100%"/>
      <style:text-properties style:font-name="Times New Roman" style:font-name-complex="Times New Roman" fo:color="#000000"/>
    </style:style>
    <style:style style:name="P1330" style:parent-style-name="Normal" style:family="paragraph">
      <style:paragraph-properties fo:text-align="center" fo:line-height="100%"/>
      <style:text-properties style:font-name="Times New Roman" style:font-name-complex="Times New Roman"/>
    </style:style>
    <style:style style:name="TableCell1331" style:family="table-cell">
      <style:table-cell-properties fo:border="0.0069in solid #000000" style:writing-mode="lr-tb" style:vertical-align="bottom" fo:padding-top="0in" fo:padding-left="0.075in" fo:padding-bottom="0in" fo:padding-right="0.075in"/>
    </style:style>
    <style:style style:name="P1332" style:parent-style-name="Normal" style:family="paragraph">
      <style:paragraph-properties fo:text-align="center" fo:line-height="100%"/>
    </style:style>
    <style:style style:name="T133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center" fo:line-height="100%"/>
    </style:style>
    <style:style style:name="T133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center" fo:line-height="100%"/>
    </style:style>
    <style:style style:name="T133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center" fo:line-height="100%"/>
    </style:style>
    <style:style style:name="T134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343" style:family="table-row">
      <style:table-row-properties style:use-optimal-row-height="false"/>
    </style:style>
    <style:style style:name="P1344" style:parent-style-name="Normal" style:family="paragraph">
      <style:paragraph-properties fo:text-align="center" fo:line-height="100%"/>
      <style:text-properties style:font-name="Times New Roman" style:font-name-complex="Times New Roman" fo:color="#000000"/>
    </style:style>
    <style:style style:name="P1345" style:parent-style-name="Normal" style:family="paragraph">
      <style:paragraph-properties fo:text-align="center" fo:line-height="100%"/>
      <style:text-properties style:font-name="Times New Roman" style:font-name-complex="Times New Roman"/>
    </style:style>
    <style:style style:name="TableCell1346" style:family="table-cell">
      <style:table-cell-properties fo:border="0.0069in solid #000000" style:writing-mode="lr-tb" style:vertical-align="bottom" fo:padding-top="0in" fo:padding-left="0.075in" fo:padding-bottom="0in" fo:padding-right="0.075in"/>
    </style:style>
    <style:style style:name="P1347" style:parent-style-name="Normal" style:family="paragraph">
      <style:paragraph-properties fo:text-align="center" fo:line-height="100%"/>
    </style:style>
    <style:style style:name="T134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center" fo:line-height="100%"/>
    </style:style>
    <style:style style:name="T135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center" fo:line-height="100%"/>
    </style:style>
    <style:style style:name="T135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center" fo:line-height="100%"/>
    </style:style>
    <style:style style:name="T135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358" style:family="table-row">
      <style:table-row-properties style:use-optimal-row-height="false"/>
    </style:style>
    <style:style style:name="P1359" style:parent-style-name="Normal" style:family="paragraph">
      <style:paragraph-properties fo:text-align="center" fo:line-height="100%"/>
      <style:text-properties style:font-name="Times New Roman" style:font-name-complex="Times New Roman" fo:color="#000000"/>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center" fo:line-height="100%"/>
    </style:style>
    <style:style style:name="T136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36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364" style:family="table-cell">
      <style:table-cell-properties fo:border="0.0069in solid #000000" style:writing-mode="lr-tb" style:vertical-align="bottom" fo:padding-top="0in" fo:padding-left="0.075in" fo:padding-bottom="0in" fo:padding-right="0.075in"/>
    </style:style>
    <style:style style:name="P1365" style:parent-style-name="Normal" style:family="paragraph">
      <style:paragraph-properties fo:text-align="center" fo:line-height="100%"/>
    </style:style>
    <style:style style:name="T136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67" style:family="table-cell">
      <style:table-cell-properties fo:border="0.0069in solid #000000" style:writing-mode="lr-tb" style:vertical-align="bottom" fo:padding-top="0in" fo:padding-left="0.075in" fo:padding-bottom="0in" fo:padding-right="0.075in"/>
    </style:style>
    <style:style style:name="P1368" style:parent-style-name="Normal" style:family="paragraph">
      <style:paragraph-properties fo:text-align="center" fo:line-height="100%"/>
    </style:style>
    <style:style style:name="T136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70" style:family="table-cell">
      <style:table-cell-properties fo:border="0.0069in solid #000000" style:writing-mode="lr-tb" style:vertical-align="bottom" fo:padding-top="0in" fo:padding-left="0.075in" fo:padding-bottom="0in" fo:padding-right="0.075in"/>
    </style:style>
    <style:style style:name="P1371" style:parent-style-name="Normal" style:family="paragraph">
      <style:paragraph-properties fo:text-align="center" fo:line-height="100%"/>
    </style:style>
    <style:style style:name="T137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73" style:family="table-cell">
      <style:table-cell-properties fo:border="0.0069in solid #000000" style:writing-mode="lr-tb" style:vertical-align="bottom" fo:padding-top="0in" fo:padding-left="0.075in" fo:padding-bottom="0in" fo:padding-right="0.075in"/>
    </style:style>
    <style:style style:name="P1374" style:parent-style-name="Normal" style:family="paragraph">
      <style:paragraph-properties fo:text-align="center" fo:line-height="100%"/>
    </style:style>
    <style:style style:name="T137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376" style:family="table-row">
      <style:table-row-properties style:use-optimal-row-height="false"/>
    </style:style>
    <style:style style:name="P1377" style:parent-style-name="Normal" style:family="paragraph">
      <style:paragraph-properties fo:text-align="center" fo:line-height="100%"/>
      <style:text-properties style:font-name="Times New Roman" style:font-name-complex="Times New Roman" fo:color="#000000"/>
    </style:style>
    <style:style style:name="P1378" style:parent-style-name="Normal" style:family="paragraph">
      <style:paragraph-properties fo:text-align="center" fo:line-height="100%"/>
      <style:text-properties style:font-name="Times New Roman" style:font-name-complex="Times New Roman"/>
    </style:style>
    <style:style style:name="TableCell1379" style:family="table-cell">
      <style:table-cell-properties fo:border="0.0069in solid #000000" style:writing-mode="lr-tb" style:vertical-align="bottom" fo:padding-top="0in" fo:padding-left="0.075in" fo:padding-bottom="0in" fo:padding-right="0.075in"/>
    </style:style>
    <style:style style:name="P1380" style:parent-style-name="Normal" style:family="paragraph">
      <style:paragraph-properties fo:text-align="center" fo:line-height="100%"/>
    </style:style>
    <style:style style:name="T138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82" style:family="table-cell">
      <style:table-cell-properties fo:border="0.0069in solid #000000" style:writing-mode="lr-tb" style:vertical-align="bottom" fo:padding-top="0in" fo:padding-left="0.075in" fo:padding-bottom="0in" fo:padding-right="0.075in"/>
    </style:style>
    <style:style style:name="P1383" style:parent-style-name="Normal" style:family="paragraph">
      <style:paragraph-properties fo:text-align="center" fo:line-height="100%"/>
    </style:style>
    <style:style style:name="T138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85" style:family="table-cell">
      <style:table-cell-properties fo:border="0.0069in solid #000000" style:writing-mode="lr-tb" style:vertical-align="bottom" fo:padding-top="0in" fo:padding-left="0.075in" fo:padding-bottom="0in" fo:padding-right="0.075in"/>
    </style:style>
    <style:style style:name="P1386" style:parent-style-name="Normal" style:family="paragraph">
      <style:paragraph-properties fo:text-align="center" fo:line-height="100%"/>
    </style:style>
    <style:style style:name="T138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88" style:family="table-cell">
      <style:table-cell-properties fo:border="0.0069in solid #000000" style:writing-mode="lr-tb" style:vertical-align="bottom" fo:padding-top="0in" fo:padding-left="0.075in" fo:padding-bottom="0in" fo:padding-right="0.075in"/>
    </style:style>
    <style:style style:name="P1389" style:parent-style-name="Normal" style:family="paragraph">
      <style:paragraph-properties fo:text-align="center" fo:line-height="100%"/>
    </style:style>
    <style:style style:name="T139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391" style:family="table-row">
      <style:table-row-properties style:use-optimal-row-height="false"/>
    </style:style>
    <style:style style:name="P1392" style:parent-style-name="Normal" style:family="paragraph">
      <style:paragraph-properties fo:text-align="center" fo:line-height="100%"/>
      <style:text-properties style:font-name="Times New Roman" style:font-name-complex="Times New Roman" fo:color="#000000"/>
    </style:style>
    <style:style style:name="P1393" style:parent-style-name="Normal" style:family="paragraph">
      <style:paragraph-properties fo:text-align="center" fo:line-height="100%"/>
      <style:text-properties style:font-name="Times New Roman" style:font-name-complex="Times New Roman"/>
    </style:style>
    <style:style style:name="TableCell1394" style:family="table-cell">
      <style:table-cell-properties fo:border="0.0069in solid #000000" style:writing-mode="lr-tb" style:vertical-align="bottom" fo:padding-top="0in" fo:padding-left="0.075in" fo:padding-bottom="0in" fo:padding-right="0.075in"/>
    </style:style>
    <style:style style:name="P1395" style:parent-style-name="Normal" style:family="paragraph">
      <style:paragraph-properties fo:text-align="center" fo:line-height="100%"/>
    </style:style>
    <style:style style:name="T139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397" style:family="table-cell">
      <style:table-cell-properties fo:border="0.0069in solid #000000" style:writing-mode="lr-tb" style:vertical-align="bottom" fo:padding-top="0in" fo:padding-left="0.075in" fo:padding-bottom="0in" fo:padding-right="0.075in"/>
    </style:style>
    <style:style style:name="P1398" style:parent-style-name="Normal" style:family="paragraph">
      <style:paragraph-properties fo:text-align="center" fo:line-height="100%"/>
    </style:style>
    <style:style style:name="T139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00" style:family="table-cell">
      <style:table-cell-properties fo:border="0.0069in solid #000000" style:writing-mode="lr-tb" style:vertical-align="bottom" fo:padding-top="0in" fo:padding-left="0.075in" fo:padding-bottom="0in" fo:padding-right="0.075in"/>
    </style:style>
    <style:style style:name="P1401" style:parent-style-name="Normal" style:family="paragraph">
      <style:paragraph-properties fo:text-align="center" fo:line-height="100%"/>
    </style:style>
    <style:style style:name="T140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03" style:family="table-cell">
      <style:table-cell-properties fo:border="0.0069in solid #000000" style:writing-mode="lr-tb" style:vertical-align="bottom" fo:padding-top="0in" fo:padding-left="0.075in" fo:padding-bottom="0in" fo:padding-right="0.075in"/>
    </style:style>
    <style:style style:name="P1404" style:parent-style-name="Normal" style:family="paragraph">
      <style:paragraph-properties fo:text-align="center" fo:line-height="100%"/>
    </style:style>
    <style:style style:name="T140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06" style:family="table-row">
      <style:table-row-properties style:use-optimal-row-height="false"/>
    </style:style>
    <style:style style:name="P1407" style:parent-style-name="Normal" style:family="paragraph">
      <style:paragraph-properties fo:text-align="center" fo:line-height="100%"/>
      <style:text-properties style:font-name="Times New Roman" style:font-name-complex="Times New Roman" fo:color="#000000"/>
    </style:style>
    <style:style style:name="P1408" style:parent-style-name="Normal" style:family="paragraph">
      <style:paragraph-properties fo:text-align="center" fo:line-height="100%"/>
      <style:text-properties style:font-name="Times New Roman" style:font-name-complex="Times New Roman"/>
    </style:style>
    <style:style style:name="TableCell1409" style:family="table-cell">
      <style:table-cell-properties fo:border="0.0069in solid #000000" style:writing-mode="lr-tb" style:vertical-align="bottom" fo:padding-top="0in" fo:padding-left="0.075in" fo:padding-bottom="0in" fo:padding-right="0.075in"/>
    </style:style>
    <style:style style:name="P1410" style:parent-style-name="Normal" style:family="paragraph">
      <style:paragraph-properties fo:text-align="center" fo:line-height="100%"/>
    </style:style>
    <style:style style:name="T141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12" style:family="table-cell">
      <style:table-cell-properties fo:border="0.0069in solid #000000" style:writing-mode="lr-tb" style:vertical-align="bottom" fo:padding-top="0in" fo:padding-left="0.075in" fo:padding-bottom="0in" fo:padding-right="0.075in"/>
    </style:style>
    <style:style style:name="P1413" style:parent-style-name="Normal" style:family="paragraph">
      <style:paragraph-properties fo:text-align="center" fo:line-height="100%"/>
    </style:style>
    <style:style style:name="T141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15" style:family="table-cell">
      <style:table-cell-properties fo:border="0.0069in solid #000000" style:writing-mode="lr-tb" style:vertical-align="bottom" fo:padding-top="0in" fo:padding-left="0.075in" fo:padding-bottom="0in" fo:padding-right="0.075in"/>
    </style:style>
    <style:style style:name="P1416" style:parent-style-name="Normal" style:family="paragraph">
      <style:paragraph-properties fo:text-align="center" fo:line-height="100%"/>
    </style:style>
    <style:style style:name="T141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18" style:family="table-cell">
      <style:table-cell-properties fo:border="0.0069in solid #000000" style:writing-mode="lr-tb" style:vertical-align="bottom" fo:padding-top="0in" fo:padding-left="0.075in" fo:padding-bottom="0in" fo:padding-right="0.075in"/>
    </style:style>
    <style:style style:name="P1419" style:parent-style-name="Normal" style:family="paragraph">
      <style:paragraph-properties fo:text-align="center" fo:line-height="100%"/>
    </style:style>
    <style:style style:name="T142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21" style:family="table-row">
      <style:table-row-properties style:use-optimal-row-height="false"/>
    </style:style>
    <style:style style:name="P1422" style:parent-style-name="Normal" style:family="paragraph">
      <style:paragraph-properties fo:text-align="center" fo:line-height="100%"/>
      <style:text-properties style:font-name="Times New Roman" style:font-name-complex="Times New Roman" fo:color="#000000"/>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center" fo:line-height="100%"/>
    </style:style>
    <style:style style:name="T142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426" style:family="table-cell">
      <style:table-cell-properties fo:border="0.0069in solid #000000" style:writing-mode="lr-tb" style:vertical-align="bottom" fo:padding-top="0in" fo:padding-left="0.075in" fo:padding-bottom="0in" fo:padding-right="0.075in"/>
    </style:style>
    <style:style style:name="P1427" style:parent-style-name="Normal" style:family="paragraph">
      <style:paragraph-properties fo:text-align="center" fo:line-height="100%"/>
    </style:style>
    <style:style style:name="T142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29" style:family="table-cell">
      <style:table-cell-properties fo:border="0.0069in solid #000000" style:writing-mode="lr-tb" style:vertical-align="bottom" fo:padding-top="0in" fo:padding-left="0.075in" fo:padding-bottom="0in" fo:padding-right="0.075in"/>
    </style:style>
    <style:style style:name="P1430" style:parent-style-name="Normal" style:family="paragraph">
      <style:paragraph-properties fo:text-align="center" fo:line-height="100%"/>
    </style:style>
    <style:style style:name="T143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32" style:family="table-cell">
      <style:table-cell-properties fo:border="0.0069in solid #000000" style:writing-mode="lr-tb" style:vertical-align="bottom" fo:padding-top="0in" fo:padding-left="0.075in" fo:padding-bottom="0in" fo:padding-right="0.075in"/>
    </style:style>
    <style:style style:name="P1433" style:parent-style-name="Normal" style:family="paragraph">
      <style:paragraph-properties fo:text-align="center" fo:line-height="100%"/>
    </style:style>
    <style:style style:name="T143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35" style:family="table-cell">
      <style:table-cell-properties fo:border="0.0069in solid #000000" style:writing-mode="lr-tb" style:vertical-align="bottom" fo:padding-top="0in" fo:padding-left="0.075in" fo:padding-bottom="0in" fo:padding-right="0.075in"/>
    </style:style>
    <style:style style:name="P1436" style:parent-style-name="Normal" style:family="paragraph">
      <style:paragraph-properties fo:text-align="center" fo:line-height="100%"/>
    </style:style>
    <style:style style:name="T143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38" style:family="table-row">
      <style:table-row-properties style:use-optimal-row-height="false"/>
    </style:style>
    <style:style style:name="P1439" style:parent-style-name="Normal" style:family="paragraph">
      <style:paragraph-properties fo:text-align="center" fo:line-height="100%"/>
      <style:text-properties style:font-name="Times New Roman" style:font-name-complex="Times New Roman" fo:color="#000000"/>
    </style:style>
    <style:style style:name="P1440" style:parent-style-name="Normal" style:family="paragraph">
      <style:paragraph-properties fo:text-align="center" fo:line-height="100%"/>
      <style:text-properties style:font-name="Times New Roman" style:font-name-complex="Times New Roman"/>
    </style:style>
    <style:style style:name="TableCell1441" style:family="table-cell">
      <style:table-cell-properties fo:border="0.0069in solid #000000" style:writing-mode="lr-tb" style:vertical-align="bottom" fo:padding-top="0in" fo:padding-left="0.075in" fo:padding-bottom="0in" fo:padding-right="0.075in"/>
    </style:style>
    <style:style style:name="P1442" style:parent-style-name="Normal" style:family="paragraph">
      <style:paragraph-properties fo:text-align="center" fo:line-height="100%"/>
    </style:style>
    <style:style style:name="T144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44" style:family="table-cell">
      <style:table-cell-properties fo:border="0.0069in solid #000000" style:writing-mode="lr-tb" style:vertical-align="bottom" fo:padding-top="0in" fo:padding-left="0.075in" fo:padding-bottom="0in" fo:padding-right="0.075in"/>
    </style:style>
    <style:style style:name="P1445" style:parent-style-name="Normal" style:family="paragraph">
      <style:paragraph-properties fo:text-align="center" fo:line-height="100%"/>
    </style:style>
    <style:style style:name="T144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47" style:family="table-cell">
      <style:table-cell-properties fo:border="0.0069in solid #000000" style:writing-mode="lr-tb" style:vertical-align="bottom" fo:padding-top="0in" fo:padding-left="0.075in" fo:padding-bottom="0in" fo:padding-right="0.075in"/>
    </style:style>
    <style:style style:name="P1448" style:parent-style-name="Normal" style:family="paragraph">
      <style:paragraph-properties fo:text-align="center" fo:line-height="100%"/>
    </style:style>
    <style:style style:name="T144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50" style:family="table-cell">
      <style:table-cell-properties fo:border="0.0069in solid #000000" style:writing-mode="lr-tb" style:vertical-align="bottom" fo:padding-top="0in" fo:padding-left="0.075in" fo:padding-bottom="0in" fo:padding-right="0.075in"/>
    </style:style>
    <style:style style:name="P1451" style:parent-style-name="Normal" style:family="paragraph">
      <style:paragraph-properties fo:text-align="center" fo:line-height="100%"/>
    </style:style>
    <style:style style:name="T145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53" style:family="table-row">
      <style:table-row-properties style:use-optimal-row-height="false"/>
    </style:style>
    <style:style style:name="P1454" style:parent-style-name="Normal" style:family="paragraph">
      <style:paragraph-properties fo:text-align="center" fo:line-height="100%"/>
      <style:text-properties style:font-name="Times New Roman" style:font-name-complex="Times New Roman" fo:color="#000000"/>
    </style:style>
    <style:style style:name="P1455" style:parent-style-name="Normal" style:family="paragraph">
      <style:paragraph-properties fo:text-align="center" fo:line-height="100%"/>
      <style:text-properties style:font-name="Times New Roman" style:font-name-complex="Times New Roman"/>
    </style:style>
    <style:style style:name="TableCell1456" style:family="table-cell">
      <style:table-cell-properties fo:border="0.0069in solid #000000" style:writing-mode="lr-tb" style:vertical-align="bottom" fo:padding-top="0in" fo:padding-left="0.075in" fo:padding-bottom="0in" fo:padding-right="0.075in"/>
    </style:style>
    <style:style style:name="P1457" style:parent-style-name="Normal" style:family="paragraph">
      <style:paragraph-properties fo:text-align="center" fo:line-height="100%"/>
    </style:style>
    <style:style style:name="T145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59" style:family="table-cell">
      <style:table-cell-properties fo:border="0.0069in solid #000000" style:writing-mode="lr-tb" style:vertical-align="bottom" fo:padding-top="0in" fo:padding-left="0.075in" fo:padding-bottom="0in" fo:padding-right="0.075in"/>
    </style:style>
    <style:style style:name="P1460" style:parent-style-name="Normal" style:family="paragraph">
      <style:paragraph-properties fo:text-align="center" fo:line-height="100%"/>
    </style:style>
    <style:style style:name="T146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62" style:family="table-cell">
      <style:table-cell-properties fo:border="0.0069in solid #000000" style:writing-mode="lr-tb" style:vertical-align="bottom" fo:padding-top="0in" fo:padding-left="0.075in" fo:padding-bottom="0in" fo:padding-right="0.075in"/>
    </style:style>
    <style:style style:name="P1463" style:parent-style-name="Normal" style:family="paragraph">
      <style:paragraph-properties fo:text-align="center" fo:line-height="100%"/>
    </style:style>
    <style:style style:name="T146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65" style:family="table-cell">
      <style:table-cell-properties fo:border="0.0069in solid #000000" style:writing-mode="lr-tb" style:vertical-align="bottom" fo:padding-top="0in" fo:padding-left="0.075in" fo:padding-bottom="0in" fo:padding-right="0.075in"/>
    </style:style>
    <style:style style:name="P1466" style:parent-style-name="Normal" style:family="paragraph">
      <style:paragraph-properties fo:text-align="center" fo:line-height="100%"/>
    </style:style>
    <style:style style:name="T146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68" style:family="table-row">
      <style:table-row-properties style:use-optimal-row-height="false"/>
    </style:style>
    <style:style style:name="P1469" style:parent-style-name="Normal" style:family="paragraph">
      <style:paragraph-properties fo:text-align="center" fo:line-height="100%"/>
      <style:text-properties style:font-name="Times New Roman" style:font-name-complex="Times New Roman" fo:color="#000000"/>
    </style:style>
    <style:style style:name="P1470" style:parent-style-name="Normal" style:family="paragraph">
      <style:paragraph-properties fo:text-align="center" fo:line-height="100%"/>
      <style:text-properties style:font-name="Times New Roman" style:font-name-complex="Times New Roman"/>
    </style:style>
    <style:style style:name="TableCell1471" style:family="table-cell">
      <style:table-cell-properties fo:border="0.0069in solid #000000" style:writing-mode="lr-tb" style:vertical-align="bottom" fo:padding-top="0in" fo:padding-left="0.075in" fo:padding-bottom="0in" fo:padding-right="0.075in"/>
    </style:style>
    <style:style style:name="P1472" style:parent-style-name="Normal" style:family="paragraph">
      <style:paragraph-properties fo:text-align="center" fo:line-height="100%"/>
    </style:style>
    <style:style style:name="T147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74" style:family="table-cell">
      <style:table-cell-properties fo:border="0.0069in solid #000000" style:writing-mode="lr-tb" style:vertical-align="bottom" fo:padding-top="0in" fo:padding-left="0.075in" fo:padding-bottom="0in" fo:padding-right="0.075in"/>
    </style:style>
    <style:style style:name="P1475" style:parent-style-name="Normal" style:family="paragraph">
      <style:paragraph-properties fo:text-align="center" fo:line-height="100%"/>
    </style:style>
    <style:style style:name="T147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77" style:family="table-cell">
      <style:table-cell-properties fo:border="0.0069in solid #000000" style:writing-mode="lr-tb" style:vertical-align="bottom" fo:padding-top="0in" fo:padding-left="0.075in" fo:padding-bottom="0in" fo:padding-right="0.075in"/>
    </style:style>
    <style:style style:name="P1478" style:parent-style-name="Normal" style:family="paragraph">
      <style:paragraph-properties fo:text-align="center" fo:line-height="100%"/>
    </style:style>
    <style:style style:name="T147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80" style:family="table-cell">
      <style:table-cell-properties fo:border="0.0069in solid #000000" style:writing-mode="lr-tb" style:vertical-align="bottom" fo:padding-top="0in" fo:padding-left="0.075in" fo:padding-bottom="0in" fo:padding-right="0.075in"/>
    </style:style>
    <style:style style:name="P1481" style:parent-style-name="Normal" style:family="paragraph">
      <style:paragraph-properties fo:text-align="center" fo:line-height="100%"/>
    </style:style>
    <style:style style:name="T148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Row1483" style:family="table-row">
      <style:table-row-properties style:use-optimal-row-height="false"/>
    </style:style>
    <style:style style:name="P1484" style:parent-style-name="Normal" style:family="paragraph">
      <style:paragraph-properties fo:text-align="center" fo:line-height="100%"/>
      <style:text-properties style:font-name="Times New Roman" style:font-name-complex="Times New Roman" fo:color="#000000"/>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text-align="center" fo:line-height="100%"/>
    </style:style>
    <style:style style:name="T148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488" style:family="table-cell">
      <style:table-cell-properties fo:border="0.0069in solid #000000" style:writing-mode="lr-tb" style:vertical-align="bottom" fo:padding-top="0in" fo:padding-left="0.075in" fo:padding-bottom="0in" fo:padding-right="0.075in"/>
    </style:style>
    <style:style style:name="P1489" style:parent-style-name="Normal" style:family="paragraph">
      <style:paragraph-properties fo:text-align="center" fo:line-height="100%"/>
    </style:style>
    <style:style style:name="T149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text-align="center" fo:line-height="100%"/>
    </style:style>
    <style:style style:name="T149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text-align="center" fo:line-height="100%"/>
    </style:style>
    <style:style style:name="T149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center" fo:line-height="100%"/>
    </style:style>
    <style:style style:name="T149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00" style:family="table-row">
      <style:table-row-properties style:use-optimal-row-height="false"/>
    </style:style>
    <style:style style:name="P1501" style:parent-style-name="Normal" style:family="paragraph">
      <style:paragraph-properties fo:text-align="center" fo:line-height="100%"/>
      <style:text-properties style:font-name="Times New Roman" style:font-name-complex="Times New Roman" fo:color="#000000"/>
    </style:style>
    <style:style style:name="P1502" style:parent-style-name="Normal" style:family="paragraph">
      <style:paragraph-properties fo:text-align="center" fo:line-height="100%"/>
      <style:text-properties style:font-name="Times New Roman" style:font-name-complex="Times New Roman"/>
    </style:style>
    <style:style style:name="TableCell1503" style:family="table-cell">
      <style:table-cell-properties fo:border="0.0069in solid #000000" style:writing-mode="lr-tb" style:vertical-align="bottom" fo:padding-top="0in" fo:padding-left="0.075in" fo:padding-bottom="0in" fo:padding-right="0.075in"/>
    </style:style>
    <style:style style:name="P1504" style:parent-style-name="Normal" style:family="paragraph">
      <style:paragraph-properties fo:text-align="center" fo:line-height="100%"/>
    </style:style>
    <style:style style:name="T150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center" fo:line-height="100%"/>
    </style:style>
    <style:style style:name="T150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center" fo:line-height="100%"/>
    </style:style>
    <style:style style:name="T151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text-align="center" fo:line-height="100%"/>
    </style:style>
    <style:style style:name="T151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15" style:family="table-row">
      <style:table-row-properties style:use-optimal-row-height="false"/>
    </style:style>
    <style:style style:name="P1516" style:parent-style-name="Normal" style:family="paragraph">
      <style:paragraph-properties fo:text-align="center" fo:line-height="100%"/>
      <style:text-properties style:font-name="Times New Roman" style:font-name-complex="Times New Roman" fo:color="#000000"/>
    </style:style>
    <style:style style:name="P1517" style:parent-style-name="Normal" style:family="paragraph">
      <style:paragraph-properties fo:text-align="center" fo:line-height="100%"/>
      <style:text-properties style:font-name="Times New Roman" style:font-name-complex="Times New Roman"/>
    </style:style>
    <style:style style:name="TableCell1518" style:family="table-cell">
      <style:table-cell-properties fo:border="0.0069in solid #000000" style:writing-mode="lr-tb" style:vertical-align="bottom" fo:padding-top="0in" fo:padding-left="0.075in" fo:padding-bottom="0in" fo:padding-right="0.075in"/>
    </style:style>
    <style:style style:name="P1519" style:parent-style-name="Normal" style:family="paragraph">
      <style:paragraph-properties fo:text-align="center" fo:line-height="100%"/>
    </style:style>
    <style:style style:name="T152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center" fo:line-height="100%"/>
    </style:style>
    <style:style style:name="T152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text-align="center" fo:line-height="100%"/>
    </style:style>
    <style:style style:name="T152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text-align="center" fo:line-height="100%"/>
    </style:style>
    <style:style style:name="T152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30" style:family="table-row">
      <style:table-row-properties style:use-optimal-row-height="false"/>
    </style:style>
    <style:style style:name="P1531" style:parent-style-name="Normal" style:family="paragraph">
      <style:paragraph-properties fo:text-align="center" fo:line-height="100%"/>
      <style:text-properties style:font-name="Times New Roman" style:font-name-complex="Times New Roman" fo:color="#000000"/>
    </style:style>
    <style:style style:name="P1532" style:parent-style-name="Normal" style:family="paragraph">
      <style:paragraph-properties fo:text-align="center" fo:line-height="100%"/>
      <style:text-properties style:font-name="Times New Roman" style:font-name-complex="Times New Roman"/>
    </style:style>
    <style:style style:name="TableCell1533" style:family="table-cell">
      <style:table-cell-properties fo:border="0.0069in solid #000000" style:writing-mode="lr-tb" style:vertical-align="bottom" fo:padding-top="0in" fo:padding-left="0.075in" fo:padding-bottom="0in" fo:padding-right="0.075in"/>
    </style:style>
    <style:style style:name="P1534" style:parent-style-name="Normal" style:family="paragraph">
      <style:paragraph-properties fo:text-align="center" fo:line-height="100%"/>
    </style:style>
    <style:style style:name="T153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text-align="center" fo:line-height="100%"/>
    </style:style>
    <style:style style:name="T153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center" fo:line-height="100%"/>
    </style:style>
    <style:style style:name="T154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center" fo:line-height="100%"/>
    </style:style>
    <style:style style:name="T154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45" style:family="table-row">
      <style:table-row-properties style:use-optimal-row-height="false"/>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center" fo:line-height="100%"/>
    </style:style>
    <style:style style:name="T154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center" fo:line-height="100%"/>
    </style:style>
    <style:style style:name="T155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text-align="center" fo:line-height="100%"/>
    </style:style>
    <style:style style:name="T155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center" fo:line-height="100%"/>
    </style:style>
    <style:style style:name="T155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text-align="center" fo:line-height="100%"/>
    </style:style>
    <style:style style:name="T156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text-align="center" fo:line-height="100%"/>
    </style:style>
    <style:style style:name="T156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64" style:family="table-row">
      <style:table-row-properties style:use-optimal-row-height="false"/>
    </style:style>
    <style:style style:name="P1565" style:parent-style-name="Normal" style:family="paragraph">
      <style:paragraph-properties fo:text-align="center" fo:line-height="100%"/>
      <style:text-properties style:font-name="Times New Roman" style:font-name-complex="Times New Roman" fo:color="#000000"/>
    </style:style>
    <style:style style:name="P1566" style:parent-style-name="Normal" style:family="paragraph">
      <style:paragraph-properties fo:text-align="center" fo:line-height="100%"/>
      <style:text-properties style:font-name="Times New Roman" style:font-name-complex="Times New Roman"/>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text-align="center" fo:line-height="100%"/>
    </style:style>
    <style:style style:name="T156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text-align="center" fo:line-height="100%"/>
    </style:style>
    <style:style style:name="T157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text-align="center" fo:line-height="100%"/>
    </style:style>
    <style:style style:name="T157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text-align="center" fo:line-height="100%"/>
    </style:style>
    <style:style style:name="T157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79" style:family="table-row">
      <style:table-row-properties style:use-optimal-row-height="false"/>
    </style:style>
    <style:style style:name="P1580" style:parent-style-name="Normal" style:family="paragraph">
      <style:paragraph-properties fo:text-align="center" fo:line-height="100%"/>
      <style:text-properties style:font-name="Times New Roman" style:font-name-complex="Times New Roman" fo:color="#000000"/>
    </style:style>
    <style:style style:name="P1581" style:parent-style-name="Normal" style:family="paragraph">
      <style:paragraph-properties fo:text-align="center" fo:line-height="100%"/>
      <style:text-properties style:font-name="Times New Roman" style:font-name-complex="Times New Roma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center" fo:line-height="100%"/>
    </style:style>
    <style:style style:name="T158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text-align="center" fo:line-height="100%"/>
    </style:style>
    <style:style style:name="T158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text-align="center" fo:line-height="100%"/>
    </style:style>
    <style:style style:name="T159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text-align="center" fo:line-height="100%"/>
    </style:style>
    <style:style style:name="T159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594" style:family="table-row">
      <style:table-row-properties style:use-optimal-row-height="false"/>
    </style:style>
    <style:style style:name="P1595" style:parent-style-name="Normal" style:family="paragraph">
      <style:paragraph-properties fo:text-align="center" fo:line-height="100%"/>
      <style:text-properties style:font-name="Times New Roman" style:font-name-complex="Times New Roman" fo:color="#000000"/>
    </style:style>
    <style:style style:name="P1596" style:parent-style-name="Normal" style:family="paragraph">
      <style:paragraph-properties fo:text-align="center" fo:line-height="100%"/>
      <style:text-properties style:font-name="Times New Roman" style:font-name-complex="Times New Roman"/>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text-align="center" fo:line-height="100%"/>
    </style:style>
    <style:style style:name="T159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center" fo:line-height="100%"/>
    </style:style>
    <style:style style:name="T160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text-align="center" fo:line-height="100%"/>
    </style:style>
    <style:style style:name="T160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center" fo:line-height="100%"/>
    </style:style>
    <style:style style:name="T160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09" style:family="table-row">
      <style:table-row-properties style:use-optimal-row-height="false"/>
    </style:style>
    <style:style style:name="P1610" style:parent-style-name="Normal" style:family="paragraph">
      <style:paragraph-properties fo:text-align="center" fo:line-height="100%"/>
      <style:text-properties style:font-name="Times New Roman" style:font-name-complex="Times New Roman" fo:color="#000000"/>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text-align="center" fo:line-height="100%"/>
    </style:style>
    <style:style style:name="T161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61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text-align="center" fo:line-height="100%"/>
    </style:style>
    <style:style style:name="T161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text-align="center" fo:line-height="100%"/>
    </style:style>
    <style:style style:name="T162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text-align="center" fo:line-height="100%"/>
    </style:style>
    <style:style style:name="T162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text-align="center" fo:line-height="100%"/>
    </style:style>
    <style:style style:name="T162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27" style:family="table-row">
      <style:table-row-properties style:use-optimal-row-height="false"/>
    </style:style>
    <style:style style:name="P1628" style:parent-style-name="Normal" style:family="paragraph">
      <style:paragraph-properties fo:text-align="center" fo:line-height="100%"/>
      <style:text-properties style:font-name="Times New Roman" style:font-name-complex="Times New Roman" fo:color="#000000"/>
    </style:style>
    <style:style style:name="P1629" style:parent-style-name="Normal" style:family="paragraph">
      <style:paragraph-properties fo:text-align="center" fo:line-height="100%"/>
      <style:text-properties style:font-name="Times New Roman" style:font-name-complex="Times New Roman"/>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text-align="center" fo:line-height="100%"/>
    </style:style>
    <style:style style:name="T163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text-align="center" fo:line-height="100%"/>
    </style:style>
    <style:style style:name="T163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text-align="center" fo:line-height="100%"/>
    </style:style>
    <style:style style:name="T163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text-align="center" fo:line-height="100%"/>
    </style:style>
    <style:style style:name="T164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42" style:family="table-row">
      <style:table-row-properties style:use-optimal-row-height="false"/>
    </style:style>
    <style:style style:name="P1643" style:parent-style-name="Normal" style:family="paragraph">
      <style:paragraph-properties fo:text-align="center" fo:line-height="100%"/>
      <style:text-properties style:font-name="Times New Roman" style:font-name-complex="Times New Roman" fo:color="#000000"/>
    </style:style>
    <style:style style:name="P1644" style:parent-style-name="Normal" style:family="paragraph">
      <style:paragraph-properties fo:text-align="center" fo:line-height="100%"/>
      <style:text-properties style:font-name="Times New Roman" style:font-name-complex="Times New Roman"/>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text-align="center" fo:line-height="100%"/>
    </style:style>
    <style:style style:name="T164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text-align="center" fo:line-height="100%"/>
    </style:style>
    <style:style style:name="T165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text-align="center" fo:line-height="100%"/>
    </style:style>
    <style:style style:name="T165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text-align="center" fo:line-height="100%"/>
    </style:style>
    <style:style style:name="T165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57" style:family="table-row">
      <style:table-row-properties style:use-optimal-row-height="false"/>
    </style:style>
    <style:style style:name="P1658" style:parent-style-name="Normal" style:family="paragraph">
      <style:paragraph-properties fo:text-align="center" fo:line-height="100%"/>
      <style:text-properties style:font-name="Times New Roman" style:font-name-complex="Times New Roman" fo:color="#000000"/>
    </style:style>
    <style:style style:name="P1659" style:parent-style-name="Normal" style:family="paragraph">
      <style:paragraph-properties fo:text-align="center" fo:line-height="100%"/>
      <style:text-properties style:font-name="Times New Roman" style:font-name-complex="Times New Roman"/>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text-align="center" fo:line-height="100%"/>
    </style:style>
    <style:style style:name="T166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center" fo:line-height="100%"/>
    </style:style>
    <style:style style:name="T166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text-align="center" fo:line-height="100%"/>
    </style:style>
    <style:style style:name="T166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text-align="center" fo:line-height="100%"/>
    </style:style>
    <style:style style:name="T167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72" style:family="table-row">
      <style:table-row-properties style:use-optimal-row-height="false"/>
    </style:style>
    <style:style style:name="P1673" style:parent-style-name="Normal" style:family="paragraph">
      <style:paragraph-properties fo:text-align="center" fo:line-height="100%"/>
      <style:text-properties style:font-name="Times New Roman" style:font-name-complex="Times New Roman" fo:color="#000000"/>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text-align="center" fo:line-height="100%"/>
    </style:style>
    <style:style style:name="T167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text-align="center" fo:line-height="100%"/>
    </style:style>
    <style:style style:name="T167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text-align="center" fo:line-height="100%"/>
    </style:style>
    <style:style style:name="T168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text-align="center" fo:line-height="100%"/>
    </style:style>
    <style:style style:name="T168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text-align="center" fo:line-height="100%"/>
    </style:style>
    <style:style style:name="T168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689" style:family="table-row">
      <style:table-row-properties style:use-optimal-row-height="false"/>
    </style:style>
    <style:style style:name="P1690" style:parent-style-name="Normal" style:family="paragraph">
      <style:paragraph-properties fo:text-align="center" fo:line-height="100%"/>
      <style:text-properties style:font-name="Times New Roman" style:font-name-complex="Times New Roman" fo:color="#000000"/>
    </style:style>
    <style:style style:name="P1691" style:parent-style-name="Normal" style:family="paragraph">
      <style:paragraph-properties fo:text-align="center" fo:line-height="100%"/>
      <style:text-properties style:font-name="Times New Roman" style:font-name-complex="Times New Roman"/>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text-align="center" fo:line-height="100%"/>
    </style:style>
    <style:style style:name="T169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text-align="center" fo:line-height="100%"/>
    </style:style>
    <style:style style:name="T169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text-align="center" fo:line-height="100%"/>
    </style:style>
    <style:style style:name="T170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text-align="center" fo:line-height="100%"/>
    </style:style>
    <style:style style:name="T170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04" style:family="table-row">
      <style:table-row-properties style:use-optimal-row-height="false"/>
    </style:style>
    <style:style style:name="P1705" style:parent-style-name="Normal" style:family="paragraph">
      <style:paragraph-properties fo:text-align="center" fo:line-height="100%"/>
      <style:text-properties style:font-name="Times New Roman" style:font-name-complex="Times New Roman" fo:color="#000000"/>
    </style:style>
    <style:style style:name="P1706" style:parent-style-name="Normal" style:family="paragraph">
      <style:paragraph-properties fo:text-align="center" fo:line-height="100%"/>
      <style:text-properties style:font-name="Times New Roman" style:font-name-complex="Times New Roman"/>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text-align="center" fo:line-height="100%"/>
    </style:style>
    <style:style style:name="T170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text-align="center" fo:line-height="100%"/>
    </style:style>
    <style:style style:name="T171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text-align="center" fo:line-height="100%"/>
    </style:style>
    <style:style style:name="T171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text-align="center" fo:line-height="100%"/>
    </style:style>
    <style:style style:name="T171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19" style:family="table-row">
      <style:table-row-properties style:use-optimal-row-height="false"/>
    </style:style>
    <style:style style:name="P1720" style:parent-style-name="Normal" style:family="paragraph">
      <style:paragraph-properties fo:text-align="center" fo:line-height="100%"/>
      <style:text-properties style:font-name="Times New Roman" style:font-name-complex="Times New Roman" fo:color="#000000"/>
    </style:style>
    <style:style style:name="P1721" style:parent-style-name="Normal" style:family="paragraph">
      <style:paragraph-properties fo:text-align="center" fo:line-height="100%"/>
      <style:text-properties style:font-name="Times New Roman" style:font-name-complex="Times New Roman"/>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text-align="center" fo:line-height="100%"/>
    </style:style>
    <style:style style:name="T172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text-align="center" fo:line-height="100%"/>
    </style:style>
    <style:style style:name="T172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text-align="center" fo:line-height="100%"/>
    </style:style>
    <style:style style:name="T173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text-align="center" fo:line-height="100%"/>
    </style:style>
    <style:style style:name="T173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34" style:family="table-row">
      <style:table-row-properties style:use-optimal-row-height="false"/>
    </style:style>
    <style:style style:name="P1735" style:parent-style-name="Normal" style:family="paragraph">
      <style:paragraph-properties fo:text-align="center" fo:line-height="100%"/>
      <style:text-properties style:font-name="Times New Roman" style:font-name-complex="Times New Roman" fo:color="#000000"/>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text-align="center" fo:line-height="100%"/>
    </style:style>
    <style:style style:name="T173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text-align="center" fo:line-height="100%"/>
    </style:style>
    <style:style style:name="T174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text-align="center" fo:line-height="100%"/>
    </style:style>
    <style:style style:name="T174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text-align="center" fo:line-height="100%"/>
    </style:style>
    <style:style style:name="T174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text-align="center" fo:line-height="100%"/>
    </style:style>
    <style:style style:name="T175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51" style:family="table-row">
      <style:table-row-properties style:use-optimal-row-height="false"/>
    </style:style>
    <style:style style:name="P1752" style:parent-style-name="Normal" style:family="paragraph">
      <style:paragraph-properties fo:text-align="center" fo:line-height="100%"/>
      <style:text-properties style:font-name="Times New Roman" style:font-name-complex="Times New Roman" fo:color="#000000"/>
    </style:style>
    <style:style style:name="P1753" style:parent-style-name="Normal" style:family="paragraph">
      <style:paragraph-properties fo:text-align="center" fo:line-height="100%"/>
      <style:text-properties style:font-name="Times New Roman" style:font-name-complex="Times New Roman"/>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fo:text-align="center" fo:line-height="100%"/>
    </style:style>
    <style:style style:name="T175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text-align="center" fo:line-height="100%"/>
    </style:style>
    <style:style style:name="T175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text-align="center" fo:line-height="100%"/>
    </style:style>
    <style:style style:name="T176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text-align="center" fo:line-height="100%"/>
    </style:style>
    <style:style style:name="T176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66" style:family="table-row">
      <style:table-row-properties style:use-optimal-row-height="false"/>
    </style:style>
    <style:style style:name="P1767" style:parent-style-name="Normal" style:family="paragraph">
      <style:paragraph-properties fo:text-align="center" fo:line-height="100%"/>
      <style:text-properties style:font-name="Times New Roman" style:font-name-complex="Times New Roman" fo:color="#000000"/>
    </style:style>
    <style:style style:name="P1768" style:parent-style-name="Normal" style:family="paragraph">
      <style:paragraph-properties fo:text-align="center" fo:line-height="100%"/>
      <style:text-properties style:font-name="Times New Roman" style:font-name-complex="Times New Roman"/>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text-align="center" fo:line-height="100%"/>
    </style:style>
    <style:style style:name="T177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text-align="center" fo:line-height="100%"/>
    </style:style>
    <style:style style:name="T177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 style:family="paragraph">
      <style:paragraph-properties fo:text-align="center" fo:line-height="100%"/>
    </style:style>
    <style:style style:name="T177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text-align="center" fo:line-height="100%"/>
    </style:style>
    <style:style style:name="T178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81" style:family="table-row">
      <style:table-row-properties style:use-optimal-row-height="false"/>
    </style:style>
    <style:style style:name="P1782" style:parent-style-name="Normal" style:family="paragraph">
      <style:paragraph-properties fo:text-align="center" fo:line-height="100%"/>
      <style:text-properties style:font-name="Times New Roman" style:font-name-complex="Times New Roman" fo:color="#000000"/>
    </style:style>
    <style:style style:name="P1783" style:parent-style-name="Normal" style:family="paragraph">
      <style:paragraph-properties fo:text-align="center" fo:line-height="100%"/>
      <style:text-properties style:font-name="Times New Roman" style:font-name-complex="Times New Roman"/>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text-align="center" fo:line-height="100%"/>
    </style:style>
    <style:style style:name="T178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text-align="center" fo:line-height="100%"/>
    </style:style>
    <style:style style:name="T178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text-align="center" fo:line-height="100%"/>
    </style:style>
    <style:style style:name="T179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text-align="center" fo:line-height="100%"/>
    </style:style>
    <style:style style:name="T179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796" style:family="table-row">
      <style:table-row-properties style:use-optimal-row-height="false"/>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text-align="center" fo:line-height="100%"/>
    </style:style>
    <style:style style:name="T179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text-align="center" fo:line-height="100%"/>
    </style:style>
    <style:style style:name="T180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text-align="center" fo:line-height="100%"/>
    </style:style>
    <style:style style:name="T180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text-align="center" fo:line-height="100%"/>
    </style:style>
    <style:style style:name="T180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text-align="center" fo:line-height="100%"/>
    </style:style>
    <style:style style:name="T181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text-align="center" fo:line-height="100%"/>
    </style:style>
    <style:style style:name="T181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15" style:family="table-row">
      <style:table-row-properties style:use-optimal-row-height="false"/>
    </style:style>
    <style:style style:name="P1816" style:parent-style-name="Normal" style:family="paragraph">
      <style:paragraph-properties fo:text-align="center" fo:line-height="100%"/>
      <style:text-properties style:font-name="Times New Roman" style:font-name-complex="Times New Roman" fo:color="#000000"/>
    </style:style>
    <style:style style:name="P1817" style:parent-style-name="Normal" style:family="paragraph">
      <style:paragraph-properties fo:text-align="center" fo:line-height="100%"/>
      <style:text-properties style:font-name="Times New Roman" style:font-name-complex="Times New Roman"/>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text-align="center" fo:line-height="100%"/>
    </style:style>
    <style:style style:name="T182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text-align="center" fo:line-height="100%"/>
    </style:style>
    <style:style style:name="T182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text-align="center" fo:line-height="100%"/>
    </style:style>
    <style:style style:name="T182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text-align="center" fo:line-height="100%"/>
    </style:style>
    <style:style style:name="T182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30" style:family="table-row">
      <style:table-row-properties style:use-optimal-row-height="false"/>
    </style:style>
    <style:style style:name="P1831" style:parent-style-name="Normal" style:family="paragraph">
      <style:paragraph-properties fo:text-align="center" fo:line-height="100%"/>
      <style:text-properties style:font-name="Times New Roman" style:font-name-complex="Times New Roman" fo:color="#000000"/>
    </style:style>
    <style:style style:name="P1832" style:parent-style-name="Normal" style:family="paragraph">
      <style:paragraph-properties fo:text-align="center" fo:line-height="100%"/>
      <style:text-properties style:font-name="Times New Roman" style:font-name-complex="Times New Roman"/>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text-align="center" fo:line-height="100%"/>
    </style:style>
    <style:style style:name="T183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text-align="center" fo:line-height="100%"/>
    </style:style>
    <style:style style:name="T183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text-align="center" fo:line-height="100%"/>
    </style:style>
    <style:style style:name="T184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text-align="center" fo:line-height="100%"/>
    </style:style>
    <style:style style:name="T184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45" style:family="table-row">
      <style:table-row-properties style:use-optimal-row-height="false"/>
    </style:style>
    <style:style style:name="P1846" style:parent-style-name="Normal" style:family="paragraph">
      <style:paragraph-properties fo:text-align="center" fo:line-height="100%"/>
      <style:text-properties style:font-name="Times New Roman" style:font-name-complex="Times New Roman" fo:color="#000000"/>
    </style:style>
    <style:style style:name="P1847" style:parent-style-name="Normal" style:family="paragraph">
      <style:paragraph-properties fo:text-align="center" fo:line-height="100%"/>
      <style:text-properties style:font-name="Times New Roman" style:font-name-complex="Times New Roman"/>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text-align="center" fo:line-height="100%"/>
    </style:style>
    <style:style style:name="T185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text-align="center" fo:line-height="100%"/>
    </style:style>
    <style:style style:name="T185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text-align="center" fo:line-height="100%"/>
    </style:style>
    <style:style style:name="T185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text-align="center" fo:line-height="100%"/>
    </style:style>
    <style:style style:name="T185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60" style:family="table-row">
      <style:table-row-properties style:use-optimal-row-height="false"/>
    </style:style>
    <style:style style:name="P1861" style:parent-style-name="Normal" style:family="paragraph">
      <style:paragraph-properties fo:text-align="center" fo:line-height="100%"/>
      <style:text-properties style:font-name="Times New Roman" style:font-name-complex="Times New Roman" fo:color="#000000"/>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text-align="center" fo:line-height="100%"/>
    </style:style>
    <style:style style:name="T186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86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text-align="center" fo:line-height="100%"/>
    </style:style>
    <style:style style:name="T186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text-align="center" fo:line-height="100%"/>
    </style:style>
    <style:style style:name="T187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text-align="center" fo:line-height="100%"/>
    </style:style>
    <style:style style:name="T187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text-align="center" fo:line-height="100%"/>
    </style:style>
    <style:style style:name="T187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78" style:family="table-row">
      <style:table-row-properties style:use-optimal-row-height="false"/>
    </style:style>
    <style:style style:name="P1879" style:parent-style-name="Normal" style:family="paragraph">
      <style:paragraph-properties fo:text-align="center" fo:line-height="100%"/>
      <style:text-properties style:font-name="Times New Roman" style:font-name-complex="Times New Roman" fo:color="#000000"/>
    </style:style>
    <style:style style:name="P1880" style:parent-style-name="Normal" style:family="paragraph">
      <style:paragraph-properties fo:text-align="center" fo:line-height="100%"/>
      <style:text-properties style:font-name="Times New Roman" style:font-name-complex="Times New Roman"/>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text-align="center" fo:line-height="100%"/>
    </style:style>
    <style:style style:name="T188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text-align="center" fo:line-height="100%"/>
    </style:style>
    <style:style style:name="T188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text-align="center" fo:line-height="100%"/>
    </style:style>
    <style:style style:name="T188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text-align="center" fo:line-height="100%"/>
    </style:style>
    <style:style style:name="T189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893" style:family="table-row">
      <style:table-row-properties style:use-optimal-row-height="false"/>
    </style:style>
    <style:style style:name="P1894" style:parent-style-name="Normal" style:family="paragraph">
      <style:paragraph-properties fo:text-align="center" fo:line-height="100%"/>
      <style:text-properties style:font-name="Times New Roman" style:font-name-complex="Times New Roman" fo:color="#000000"/>
    </style:style>
    <style:style style:name="P1895" style:parent-style-name="Normal" style:family="paragraph">
      <style:paragraph-properties fo:text-align="center" fo:line-height="100%"/>
      <style:text-properties style:font-name="Times New Roman" style:font-name-complex="Times New Roman"/>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text-align="center" fo:line-height="100%"/>
    </style:style>
    <style:style style:name="T189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text-align="center" fo:line-height="100%"/>
    </style:style>
    <style:style style:name="T190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text-align="center" fo:line-height="100%"/>
    </style:style>
    <style:style style:name="T190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paragraph-properties fo:text-align="center" fo:line-height="100%"/>
    </style:style>
    <style:style style:name="T190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08" style:family="table-row">
      <style:table-row-properties style:use-optimal-row-height="false"/>
    </style:style>
    <style:style style:name="P1909" style:parent-style-name="Normal" style:family="paragraph">
      <style:paragraph-properties fo:text-align="center" fo:line-height="100%"/>
      <style:text-properties style:font-name="Times New Roman" style:font-name-complex="Times New Roman" fo:color="#000000"/>
    </style:style>
    <style:style style:name="P1910" style:parent-style-name="Normal" style:family="paragraph">
      <style:paragraph-properties fo:text-align="center" fo:line-height="100%"/>
      <style:text-properties style:font-name="Times New Roman" style:font-name-complex="Times New Roma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text-align="center" fo:line-height="100%"/>
    </style:style>
    <style:style style:name="T191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fo:text-align="center" fo:line-height="100%"/>
    </style:style>
    <style:style style:name="T191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text-align="center" fo:line-height="100%"/>
    </style:style>
    <style:style style:name="T191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text-align="center" fo:line-height="100%"/>
    </style:style>
    <style:style style:name="T192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23" style:family="table-row">
      <style:table-row-properties style:use-optimal-row-height="false"/>
    </style:style>
    <style:style style:name="P1924" style:parent-style-name="Normal" style:family="paragraph">
      <style:paragraph-properties fo:text-align="center" fo:line-height="100%"/>
      <style:text-properties style:font-name="Times New Roman" style:font-name-complex="Times New Roman" fo:color="#000000"/>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text-align="center" fo:line-height="100%"/>
    </style:style>
    <style:style style:name="T192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text-align="center" fo:line-height="100%"/>
    </style:style>
    <style:style style:name="T193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text-align="center" fo:line-height="100%"/>
    </style:style>
    <style:style style:name="T193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text-align="center" fo:line-height="100%"/>
    </style:style>
    <style:style style:name="T193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text-align="center" fo:line-height="100%"/>
    </style:style>
    <style:style style:name="T193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40" style:family="table-row">
      <style:table-row-properties style:use-optimal-row-height="false"/>
    </style:style>
    <style:style style:name="P1941" style:parent-style-name="Normal" style:family="paragraph">
      <style:paragraph-properties fo:text-align="center" fo:line-height="100%"/>
      <style:text-properties style:font-name="Times New Roman" style:font-name-complex="Times New Roman" fo:color="#000000"/>
    </style:style>
    <style:style style:name="P1942" style:parent-style-name="Normal" style:family="paragraph">
      <style:paragraph-properties fo:text-align="center" fo:line-height="100%"/>
      <style:text-properties style:font-name="Times New Roman" style:font-name-complex="Times New Roman"/>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text-align="center" fo:line-height="100%"/>
    </style:style>
    <style:style style:name="T194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fo:text-align="center" fo:line-height="100%"/>
    </style:style>
    <style:style style:name="T194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text-align="center" fo:line-height="100%"/>
    </style:style>
    <style:style style:name="T195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text-align="center" fo:line-height="100%"/>
    </style:style>
    <style:style style:name="T195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55" style:family="table-row">
      <style:table-row-properties style:use-optimal-row-height="false"/>
    </style:style>
    <style:style style:name="P1956" style:parent-style-name="Normal" style:family="paragraph">
      <style:paragraph-properties fo:text-align="center" fo:line-height="100%"/>
      <style:text-properties style:font-name="Times New Roman" style:font-name-complex="Times New Roman" fo:color="#000000"/>
    </style:style>
    <style:style style:name="P1957" style:parent-style-name="Normal" style:family="paragraph">
      <style:paragraph-properties fo:text-align="center" fo:line-height="100%"/>
      <style:text-properties style:font-name="Times New Roman" style:font-name-complex="Times New Roman"/>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fo:text-align="center" fo:line-height="100%"/>
    </style:style>
    <style:style style:name="T196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text-align="center" fo:line-height="100%"/>
    </style:style>
    <style:style style:name="T196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text-align="center" fo:line-height="100%"/>
    </style:style>
    <style:style style:name="T196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text-align="center" fo:line-height="100%"/>
    </style:style>
    <style:style style:name="T196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70" style:family="table-row">
      <style:table-row-properties style:use-optimal-row-height="false"/>
    </style:style>
    <style:style style:name="P1971" style:parent-style-name="Normal" style:family="paragraph">
      <style:paragraph-properties fo:text-align="center" fo:line-height="100%"/>
      <style:text-properties style:font-name="Times New Roman" style:font-name-complex="Times New Roman" fo:color="#000000"/>
    </style:style>
    <style:style style:name="P1972" style:parent-style-name="Normal" style:family="paragraph">
      <style:paragraph-properties fo:text-align="center" fo:line-height="100%"/>
      <style:text-properties style:font-name="Times New Roman" style:font-name-complex="Times New Roman"/>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text-align="center" fo:line-height="100%"/>
    </style:style>
    <style:style style:name="T1975"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fo:text-align="center" fo:line-height="100%"/>
    </style:style>
    <style:style style:name="T197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text-align="center" fo:line-height="100%"/>
    </style:style>
    <style:style style:name="T198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text-align="center" fo:line-height="100%"/>
    </style:style>
    <style:style style:name="T198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1985" style:family="table-row">
      <style:table-row-properties style:use-optimal-row-height="false"/>
    </style:style>
    <style:style style:name="P1986" style:parent-style-name="Normal" style:family="paragraph">
      <style:paragraph-properties fo:text-align="center" fo:line-height="100%"/>
      <style:text-properties style:font-name="Times New Roman" style:font-name-complex="Times New Roman" fo:color="#000000"/>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text-align="center" fo:line-height="100%"/>
    </style:style>
    <style:style style:name="T198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fo:text-align="center" fo:line-height="100%"/>
    </style:style>
    <style:style style:name="T199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text-align="center" fo:line-height="100%"/>
    </style:style>
    <style:style style:name="T199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text-align="center" fo:line-height="100%"/>
    </style:style>
    <style:style style:name="T199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text-align="center" fo:line-height="100%"/>
    </style:style>
    <style:style style:name="T200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02" style:family="table-row">
      <style:table-row-properties style:use-optimal-row-height="false"/>
    </style:style>
    <style:style style:name="P2003" style:parent-style-name="Normal" style:family="paragraph">
      <style:paragraph-properties fo:text-align="center" fo:line-height="100%"/>
      <style:text-properties style:font-name="Times New Roman" style:font-name-complex="Times New Roman" fo:color="#000000"/>
    </style:style>
    <style:style style:name="P2004" style:parent-style-name="Normal" style:family="paragraph">
      <style:paragraph-properties fo:text-align="center" fo:line-height="100%"/>
      <style:text-properties style:font-name="Times New Roman" style:font-name-complex="Times New Roman"/>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text-align="center" fo:line-height="100%"/>
    </style:style>
    <style:style style:name="T200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text-align="center" fo:line-height="100%"/>
    </style:style>
    <style:style style:name="T201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text-align="center" fo:line-height="100%"/>
    </style:style>
    <style:style style:name="T201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text-align="center" fo:line-height="100%"/>
    </style:style>
    <style:style style:name="T201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17" style:family="table-row">
      <style:table-row-properties style:use-optimal-row-height="false"/>
    </style:style>
    <style:style style:name="P2018" style:parent-style-name="Normal" style:family="paragraph">
      <style:paragraph-properties fo:text-align="center" fo:line-height="100%"/>
      <style:text-properties style:font-name="Times New Roman" style:font-name-complex="Times New Roman" fo:color="#000000"/>
    </style:style>
    <style:style style:name="P2019" style:parent-style-name="Normal" style:family="paragraph">
      <style:paragraph-properties fo:text-align="center" fo:line-height="100%"/>
      <style:text-properties style:font-name="Times New Roman" style:font-name-complex="Times New Roman"/>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text-align="center" fo:line-height="100%"/>
    </style:style>
    <style:style style:name="T2022"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text-align="center" fo:line-height="100%"/>
    </style:style>
    <style:style style:name="T202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text-align="center" fo:line-height="100%"/>
    </style:style>
    <style:style style:name="T202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text-align="center" fo:line-height="100%"/>
    </style:style>
    <style:style style:name="T203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32" style:family="table-row">
      <style:table-row-properties style:use-optimal-row-height="false"/>
    </style:style>
    <style:style style:name="P2033" style:parent-style-name="Normal" style:family="paragraph">
      <style:paragraph-properties fo:text-align="center" fo:line-height="100%"/>
      <style:text-properties style:font-name="Times New Roman" style:font-name-complex="Times New Roman" fo:color="#000000"/>
    </style:style>
    <style:style style:name="P2034" style:parent-style-name="Normal" style:family="paragraph">
      <style:paragraph-properties fo:text-align="center" fo:line-height="100%"/>
      <style:text-properties style:font-name="Times New Roman" style:font-name-complex="Times New Roman"/>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text-align="center" fo:line-height="100%"/>
    </style:style>
    <style:style style:name="T2037"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text-align="center" fo:line-height="100%"/>
    </style:style>
    <style:style style:name="T204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text-align="center" fo:line-height="100%"/>
    </style:style>
    <style:style style:name="T204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text-align="center" fo:line-height="100%"/>
    </style:style>
    <style:style style:name="T204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47" style:family="table-row">
      <style:table-row-properties style:use-optimal-row-height="false"/>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text-align="center" fo:line-height="100%"/>
    </style:style>
    <style:style style:name="T2050"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text-align="center" fo:line-height="100%"/>
    </style:style>
    <style:style style:name="T205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fo:text-align="center" fo:line-height="100%"/>
    </style:style>
    <style:style style:name="T205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text-align="center" fo:line-height="100%"/>
    </style:style>
    <style:style style:name="T205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text-align="center" fo:line-height="100%"/>
    </style:style>
    <style:style style:name="T206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text-align="center" fo:line-height="100%"/>
    </style:style>
    <style:style style:name="T206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66" style:family="table-row">
      <style:table-row-properties style:use-optimal-row-height="false"/>
    </style:style>
    <style:style style:name="P2067" style:parent-style-name="Normal" style:family="paragraph">
      <style:paragraph-properties fo:text-align="center" fo:line-height="100%"/>
      <style:text-properties style:font-name="Times New Roman" style:font-name-complex="Times New Roman" fo:color="#000000"/>
    </style:style>
    <style:style style:name="P2068" style:parent-style-name="Normal" style:family="paragraph">
      <style:paragraph-properties fo:text-align="center" fo:line-height="100%"/>
      <style:text-properties style:font-name="Times New Roman" style:font-name-complex="Times New Roman"/>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fo:text-align="center" fo:line-height="100%"/>
    </style:style>
    <style:style style:name="T207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text-align="center" fo:line-height="100%"/>
    </style:style>
    <style:style style:name="T207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fo:text-align="center" fo:line-height="100%"/>
    </style:style>
    <style:style style:name="T207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text-align="center" fo:line-height="100%"/>
    </style:style>
    <style:style style:name="T208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81" style:family="table-row">
      <style:table-row-properties style:use-optimal-row-height="false"/>
    </style:style>
    <style:style style:name="P2082" style:parent-style-name="Normal" style:family="paragraph">
      <style:paragraph-properties fo:text-align="center" fo:line-height="100%"/>
      <style:text-properties style:font-name="Times New Roman" style:font-name-complex="Times New Roman" fo:color="#000000"/>
    </style:style>
    <style:style style:name="P2083" style:parent-style-name="Normal" style:family="paragraph">
      <style:paragraph-properties fo:text-align="center" fo:line-height="100%"/>
      <style:text-properties style:font-name="Times New Roman" style:font-name-complex="Times New Roman"/>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text-align="center" fo:line-height="100%"/>
    </style:style>
    <style:style style:name="T208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text-align="center" fo:line-height="100%"/>
    </style:style>
    <style:style style:name="T208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text-align="center" fo:line-height="100%"/>
    </style:style>
    <style:style style:name="T209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text-align="center" fo:line-height="100%"/>
    </style:style>
    <style:style style:name="T209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096" style:family="table-row">
      <style:table-row-properties style:use-optimal-row-height="false"/>
    </style:style>
    <style:style style:name="P2097" style:parent-style-name="Normal" style:family="paragraph">
      <style:paragraph-properties fo:text-align="center" fo:line-height="100%"/>
      <style:text-properties style:font-name="Times New Roman" style:font-name-complex="Times New Roman" fo:color="#000000"/>
    </style:style>
    <style:style style:name="P2098" style:parent-style-name="Normal" style:family="paragraph">
      <style:paragraph-properties fo:text-align="center" fo:line-height="100%"/>
      <style:text-properties style:font-name="Times New Roman" style:font-name-complex="Times New Roman"/>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text-align="center" fo:line-height="100%"/>
    </style:style>
    <style:style style:name="T210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text-align="center" fo:line-height="100%"/>
    </style:style>
    <style:style style:name="T210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text-align="center" fo:line-height="100%"/>
    </style:style>
    <style:style style:name="T210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fo:text-align="center" fo:line-height="100%"/>
    </style:style>
    <style:style style:name="T211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11" style:family="table-row">
      <style:table-row-properties style:use-optimal-row-height="false"/>
    </style:style>
    <style:style style:name="P2112" style:parent-style-name="Normal" style:family="paragraph">
      <style:paragraph-properties fo:text-align="center" fo:line-height="100%"/>
      <style:text-properties style:font-name="Times New Roman" style:font-name-complex="Times New Roman" fo:color="#000000"/>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text-align="center" fo:line-height="100%"/>
    </style:style>
    <style:style style:name="T211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211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text-align="center" fo:line-height="100%"/>
    </style:style>
    <style:style style:name="T211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text-align="center" fo:line-height="100%"/>
    </style:style>
    <style:style style:name="T212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text-align="center" fo:line-height="100%"/>
    </style:style>
    <style:style style:name="T212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text-align="center" fo:line-height="100%"/>
    </style:style>
    <style:style style:name="T212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29" style:family="table-row">
      <style:table-row-properties style:use-optimal-row-height="false"/>
    </style:style>
    <style:style style:name="P2130" style:parent-style-name="Normal" style:family="paragraph">
      <style:paragraph-properties fo:text-align="center" fo:line-height="100%"/>
      <style:text-properties style:font-name="Times New Roman" style:font-name-complex="Times New Roman" fo:color="#000000"/>
    </style:style>
    <style:style style:name="P2131" style:parent-style-name="Normal" style:family="paragraph">
      <style:paragraph-properties fo:text-align="center" fo:line-height="100%"/>
      <style:text-properties style:font-name="Times New Roman" style:font-name-complex="Times New Roman"/>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fo:text-align="center" fo:line-height="100%"/>
    </style:style>
    <style:style style:name="T213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text-align="center" fo:line-height="100%"/>
    </style:style>
    <style:style style:name="T213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fo:text-align="center" fo:line-height="100%"/>
    </style:style>
    <style:style style:name="T214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text-align="center" fo:line-height="100%"/>
    </style:style>
    <style:style style:name="T214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44" style:family="table-row">
      <style:table-row-properties style:use-optimal-row-height="false"/>
    </style:style>
    <style:style style:name="P2145" style:parent-style-name="Normal" style:family="paragraph">
      <style:paragraph-properties fo:text-align="center" fo:line-height="100%"/>
      <style:text-properties style:font-name="Times New Roman" style:font-name-complex="Times New Roman" fo:color="#000000"/>
    </style:style>
    <style:style style:name="P2146" style:parent-style-name="Normal" style:family="paragraph">
      <style:paragraph-properties fo:text-align="center" fo:line-height="100%"/>
      <style:text-properties style:font-name="Times New Roman" style:font-name-complex="Times New Roman"/>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text-align="center" fo:line-height="100%"/>
    </style:style>
    <style:style style:name="T2149"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text-align="center" fo:line-height="100%"/>
    </style:style>
    <style:style style:name="T215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 style:family="paragraph">
      <style:paragraph-properties fo:text-align="center" fo:line-height="100%"/>
    </style:style>
    <style:style style:name="T215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fo:text-align="center" fo:line-height="100%"/>
    </style:style>
    <style:style style:name="T2158"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59" style:family="table-row">
      <style:table-row-properties style:use-optimal-row-height="false"/>
    </style:style>
    <style:style style:name="P2160" style:parent-style-name="Normal" style:family="paragraph">
      <style:paragraph-properties fo:text-align="center" fo:line-height="100%"/>
      <style:text-properties style:font-name="Times New Roman" style:font-name-complex="Times New Roman" fo:color="#000000"/>
    </style:style>
    <style:style style:name="P2161" style:parent-style-name="Normal" style:family="paragraph">
      <style:paragraph-properties fo:text-align="center" fo:line-height="100%"/>
      <style:text-properties style:font-name="Times New Roman" style:font-name-complex="Times New Roman"/>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text-align="center" fo:line-height="100%"/>
    </style:style>
    <style:style style:name="T2164"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text-align="center" fo:line-height="100%"/>
    </style:style>
    <style:style style:name="T216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text-align="center" fo:line-height="100%"/>
    </style:style>
    <style:style style:name="T217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l" style:family="paragraph">
      <style:paragraph-properties fo:text-align="center" fo:line-height="100%"/>
    </style:style>
    <style:style style:name="T2173"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74" style:family="table-row">
      <style:table-row-properties style:use-optimal-row-height="false"/>
    </style:style>
    <style:style style:name="P2175" style:parent-style-name="Normal" style:family="paragraph">
      <style:paragraph-properties fo:text-align="center" fo:line-height="100%"/>
      <style:text-properties style:font-name="Times New Roman" style:font-name-complex="Times New Roman" fo:color="#000000"/>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text-align="center" fo:line-height="100%"/>
    </style:style>
    <style:style style:name="T217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text-align="center" fo:line-height="100%"/>
    </style:style>
    <style:style style:name="T218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text-align="center" fo:line-height="100%"/>
    </style:style>
    <style:style style:name="T218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text-align="center" fo:line-height="100%"/>
    </style:style>
    <style:style style:name="T218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text-align="center" fo:line-height="100%"/>
    </style:style>
    <style:style style:name="T219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191" style:family="table-row">
      <style:table-row-properties style:use-optimal-row-height="false"/>
    </style:style>
    <style:style style:name="P2192" style:parent-style-name="Normal" style:family="paragraph">
      <style:paragraph-properties fo:text-align="center" fo:line-height="100%"/>
      <style:text-properties style:font-name="Times New Roman" style:font-name-complex="Times New Roman" fo:color="#000000"/>
    </style:style>
    <style:style style:name="P2193" style:parent-style-name="Normal" style:family="paragraph">
      <style:paragraph-properties fo:text-align="center" fo:line-height="100%"/>
      <style:text-properties style:font-name="Times New Roman" style:font-name-complex="Times New Roman"/>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text-align="center" fo:line-height="100%"/>
    </style:style>
    <style:style style:name="T219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fo:text-align="center" fo:line-height="100%"/>
    </style:style>
    <style:style style:name="T219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text-align="center" fo:line-height="100%"/>
    </style:style>
    <style:style style:name="T220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text-align="center" fo:line-height="100%"/>
    </style:style>
    <style:style style:name="T220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06" style:family="table-row">
      <style:table-row-properties style:use-optimal-row-height="false"/>
    </style:style>
    <style:style style:name="P2207" style:parent-style-name="Normal" style:family="paragraph">
      <style:paragraph-properties fo:text-align="center" fo:line-height="100%"/>
      <style:text-properties style:font-name="Times New Roman" style:font-name-complex="Times New Roman" fo:color="#000000"/>
    </style:style>
    <style:style style:name="P2208" style:parent-style-name="Normal" style:family="paragraph">
      <style:paragraph-properties fo:text-align="center" fo:line-height="100%"/>
      <style:text-properties style:font-name="Times New Roman" style:font-name-complex="Times New Roman"/>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text-align="center" fo:line-height="100%"/>
    </style:style>
    <style:style style:name="T2211"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text-align="center" fo:line-height="100%"/>
    </style:style>
    <style:style style:name="T221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text-align="center" fo:line-height="100%"/>
    </style:style>
    <style:style style:name="T221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text-align="center" fo:line-height="100%"/>
    </style:style>
    <style:style style:name="T2220"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21" style:family="table-row">
      <style:table-row-properties style:use-optimal-row-height="false"/>
    </style:style>
    <style:style style:name="P2222" style:parent-style-name="Normal" style:family="paragraph">
      <style:paragraph-properties fo:text-align="center" fo:line-height="100%"/>
      <style:text-properties style:font-name="Times New Roman" style:font-name-complex="Times New Roman" fo:color="#000000"/>
    </style:style>
    <style:style style:name="P2223" style:parent-style-name="Normal" style:family="paragraph">
      <style:paragraph-properties fo:text-align="center" fo:line-height="100%"/>
      <style:text-properties style:font-name="Times New Roman" style:font-name-complex="Times New Roman"/>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text-align="center" fo:line-height="100%"/>
    </style:style>
    <style:style style:name="T2226"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 style:family="paragraph">
      <style:paragraph-properties fo:text-align="center" fo:line-height="100%"/>
    </style:style>
    <style:style style:name="T222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text-align="center" fo:line-height="100%"/>
    </style:style>
    <style:style style:name="T223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 style:family="paragraph">
      <style:paragraph-properties fo:text-align="center" fo:line-height="100%"/>
    </style:style>
    <style:style style:name="T2235"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36" style:family="table-row">
      <style:table-row-properties style:use-optimal-row-height="false"/>
    </style:style>
    <style:style style:name="P2237" style:parent-style-name="Normal" style:family="paragraph">
      <style:paragraph-properties fo:text-align="center" fo:line-height="100%"/>
      <style:text-properties style:font-name="Times New Roman" style:font-name-complex="Times New Roman" fo:color="#000000"/>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text-align="center" fo:line-height="100%"/>
    </style:style>
    <style:style style:name="T224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text-align="center" fo:line-height="100%"/>
    </style:style>
    <style:style style:name="T224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 style:family="paragraph">
      <style:paragraph-properties fo:text-align="center" fo:line-height="100%"/>
    </style:style>
    <style:style style:name="T224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text-align="center" fo:line-height="100%"/>
    </style:style>
    <style:style style:name="T224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text-align="center" fo:line-height="100%"/>
    </style:style>
    <style:style style:name="T225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53" style:family="table-row">
      <style:table-row-properties style:use-optimal-row-height="false"/>
    </style:style>
    <style:style style:name="P2254" style:parent-style-name="Normal" style:family="paragraph">
      <style:paragraph-properties fo:text-align="center" fo:line-height="100%"/>
      <style:text-properties style:font-name="Times New Roman" style:font-name-complex="Times New Roman" fo:color="#000000"/>
    </style:style>
    <style:style style:name="P2255" style:parent-style-name="Normal" style:family="paragraph">
      <style:paragraph-properties fo:text-align="center" fo:line-height="100%"/>
      <style:text-properties style:font-name="Times New Roman" style:font-name-complex="Times New Roman"/>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 style:family="paragraph">
      <style:paragraph-properties fo:text-align="center" fo:line-height="100%"/>
    </style:style>
    <style:style style:name="T225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text-align="center" fo:line-height="100%"/>
    </style:style>
    <style:style style:name="T226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 style:family="paragraph">
      <style:paragraph-properties fo:text-align="center" fo:line-height="100%"/>
    </style:style>
    <style:style style:name="T226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 style:family="paragraph">
      <style:paragraph-properties fo:text-align="center" fo:line-height="100%"/>
    </style:style>
    <style:style style:name="T2267"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68" style:family="table-row">
      <style:table-row-properties style:use-optimal-row-height="false"/>
    </style:style>
    <style:style style:name="P2269" style:parent-style-name="Normal" style:family="paragraph">
      <style:paragraph-properties fo:text-align="center" fo:line-height="100%"/>
      <style:text-properties style:font-name="Times New Roman" style:font-name-complex="Times New Roman" fo:color="#000000"/>
    </style:style>
    <style:style style:name="P2270" style:parent-style-name="Normal" style:family="paragraph">
      <style:paragraph-properties fo:text-align="center" fo:line-height="100%"/>
      <style:text-properties style:font-name="Times New Roman" style:font-name-complex="Times New Roman"/>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l" style:family="paragraph">
      <style:paragraph-properties fo:text-align="center" fo:line-height="100%"/>
    </style:style>
    <style:style style:name="T2273"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text-align="center" fo:line-height="100%"/>
    </style:style>
    <style:style style:name="T2276"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l" style:family="paragraph">
      <style:paragraph-properties fo:text-align="center" fo:line-height="100%"/>
    </style:style>
    <style:style style:name="T2279"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text-align="center" fo:line-height="100%"/>
    </style:style>
    <style:style style:name="T2282"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Row2283" style:family="table-row">
      <style:table-row-properties style:use-optimal-row-height="false"/>
    </style:style>
    <style:style style:name="P2284" style:parent-style-name="Normal" style:family="paragraph">
      <style:paragraph-properties fo:text-align="center" fo:line-height="100%"/>
      <style:text-properties style:font-name="Times New Roman" style:font-name-complex="Times New Roman" fo:color="#000000"/>
    </style:style>
    <style:style style:name="P2285" style:parent-style-name="Normal" style:family="paragraph">
      <style:paragraph-properties fo:text-align="center" fo:line-height="100%"/>
      <style:text-properties style:font-name="Times New Roman" style:font-name-complex="Times New Roman"/>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l" style:family="paragraph">
      <style:paragraph-properties fo:text-align="center" fo:line-height="100%"/>
    </style:style>
    <style:style style:name="T2288" style:parent-style-name="DefaultParagraphFont" style:family="text">
      <style:text-properties style:font-name="Times New Roman" style:font-name-asian="Cambria" style:font-name-complex="Times New Roman" fo:color="#000000" style:letter-kerning="true" fo:font-size="12pt" style:font-size-asian="12pt" style:font-size-complex="12pt"/>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 style:family="paragraph">
      <style:paragraph-properties fo:text-align="center" fo:line-height="100%"/>
    </style:style>
    <style:style style:name="T2291"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text-align="center" fo:line-height="100%"/>
    </style:style>
    <style:style style:name="T2294" style:parent-style-name="DefaultParagraphFont" style:family="text">
      <style:text-properties style:font-name="Times New Roman" style:font-name-asian="Cambria" style:font-name-complex="Times New Roman" fo:color="#000000" fo:font-size="12pt" style:font-size-asian="12pt" style:font-size-complex="12pt"/>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text-align="center" fo:line-height="100%"/>
    </style:style>
    <style:style style:name="T2297" style:parent-style-name="DefaultParagraphFont" style:family="text">
      <style:text-properties style:font-name="Times New Roman" style:font-name-asian="Cambria" style:font-name-complex="Times New Roman" fo:color="#000000" fo:font-size="12pt" style:font-size-asian="12pt" style:font-size-complex="12pt"/>
    </style:style>
    <style:style style:name="P2298" style:parent-style-name="Normal" style:family="paragraph">
      <style:paragraph-properties fo:text-align="center"/>
      <style:text-properties style:font-name="Times New Roman" style:font-name-complex="Times New Roman"/>
    </style:style>
    <style:style style:name="P2299" style:parent-style-name="Normal" style:family="paragraph">
      <style:paragraph-properties fo:margin-top="0.1666in"/>
      <style:text-properties style:font-name="Times New Roman" style:font-name-complex="Times New Roman"/>
    </style:style>
    <style:style style:name="P2300" style:parent-style-name="Normal" style:family="paragraph">
      <style:paragraph-properties fo:text-align="justify" fo:margin-top="0.1666in"/>
      <style:text-properties style:font-name="Times New Roman" style:font-name-complex="Times New Roman" fo:font-weight="bold" style:font-weight-asian="bold"/>
    </style:style>
    <style:style style:name="P2301" style:parent-style-name="Normal" style:family="paragraph">
      <style:paragraph-properties fo:text-align="justify" fo:margin-top="0.1666in"/>
    </style:style>
    <style:style style:name="T2302" style:parent-style-name="DefaultParagraphFont" style:family="text">
      <style:text-properties style:font-name="Times New Roman" style:font-name-complex="Times New Roman" fo:font-weight="bold" style:font-weight-asian="bold" fo:color="#FF0000"/>
    </style:style>
    <style:style style:name="T2303" style:parent-style-name="DefaultParagraphFont" style:family="text">
      <style:text-properties style:font-name="Times New Roman" style:font-name-complex="Times New Roman" style:font-weight-complex="bold" fo:color="#FF0000"/>
    </style:style>
    <style:style style:name="P2304" style:parent-style-name="Normal" style:family="paragraph">
      <style:paragraph-properties fo:text-align="justify" fo:margin-top="0.1666in"/>
    </style:style>
    <style:style style:name="T2305" style:parent-style-name="Strong" style:family="text">
      <style:text-properties style:font-name="Times New Roman" style:font-name-complex="Times New Roman" fo:color="#00B050"/>
    </style:style>
    <style:style style:name="T2306" style:parent-style-name="DefaultParagraphFont" style:family="text">
      <style:text-properties style:font-name="Times New Roman" style:font-name-complex="Times New Roman" fo:color="#00B050"/>
    </style:style>
    <style:style style:name="T2307" style:parent-style-name="DefaultParagraphFont" style:family="text">
      <style:text-properties style:font-name="Times New Roman" style:font-name-complex="Times New Roman" fo:color="#00B050"/>
    </style:style>
    <style:style style:name="P2308" style:parent-style-name="Normal" style:family="paragraph">
      <style:paragraph-properties fo:text-align="justify" fo:margin-top="0.1666in"/>
    </style:style>
    <style:style style:name="T2309" style:parent-style-name="DefaultParagraphFont" style:family="text">
      <style:text-properties style:font-name="Times New Roman" style:font-name-complex="Times New Roman" fo:font-weight="bold" style:font-weight-asian="bold" fo:color="#00B050"/>
    </style:style>
    <style:style style:name="T2310" style:parent-style-name="DefaultParagraphFont" style:family="text">
      <style:text-properties style:font-name="Times New Roman" style:font-name-complex="Times New Roman" style:font-weight-complex="bold" fo:color="#00B050"/>
    </style:style>
    <style:style style:name="T2311" style:parent-style-name="DefaultParagraphFont" style:family="text">
      <style:text-properties style:font-name="Times New Roman" style:font-name-complex="Times New Roman" style:font-weight-complex="bold" fo:color="#00B050"/>
    </style:style>
    <style:style style:name="T2312" style:parent-style-name="DefaultParagraphFont" style:family="text">
      <style:text-properties style:font-name="Times New Roman" style:font-name-complex="Times New Roman" fo:color="#00B050"/>
    </style:style>
    <style:style style:name="T2313" style:parent-style-name="DefaultParagraphFont" style:family="text">
      <style:text-properties style:font-name="Times New Roman" style:font-name-complex="Times New Roman" style:font-weight-complex="bold" fo:color="#00B050"/>
    </style:style>
    <style:style style:name="T2314" style:parent-style-name="DefaultParagraphFont" style:family="text">
      <style:text-properties style:font-name="Times New Roman" style:font-name-complex="Times New Roman" fo:color="#00B050"/>
    </style:style>
    <style:style style:name="T2315" style:parent-style-name="DefaultParagraphFont" style:family="text">
      <style:text-properties style:font-name="Times New Roman" style:font-name-complex="Times New Roman" style:font-weight-complex="bold" fo:color="#00B050"/>
    </style:style>
    <style:style style:name="T2316" style:parent-style-name="DefaultParagraphFont" style:family="text">
      <style:text-properties style:font-name="Times New Roman" style:font-name-complex="Times New Roman" fo:color="#00B050"/>
    </style:style>
    <style:style style:name="T2317" style:parent-style-name="DefaultParagraphFont" style:family="text">
      <style:text-properties style:font-name="Times New Roman" style:font-name-complex="Times New Roman" style:font-weight-complex="bold" fo:color="#00B050"/>
    </style:style>
    <style:style style:name="T2318" style:parent-style-name="DefaultParagraphFont" style:family="text">
      <style:text-properties style:font-name="Times New Roman" style:font-name-complex="Times New Roman" fo:color="#00B050"/>
    </style:style>
    <style:style style:name="T2319" style:parent-style-name="DefaultParagraphFont" style:family="text">
      <style:text-properties style:font-name="Times New Roman" style:font-name-complex="Times New Roman" style:font-weight-complex="bold" fo:color="#00B050"/>
    </style:style>
    <style:style style:name="T2320" style:parent-style-name="DefaultParagraphFont" style:family="text">
      <style:text-properties style:font-name="Times New Roman" style:font-name-complex="Times New Roman" fo:color="#00B050"/>
    </style:style>
    <style:style style:name="T2321" style:parent-style-name="DefaultParagraphFont" style:family="text">
      <style:text-properties style:font-name="Times New Roman" style:font-name-complex="Times New Roman" style:font-weight-complex="bold" fo:color="#00B050"/>
    </style:style>
    <style:style style:name="T2322" style:parent-style-name="DefaultParagraphFont" style:family="text">
      <style:text-properties style:font-name="Times New Roman" style:font-name-complex="Times New Roman" fo:color="#00B050"/>
    </style:style>
    <style:style style:name="T2323" style:parent-style-name="DefaultParagraphFont" style:family="text">
      <style:text-properties style:font-name="Times New Roman" style:font-name-complex="Times New Roman" style:font-weight-complex="bold" fo:color="#00B050"/>
    </style:style>
    <style:style style:name="P2324" style:parent-style-name="Normal" style:family="paragraph">
      <style:paragraph-properties fo:text-align="justify" fo:margin-top="0.1666in"/>
    </style:style>
    <style:style style:name="T2325" style:parent-style-name="DefaultParagraphFont" style:family="text">
      <style:text-properties style:font-name="Times New Roman" style:font-name-complex="Times New Roman" fo:color="#00B050"/>
    </style:style>
    <style:style style:name="T2326" style:parent-style-name="DefaultParagraphFont" style:family="text">
      <style:text-properties style:font-name="Times New Roman" style:font-name-complex="Times New Roman" fo:color="#00B050"/>
    </style:style>
    <style:style style:name="T2327" style:parent-style-name="DefaultParagraphFont" style:family="text">
      <style:text-properties style:font-name="Times New Roman" style:font-name-complex="Times New Roman" fo:font-weight="bold" style:font-weight-asian="bold" fo:color="#00B050"/>
    </style:style>
    <style:style style:name="P2328" style:parent-style-name="Normal" style:family="paragraph">
      <style:paragraph-properties fo:text-align="justify" fo:margin-top="0.1666in"/>
    </style:style>
    <style:style style:name="T2329" style:parent-style-name="DefaultParagraphFont" style:family="text">
      <style:text-properties style:font-name="Times New Roman" style:font-name-complex="Times New Roman" fo:font-weight="bold" style:font-weight-asian="bold" fo:color="#00B050"/>
    </style:style>
    <style:style style:name="T2330" style:parent-style-name="DefaultParagraphFont" style:family="text">
      <style:text-properties style:font-name="Times New Roman" style:font-name-complex="Times New Roman" style:font-weight-complex="bold" fo:color="#00B050"/>
    </style:style>
    <style:style style:name="T2331" style:parent-style-name="DefaultParagraphFont" style:family="text">
      <style:text-properties style:font-name="Times New Roman" style:font-name-complex="Times New Roman" fo:color="#00B050"/>
    </style:style>
    <style:style style:name="T2332" style:parent-style-name="DefaultParagraphFont" style:family="text">
      <style:text-properties style:font-name="Times New Roman" style:font-name-complex="Times New Roman" style:font-weight-complex="bold" fo:color="#00B050"/>
    </style:style>
    <style:style style:name="P2333" style:parent-style-name="Normal" style:family="paragraph">
      <style:paragraph-properties fo:text-align="justify" fo:margin-top="0.1666in"/>
    </style:style>
    <style:style style:name="T2334" style:parent-style-name="DefaultParagraphFont" style:family="text">
      <style:text-properties style:font-name="Times New Roman" style:font-name-complex="Times New Roman" fo:font-weight="bold" style:font-weight-asian="bold" fo:color="#00B050"/>
    </style:style>
    <style:style style:name="T2335" style:parent-style-name="DefaultParagraphFont" style:family="text">
      <style:text-properties style:font-name="Times New Roman" style:font-name-complex="Times New Roman" style:font-weight-complex="bold" fo:color="#00B050"/>
    </style:style>
    <style:style style:name="T2336" style:parent-style-name="DefaultParagraphFont" style:family="text">
      <style:text-properties style:font-name="Times New Roman" style:font-name-complex="Times New Roman" style:font-weight-complex="bold" fo:color="#00B050" style:language-complex="fa" style:country-complex="IR"/>
    </style:style>
    <style:style style:name="T2337" style:parent-style-name="DefaultParagraphFont" style:family="text">
      <style:text-properties style:font-name="Times New Roman" style:font-name-complex="Times New Roman" style:font-weight-complex="bold" fo:color="#00B050"/>
    </style:style>
    <style:style style:name="P2338" style:parent-style-name="NormalWeb" style:family="paragraph">
      <style:paragraph-properties fo:margin-top="0.1944in" fo:margin-bottom="0.1944in"/>
    </style:style>
    <style:style style:name="T2339" style:parent-style-name="DefaultParagraphFont" style:family="text">
      <style:text-properties fo:font-weight="bold" style:font-weight-asian="bold" fo:color="#00B050"/>
    </style:style>
    <style:style style:name="T2340" style:parent-style-name="DefaultParagraphFont" style:family="text">
      <style:text-properties style:font-weight-complex="bold" fo:color="#00B050"/>
    </style:style>
    <style:style style:name="T2341" style:parent-style-name="DefaultParagraphFont" style:family="text">
      <style:text-properties fo:color="#00B050"/>
    </style:style>
    <style:style style:name="T2342" style:parent-style-name="DefaultParagraphFont" style:family="text">
      <style:text-properties fo:color="#00B05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Enhancing Coumarin Therapeutics in Oncology: Machine Learning-Guided Dose-Time Optimization and Experimental Validation</text:span></text:p>
      <text:p text:style-name="P3"/>
      <text:p text:style-name="P4"><text:span text:style-name="T5">Mohammad Sadra Moazzen</text:span><text:span text:style-name="T6">1,2</text:span><text:span text:style-name="T7">, Jalal A. Nasiri</text:span><text:span text:style-name="T8">3</text:span><text:span text:style-name="T9">, Mehrdad Iranshahi</text:span><text:span text:style-name="T10">4</text:span><text:span text:style-name="T11">, Fatemeh B. Rassouli</text:span><text:span text:style-name="T12">1,2*</text:span></text:p>
      <text:p text:style-name="P13"/>
      <text:p text:style-name="P14"><text:span text:style-name="T15"><text:s/></text:span><text:span text:style-name="T16">1<text:s/></text:span><text:span text:style-name="T17">Department of Biology, Faculty of Science, Ferdowsi University of Mashhad, Mashhad, Iran.</text:span></text:p>
      <text:p text:style-name="P18"><text:span text:style-name="T19">2<text:s/></text:span><text:span text:style-name="T20">Novel Diagnostics and Therapeutics Research Group, Institute of Biotechnology, Ferdowsi University of Mashhad, Mashhad, Iran.</text:span></text:p>
      <text:p text:style-name="P21"><text:span text:style-name="T22">3</text:span><text:span text:style-name="T23"><text:s/></text:span><text:span text:style-name="T24">Department of Applied Mathematics, Faculty of Mathematical Sciences, Ferdowsi University of Mashhad, Mashhad, Iran.</text:span></text:p>
      <text:p text:style-name="P25"><text:span text:style-name="T26">4</text:span><text:span text:style-name="T27"><text:s/>Biotechnology Research Center, Pharmaceutical Technology Institute, Mashhad University of Medical Sciences, Mashhad, Iran.</text:span></text:p>
      <text:p text:style-name="P28"><text:s/></text:p>
      <text:p text:style-name="P29">* Corresponding author: Prof. F. B. Rassouli, Phone: +98 5138805504, Fax: +98 5138796416, P.O. Box: 9177948974, email: behnam3260@um.ac.ir</text:p>
      <text:p text:style-name="P30"/>
      <text:p text:style-name="P31">Abstract</text:p>
      <text:p text:style-name="P32"><text:span text:style-name="T33">Background: Coumarins are a group of naturally occurring compounds that have garnered significant interest for their potential anticancer properties, characterized by targeted effects and low toxicity. Despite this promise, the therapeutic application of certain coumarins is limited by insufficient data and inconsistencies in experimental results.<text:s/></text:span><text:span text:style-name="T34">This study aims to tackle these challenges by utilizing Regressor Machine learning models to find optimal windows of Coumarin dosages and exposure times with the goal of achieving IC</text:span><text:span text:style-name="T35">50<text:s/></text:span><text:span text:style-name="T36">across various cancer cell lines. This task has been done for 4 coumarin types included within our dataset, which are auraptene, galbanic acid, esculetin and umbelliprenin.</text:span></text:p>
      <text:p text:style-name="P37"><text:span text:style-name="T38">Methods:  Extensive<text:s/></text:span><text:span text:style-name="T39">in vitro</text:span><text:span text:style-name="T40"><text:s/>data from 78 peer-reviewed studies were synthesized based</text:span><text:span text:style-name="T41"><text:s/>on inclusion criteria, focusing on dose, time, and cell viability for several coumarins. Eight</text:span><text:span text:style-name="T42"><text:s/>highly utilized Regressor models</text:span><text:span text:style-name="T43"><text:s/>were employed to analyze this dataset and elucidate dose-response relationships. To validate the machine learning predictions,<text:s/></text:span><text:span text:style-name="T44">in vitro</text:span><text:span text:style-name="T45"><text:s/>viability assay was conducted. Auraptene was extracted from<text:s/></text:span><text:span text:style-name="T46">Ferula szowitsiana</text:span><text:span text:style-name="T47"><text:s/>using thin layer chromatography, and LoVo cells (a human colon carcinoma cell line not included in the</text:span><text:span text:style-name="T48"><text:s/>original dataset) were treated and evaluated for viability at 24, 48, and 72 h.</text:span></text:p>
      <text:p text:style-name="P49"><text:span text:style-name="T50">Results: The data analysis demonstrated that esculetin, umbelliprenin, and auraptene consistently exhibited robust dose-response dynamics, with notable time-dependent enhancements in their anticancer activity. Galbanic acid displayed significant cytotoxicity, particularly under prolonged exposure conditions, while the therapeutic potential of scopoletin remains inconclusive due to insufficient data.<text:s/></text:span><text:span text:style-name="T51">Interestingly, the predictions made by the HistGradientBoostingRegressor<text:s/></text:span><text:span text:style-name="T52">model regarding auraptene and galbanic acid efficacy were validated through<text:s/></text:span><text:span text:style-name="T53">in vitro</text:span><text:span text:style-name="T54"><text:s/>experiments on LoVo cells. </text:span></text:p>
      <text:p text:style-name="P55"><text:span text:style-name="T56">Conclusion:<text:s/></text:span><text:span text:style-name="T57">This research establishes a robust framework for understanding the efficacy of coumarins, highlighting their transformative potential in contemporary oncology. The experimental validation of the<text:s/></text:span><text:span text:style-name="T58">HistGradientBoostingRegressor framework</text:span><text:span text:style-name="T59"><text:s/></text:span><text:span text:style-name="T60">demonstrates the applicability of machine learning tools for enhancing the precision of therapeutic optimization, reducing experimental complexity, and advancing the development of natural compound-based anticancer agents.</text:span></text:p>
      <text:p text:style-name="P61"/>
      <text:p text:style-name="P62"><text:span text:style-name="T63">Key words:<text:s/></text:span><text:span text:style-name="T64">Natural</text:span><text:span text:style-name="T65"><text:s/></text:span><text:span text:style-name="T66">coumarins, Anticancer effect, Machine learning, Validation,<text:s/></text:span><text:span text:style-name="T67">in vitro</text:span><text:span text:style-name="T68"><text:s/>toxicity.</text:span></text:p>
      <text:p text:style-name="P69"/>
      <text:p text:style-name="P70">1. Introduction</text:p>
      <text:p text:style-name="P71"><text:span text:style-name="T72">Cancer imposes an uneven burden across the globe, with affluent societies experiencing higher rates of lifestyle-related cancers, such as lung and colorectal cancer, while lower-income countries face a greater prevalence of infection-related cancers, including liver and cervical cancer. Despite significant advancements in early detection and treatment, disparities in healthcare access continue to pose a critical challenge. Currently, only 39% of countries offer adequate cancer care, with comprehensive treat</text:span><text:span text:style-name="T73">ment available in over 90% of industrialized nations, compared to fewer than 15% of developing countries<text:s/></text:span><text:span text:style-name="T74">1–4</text:span><text:span text:style-name="T75">.<text:s/></text:span><text:span text:style-name="T76">This underscores the critical importance of developing cost-effective and more efficient anticancer therapies, ideally derived from natural sources, which offer reduced off-target toxicity and improved accessibility.</text:span></text:p>
      <text:p text:style-name="P77"><text:span text:style-name="T78">Coumarins, a class of naturally derived agents, have emerged as promising candidates in cancer therapy due to their diverse mechanisms of action and therapeutic versatility. They exhibit the ability to induce apoptosis, inhibit angiogenesis, and modulate key signaling pathways such as PI3K/Akt/mTOR and VEGF, which are critical to cancer progression<text:s/></text:span><text:span text:style-name="T79">5,6</text:span><text:span text:style-name="T80">. Coumarins are also noted for their selective toxicity, reducing side effects compared to conventional treatments<text:s/></text:span><text:span text:style-name="T81">7</text:span><text:span text:style-name="T82">. An exciting aspect of coumarins lies in their capacity to synergize with existing treatments like chemotherapy and radiotherapy, enhancing their efficacy and potentially overcoming treatment resistance<text:s/></text:span><text:span text:style-name="T83">8</text:span><text:span text:style-name="T84">. To note, advances in coumarin research, particularly the development of derivatives such as coumarinyl-triazole hybrids, have shown promise in improving their bioavailability<text:s/></text:span><text:span text:style-name="T85">9,10</text:span><text:span text:style-name="T86">.</text:span></text:p>
      <text:p text:style-name="P87"><text:span text:style-name="T88">Esculetin, galbanic acid, umbelliprenin and auraptene are naturally occuring coumarins that share a common structural framework characterized by a benzopyran moiety (Figure 1). Esculetin, a dihydroxycoumarin, exerts anticancer effects by downregulating cyclin D1 and CDK4 to induce cell cycle arrest. It triggers apoptosis through caspase-3 activation and increased reactive oxygen species levels while inhibiting the JAK2/STAT3 pathway, critical for tumor growth and migration. Additionally, esculetin demonstra</text:span><text:span text:style-name="T89">tes synergistic effects when combined with therapeutic agents, providing a promising strategy to overcome drug resistance in cancer cells<text:s/></text:span><text:span text:style-name="T90">11–13</text:span><text:span text:style-name="T91">. As sesquiterpene coumarins, galbanic acid, umbelliprenin and auraptene also show anti-cancer effects. Galbanic acid induces apoptosis by upregulating pro-apoptotic proteins like bax and caspase-3 while suppressing anti-apoptotic bcl-2. It inhibits cell cycle progression via the PI3K/Akt/mTOR pathway and reduces migration by downregulating matrix metalloproteinases<text:s/></text:span><text:span text:style-name="T92">14–16</text:span><text:span text:style-name="T93">. Umbelliprenin promotes apoptosis by upregulating apoptotic proteins and downregulating stemness factors. It suppresses angiogenesis by modulating the PI3K/AKT/MAPK pathways, induces cell cycle arrest and also acts as a radiosensitizer<text:s/></text:span><text:span text:style-name="T94">17–21</text:span><text:span text:style-name="T95">. The anticancer potential of auraptene is linked to the modulation of intracellular signaling pathways that control proliferation and inflammation. It induces apoptosis and cell cycle arrest and inhibits metastasis while enhances the efficacy of conventional chemotherapeutic drugs, addressing chemoresistance<text:s/></text:span><text:span text:style-name="T96">22–26</text:span><text:span text:style-name="T97">.</text:span></text:p>
      <text:p text:style-name="P98"><text:span text:style-name="T99">The application of machine learning (ML) in cancer research marks a transformative shift toward the discovery of novel and more effective therapeutic agents. By leveraging advanced computational models, ML enables precise target identification,</text:span><text:span text:style-name="T100"><text:s/>optimal windows</text:span><text:span text:style-name="T101"><text:s/>of drug dosing, and refinement of administration schedules to enhance efficacy while minimizing adverse effects. These models analyze complex biological datasets, uncovering patterns that traditional methods often overlook. Additionally, advancements in deep learning techniques have shown remarkable potential in accurately predicting drug responses and bridging the gap between preclinical findings and clinical applications</text:span><text:span text:style-name="T102"><text:s/></text:span><text:span text:style-name="T103">27,28</text:span><text:span text:style-name="T104">. Such innovations not only accelerate the drug discovery process but also improve treatment precision, offering new avenues for combating drug resistance and enhancing patient outcomes.<text:s/></text:span></text:p>
      <text:p text:style-name="P105"><text:span text:style-name="T106">Acknowledging the extensive research on natural coumarins, a systematic comparison of the anticancer effects of esculetin, galbanic acid, umbelliprenin, and auraptene was conducted in this study. A comprehensive evaluation of the anticancer properties of these compounds across various cancer types was performed.  Advanced machine learning (ML) techniques were employed to identify critical factors influencing their effectiveness, yielding insights into the therapeutic potential of these natural agents. To<text:s/></text:span><text:span text:style-name="T107">validate the ML predictions, </text:span><text:span text:style-name="T108">in vitro</text:span><text:span text:style-name="T109"> viability assay was conducted using auraptene and galbanic acid as <text:s/>representative coumarins</text:span><text:span text:style-name="T110">. Following its extraction from </text:span><text:span text:style-name="T111">Ferula szowitsiana</text:span><text:span text:style-name="T112"> via thin-layer chromatography, a human colon carcinoma cell line, specifically excluded from the dataset, was utilized to assess its effect on cell viability.</text:span></text:p>
      <text:p text:style-name="P113">2. Methods and materials</text:p>
      <text:p text:style-name="P114">2.1 Data collection</text:p>
      <text:p text:style-name="P115"><text:span text:style-name="T116">To ensure precision and consistency in the findings, a systematic evaluation of in vitro experiments on human cancer cell lines was performed, providing essential quantitative data. Studies investigating the anticancer properties of esculetin, galbanic acid, umbelliprenin, and auraptene were identified through an extensive search across multiple databases, including PubMed, Lens, Semantic Scholar, Dimensions, OpenAlex, and Google Scholar. Following an initial abstract screening to determine eligibility, ful</text:span><text:span text:style-name="T117">l-text articles were meticulously reviewed by two independent investigators. Reasons for exclusion—such as studies involving non-human cell lines, non-standardized assessments, or low-quality data presentation—were carefully documented. Key parameters such as cancer type, cell line, coumarin type, dose, and exposure duration were extracted. To ensure accuracy, WebPlotDigitizer<text:s/></text:span><text:span text:style-name="T118">29</text:span><text:span text:style-name="T119"><text:s/>was employed to derive precise cell viability values (mean ± SD) from viability results. </text:span></text:p>
      <text:p text:style-name="P120"><text:span text:style-name="T121">2.2. Machine learning</text:span></text:p>
      <text:p text:style-name="P122">A machine learning (ML) pipeline was developed to identify dosage and exposure time windows that yield approximately 50% cell viability across multiple cancer types. The dataset was initially loaded and subjected to a cleaning process, which included rigorous filtering to retain only biologically valid ranges. This filtering enforced a universal dose limit of ≤400 µM and applied compound-specific constraints on exposure times. Specifically, Auraptene data included time points of 24, 48, 72, and 96 hours, while analyses for Esculetin, Umbelliprenin, and Galbanic Acid were restricted to 24, 48, and 72 hours. These intervals correspond to the experimental time points most frequently associated with half-maximal viability responses. Categorical variables (Cancer Type and Coumarin Type) were numerically encoded using a LabelEncoder. To enhance prediction reliability, a Gaussian Mixture Model (GMM) was employed to stratify cancer types into high- and low-reliability clusters based on data distribution; low-reliability cancer types were subsequently excluded from model training. The complete workflow—encompassing data filtration, feature encoding, reliability assessment, model training, and final prediction—is illustrated in Fig. 2.</text:p>
      <text:p text:style-name="P123">To capture the heterogeneous and nonlinear nature of coumarin–cancer interactions, eight established regression algorithms were employed. Including three linear models with regularization (Lasso, ElasticNet, and Ridge), three gradient-boosting models (HistGradientBoostingRegressor, GradientBoostingRegressor, and XGBRegressor), supplemented by a RandomForestRegressor and a Support Vector Regressor (SVR).</text:p>
      <text:p text:style-name="P124"><text:span text:style-name="T125">The performance of the eight regression models was evaluated using 5-fold cross-validation. The following metrics were assessed: Mean Squared Error (MSE), Mean Absolute Error (MAE), Median Absolute Error (MedAE), and R-squared (R²). The formulas regarding these metrics are presented in Table 1.<text:s/></text:span>The results of the 5-fold cross-validation for all models are presented in Table 2.</text:p>
      <text:p text:style-name="P126">Each model was trained using hyperParameters identified through a grid search optimization strategy. Comprehensive parameter grids and the corresponding optimal parameters for each model are provided in Tables X.</text:p>
      <text:p text:style-name="P127"><text:span text:style-name="T128">All machine learning analyses and data processing were performed in Python (3.13.7). Key python modules included are: sklearn(1.7.2), xgboost(3.1.1). The computations were run on a workstation with the following specifications, Intel Xeon E-2176M CPU ,15.43 GiB of memory and Kubuntu 25.10 operating system.</text:span></text:p>
      <text:p text:style-name="P129">2.3. Data visualization</text:p>
      <text:p text:style-name="P130">To present and analyze the results, visualizations were generated using Matplotlib, Seaborn, adjustText, and Graphviz. A treemap illustrated the distribution of cancer and coumarin types within the dataset. The relative importance of features in the predictive models was shown using bar plots. The complete analytical workflow was outlined in a flowchart created with Graphviz. Relationships between dose, exposure time, and predicted viability for each coumarin were explored with bubble plots, where bubble size and color represented viability levels. Finally, to isolate temporal effects, the dose-viability relationship was plotted at specific time points for each coumarin, facilitating analysis of time-dependent dynamics.</text:p>
      <text:p text:style-name="P131">2.4. Validation of ML predications</text:p>
      <text:p text:style-name="P132">2.4.1. Extraction of auraptene</text:p>
      <text:p text:style-name="P133"><text:span text:style-name="T134">Auraptene (MW: 298.3 g/mol) was obtained from the roots of </text:span><text:span text:style-name="T135">Ferula szowitsiana</text:span><text:span text:style-name="T136">, which was collected from the mountains of Golestan Forest (coordinates: 37°15'N, 55°10'E) with the necessary permissions from local authorities.</text:span><text:span text:style-name="T137"><text:s/></text:span><text:span text:style-name="T138">The collection and experimental procedures complied with all relevant institutional, national, and international guidelines and legislation, including adherence to the IUCN Policy Statement on Research Involving Species at Risk of Extinction and the Convention on the Trade in Endangered Species of Wild Fauna and Flora (CITES). The plant material</text:span><text:span text:style-name="T139"><text:s/>was formally identified by Dr. Mitra Soozani, a botanical expert at the Faculty of Pharmacy, Mashhad University of Medical Sciences (MUMS), to ensure the accuracy of the species. A voucher specimen of the roots (No. M1001) was deposited at the Department of Pharmacognosy and Biotechnology, Faculty of Pharmacy, MUMS, Iran.<text:s/></text:span></text:p>
      <text:p text:style-name="P140"><text:span text:style-name="T141">A series of processes where conducted for auraptene extraction. Briefly, air-dried and pulverized roots were subjected to repeated maceration in acetone (Merck) over 48 h to maximize solute recovery. The combined acetone extracts were then concentrated via rotary evaporation under reduced pressure, yielding a viscous residue. This residue underwent fractionation by silica gel column chromatography (5 × 50 cm). A gradient elution, employing increasing concentrations of acetone in petroleum ether, was used to</text:span><text:span text:style-name="T142"><text:s/>elute compounds. The resulting fractions were analyzed by thin layer chromatography (TLC) on silica gel (Merck), with petroleum ether-ethyl acetate as the mobile phase, and visualized under UV light at 254 nm to identify compounds present in the separated fractions. Selected fractions underwent preparative TLC to isolate auraptene. Finally,<text:s/></text:span><text:span text:style-name="T143">1</text:span><text:span text:style-name="T144">H and<text:s/></text:span><text:span text:style-name="T145">13</text:span><text:span text:style-name="T146">C nuclear magnetic resonance (NMR) were used to confirm the structure of the isolated auraptene, and conventional spectroscopy was applied to define its purity.</text:span><text:span text:style-name="T147"><text:s/></text:span></text:p>
      <text:p text:style-name="P148">2.4.2. Cell culture and viability assay</text:p>
      <text:p text:style-name="P149"><text:span text:style-name="T150">Human colon carcinoma cells, LoVo cell line, were sourced from the Pasteur Institute in Tehran, Iran. The cells were cultured in either Roswell Park Memorial Institute-1640 medium (Gibco), supplemented with 10% fetal bovine serum (Gibco) and 1% penicillin-streptomycin (Bioldea). Cultures were maintained in a controlled environment at 37°C with 5% CO</text:span><text:span text:style-name="T151">2</text:span><text:span text:style-name="T152">.</text:span></text:p>
      <text:p text:style-name="P153"><text:span text:style-name="T154">To assess the cytotoxicity of auraptene, the crystalline powder was dissolved in dimethyl sulfoxide (DMSO) to prepare stock solutions, and final doses were prepared by complete medium just before use. <text:s/>The cells were treated with 25, 50, and 100 µM auraptene for 24, 48, and 72 h, and then</text:span><text:span text:style-name="T155"><text:s/></text:span><text:span text:style-name="T156">assessed for viability by alamarBlue (Sigma). To do so, alamarBlue reagent (0.1 mg/ml) was added and cells were incubated at 37°C for 2 h. Subsequently, the optical density (OD) was recorded at 600 nm and cell viability (%) was calculated as follows: 100 ‒ (T</text:span><text:span text:style-name="T157">OD</text:span><text:span text:style-name="T158"><text:s/>‒ U</text:span><text:span text:style-name="T159">OD</text:span><text:span text:style-name="T160">)/ (B</text:span><text:span text:style-name="T161">OD</text:span><text:span text:style-name="T162"><text:s/>‒ U</text:span><text:span text:style-name="T163">OD</text:span><text:span text:style-name="T164">) × 100, in which T</text:span><text:span text:style-name="T165">OD</text:span><text:span text:style-name="T166">, U</text:span><text:span text:style-name="T167">OD</text:span><text:span text:style-name="T168">, and B</text:span><text:span text:style-name="T169">OD</text:span><text:span text:style-name="T170"><text:s/>were OD of treated cells, untreated cells and blank control, respectively. Finally, the IC</text:span><text:span text:style-name="T171">50</text:span><text:span text:style-name="T172"><text:s/>value was calculated using OriginLab software.</text:span></text:p>
      <text:p text:style-name="P173">2.4.3<text:s/>Validation of ML models and their performance</text:p>
      <text:p text:style-name="P174"><text:span text:style-name="T175">Among the eight regression models evaluated, the linear models consistently demonstrated limited predictive capacity, as reflected by uniformly low<text:s/></text:span><text:span text:style-name="T176">R2</text:span><text:span text:style-name="T177"><text:s/>values. Although the Support Vector Regressor (SVR) performed modestly better, its overall accuracy remained insufficient to capture the nonlinear structure of the dose–time–viability relationships present in the dataset. In contrast, ensemble-based nonlinear models—particularly the gradient boosting algorithms and the RandomForestRegressor—showed substantially stronger performance, indicating their greater suitability for modeling complex biological interactions. A complete summary of model metrics is provided in Table<text:s/></text:span><text:span text:style-name="T178">SCORES</text:span><text:span text:style-name="T179">.</text:span><text:span text:style-name="T180"><text:s/></text:span></text:p>
      <text:p text:style-name="P181"><text:span text:style-name="T182">To further substantiate the predictive accuracy of the machine</text:span><text:span text:style-name="T183"><text:s/></text:span><text:span text:style-name="T184">learning framework, we performed experimental validation using LoVo human colon carcinoma cells, a cell line intentionally excluded from the training dataset. Viability was assessed following treatment with increasing concentrations of auraptene (25, 50, 100 μM) and galbanic acid (25, 50, 100 μM) for 24, 48, and</text:span><text:span text:style-name="T185"><text:s/></text:span><text:span text:style-name="T186">72 h (Figure<text:s/></text:span><text:span text:style-name="T187">LAB_RESULTS</text:span><text:span text:style-name="T188">).</text:span></text:p>
      <text:p text:style-name="P189"><text:span text:style-name="T190">To evaluate whether the machine-learning predictions accurately reflect biologically relevant<text:s/></text:span><text:span text:style-name="T191">dose–time windows</text:span><text:span text:style-name="T192">, we conducted experimental validation using LoVo human colon carcinoma cells, a cell line intentionally excluded from model training. Viability assays were performed following treatment with auraptene or galbanic acid at 25, 50, and 100 μM for 24, 48, and 72 h (Figure<text:s/></text:span><text:span text:style-name="T193">LAB_RESULTS</text:span><text:span text:style-name="T194">).</text:span></text:p>
      <text:p text:style-name="P195">{interjection here}</text:p>
      <text:p text:style-name="P196"><text:span text:style-name="T197">Collectively, these findings demonstrate a robust alignment between computational predictions and experimental outcomes, confirming that the HistGradienBoostingRegressor model was able to reliably identify optimal dose–time windows for cytotoxic response prior to laboratory testing. This concordance underscores the utility</text:span><text:span text:style-name="T198"><text:s/>and potential</text:span><text:span text:style-name="T199"><text:s/>of the proposed ML-driven framework for guiding experimental design and accelerating the evaluation of anticancer natural compounds.</text:span></text:p>
      <text:p text:style-name="P200"/>
      <text:p text:style-name="P201">3. Results</text:p>
      <text:p text:style-name="P202"><text:span text:style-name="T203">Following database searching and full-text screening, 64 research publications containing adequate quantitative viability data on human cancer cell lines and four natural coumarins – esculetin, galbanic acid, umbelliprenin, and auraptene – were identified. After filtering and subsequent data extraction, a total of 955 data points were included within the dataset. Main points extracted from each included research publication are compiled in Table S1<text:s/></text:span><text:span text:style-name="T204">14,16–18,21,24,30–61,61–86</text:span><text:span text:style-name="T205">.</text:span></text:p>
      <text:p text:style-name="P206">Figure 3a depicts a treemap visualizing the distribution of the five coumarin types: Esculetin is demonstrated to be the most prevalent, comprising 34.4% (267 entries), followed by umbelliprenin at 26.1% (203 entries), auraptene at 21.2% (165 entries), and galbanic acid at 18.3% (142 entries). Figure 3b illustrates a treemap representing the prevalence of various cancer types. Colon is shown to be the most common, representing 19.6% (152 cases), followed by prostate at 13.6% (106 cases), Breast at 11.2% (87<text:s/>cases), and Lung at 10.8% (84 cases).</text:p>
      <text:p text:style-name="P207">Figure 4 illustrates the<text:s/>permutation<text:s/>feature importances<text:s/>for each machine learning model. In most models, Dose consistently shows the highest importance. Cancer Type generally ranks second, highlighting its substantial contribution to the predictions.<text:s/>And Coumarin Type ranks third not far behind Cancer Type.<text:s/>Time appears last, indicating that its effect on the outcomes is smaller compared to Dose and Cancer Type.<text:s/></text:p>
      <text:p text:style-name="P208">Figure 5 presents bubble plots elucidating the relationship between dose (µM) and cell viability (%) for four coumarins—esculetin, galbanic acid, umbelliprenin, and auraptene (a–d). A color gradient denotes treatment duration, with lighter hues indicating longer exposures. A dashed line highlights the 50% viability threshold, a critical target for dose optimization. For esculetin, the 50% viability is observed at approximately 100, 75 and 60 µM after 24, 48 and 72 h, respectively. Galbanic acid reaches the<text:s/>threshold at around 100, 65 and 50 µM after 24, 48 and 72, respectively. <text:s/>Similarly, umbelliprenin achieves the 50% viability threshold at about 100, 70 and 50 µM after 24, 48 and 72 h, respectively. Auraptene also demonstrates a similar trend, with the threshold reached at approximately 100, 75 and 50 µM after 24, 48 and 72 h, respectively.</text:p>
      <text:p text:style-name="P209"><text:span text:style-name="T210">Figure 6 presents dose-response curves illustrating the effect of various compounds on cell viability at different time points (24, 48, and 72 h). Each subplot (a–l) represents the viability percentage (%) as a function of the compound dose (µM). The black dots indicate experimental data points, while multiple regression models, including Exponential Decay, Logarithmic Decay, Inverse Function, Linear Regression, Huber Regression, Quantile Regression, and theil</text:span><text:span text:style-name="T211">-sen estimator</text:span><text:span text:style-name="T212"><text:s/>illustrate the dose-response relationship. As shown, because of the high variability in the data and the limited number of points, the fitted curves often do not align well with the observed trends (e.g. Fig. 6a), necessitating a more complex model for better accuracy.</text:span></text:p>
      <text:p text:style-name="P213"><text:span text:style-name="T214">We illustrate the predicted optimal dose and exposure time required to achieve approximately 50% cell viability for each coumarin and cancer type, based on all four machine-learning (ML) models, in Fig. 7. To ensure robustness against outlier predictions from individual models, we used a Weighted Median aggregation approach, which consolidates the predictions of Cat Boost Regressor, Hist Gradient Boosting Regressor, Random Forest Regressor, and the Voting Regressor (Cat Boost, XGBoost, LGBM). These models exhibit distinct functional behaviors and may perform differently depending on the underlying coumarin–cancer interaction, reflecting the heterogeneous and nonlinear response patterns across cancer types. Owing to this variability, the Weighted Median approach was applied to aggregate the predictions from the four ML models, producing a more stable and reliable estimate of the dose and exposure time required to reach 50% viability.</text:span></text:p>
      <text:p text:style-name="P215"><text:span text:style-name="T216">To verify the ML model predictions, experimental studies were performed on a human colon carcinoma cell line that was not included in the dataset. Interestingly, the determined IC</text:span><text:span text:style-name="T217">50</text:span><text:span text:style-name="T218"><text:s/>values for auraptene on LoVo cells were found to be 112.2 µM, 67 µM, and 57.6 µM after 24, 48, and 72 h of treatment, respectively. This experimental finding was consistent with the GBR predictions, which indicated IC</text:span><text:span text:style-name="T219">50</text:span><text:span text:style-name="T220"><text:s/>values of 130.6 µM, 81.63 µM, and 48.9 µM for human colon cancer cells at those same time points. { ADD NEW EXPRIMETNAL FINDING}</text:span></text:p>
      <text:p text:style-name="P221">4. Discussion</text:p>
      <text:p text:style-name="P222">Escalating cancer statistics necessitate innovative and effective treatments that address limitations such as toxicity and poor selectivity. Plant-derived agents, particularly coumarins, hold significant promise due to their potential for enhanced efficacy and reduced side effects compared to synthetic alternatives. This resurgence of interest in natural agents offers a compelling strategy to complement existing cancer therapies. In tandem, ML is revolutionizing cancer research by identifying novel therapeutic agents and optimizing treatment strategies. Advanced models enable precise target identification, drug dose optimization, and improved administration schedules, thus enhancing efficacy while minimizing adverse effects. Together, these approaches are paving the way for a new era of medical oncology, and this research contributes a comprehensive framework for evaluating the anticancer potential of coumarins, underscoring their promising role in modern cancer treatment.</text:p>
      <text:p text:style-name="P223">A GBR model was employed to predict the optimal dose and duration for several natural coumarins to achieve a 50% target cell viability. This predictive approach offers an efficient method for identifying effective treatment parameters across various cancer types. Furthermore, the study revealed a notable similarity in the anticancer properties of the coumarins investigated, with esculetin, galbanic acid, umbelliprenin, and auraptene demonstrating consistent dose-response relationships potentially applicable<text:s/>across different cancers. However, limited experimental data for scopoletin posed challenges, impacting the precision of its dose-response predictions.</text:p>
      <text:p text:style-name="P224"><text:span text:style-name="T225">To validate the ML model predictions, we conducted experimental studies on LoVo cells, a human colon carcinoma cell line not included in the original dataset. This choice was made due to limitations in coumarin extraction and cell line availability. Viability assays were performed on LoVo cells treated with auraptene over three consequent time points. The experimentally determined IC</text:span><text:span text:style-name="T226">50</text:span><text:span text:style-name="T227"><text:s/>values for auraptene showed a decreasing trend over time, indicating increased efficacy with longer exposure. Remarkably, these experimental findings closely aligned with the GBR model predictions for human colon cancer cells at corresponding time points. This consistency between experimental results and model predictions provides strong validation for our machine learning approach, demonstrating its potential as a reliable tool for predicting coumarin efficacy in cancer research.</text:span></text:p>
      <text:p text:style-name="P228"><text:span text:style-name="T229">The application of ML to predict optimal dosing regimens offers a streamlined and cost-effective approach to early-stage cancer research. By circumventing the traditional, resource-intensive process of empirical dose and time optimization, we can efficiently explore a wider range of therapeutic parameters </text:span><text:span text:style-name="T230">in silico</text:span><text:span text:style-name="T231">. This accelerates the identification of promising candidates for experimental validation while reducing the need for extensive preliminary testing. Consequently, resources are conserved, allowing for a greater focus on higher-level investigations, and ultimately, expediting the translation of coumarin-based treatments to clinical application.</text:span></text:p>
      <text:p text:style-name="P232">For future research, it is critical to expand the dataset, especially for underrepresented coumarins, to refine the models and increase their predictive power. Additionally, extending these findings to preclinical and clinical settings will be crucial for verifying the translational potential of these results. Moreover, by integrating other biological variables such as genetic profiles and tumor microenvironment characteristics, we can further improve the precision of cancer therapy.</text:p>
      <text:p text:style-name="P233">In conclusion, the integration of ML with natural compound research holds significant promise for advancing cancer treatment. By predicting optimal coumarin dosing and timing, this approach streamlines the development of more efficient therapies, reducing both the temporal and financial burdens of conventional research.</text:p>
      <text:p text:style-name="P234">Acknowledgment</text:p>
      <text:p text:style-name="P235">The authors would like to express their gratitude to Ferdowsi University of Mashhad for its valuable support.</text:p>
      <text:p text:style-name="P236">Funding declaration</text:p>
      <text:p text:style-name="P237">No funding.</text:p>
      <text:p text:style-name="P238">Data and Code Availability</text:p>
      <text:p text:style-name="P239">The data and code supporting the findings of this study are publicly accessible at:</text:p>
      <text:p text:style-name="P240"><text:a xlink:href="https://github.com/Sadra1381am/Enhancing-Coumarin-Therapeutics-in-Oncology-Machine-Learning-Guided-Dose-Time-Optimization" office:target-frame-name="_top" xlink:show="replace"><text:span text:style-name="T241">https://github.com/Sadra1381am/Enhancing-Coumarin-Therapeutics-in-Oncology-Machine-Learning-Guided-Dose-Time-Optimization</text:span></text:a><text:span text:style-name="T242"><text:s/></text:span></text:p>
      <text:p text:style-name="P243">Conflict of interest</text:p>
      <text:p text:style-name="P244">The authors declare that they have no conflict of interest.</text:p>
      <text:p text:style-name="P245">Ethics approval and consent participate</text:p>
      <text:p text:style-name="P246">Not applicable.</text:p>
      <text:p text:style-name="P247">Authors’ contribution</text:p>
      <text:p text:style-name="P248">M. S. Moazzen focused on data extraction, synthesis, machine learning, and visualization. J.A. Nasiri provided project guidance, M. Iranshahi extracted galbanic acid, F. B. Rassouli conceptualized, performed in vitro assays, supervised the project, and revised the manuscript.</text:p>
      <text:p text:style-name="P249">References</text:p>
      <text:p text:style-name="Bibliography"><text:span text:style-name="T250">1.</text:span><text:span text:style-name="T251"><text:tab/>Ma, X. &amp; Yu, H. Global burden of cancer.<text:s/></text:span><text:span text:style-name="T252">Yale J. Biol. Med.</text:span><text:span text:style-name="T253"><text:s/></text:span><text:span text:style-name="T254">79</text:span><text:span text:style-name="T255">, 85–94 (2006).</text:span></text:p>
      <text:p text:style-name="Bibliography"><text:span text:style-name="T256">2.</text:span><text:span text:style-name="T257"><text:tab/>Thun, M. J., DeLancey, J. O., Center, M. M., Jemal, A. &amp; Ward, E. M. The global burden of cancer: priorities for prevention.<text:s/></text:span><text:span text:style-name="T258">Carcinogenesis</text:span><text:span text:style-name="T259"><text:s/></text:span><text:span text:style-name="T260">31</text:span><text:span text:style-name="T261">, 100–110 (2010).</text:span></text:p>
      <text:p text:style-name="Bibliography"><text:span text:style-name="T262">3.</text:span><text:span text:style-name="T263"><text:tab/>The global cancer burden is growing – here’s what needs to happen.<text:s/></text:span><text:span text:style-name="T264">World Economic Forum</text:span><text:span text:style-name="T265"><text:s/>https://www.weforum.org/stories/2024/03/global-cancer-funding-shortfall/ (2024).</text:span></text:p>
      <text:p text:style-name="P266">4.<text:tab/>Cancer. https://www.who.int/health-topics/cancer.</text:p>
      <text:p text:style-name="Bibliography"><text:span text:style-name="T267">5.</text:span><text:span text:style-name="T268"><text:tab/>Şeker Karatoprak, G.<text:s/></text:span><text:span text:style-name="T269">et al.</text:span><text:span text:style-name="T270"><text:s/>A comprehensive review on the potential of coumarin and related derivatives as multi-target therapeutic agents in the management of gynecological cancers.<text:s/></text:span><text:span text:style-name="T271">Front. Pharmacol.</text:span><text:span text:style-name="T272"><text:s/></text:span><text:span text:style-name="T273">15</text:span><text:span text:style-name="T274">, 1423480 (2024).</text:span></text:p>
      <text:p text:style-name="Bibliography"><text:span text:style-name="T275">6.</text:span><text:span text:style-name="T276"><text:tab/>Azevedo, T.<text:s/></text:span><text:span text:style-name="T277">et al.</text:span><text:span text:style-name="T278"><text:s/>Natural products‐based antiangiogenic agents: New frontiers in cancer therapy.<text:s/></text:span><text:span text:style-name="T279">Food Front.</text:span><text:span text:style-name="T280"><text:s/></text:span><text:span text:style-name="T281">5</text:span><text:span text:style-name="T282">, 2423–2466 (2024).</text:span></text:p>
      <text:p text:style-name="Bibliography"><text:span text:style-name="T283">7.</text:span><text:span text:style-name="T284"><text:tab/>Jenča, A.<text:s/></text:span><text:span text:style-name="T285">et al.</text:span><text:span text:style-name="T286"><text:s/>Herbal Therapies for Cancer Treatment: A Review of Phytotherapeutic Efficacy.<text:s/></text:span><text:span text:style-name="T287">Biol. Targets Ther.</text:span><text:span text:style-name="T288"><text:s/></text:span><text:span text:style-name="T289">Volume 18</text:span><text:span text:style-name="T290">, 229–255 (2024).</text:span></text:p>
      <text:p text:style-name="Bibliography"><text:span text:style-name="T291">8.</text:span><text:span text:style-name="T292"><text:tab/>Hasan‐Abad, A. M., Atapour, A., Sobhani‐Nasab, A., Motedayyen, H. &amp; ArefNezhad, R. Plant‐Based Anticancer Compounds With a Focus on Breast Cancer.<text:s/></text:span><text:span text:style-name="T293">Cancer Rep.</text:span><text:span text:style-name="T294"><text:s/></text:span><text:span text:style-name="T295">7</text:span><text:span text:style-name="T296">, e70012 (2024).</text:span></text:p>
      <text:p text:style-name="Bibliography"><text:span text:style-name="T297">9.</text:span><text:span text:style-name="T298"><text:tab/>Nesaragi, A. R.<text:s/></text:span><text:span text:style-name="T299">et al.</text:span><text:span text:style-name="T300"><text:s/>A comprehensive overview of coumarinyl-triazole hybrids as anticancer agents.<text:s/></text:span><text:span text:style-name="T301">J. Mol. Struct.</text:span><text:span text:style-name="T302"><text:s/></text:span><text:span text:style-name="T303">1302</text:span><text:span text:style-name="T304">, 137478 (2024).</text:span></text:p>
      <text:p text:style-name="Bibliography"><text:span text:style-name="T305">10.</text:span><text:span text:style-name="T306"><text:tab/>Na, X.<text:s/></text:span><text:span text:style-name="T307">et al.</text:span><text:span text:style-name="T308"><text:s/>Natural products targeting ferroptosis pathways in cancer therapy (Review).<text:s/></text:span><text:span text:style-name="T309">Oncol. Rep.</text:span><text:span text:style-name="T310"><text:s/></text:span><text:span text:style-name="T311">52</text:span><text:span text:style-name="T312">, 123 (2024).</text:span></text:p>
      <text:p text:style-name="Bibliography"><text:span text:style-name="T313">11.</text:span><text:span text:style-name="T314"><text:tab/>Choi, J., Yoo, M.-J., Park, S.-Y. &amp; Seol, J.-W. Antitumor Effects of Esculetin, a Natural Coumarin Derivative, against Canine Mammary Gland Tumor Cells by Inducing Cell Cycle Arrest and Apoptosis.<text:s/></text:span><text:span text:style-name="T315">Vet. Sci.</text:span><text:span text:style-name="T316"><text:s/></text:span><text:span text:style-name="T317">10</text:span><text:span text:style-name="T318">, 84 (2023).</text:span></text:p>
      <text:p text:style-name="Bibliography"><text:span text:style-name="T319">12.</text:span><text:span text:style-name="T320"><text:tab/>Yin, W.<text:s/></text:span><text:span text:style-name="T321">et al.</text:span><text:span text:style-name="T322"><text:s/>Antiovarian cancer mechanism of esculetin: inducing G0/G1 arrest and apoptosis via JAK2/STAT3 signalling pathway.<text:s/></text:span><text:span text:style-name="T323">J. Pharm. Pharmacol.</text:span><text:span text:style-name="T324"><text:s/></text:span><text:span text:style-name="T325">75</text:span><text:span text:style-name="T326">, 87–97 (2023).</text:span></text:p>
      <text:p text:style-name="Bibliography"><text:span text:style-name="T327">13.</text:span><text:span text:style-name="T328"><text:tab/>Rezoan Hossain, Md.<text:s/></text:span><text:span text:style-name="T329">et al.</text:span><text:span text:style-name="T330"><text:s/>Esculetin unveiled: Decoding its anti‐tumor potential through molecular mechanisms—A comprehensive review.<text:s/></text:span><text:span text:style-name="T331">Cancer Rep.</text:span><text:span text:style-name="T332"><text:s/></text:span><text:span text:style-name="T333">7</text:span><text:span text:style-name="T334">, e1948 (2024).</text:span></text:p>
      <text:p text:style-name="Bibliography"><text:span text:style-name="T335">14.</text:span><text:span text:style-name="T336"><text:tab/>Sajjadi, M., Karimi, E., Oskoueian, E., Iranshahi, M. &amp; Neamati, A. Galbanic acid: Induced antiproliferation in estrogen receptor-negative breast cancer cells and enhanced cellular redox state in the human dermal fibroblasts.<text:s/></text:span><text:span text:style-name="T337">J. Biochem. Mol. Toxicol.</text:span><text:span text:style-name="T338"><text:s/></text:span><text:span text:style-name="T339">33</text:span><text:span text:style-name="T340">, e22402 (2019).</text:span></text:p>
      <text:p text:style-name="Bibliography"><text:span text:style-name="T341">15.</text:span><text:span text:style-name="T342"><text:tab/>Shahcheraghi, S. H.<text:s/></text:span><text:span text:style-name="T343">et al.</text:span><text:span text:style-name="T344"><text:s/>Effects of Galbanic Acid on Proliferation, Migration, and Apoptosis of Glioblastoma Cells Through the PI3K/Akt/MTOR Signaling Pathway.<text:s/></text:span><text:span text:style-name="T345">Curr. Mol. Pharmacol.</text:span><text:span text:style-name="T346"><text:s/></text:span><text:span text:style-name="T347">14</text:span><text:span text:style-name="T348">, 79–87 (2020).</text:span></text:p>
      <text:p text:style-name="Bibliography"><text:span text:style-name="T349">16.</text:span><text:span text:style-name="T350"><text:tab/>Mohtashami, L., Ghows, N., Tayarani-Najaran, Z. &amp; Iranshahi, M. Galbanic Acid-Coated Fe3O4 Magnetic Nanoparticles with Enhanced Cytotoxicity to Prostate Cancer Cells.<text:s/></text:span><text:span text:style-name="T351">Planta Med.</text:span><text:span text:style-name="T352"><text:s/></text:span><text:span text:style-name="T353">85</text:span><text:span text:style-name="T354">, 169–178 (2019).</text:span></text:p>
      <text:p text:style-name="Bibliography"><text:span text:style-name="T355">17.</text:span><text:span text:style-name="T356"><text:tab/>Wang, H.<text:s/></text:span><text:span text:style-name="T357">et al.</text:span><text:span text:style-name="T358"><text:s/>Umbelliprenin induces autophagy and apoptosis while inhibits cancer cell stemness in pancreatic cancer cells.<text:s/></text:span><text:span text:style-name="T359">Cancer Med.</text:span><text:span text:style-name="T360"><text:s/></text:span><text:span text:style-name="T361">12</text:span><text:span text:style-name="T362">, 15277–15288 (2023).</text:span></text:p>
      <text:p text:style-name="Bibliography"><text:span text:style-name="T363">18.</text:span><text:span text:style-name="T364"><text:tab/>Mahmoodi Khatonabadi, S.<text:s/></text:span><text:span text:style-name="T365">et al.</text:span><text:span text:style-name="T366"><text:s/>Umbelliprenin Inhibited Angiogenesis and Metastasis of MDA-MB-231 Cell Line through Downregulation of CoCl2 / EGFMediated PI3K / AKT / ERK Signaling.<text:s/></text:span><text:span text:style-name="T367">Middle East J. Cancer</text:span><text:span text:style-name="T368"><text:s/></text:span><text:span text:style-name="T369">13</text:span><text:span text:style-name="T370">, (2022).</text:span></text:p>
      <text:p text:style-name="Bibliography"><text:span text:style-name="T371">19.</text:span><text:span text:style-name="T372"><text:tab/>Atabakhshian, R.<text:s/></text:span><text:span text:style-name="T373">et al.</text:span><text:span text:style-name="T374"><text:s/>Umbelliprenin Suppresses Angiogenesis Signaling in SKBR-3 Cell Line by Downregulation of EGF/CoCl2 -Mediated PI3K/AKT/MAPK.<text:s/></text:span><text:span text:style-name="T375">Res. J. Pharmacogn.</text:span><text:span text:style-name="T376"><text:s/></text:span><text:span text:style-name="T377">8</text:span><text:span text:style-name="T378">, (2021).</text:span></text:p>
      <text:p text:style-name="Bibliography"><text:span text:style-name="T379">20.</text:span><text:span text:style-name="T380"><text:tab/>Shahzadi, I., Ali, Z., Baek, S. H., Mirza, B. &amp; Ahn, K. S. Assessment of the Antitumor Potential of Umbelliprenin, a Naturally Occurring Sesquiterpene Coumarin.<text:s/></text:span><text:span text:style-name="T381">Biomedicines</text:span><text:span text:style-name="T382"><text:s/></text:span><text:span text:style-name="T383">8</text:span><text:span text:style-name="T384">, 126 (2020).</text:span></text:p>
      <text:p text:style-name="Bibliography"><text:span text:style-name="T385">21.</text:span><text:span text:style-name="T386"><text:tab/>Ebrahimi, K.<text:s/></text:span><text:span text:style-name="T387">et al.</text:span><text:span text:style-name="T388"><text:s/>Umbelliprenin improved anti-proliferative effects of ionizing radiation on adult T-cell leukemia/lymphoma cells via interaction with CDK6; an<text:s/></text:span><text:span text:style-name="T389">in vitro</text:span><text:span text:style-name="T390"><text:s/>and<text:s/></text:span><text:span text:style-name="T391">in silico</text:span><text:span text:style-name="T392"><text:s/>study.<text:s/></text:span><text:span text:style-name="T393">Int. J. Immunopathol. Pharmacol.</text:span><text:span text:style-name="T394"><text:s/></text:span><text:span text:style-name="T395">38</text:span><text:span text:style-name="T396">, 03946320241287873 (2024).</text:span></text:p>
      <text:p text:style-name="Bibliography"><text:span text:style-name="T397">22.</text:span><text:span text:style-name="T398"><text:tab/>Ebrahimi, S., Soukhtanloo, M. &amp; Mostafavi-Pour, Z. Anti-tumor effects of Auraptene through induction of apoptosis and oxidative stress in a mouse model of colorectal cancer.<text:s/></text:span><text:span text:style-name="T399">Tissue Cell</text:span><text:span text:style-name="T400"><text:s/></text:span><text:span text:style-name="T401">81</text:span><text:span text:style-name="T402">, 102004 (2023).</text:span></text:p>
      <text:p text:style-name="Bibliography"><text:span text:style-name="T403">23.</text:span><text:span text:style-name="T404"><text:tab/>Mousavi, S. H.<text:s/></text:span><text:span text:style-name="T405">et al.</text:span><text:span text:style-name="T406"><text:s/>Auraptene inhibits migration invasion and metastatic behavior of human malignant glioblastoma cells: An in vitro and in silico study.<text:s/></text:span><text:span text:style-name="T407">Avicenna J. Phytomedicine</text:span><text:span text:style-name="T408"><text:s/></text:span><text:span text:style-name="T409">14</text:span><text:span text:style-name="T410">, (2024).</text:span></text:p>
      <text:p text:style-name="Bibliography"><text:span text:style-name="T411">24.</text:span><text:span text:style-name="T412"><text:tab/>Pulido-Capiz, A.<text:s/></text:span><text:span text:style-name="T413">et al.</text:span><text:span text:style-name="T414"><text:s/>Auraptene Boosts the Efficacy of the Tamoxifen Metabolites Endoxifen and 4-OH-Tamoxifen in a Chemoresistant ER+ Breast Cancer Model.<text:s/></text:span><text:span text:style-name="T415">Pharmaceutics</text:span><text:span text:style-name="T416"><text:s/></text:span><text:span text:style-name="T417">16</text:span><text:span text:style-name="T418">, 1179 (2024).</text:span></text:p>
      <text:p text:style-name="Bibliography"><text:span text:style-name="T419">25.</text:span><text:span text:style-name="T420"><text:tab/></text:span><text:span text:style-name="T421">Shakiba, M. &amp; Rassouli, F. B. Joining up the scattered anticancer knowledge on auraptene and umbelliprenin: a meta-analysis.<text:s/></text:span><text:span text:style-name="T422">Sci. Rep.</text:span><text:span text:style-name="T423"><text:s/></text:span><text:span text:style-name="T424">14</text:span><text:span text:style-name="T425">, 11770 (2024).</text:span></text:p>
      <text:p text:style-name="Bibliography"><text:span text:style-name="T426">26.</text:span><text:span text:style-name="T427"><text:tab/>Tayarani-Najaran, Z., Tayarani-Najaran, N. &amp; Eghbali, S. A Review of Auraptene as an Anticancer Agent.<text:s/></text:span><text:span text:style-name="T428">Front. Pharmacol.</text:span><text:span text:style-name="T429"><text:s/></text:span><text:span text:style-name="T430">12</text:span><text:span text:style-name="T431">, 698352 (2021).</text:span></text:p>
      <text:p text:style-name="Bibliography"><text:span text:style-name="T432">27.</text:span><text:span text:style-name="T433"><text:tab/>Varlamova, E. V.<text:s/></text:span><text:span text:style-name="T434">et al.</text:span><text:span text:style-name="T435"><text:s/>Machine Learning Meets Cancer.<text:s/></text:span><text:span text:style-name="T436">Cancers</text:span><text:span text:style-name="T437"><text:s/></text:span><text:span text:style-name="T438">16</text:span><text:span text:style-name="T439">, 1100 (2024).</text:span></text:p>
      <text:p text:style-name="Bibliography"><text:span text:style-name="T440">28.</text:span><text:span text:style-name="T441"><text:tab/>Shen, B.<text:s/></text:span><text:span text:style-name="T442">et al.</text:span><text:span text:style-name="T443"><text:s/>A systematic assessment of deep learning methods for drug response prediction: from in vitro to clinical applications.<text:s/></text:span><text:span text:style-name="T444">Brief. Bioinform.</text:span><text:span text:style-name="T445"><text:s/></text:span><text:span text:style-name="T446">24</text:span><text:span text:style-name="T447">, bbac605 (2023).</text:span></text:p>
      <text:p text:style-name="P448">29.<text:tab/>Rohatgi, A. WebPlotDigitizer.</text:p>
      <text:p text:style-name="Bibliography"><text:span text:style-name="T449">30.</text:span><text:span text:style-name="T450"><text:tab/></text:span><text:span text:style-name="T451">Hosseini, F., Ahmadi, A., Sarvi, Z. N., Iranshahi, M. &amp; Rassouli, F. B. 7-Geranyloxycoumarin modulated metastatic potential of osteosarcoma cells via interaction with MMPs and JAK1/2.<text:s/></text:span><text:span text:style-name="T452">Naunyn. Schmiedebergs Arch. Pharmacol.</text:span><text:span text:style-name="T453"><text:s/></text:span><text:span text:style-name="T454">398</text:span><text:span text:style-name="T455">, 10139–10153 (2025).</text:span></text:p>
      <text:p text:style-name="Bibliography"><text:span text:style-name="T456">31.</text:span><text:span text:style-name="T457"><text:tab/>Ahmadi, A., Hosseini, F., Sarvi, Z. N., Iranshahi, M. &amp; Rassouli, F. B. Harnessing the metastatic potential of human osteosarcoma cells by natural coumarin galbanic acid.<text:s/></text:span><text:span text:style-name="T458">Naunyn. Schmiedebergs Arch. Pharmacol.</text:span><text:span text:style-name="T459"><text:s/></text:span><text:span text:style-name="T460">398</text:span><text:span text:style-name="T461">, 12633–12646 (2025).</text:span></text:p>
      <text:p text:style-name="Bibliography"><text:span text:style-name="T462">32.</text:span><text:span text:style-name="T463"><text:tab/>Valiahdi, S. M., Iranshahi, M. &amp; Sahebkar, A. Cytotoxic activities of phytochemicals from Ferula species.<text:s/></text:span><text:span text:style-name="T464">DARU J. Pharm. Sci.</text:span><text:span text:style-name="T465"><text:s/></text:span><text:span text:style-name="T466">21</text:span><text:span text:style-name="T467">, 39 (2013).</text:span></text:p>
      <text:p text:style-name="Bibliography"><text:span text:style-name="T468">33.</text:span><text:span text:style-name="T469"><text:tab/>Abolhassani, Y.<text:s/></text:span><text:span text:style-name="T470">et al.</text:span><text:span text:style-name="T471"><text:s/>7-Geranyloxcycoumarin enhances radio sensitivity in human prostate cancer cells.<text:s/></text:span><text:span text:style-name="T472">Mol. Biol. Rep.</text:span><text:span text:style-name="T473"><text:s/></text:span><text:span text:style-name="T474">50</text:span><text:span text:style-name="T475">, 5709–5717 (2023).</text:span></text:p>
      <text:p text:style-name="Bibliography"><text:span text:style-name="T476">34.</text:span><text:span text:style-name="T477"><text:tab/>Jun, D. Y.<text:s/></text:span><text:span text:style-name="T478">et al.</text:span><text:span text:style-name="T479"><text:s/>Apoptogenic activity of auraptene of Zanthoxylum schinifolium toward human acute leukemia Jurkat T cells is associated with ER stress-mediated caspase-8 activation that stimulates mitochondria-dependent or -independent caspase cascade.<text:s/></text:span><text:span text:style-name="T480">Carcinogenesis</text:span><text:span text:style-name="T481"><text:s/></text:span><text:span text:style-name="T482">28</text:span><text:span text:style-name="T483">, 1303–1313 (2007).</text:span></text:p>
      <text:p text:style-name="Bibliography"><text:span text:style-name="T484">35.</text:span><text:span text:style-name="T485"><text:tab/>Epifano, F., Genovese, S., Miller, R. &amp; Majumdar, A. P. N. Auraptene and its Effects on the Re‐emergence of Colon Cancer Stem Cells.<text:s/></text:span><text:span text:style-name="T486">Phytother. Res.</text:span><text:span text:style-name="T487"><text:s/></text:span><text:span text:style-name="T488">27</text:span><text:span text:style-name="T489">, 784–786 (2013).</text:span></text:p>
      <text:p text:style-name="Bibliography"><text:span text:style-name="T490">36.</text:span><text:span text:style-name="T491"><text:tab/>Lee, J. C.<text:s/></text:span><text:span text:style-name="T492">et al.</text:span><text:span text:style-name="T493"><text:s/>Auraptene Induces Apoptosis via Myeloid Cell Leukemia 1-Mediated Activation of Caspases in PC3 and DU145 Prostate Cancer Cells: Apoptotic Effect of Auraptene.<text:s/></text:span><text:span text:style-name="T494">Phytother. Res.</text:span><text:span text:style-name="T495"><text:s/></text:span><text:span text:style-name="T496">31</text:span><text:span text:style-name="T497">, 891–898 (2017).</text:span></text:p>
      <text:p text:style-name="Bibliography"><text:span text:style-name="T498">37.</text:span><text:span text:style-name="T499"><text:tab/>Jamialahmadi, K.<text:s/></text:span><text:span text:style-name="T500">et al.</text:span><text:span text:style-name="T501"><text:s/>Auraptene Inhibits Migration and Invasion of Cervical and Ovarian Cancer Cells by Repression of Matrix Metalloproteinasas 2 and 9 Activity.<text:s/></text:span><text:span text:style-name="T502">J. Pharmacopuncture</text:span><text:span text:style-name="T503"><text:s/></text:span><text:span text:style-name="T504">21</text:span><text:span text:style-name="T505">, 177–184 (2018).</text:span></text:p>
      <text:p text:style-name="Bibliography"><text:span text:style-name="T506">38.</text:span><text:span text:style-name="T507"><text:tab/>Moon, J. Y., Kim, H. &amp; Cho, S. K. Auraptene, a Major Compound of Supercritical Fluid Extract of Phalsak (<text:s/></text:span><text:span text:style-name="T508">Citrus</text:span><text:span text:style-name="T509"><text:s/>Hassaku Hort ex Tanaka), Induces Apoptosis through the Suppression of mTOR Pathways in Human Gastric Cancer SNU-1 Cells.<text:s/></text:span><text:span text:style-name="T510">Evid. Based Complement. Alternat. Med.</text:span><text:span text:style-name="T511"><text:s/></text:span><text:span text:style-name="T512">2015</text:span><text:span text:style-name="T513">, 1–10 (2015).</text:span></text:p>
      <text:p text:style-name="Bibliography"><text:span text:style-name="T514">39.</text:span><text:span text:style-name="T515"><text:tab/>Suthiphasilp, V.<text:s/></text:span><text:span text:style-name="T516">et al.</text:span><text:span text:style-name="T517"><text:s/>Bioactive compounds from the fruit extract of Clausena excavata Burm. f. (Rutaceae).<text:s/></text:span><text:span text:style-name="T518">South Afr. J. Bot.</text:span><text:span text:style-name="T519"><text:s/></text:span><text:span text:style-name="T520">151</text:span><text:span text:style-name="T521">, 538–548 (2022).</text:span></text:p>
      <text:p text:style-name="Bibliography"><text:span text:style-name="T522">40.</text:span><text:span text:style-name="T523"><text:tab/>Krishnan, P.<text:s/></text:span><text:span text:style-name="T524">et al.</text:span><text:span text:style-name="T525"><text:s/>Citrus auraptene suppresses cyclin D1 and significantly delays N-methyl nitrosourea induced mammary carcinogenesis in female Sprague-Dawley rats.<text:s/></text:span><text:span text:style-name="T526">BMC Cancer</text:span><text:span text:style-name="T527"><text:s/></text:span><text:span text:style-name="T528">9</text:span><text:span text:style-name="T529">, 259 (2009).</text:span></text:p>
      <text:p text:style-name="Bibliography"><text:span text:style-name="T530">41.</text:span><text:span text:style-name="T531"><text:tab/>Delbari, Z.<text:s/></text:span><text:span text:style-name="T532">et al.</text:span><text:span text:style-name="T533"><text:s/>Combination of Umbelliprenin and Arsenic Trioxide Acts as an Effective Modality Against T-Cell Leukemia/Lymphoma Cells.<text:s/></text:span><text:span text:style-name="T534">Nat. Prod. Commun.</text:span><text:span text:style-name="T535"><text:s/></text:span><text:span text:style-name="T536">17</text:span><text:span text:style-name="T537">, 1934578X211072334 (2022).</text:span></text:p>
      <text:p text:style-name="Bibliography"><text:span text:style-name="T538">42.</text:span><text:span text:style-name="T539"><text:tab/>Sajad Goudarzi<text:s/></text:span><text:span text:style-name="T540">et al.</text:span><text:span text:style-name="T541"><text:s/>Comparing toxicity of galbanic acid, auraptene and umbelliprenin on adult T-cell leukaemia-lymphoma in normoxia and hypoxia.<text:s/></text:span><text:span text:style-name="T542">Cell. Mol. Biol.</text:span><text:span text:style-name="T543"><text:s/></text:span><text:span text:style-name="T544">68</text:span><text:span text:style-name="T545">, 17–20 (2022).</text:span></text:p>
      <text:p text:style-name="Bibliography"><text:span text:style-name="T546">43.</text:span><text:span text:style-name="T547"><text:tab/>Hamidinia, M., Ramezani, M. &amp; Mojtahedi, Z. Cytotoxic/Proliferative Effects of Umbelliprenin on Colon Cancer Cell Lines.<text:s/></text:span><text:span text:style-name="T548">Ann. Colorectal Res.</text:span><text:span text:style-name="T549"><text:s/></text:span><text:span text:style-name="T550">1</text:span><text:span text:style-name="T551">, 101–105 (2013).</text:span></text:p>
      <text:p text:style-name="Bibliography"><text:span text:style-name="T552">44.</text:span><text:span text:style-name="T553"><text:tab/>Shiran, M. R.<text:s/></text:span><text:span text:style-name="T554">et al.</text:span><text:span text:style-name="T555"><text:s/>Effect of Auraptene on angiogenesis in Xenograft model of breast cancer.<text:s/></text:span><text:span text:style-name="T556">Horm. Mol. Biol. Clin. Investig.</text:span><text:span text:style-name="T557"><text:s/></text:span><text:span text:style-name="T558">43</text:span><text:span text:style-name="T559">, 7–14 (2022).</text:span></text:p>
      <text:p text:style-name="Bibliography"><text:span text:style-name="T560">45.</text:span><text:span text:style-name="T561"><text:tab/>Cho, J. H.<text:s/></text:span><text:span text:style-name="T562">et al.</text:span><text:span text:style-name="T563"><text:s/>Esculetin (6,7-dihydroxycoumarin): A potential cancer chemopreventive agent through suppression of Sp1 in oral squamous cancer cells.<text:s/></text:span><text:span text:style-name="T564">Int. J. Oncol.</text:span><text:span text:style-name="T565"><text:s/></text:span><text:span text:style-name="T566">46</text:span><text:span text:style-name="T567">, 265–271 (2015).</text:span></text:p>
      <text:p text:style-name="Bibliography"><text:span text:style-name="T568">46.</text:span><text:span text:style-name="T569"><text:tab/>Lee, R. H.<text:s/></text:span><text:span text:style-name="T570">et al.</text:span><text:span text:style-name="T571"><text:s/>Esculetin exerts anti-proliferative effects against non-small-cell lung carcinoma by suppressing specificity protein 1 in vitro.<text:s/></text:span><text:span text:style-name="T572">Gen. Physiol. Biophys.</text:span><text:span text:style-name="T573"><text:s/></text:span><text:span text:style-name="T574">36</text:span><text:span text:style-name="T575">, 31–39 (2017).</text:span></text:p>
      <text:p text:style-name="Bibliography"><text:span text:style-name="T576">47.</text:span><text:span text:style-name="T577"><text:tab/>Wang, G., Lu, M., Yao, Y., Wang, J. &amp; Li, J. Esculetin exerts antitumor effect on human gastric cancer cells through IGF-1/PI3K/Akt signaling pathway.<text:s/></text:span><text:span text:style-name="T578">Eur. J. Pharmacol.</text:span><text:span text:style-name="T579"><text:s/></text:span><text:span text:style-name="T580">814</text:span><text:span text:style-name="T581">, 207–215 (2017).</text:span></text:p>
      <text:p text:style-name="Bibliography"><text:span text:style-name="T582">48.</text:span><text:span text:style-name="T583"><text:tab/>Park, S.-B.<text:s/></text:span><text:span text:style-name="T584">et al.</text:span><text:span text:style-name="T585"><text:s/>Esculetin has therapeutic potential via the proapoptotic signaling pathway in A253 human submandibular salivary gland tumor cells.<text:s/></text:span><text:span text:style-name="T586">Exp. Ther. Med.</text:span><text:span text:style-name="T587"><text:s/></text:span><text:span text:style-name="T588">24</text:span><text:span text:style-name="T589">, 533 (2022).</text:span></text:p>
      <text:p text:style-name="Bibliography"><text:span text:style-name="T590">49.</text:span><text:span text:style-name="T591"><text:tab/>Arora, R.<text:s/></text:span><text:span text:style-name="T592">et al.</text:span><text:span text:style-name="T593"><text:s/>Esculetin induces antiproliferative and apoptotic response in pancreatic cancer cells by directly binding to KEAP1.<text:s/></text:span><text:span text:style-name="T594">Mol. Cancer</text:span><text:span text:style-name="T595"><text:s/></text:span><text:span text:style-name="T596">15</text:span><text:span text:style-name="T597">, 64 (2016).</text:span></text:p>
      <text:p text:style-name="Bibliography"><text:span text:style-name="T598">50.</text:span><text:span text:style-name="T599"><text:tab/>Pan, H., Wang, B.-H., Lv, W., Jiang, Y. &amp; He, L. Esculetin induces apoptosis in human gastric cancer cells through a cyclophilin D-mediated mitochondrial permeability transition pore associated with ROS.<text:s/></text:span><text:span text:style-name="T600">Chem. Biol. Interact.</text:span><text:span text:style-name="T601"><text:s/></text:span><text:span text:style-name="T602">242</text:span><text:span text:style-name="T603">, 51–60 (2015).</text:span></text:p>
      <text:p text:style-name="Bibliography"><text:span text:style-name="T604">51.</text:span><text:span text:style-name="T605"><text:tab/>Jeon, Y.<text:s/></text:span><text:span text:style-name="T606">et al.</text:span><text:span text:style-name="T607"><text:s/>Esculetin Induces Apoptosis Through EGFR/PI3K/Akt Signaling Pathway and Nucleophosmin Relocalization.<text:s/></text:span><text:span text:style-name="T608">J. Cell. Biochem.</text:span><text:span text:style-name="T609"><text:s/></text:span><text:span text:style-name="T610">117</text:span><text:span text:style-name="T611">, 1210–1221 (2016).</text:span></text:p>
      <text:p text:style-name="Bibliography"><text:span text:style-name="T612">52.</text:span><text:span text:style-name="T613"><text:tab/>Choi, Y. J., Lee, C. M., Park, S. &amp; Nam, M. J. Esculetin induces cell cycle arrest and apoptosis in human colon cancer LoVo cells.<text:s/></text:span><text:span text:style-name="T614">Environ. Toxicol.</text:span><text:span text:style-name="T615"><text:s/></text:span><text:span text:style-name="T616">34</text:span><text:span text:style-name="T617">, 1129–1136 (2019).</text:span></text:p>
      <text:p text:style-name="Bibliography"><text:span text:style-name="T618">53.</text:span><text:span text:style-name="T619"><text:tab/>Kim, A. D.<text:s/></text:span><text:span text:style-name="T620">et al.</text:span><text:span text:style-name="T621"><text:s/>Esculetin induces death of human colon cancer cells via the reactive oxygen species-mediated mitochondrial apoptosis pathway.<text:s/></text:span><text:span text:style-name="T622">Environ. Toxicol. Pharmacol.</text:span><text:span text:style-name="T623"><text:s/></text:span><text:span text:style-name="T624">39</text:span><text:span text:style-name="T625">, 982–989 (2015).</text:span></text:p>
      <text:p text:style-name="Bibliography"><text:span text:style-name="T626">54.</text:span><text:span text:style-name="T627"><text:tab/>Wu, S.-T.<text:s/></text:span><text:span text:style-name="T628">et al.</text:span><text:span text:style-name="T629"><text:s/>Esculetin Inhibits Cancer Cell Glycolysis by Binding Tumor PGK2, GPD2, and GPI.<text:s/></text:span><text:span text:style-name="T630">Front. Pharmacol.</text:span><text:span text:style-name="T631"><text:s/></text:span><text:span text:style-name="T632">11</text:span><text:span text:style-name="T633">, 379 (2020).</text:span></text:p>
      <text:p text:style-name="Bibliography"><text:span text:style-name="T634">55.</text:span><text:span text:style-name="T635"><text:tab/>Moon. Esculetin inhibits cell proliferation through the Ras/ERK1/2 pathway in human colon cancer cells.<text:s/></text:span><text:span text:style-name="T636">Oncol. Rep.</text:span><text:span text:style-name="T637"><text:s/></text:span><text:span text:style-name="T638">25</text:span><text:span text:style-name="T639">, (2010).</text:span></text:p>
      <text:p text:style-name="Bibliography"><text:span text:style-name="T640">56.</text:span><text:span text:style-name="T641"><text:tab/>Duan, J.<text:s/></text:span><text:span text:style-name="T642">et al.</text:span><text:span text:style-name="T643"><text:s/>Esculetin inhibits proliferation, migration, and invasion of clear cell renal cell carcinoma cells.<text:s/></text:span><text:span text:style-name="T644">Biomed. Pharmacother.</text:span><text:span text:style-name="T645"><text:s/></text:span><text:span text:style-name="T646">125</text:span><text:span text:style-name="T647">, 110031 (2020).</text:span></text:p>
      <text:p text:style-name="Bibliography"><text:span text:style-name="T648">57.</text:span><text:span text:style-name="T649"><text:tab/>Turkekul, K., Colpan, R. D., Baykul, T., Ozdemir, M. D. &amp; Erdogan, S. Esculetin Inhibits the Survival of Human Prostate Cancer Cells by Inducing Apoptosis and Arresting the Cell Cycle.<text:s/></text:span><text:span text:style-name="T650">J. Cancer Prev.</text:span><text:span text:style-name="T651"><text:s/></text:span><text:span text:style-name="T652">23</text:span><text:span text:style-name="T653">, 10–17 (2018).</text:span></text:p>
      <text:p text:style-name="Bibliography"><text:span text:style-name="T654">58.</text:span><text:span text:style-name="T655"><text:tab/>Lee, S.-Y.<text:s/></text:span><text:span text:style-name="T656">et al.</text:span><text:span text:style-name="T657"><text:s/>Esculetin Suppresses Proliferation of Human Colon Cancer Cells by Directly Targeting β-Catenin.<text:s/></text:span><text:span text:style-name="T658">Cancer Prev. Res. (Phila. Pa.)</text:span><text:span text:style-name="T659"><text:s/></text:span><text:span text:style-name="T660">6</text:span><text:span text:style-name="T661">, 1356–1364 (2013).</text:span></text:p>
      <text:p text:style-name="Bibliography"><text:span text:style-name="T662">59.</text:span><text:span text:style-name="T663"><text:tab/>Kim, W. K.<text:s/></text:span><text:span text:style-name="T664">et al.</text:span><text:span text:style-name="T665"><text:s/>Esculetin suppresses tumor growth and metastasis by targeting Axin2/E-cadherin axis in colorectal cancer.<text:s/></text:span><text:span text:style-name="T666">Biochem. Pharmacol.</text:span><text:span text:style-name="T667"><text:s/></text:span><text:span text:style-name="T668">152</text:span><text:span text:style-name="T669">, 71–83 (2018).</text:span></text:p>
      <text:p text:style-name="Bibliography"><text:span text:style-name="T670">60.</text:span><text:span text:style-name="T671"><text:tab/>Chang, H.-T.<text:s/></text:span><text:span text:style-name="T672">et al.</text:span><text:span text:style-name="T673"><text:s/>Esculetin, a natural coumarin compound, evokes Ca2+ movement and activation of Ca2+-associated mitochondrial apoptotic pathways that involved cell cycle arrest in ZR-75-1 human breast cancer cells.<text:s/></text:span><text:span text:style-name="T674">Tumor Biol.</text:span><text:span text:style-name="T675"><text:s/></text:span><text:span text:style-name="T676">37</text:span><text:span text:style-name="T677">, 4665–4678 (2016).</text:span></text:p>
      <text:p text:style-name="Bibliography"><text:span text:style-name="T678">61.</text:span><text:span text:style-name="T679"><text:tab/>Eskandani, M., Barar, J., Ezzati Nazhad Dolatabadi, J., Hamishehkar, H. &amp; Nazemiyeh, H. Formulation, characterization, and geno/cytotoxicity studies of galbanic acid-loaded solid lipid nanoparticles.<text:s/></text:span><text:span text:style-name="T680">Pharm. Biol.</text:span><text:span text:style-name="T681"><text:s/></text:span><text:span text:style-name="T682">53</text:span><text:span text:style-name="T683">, 1525–1538 (2015).</text:span></text:p>
      <text:p text:style-name="Bibliography"><text:span text:style-name="T684">62.</text:span><text:span text:style-name="T685"><text:tab/>Zhang, Y.<text:s/></text:span><text:span text:style-name="T686">et al.</text:span><text:span text:style-name="T687"><text:s/>Galbanic acid decreases androgen receptor abundance and signaling and induces G1 arrest in prostate cancer cells.<text:s/></text:span><text:span text:style-name="T688">Int. J. Cancer</text:span><text:span text:style-name="T689"><text:s/></text:span><text:span text:style-name="T690">130</text:span><text:span text:style-name="T691">, 200–212 (2012).</text:span></text:p>
      <text:p text:style-name="Bibliography"><text:span text:style-name="T692">63.</text:span><text:span text:style-name="T693"><text:tab/>Kim, Y. H.<text:s/></text:span><text:span text:style-name="T694">et al.</text:span><text:span text:style-name="T695"><text:s/>Galbanic acid potentiates TRAIL induced apoptosis in resistant non-small cell lung cancer cells via inhibition of MDR1 and activation of caspases and DR5.<text:s/></text:span><text:span text:style-name="T696">Eur. J. Pharmacol.</text:span><text:span text:style-name="T697"><text:s/></text:span><text:span text:style-name="T698">847</text:span><text:span text:style-name="T699">, 91–96 (2019).</text:span></text:p>
      <text:p text:style-name="Bibliography"><text:span text:style-name="T700">64.</text:span><text:span text:style-name="T701"><text:tab/>Chahardoli, A., Mavaei, M., Shokoohinia, Y. &amp; Fattahi, A. Galbanic acid, a sesquiterpene coumarin as a novel candidate for the biosynthesis of silver nanoparticles:<text:s/></text:span><text:span text:style-name="T702">In vitro</text:span><text:span text:style-name="T703"><text:s/>hemocompatibility, antiproliferative, antibacterial, antioxidant, and anti-inflammatory properties.<text:s/></text:span><text:span text:style-name="T704">Adv. Powder Technol.</text:span><text:span text:style-name="T705"><text:s/></text:span><text:span text:style-name="T706">34</text:span><text:span text:style-name="T707">, 103928 (2023).</text:span></text:p>
      <text:p text:style-name="Bibliography"><text:span text:style-name="T708">65.</text:span><text:span text:style-name="T709"><text:tab/>Khaghanzadeh, N., Nakamura, K., Kuramitsu, Y., Ghaderi, A. &amp; Mojtahedi, Z. Immune-associated proteins with potential in vivo anti-tumor activities are upregulated in lung cancer cells treated with umbelliprenin: A proteomic approach.<text:s/></text:span><text:span text:style-name="T710">Oncol. Lett.</text:span><text:span text:style-name="T711"><text:s/></text:span><text:span text:style-name="T712">12</text:span><text:span text:style-name="T713">, 5295–5302 (2016).</text:span></text:p>
      <text:p text:style-name="Bibliography"><text:span text:style-name="T714">66.</text:span><text:span text:style-name="T715"><text:tab/>Hashemi, R.<text:s/></text:span><text:span text:style-name="T716">et al.</text:span><text:span text:style-name="T717"><text:s/>In vitro Study of Radiosensitivity Effects of Galbanic Acid on Ovarian Tumor Cells (OVCAR-3 Cell Line).<text:s/></text:span><text:span text:style-name="T718">Nat. Prod. Commun.</text:span><text:span text:style-name="T719"><text:s/></text:span><text:span text:style-name="T720">16</text:span><text:span text:style-name="T721">, 1934578X211046068 (2021).</text:span></text:p>
      <text:p text:style-name="Bibliography"><text:span text:style-name="T722">67.</text:span><text:span text:style-name="T723"><text:tab/>Park, C.<text:s/></text:span><text:span text:style-name="T724">et al.</text:span><text:span text:style-name="T725"><text:s/>Induction of apoptosis by esculetin in human leukemia U937 cells: Roles of Bcl-2 and extracellular-regulated kinase signaling.<text:s/></text:span><text:span text:style-name="T726">Toxicol. In Vitro</text:span><text:span text:style-name="T727"><text:s/></text:span><text:span text:style-name="T728">24</text:span><text:span text:style-name="T729">, 486–494 (2010).</text:span></text:p>
      <text:p text:style-name="Bibliography"><text:span text:style-name="T730">68.</text:span><text:span text:style-name="T731"><text:tab/>Charmforoshan, E., Karimi, E., Oskoueian, E., Es-Haghi, A. &amp; Iranshahi, M. Inhibition of human breast cancer cells (MCF-7 cell line) growth via cell proliferation, migration, and angiogenesis by auraptene of Ferula szowitsiana root extract.<text:s/></text:span><text:span text:style-name="T732">J. Food Meas. Charact.</text:span><text:span text:style-name="T733"><text:s/></text:span><text:span text:style-name="T734">13</text:span><text:span text:style-name="T735">, 2644–2653 (2019).</text:span></text:p>
      <text:p text:style-name="Bibliography"><text:span text:style-name="T736">69.</text:span><text:span text:style-name="T737"><text:tab/>Li, H., Wang, Q., Wang, Y., Xu, Z. &amp; Han, Z. Esculetin inhibits the proliferation of human lung cancer cells by targeting epithelial-to-mesenchymal transition of the cells.<text:s/></text:span><text:span text:style-name="T738">Cell. Mol. Biol.</text:span><text:span text:style-name="T739"><text:s/></text:span><text:span text:style-name="T740">65</text:span><text:span text:style-name="T741">, 95–98 (2019).</text:span></text:p>
      <text:p text:style-name="Bibliography"><text:span text:style-name="T742">70.</text:span><text:span text:style-name="T743"><text:tab/>Jafari, A.<text:s/></text:span><text:span text:style-name="T744">et al.</text:span><text:span text:style-name="T745"><text:s/>Interactive anticancer effect of nanomicellar curcumin and galbanic acid combination therapy with some common chemotherapeutics in colon carcinoma cells.<text:s/></text:span><text:span text:style-name="T746">Avicenna J. Phytomedicine</text:span><text:span text:style-name="T747"><text:s/></text:span><text:span text:style-name="T748">9</text:span><text:span text:style-name="T749">, 237–247 (2019).</text:span></text:p>
      <text:p text:style-name="Bibliography"><text:span text:style-name="T750">71.</text:span><text:span text:style-name="T751"><text:tab/>Gkionis, L.<text:s/></text:span><text:span text:style-name="T752">et al.</text:span><text:span text:style-name="T753"><text:s/>Investigation of the cytotoxicity of bioinspired coumarin analogues towards human breast cancer cells.<text:s/></text:span><text:span text:style-name="T754">Mol. Divers.</text:span><text:span text:style-name="T755"><text:s/></text:span><text:span text:style-name="T756">25</text:span><text:span text:style-name="T757">, 307–321 (2021).</text:span></text:p>
      <text:p text:style-name="Bibliography"><text:span text:style-name="T758">72.</text:span><text:span text:style-name="T759"><text:tab/>Farahi, M., Hashemi, R., Rassouli, F. B., Iranshahi, M. &amp; Soleymanifard, S. Investigation of the Toxic Effects of Galbanic Acid with Ionizing Radiation on Human Colon Cancer HT-29 Cells.<text:s/></text:span><text:span text:style-name="T760">Pharm. Chem. J.</text:span><text:span text:style-name="T761"><text:s/></text:span><text:span text:style-name="T762">57</text:span><text:span text:style-name="T763">, 408–413 (2023).</text:span></text:p>
      <text:p text:style-name="Bibliography"><text:span text:style-name="T764">73.</text:span><text:span text:style-name="T765"><text:tab/>Li, D.<text:s/></text:span><text:span text:style-name="T766">et al.</text:span><text:span text:style-name="T767"><text:s/>Natural Product Auraptene Targets SLC7A11 for Degradation and Induces Hepatocellular Carcinoma Ferroptosis.<text:s/></text:span><text:span text:style-name="T768">Antioxidants</text:span><text:span text:style-name="T769"><text:s/></text:span><text:span text:style-name="T770">13</text:span><text:span text:style-name="T771">, 1015 (2024).</text:span></text:p>
      <text:p text:style-name="Bibliography"><text:span text:style-name="T772">74.</text:span><text:span text:style-name="T773"><text:tab/>Jalilzadeh, N.<text:s/></text:span><text:span text:style-name="T774">et al.</text:span><text:span text:style-name="T775"><text:s/>Novel nano-vehicle for delivery and efficiency of anticancer auraptene against colon cancer cells.<text:s/></text:span><text:span text:style-name="T776">Sci. Rep.</text:span><text:span text:style-name="T777"><text:s/></text:span><text:span text:style-name="T778">10</text:span><text:span text:style-name="T779">, 1606 (2020).</text:span></text:p>
      <text:p text:style-name="Bibliography"><text:span text:style-name="T780">75.</text:span><text:span text:style-name="T781"><text:tab/>Afsharzadeh, M., Hashemi, M., Babaei, M., Abnous, K. &amp; Ramezani, M. PEG‐PLA nanoparticles decorated with small‐molecule PSMA ligand for targeted delivery of galbanic acid and docetaxel to prostate cancer cells.<text:s/></text:span><text:span text:style-name="T782">J. Cell. Physiol.</text:span><text:span text:style-name="T783"><text:s/></text:span><text:span text:style-name="T784">235</text:span><text:span text:style-name="T785">, 4618–4630 (2020).</text:span></text:p>
      <text:p text:style-name="Bibliography"><text:span text:style-name="T786">76.</text:span><text:span text:style-name="T787"><text:tab/>Epifano, F., Genovese, S., Palumbo, L., Collevecchio, C. &amp; Fiorito, S. Protection of Mitochondrial Potential and Activity by Oxyprenylated Phenylpropanoids.<text:s/></text:span><text:span text:style-name="T788">Antioxidants</text:span><text:span text:style-name="T789"><text:s/></text:span><text:span text:style-name="T790">12</text:span><text:span text:style-name="T791">, 259 (2023).</text:span></text:p>
      <text:p text:style-name="Bibliography"><text:span text:style-name="T792">77.</text:span><text:span text:style-name="T793"><text:tab/>Tang, M.<text:s/></text:span><text:span text:style-name="T794">et al.</text:span><text:span text:style-name="T795"><text:s/>Protective effects of citrus nobiletin and auraptene in transgenic rats developing adenocarcinoma of the prostate (TRAP) and human prostate carcinoma cells.<text:s/></text:span><text:span text:style-name="T796">Cancer Sci.</text:span><text:span text:style-name="T797"><text:s/></text:span><text:span text:style-name="T798">98</text:span><text:span text:style-name="T799">, 471–477 (2007).</text:span></text:p>
      <text:p text:style-name="Bibliography"><text:span text:style-name="T800">78.</text:span><text:span text:style-name="T801"><text:tab/>Bagheri, R.<text:s/></text:span><text:span text:style-name="T802">et al.</text:span><text:span text:style-name="T803"><text:s/>Radiation Response of Human Leukemia/Lymphoma Cells was Improved by 7-Geranyloxycoumarin.<text:s/></text:span><text:span text:style-name="T804">Dose-Response</text:span><text:span text:style-name="T805"><text:s/></text:span><text:span text:style-name="T806">20</text:span><text:span text:style-name="T807">, 15593258221124479 (2022).</text:span></text:p>
      <text:p text:style-name="Bibliography"><text:span text:style-name="T808">79.</text:span><text:span text:style-name="T809"><text:tab/>Wróblewska-Łuczka, P., Góralczyk, A. &amp; Łuszczki, J. J. Synergy, Additivity and Antagonism between Esculetin and Six Commonly Used Chemotherapeutics in Various Malignant Melanoma Cell Lines—An Isobolographic Analysis.<text:s/></text:span><text:span text:style-name="T810">Molecules</text:span><text:span text:style-name="T811"><text:s/></text:span><text:span text:style-name="T812">28</text:span><text:span text:style-name="T813">, 3889 (2023).</text:span></text:p>
      <text:p text:style-name="Bibliography"><text:span text:style-name="T814">80.</text:span><text:span text:style-name="T815"><text:tab/>Khunluck, T., Kukongviriyapan, V., Senggunprai, L., Duangarsong, W. &amp; Prawan, A. The Inhibition Kinetics and Potential Anti-Migration Activity of NQO1 Inhibitory Coumarins on Cholangiocarcinoma Cells.<text:s/></text:span><text:span text:style-name="T816">Integr. Cancer Ther.</text:span><text:span text:style-name="T817"><text:s/></text:span><text:span text:style-name="T818">18</text:span><text:span text:style-name="T819">, 153473541882044 (2019).</text:span></text:p>
      <text:p text:style-name="Bibliography"><text:span text:style-name="T820">81.</text:span><text:span text:style-name="T821"><text:tab/>Ziai, S. A., Gholami, O., Iranshahi, M., Zamani, A. H. &amp; Jeddi-Tehrani, M. Umbelliprenin Induces Apoptosis in CLL Cell Lines.<text:s/></text:span><text:span text:style-name="T822">Iran. J. Pharm. Res. IJPR</text:span><text:span text:style-name="T823"><text:s/></text:span><text:span text:style-name="T824">11</text:span><text:span text:style-name="T825">, 653–659 (2012).</text:span></text:p>
      <text:p text:style-name="Bibliography"><text:span text:style-name="T826">82.</text:span><text:span text:style-name="T827"><text:tab/>Khaghanzadeh, N., Mojtahedi, Z., Ramezani, M., Erfani, N. &amp; Ghaderi, A. Umbelliprenin is cytotoxic against QU-DB large cell lung cancer cell line but anti-proliferative against A549 adenocarcinoma cells.<text:s/></text:span><text:span text:style-name="T828">DARU J. Pharm. Sci.</text:span><text:span text:style-name="T829"><text:s/></text:span><text:span text:style-name="T830">20</text:span><text:span text:style-name="T831">, 69 (2012).</text:span></text:p>
      <text:p text:style-name="Bibliography"><text:span text:style-name="T832">83.</text:span><text:span text:style-name="T833"><text:tab/></text:span><text:span text:style-name="T834">Rashidi, M.<text:s/></text:span><text:span text:style-name="T835">et al.</text:span><text:span text:style-name="T836"><text:s/>Umbelliprenin is Potentially Toxic Against the HT29, CT26, MCF-7, 4T1, A172, and GL26 Cell Lines, Potentially Harmful Against Bone Marrow-Derived Stem Cells, and Non-Toxic Against Peripheral Blood Mononuclear Cells.<text:s/></text:span><text:span text:style-name="T837">Iran. Red Crescent Med. J.</text:span><text:span text:style-name="T838"><text:s/></text:span><text:span text:style-name="T839">18</text:span><text:span text:style-name="T840">, (2016).</text:span></text:p>
      <text:p text:style-name="Bibliography"><text:span text:style-name="T841">84.</text:span><text:span text:style-name="T842"><text:tab/>Zhang, L., Sun, X., Si, J., Li, G. &amp; Cao, L. Umbelliprenin isolated from Ferula sinkiangensis inhibits tumor growth and migration through the disturbance of Wnt signaling pathway in gastric cancer.<text:s/></text:span><text:span text:style-name="T843">PLOS ONE</text:span><text:span text:style-name="T844"><text:s/></text:span><text:span text:style-name="T845">14</text:span><text:span text:style-name="T846">, e0207169 (2019).</text:span></text:p>
      <text:p text:style-name="Bibliography"><text:span text:style-name="T847">85.</text:span><text:span text:style-name="T848"><text:tab/>Mahdifar, M.<text:s/></text:span><text:span text:style-name="T849">et al.</text:span><text:span text:style-name="T850"><text:s/>Galbanic Acid Improves Accumulation and Toxicity of Arsenic Trioxide in MT-2Cells.<text:s/></text:span><text:span text:style-name="T851">Anticancer Agents Med. Chem.</text:span><text:span text:style-name="T852"><text:s/></text:span><text:span text:style-name="T853">23</text:span><text:span text:style-name="T854">, 699–708 (2023).</text:span></text:p>
      <text:p text:style-name="Bibliography"><text:span text:style-name="T855">86.</text:span><text:span text:style-name="T856"><text:tab/>Movaffagh, J.<text:s/></text:span><text:span text:style-name="T857">et al.</text:span><text:span text:style-name="T858"><text:s/>7-geranyloxycoumarin enhanced radiotherapy effects on human gastric adenocarcinoma cells.<text:s/></text:span><text:span text:style-name="T859">J. Cancer Res. Ther.</text:span><text:span text:style-name="T860"><text:s/></text:span><text:span text:style-name="T861">19</text:span><text:span text:style-name="T862">, 590–594 (2023).</text:span></text:p>
      <text:p text:style-name="Bibliography"/>
      <text:p text:style-name="P863"><text:span text:style-name="T864"><text:s/></text:span></text:p>
      <table:table table:style-name="Table865">
        <table:table-columns>
          <table:table-column table:style-name="TableColumn866"/>
          <table:table-column table:style-name="TableColumn867"/>
        </table:table-columns>
        <table:table-row table:style-name="TableRow868">
          <table:table-cell table:style-name="TableCell869">
            <text:p text:style-name="P870"><text:span text:style-name="T871">Metric</text:span></text:p>
          </table:table-cell>
          <table:table-cell table:style-name="TableCell872">
            <text:p text:style-name="P873"><text:span text:style-name="T874">Formula and Description</text:span></text:p>
          </table:table-cell>
        </table:table-row>
        <table:table-row table:style-name="TableRow875">
          <table:table-cell table:style-name="TableCell876">
            <text:p text:style-name="P877"><text:span text:style-name="T878">Mean Squared Error</text:span></text:p>
            <text:p text:style-name="P879"><text:span text:style-name="T880">(MSE)</text:span></text:p>
          </table:table-cell>
          <table:table-cell table:style-name="TableCell881">
            <text:p text:style-name="P882"><text:span text:style-name="T883">The Mean Squared Error (MSE) is calculated as:</text:span></text:p>
            <text:p text:style-name="P884"><draw:frame draw:style-name="a0" text:anchor-type="as-char" svg:x="0in" svg:y="0in" svg:width="1.23958in" svg:height="0.5in" style:rel-width="scale" style:rel-height="scale"><draw:object xlink:href="Object 1/" xlink:type="simple" xlink:show="embed" xlink:actuate="onLoad"/></draw:frame></text:p>
            <text:p text:style-name="P885"><text:span text:style-name="T886">Where:</text:span></text:p>
            <text:list text:style-name="LFO1" text:continue-numbering="true">
              <text:list-item>
                <text:p text:style-name="P887"><draw:frame draw:style-name="a1" text:anchor-type="as-char" svg:x="0in" svg:y="0in" svg:width="0.125in" svg:height="0.17708in" style:rel-width="scale" style:rel-height="scale"><draw:object xlink:href="Object 2/" xlink:type="simple" xlink:show="embed" xlink:actuate="onLoad"/></draw:frame><text:span text:style-name="T888"><text:s/>is actual value for the<text:s/></text:span><draw:frame draw:style-name="a2" text:anchor-type="as-char" svg:x="0in" svg:y="0in" svg:width="0.05208in" svg:height="0.17708in" style:rel-width="scale" style:rel-height="scale"><draw:object xlink:href="Object 3/" xlink:type="simple" xlink:show="embed" xlink:actuate="onLoad"/></draw:frame><text:span text:style-name="T889">-th sample.</text:span></text:p>
              </text:list-item>
              <text:list-item>
                <text:p text:style-name="P890"><draw:frame draw:style-name="a3" text:anchor-type="as-char" svg:x="0in" svg:y="0in" svg:width="0.11458in" svg:height="0.17708in" style:rel-width="scale" style:rel-height="scale"><draw:object xlink:href="Object 4/" xlink:type="simple" xlink:show="embed" xlink:actuate="onLoad"/></draw:frame><text:span text:style-name="T891"><text:s/></text:span><text:span text:style-name="T892">is predicted value for the<text:s/></text:span><text:span text:style-name="T893">𝑖</text:span><text:span text:style-name="T894">-th sample.</text:span></text:p>
              </text:list-item>
              <text:list-item>
                <text:p text:style-name="P895"><draw:frame draw:style-name="a4" text:anchor-type="as-char" svg:x="0in" svg:y="0in" svg:width="0.09375in" svg:height="0.17708in" style:rel-width="scale" style:rel-height="scale"><draw:object xlink:href="Object 5/" xlink:type="simple" xlink:show="embed" xlink:actuate="onLoad"/></draw:frame><text:span text:style-name="T896"><text:s/>are number of samples.</text:span></text:p>
              </text:list-item>
            </text:list>
          </table:table-cell>
        </table:table-row>
        <table:table-row table:style-name="TableRow897">
          <table:table-cell table:style-name="TableCell898">
            <text:p text:style-name="P899"><text:span text:style-name="T900">Mean Absolute Error (MAE)</text:span></text:p>
          </table:table-cell>
          <table:table-cell table:style-name="TableCell901">
            <text:p text:style-name="P902"><text:span text:style-name="T903">The Mean Absolute Error (MAE) is given by:</text:span></text:p>
            <text:p text:style-name="P904"><draw:frame draw:style-name="a5" text:anchor-type="as-char" svg:x="0in" svg:y="0in" svg:width="1.15625in" svg:height="0.5in" style:rel-width="scale" style:rel-height="scale"><draw:object xlink:href="Object 6/" xlink:type="simple" xlink:show="embed" xlink:actuate="onLoad"/></draw:frame></text:p>
            <text:p text:style-name="P905"><text:span text:style-name="T906">Where:</text:span></text:p>
            <text:list text:style-name="LFO2" text:continue-numbering="true">
              <text:list-item>
                <text:p text:style-name="P907"><draw:frame draw:style-name="a6" text:anchor-type="as-char" svg:x="0in" svg:y="0in" svg:width="0.125in" svg:height="0.17708in" style:rel-width="scale" style:rel-height="scale"><draw:object xlink:href="Object 7/" xlink:type="simple" xlink:show="embed" xlink:actuate="onLoad"/></draw:frame><text:span text:style-name="T908"><text:s/>is actual value for the i-th sample.</text:span></text:p>
              </text:list-item>
              <text:list-item>
                <text:p text:style-name="P909"><draw:frame draw:style-name="a7" text:anchor-type="as-char" svg:x="0in" svg:y="0in" svg:width="0.11458in" svg:height="0.17708in" style:rel-width="scale" style:rel-height="scale"><draw:object xlink:href="Object 8/" xlink:type="simple" xlink:show="embed" xlink:actuate="onLoad"/></draw:frame><text:span text:style-name="T910"><text:s/></text:span><text:span text:style-name="T911">is predicted value for the<text:s/></text:span><text:span text:style-name="T912">𝑖</text:span><text:span text:style-name="T913">-th sample.</text:span></text:p>
              </text:list-item>
              <text:list-item>
                <text:p text:style-name="P914"><draw:frame draw:style-name="a8" text:anchor-type="as-char" svg:x="0in" svg:y="0in" svg:width="0.09375in" svg:height="0.17708in" style:rel-width="scale" style:rel-height="scale"><draw:object xlink:href="Object 9/" xlink:type="simple" xlink:show="embed" xlink:actuate="onLoad"/></draw:frame><text:span text:style-name="T915"><text:s/>are number of samples.</text:span></text:p>
              </text:list-item>
            </text:list>
          </table:table-cell>
        </table:table-row>
        <table:table-row table:style-name="TableRow916">
          <table:table-cell table:style-name="TableCell917">
            <text:p text:style-name="P918"><text:span text:style-name="T919">Median Absolute</text:span></text:p>
            <text:p text:style-name="P920"><text:span text:style-name="T921">Error (MedAE)</text:span></text:p>
          </table:table-cell>
          <table:table-cell table:style-name="TableCell922">
            <text:p text:style-name="P923"><text:span text:style-name="T924">The Median Absolute Error (MedAE) is defined as:</text:span></text:p>
            <text:p text:style-name="P925"><draw:frame draw:style-name="a9" text:anchor-type="as-char" svg:x="0in" svg:y="0in" svg:width="1.61458in" svg:height="0.17708in" style:rel-width="scale" style:rel-height="scale"><draw:object xlink:href="Object 10/" xlink:type="simple" xlink:show="embed" xlink:actuate="onLoad"/></draw:frame></text:p>
            <text:p text:style-name="P926"><text:span text:style-name="T927">Where:</text:span></text:p>
            <text:list text:style-name="LFO3" text:continue-numbering="true">
              <text:list-item>
                <text:p text:style-name="P928"><draw:frame draw:style-name="a10" text:anchor-type="as-char" svg:x="0in" svg:y="0in" svg:width="0.125in" svg:height="0.17708in" style:rel-width="scale" style:rel-height="scale"><draw:object xlink:href="Object 11/" xlink:type="simple" xlink:show="embed" xlink:actuate="onLoad"/></draw:frame><text:span text:style-name="T929"><text:s/>is actual value for the<text:s/></text:span><text:span text:style-name="T930">𝑖</text:span><text:span text:style-name="T931">-th sample.</text:span></text:p>
              </text:list-item>
              <text:list-item>
                <text:p text:style-name="P932"><draw:frame draw:style-name="a11" text:anchor-type="as-char" svg:x="0in" svg:y="0in" svg:width="0.11458in" svg:height="0.17708in" style:rel-width="scale" style:rel-height="scale"><draw:object xlink:href="Object 12/" xlink:type="simple" xlink:show="embed" xlink:actuate="onLoad"/></draw:frame><text:span text:style-name="T933"><text:s/></text:span><text:span text:style-name="T934">is predicted value for the<text:s/></text:span><text:span text:style-name="T935">𝑖</text:span><text:span text:style-name="T936">-th sample.</text:span></text:p>
              </text:list-item>
            </text:list>
          </table:table-cell>
        </table:table-row>
        <table:table-row table:style-name="TableRow937">
          <table:table-cell table:style-name="TableCell938">
            <text:p text:style-name="P939"><text:span text:style-name="T940">R-squared (</text:span><draw:frame draw:style-name="a12" text:anchor-type="as-char" svg:x="0in" svg:y="0in" svg:width="0.17708in" svg:height="0.17708in" style:rel-width="scale" style:rel-height="scale"><draw:object xlink:href="Object 13/" xlink:type="simple" xlink:show="embed" xlink:actuate="onLoad"/></draw:frame><text:span text:style-name="T941">)</text:span></text:p>
          </table:table-cell>
          <table:table-cell table:style-name="TableCell942">
            <text:p text:style-name="P943"><text:span text:style-name="T944">The coefficient of determination (</text:span><draw:frame draw:style-name="a13" text:anchor-type="as-char" svg:x="0in" svg:y="0in" svg:width="0.17708in" svg:height="0.17708in" style:rel-width="scale" style:rel-height="scale"><draw:object xlink:href="Object 14/" xlink:type="simple" xlink:show="embed" xlink:actuate="onLoad"/></draw:frame><text:span text:style-name="T945">) is computed as:</text:span></text:p>
            <text:p text:style-name="P946"><draw:frame draw:style-name="a14" text:anchor-type="as-char" svg:x="0in" svg:y="0in" svg:width="1.19792in" svg:height="0.40625in" style:rel-width="scale" style:rel-height="scale"><draw:object xlink:href="Object 15/" xlink:type="simple" xlink:show="embed" xlink:actuate="onLoad"/></draw:frame></text:p>
            <text:p text:style-name="P947"><text:span text:style-name="T948">Where:</text:span></text:p>
            <text:p text:style-name="P949"><draw:frame draw:style-name="a15" text:anchor-type="as-char" svg:x="0in" svg:y="0in" svg:width="0.67708in" svg:height="0.5in" style:rel-width="scale" style:rel-height="scale"><draw:object xlink:href="Object 16/" xlink:type="simple" xlink:show="embed" xlink:actuate="onLoad"/></draw:frame></text:p>
            <text:p text:style-name="P950"><text:span text:style-name="T951">Where:</text:span></text:p>
            <text:list text:style-name="LFO4" text:continue-numbering="true">
              <text:list-item>
                <text:p text:style-name="P952"><draw:frame draw:style-name="a16" text:anchor-type="as-char" svg:x="0in" svg:y="0in" svg:width="0.125in" svg:height="0.17708in" style:rel-width="scale" style:rel-height="scale"><draw:object xlink:href="Object 17/" xlink:type="simple" xlink:show="embed" xlink:actuate="onLoad"/></draw:frame><text:span text:style-name="T953"><text:s/>is actual value for the<text:s/></text:span><text:span text:style-name="T954">𝑖</text:span><text:span text:style-name="T955">-th sample.</text:span></text:p>
              </text:list-item>
              <text:list-item>
                <text:p text:style-name="P956"><draw:frame draw:style-name="a17" text:anchor-type="as-char" svg:x="0in" svg:y="0in" svg:width="0.11458in" svg:height="0.17708in" style:rel-width="scale" style:rel-height="scale"><draw:object xlink:href="Object 18/" xlink:type="simple" xlink:show="embed" xlink:actuate="onLoad"/></draw:frame><text:span text:style-name="T957"><text:s/></text:span><text:span text:style-name="T958">is predicted value for the<text:s/></text:span><text:span text:style-name="T959">𝑖</text:span><text:span text:style-name="T960">-th sample.</text:span></text:p>
              </text:list-item>
              <text:list-item>
                <text:p text:style-name="P961"><draw:frame draw:style-name="a18" text:anchor-type="as-char" svg:x="0in" svg:y="0in" svg:width="0.08333in" svg:height="0.17708in" style:rel-width="scale" style:rel-height="scale"><draw:object xlink:href="Object 19/" xlink:type="simple" xlink:show="embed" xlink:actuate="onLoad"/></draw:frame><text:span text:style-name="T962"><text:s/>is mean of actual values.</text:span></text:p>
              </text:list-item>
              <text:list-item>
                <text:p text:style-name="P963"><draw:frame draw:style-name="a19" text:anchor-type="as-char" svg:x="0in" svg:y="0in" svg:width="0.09375in" svg:height="0.17708in" style:rel-width="scale" style:rel-height="scale"><draw:object xlink:href="Object 20/" xlink:type="simple" xlink:show="embed" xlink:actuate="onLoad"/></draw:frame><text:span text:style-name="T964"><text:s/>are number of samples.</text:span></text:p>
              </text:list-item>
            </text:list>
          </table:table-cell>
        </table:table-row>
      </table:table>
      <text:p text:style-name="P965"><text:span text:style-name="T966">Table 1:</text:span><text:span text:style-name="T967"><text:s/>Evaluation metrics for regression model performance.</text:span></text:p>
      <text:p text:style-name="P968"/>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text:span text:style-name="T978">Coumarin</text:span></text:p>
          </table:table-cell>
          <table:table-cell table:style-name="TableCell979">
            <text:p text:style-name="P980"><text:span text:style-name="T981">Cancer Type</text:span></text:p>
          </table:table-cell>
          <table:table-cell table:style-name="TableCell982">
            <text:p text:style-name="P983"><text:span text:style-name="T984">Weighted Median Time (hour)</text:span></text:p>
          </table:table-cell>
          <table:table-cell table:style-name="TableCell985">
            <text:p text:style-name="P986"><text:span text:style-name="T987">Weighted Median Dose (μM)</text:span></text:p>
          </table:table-cell>
          <table:table-cell table:style-name="TableCell988">
            <text:p text:style-name="P989"><text:span text:style-name="T990">Data Count</text:span></text:p>
          </table:table-cell>
        </table:table-row>
        <table:table-row table:style-name="TableRow991">
          <table:table-cell table:style-name="TableCell992" table:number-rows-spanned="6">
            <text:p text:style-name="P993"><text:span text:style-name="T994">Esculetin</text:span></text:p>
          </table:table-cell>
          <table:table-cell table:style-name="TableCell995">
            <text:p text:style-name="P996"><text:span text:style-name="T997">Colon</text:span></text:p>
          </table:table-cell>
          <table:table-cell table:style-name="TableCell998">
            <text:p text:style-name="P999"><text:span text:style-name="T1000">48</text:span></text:p>
          </table:table-cell>
          <table:table-cell table:style-name="TableCell1001">
            <text:p text:style-name="P1002"><text:span text:style-name="T1003">73.47</text:span></text:p>
          </table:table-cell>
          <table:table-cell table:style-name="TableCell1004">
            <text:p text:style-name="P1005"><text:span text:style-name="T1006">53</text:span></text:p>
          </table:table-cell>
        </table:table-row>
        <table:table-row table:style-name="TableRow1007">
          <table:covered-table-cell>
            <text:p text:style-name="P1008"/>
          </table:covered-table-cell>
          <table:table-cell table:style-name="TableCell1009">
            <text:p text:style-name="P1010"><text:span text:style-name="T1011">Skin</text:span></text:p>
          </table:table-cell>
          <table:table-cell table:style-name="TableCell1012">
            <text:p text:style-name="P1013"><text:span text:style-name="T1014">48</text:span></text:p>
          </table:table-cell>
          <table:table-cell table:style-name="TableCell1015">
            <text:p text:style-name="P1016"><text:span text:style-name="T1017">65.31</text:span></text:p>
          </table:table-cell>
          <table:table-cell table:style-name="TableCell1018">
            <text:p text:style-name="P1019"><text:span text:style-name="T1020">35</text:span></text:p>
          </table:table-cell>
        </table:table-row>
        <table:table-row table:style-name="TableRow1021">
          <table:covered-table-cell>
            <text:p text:style-name="P1022"/>
          </table:covered-table-cell>
          <table:table-cell table:style-name="TableCell1023">
            <text:p text:style-name="P1024"><text:span text:style-name="T1025">Oral</text:span></text:p>
          </table:table-cell>
          <table:table-cell table:style-name="TableCell1026">
            <text:p text:style-name="P1027"><text:span text:style-name="T1028">48</text:span></text:p>
          </table:table-cell>
          <table:table-cell table:style-name="TableCell1029">
            <text:p text:style-name="P1030"><text:span text:style-name="T1031">106.12</text:span></text:p>
          </table:table-cell>
          <table:table-cell table:style-name="TableCell1032">
            <text:p text:style-name="P1033"><text:span text:style-name="T1034">32</text:span></text:p>
          </table:table-cell>
        </table:table-row>
        <table:table-row table:style-name="TableRow1035">
          <table:covered-table-cell>
            <text:p text:style-name="P1036"/>
          </table:covered-table-cell>
          <table:table-cell table:style-name="TableCell1037">
            <text:p text:style-name="P1038"><text:span text:style-name="T1039">Prostate</text:span></text:p>
          </table:table-cell>
          <table:table-cell table:style-name="TableCell1040">
            <text:p text:style-name="P1041"><text:span text:style-name="T1042">48</text:span></text:p>
          </table:table-cell>
          <table:table-cell table:style-name="TableCell1043">
            <text:p text:style-name="P1044"><text:span text:style-name="T1045">244.9</text:span></text:p>
          </table:table-cell>
          <table:table-cell table:style-name="TableCell1046">
            <text:p text:style-name="P1047"><text:span text:style-name="T1048">30</text:span></text:p>
          </table:table-cell>
        </table:table-row>
        <table:table-row table:style-name="TableRow1049">
          <table:covered-table-cell>
            <text:p text:style-name="P1050"/>
          </table:covered-table-cell>
          <table:table-cell table:style-name="TableCell1051">
            <text:p text:style-name="P1052"><text:span text:style-name="T1053">Pancreatic</text:span></text:p>
          </table:table-cell>
          <table:table-cell table:style-name="TableCell1054">
            <text:p text:style-name="P1055"><text:span text:style-name="T1056">72</text:span></text:p>
          </table:table-cell>
          <table:table-cell table:style-name="TableCell1057">
            <text:p text:style-name="P1058"><text:span text:style-name="T1059">57.14</text:span></text:p>
          </table:table-cell>
          <table:table-cell table:style-name="TableCell1060">
            <text:p text:style-name="P1061"><text:span text:style-name="T1062">27</text:span></text:p>
          </table:table-cell>
        </table:table-row>
        <table:table-row table:style-name="TableRow1063">
          <table:covered-table-cell>
            <text:p text:style-name="P1064"/>
          </table:covered-table-cell>
          <table:table-cell table:style-name="TableCell1065">
            <text:p text:style-name="P1066"><text:span text:style-name="T1067">Gastric</text:span></text:p>
          </table:table-cell>
          <table:table-cell table:style-name="TableCell1068">
            <text:p text:style-name="P1069"><text:span text:style-name="T1070">48</text:span></text:p>
          </table:table-cell>
          <table:table-cell table:style-name="TableCell1071">
            <text:p text:style-name="P1072"><text:span text:style-name="T1073">114.29</text:span></text:p>
          </table:table-cell>
          <table:table-cell table:style-name="TableCell1074">
            <text:p text:style-name="P1075"><text:span text:style-name="T1076">21</text:span></text:p>
          </table:table-cell>
        </table:table-row>
        <table:table-row table:style-name="TableRow1077">
          <table:table-cell table:style-name="TableCell1078" table:number-rows-spanned="4">
            <text:p text:style-name="P1079"><text:span text:style-name="T1080">Galbanic Acid</text:span></text:p>
          </table:table-cell>
          <table:table-cell table:style-name="TableCell1081">
            <text:p text:style-name="P1082"><text:span text:style-name="T1083">Prostate</text:span></text:p>
          </table:table-cell>
          <table:table-cell table:style-name="TableCell1084">
            <text:p text:style-name="P1085"><text:span text:style-name="T1086">48</text:span></text:p>
          </table:table-cell>
          <table:table-cell table:style-name="TableCell1087">
            <text:p text:style-name="P1088"><text:span text:style-name="T1089">244.9</text:span></text:p>
          </table:table-cell>
          <table:table-cell table:style-name="TableCell1090">
            <text:p text:style-name="P1091"><text:span text:style-name="T1092">39</text:span></text:p>
          </table:table-cell>
        </table:table-row>
        <table:table-row table:style-name="TableRow1093">
          <table:covered-table-cell>
            <text:p text:style-name="P1094"/>
          </table:covered-table-cell>
          <table:table-cell table:style-name="TableCell1095">
            <text:p text:style-name="P1096"><text:span text:style-name="T1097">Lung</text:span></text:p>
          </table:table-cell>
          <table:table-cell table:style-name="TableCell1098">
            <text:p text:style-name="P1099"><text:span text:style-name="T1100">72</text:span></text:p>
          </table:table-cell>
          <table:table-cell table:style-name="TableCell1101">
            <text:p text:style-name="P1102"><text:span text:style-name="T1103">57.14</text:span></text:p>
          </table:table-cell>
          <table:table-cell table:style-name="TableCell1104">
            <text:p text:style-name="P1105"><text:span text:style-name="T1106">31</text:span></text:p>
          </table:table-cell>
        </table:table-row>
        <table:table-row table:style-name="TableRow1107">
          <table:covered-table-cell>
            <text:p text:style-name="P1108"/>
          </table:covered-table-cell>
          <table:table-cell table:style-name="TableCell1109">
            <text:p text:style-name="P1110"><text:span text:style-name="T1111">Colon</text:span></text:p>
          </table:table-cell>
          <table:table-cell table:style-name="TableCell1112">
            <text:p text:style-name="P1113"><text:span text:style-name="T1114">72</text:span></text:p>
          </table:table-cell>
          <table:table-cell table:style-name="TableCell1115">
            <text:p text:style-name="P1116"><text:span text:style-name="T1117">171.43</text:span></text:p>
          </table:table-cell>
          <table:table-cell table:style-name="TableCell1118">
            <text:p text:style-name="P1119"><text:span text:style-name="T1120">24</text:span></text:p>
          </table:table-cell>
        </table:table-row>
        <table:table-row table:style-name="TableRow1121">
          <table:covered-table-cell>
            <text:p text:style-name="P1122"/>
          </table:covered-table-cell>
          <table:table-cell table:style-name="TableCell1123">
            <text:p text:style-name="P1124"><text:span text:style-name="T1125">Leukemia/Lymphoma</text:span></text:p>
          </table:table-cell>
          <table:table-cell table:style-name="TableCell1126">
            <text:p text:style-name="P1127"><text:span text:style-name="T1128">24</text:span></text:p>
          </table:table-cell>
          <table:table-cell table:style-name="TableCell1129">
            <text:p text:style-name="P1130"><text:span text:style-name="T1131">253.06</text:span></text:p>
          </table:table-cell>
          <table:table-cell table:style-name="TableCell1132">
            <text:p text:style-name="P1133"><text:span text:style-name="T1134">19</text:span></text:p>
          </table:table-cell>
        </table:table-row>
        <table:table-row table:style-name="TableRow1135">
          <table:table-cell table:style-name="TableCell1136" table:number-rows-spanned="4">
            <text:p text:style-name="P1137"><text:span text:style-name="T1138">Umbelliprenin</text:span></text:p>
          </table:table-cell>
          <table:table-cell table:style-name="TableCell1139">
            <text:p text:style-name="P1140"><text:span text:style-name="T1141">Colon</text:span></text:p>
          </table:table-cell>
          <table:table-cell table:style-name="TableCell1142">
            <text:p text:style-name="P1143"><text:span text:style-name="T1144">48</text:span></text:p>
          </table:table-cell>
          <table:table-cell table:style-name="TableCell1145">
            <text:p text:style-name="P1146"><text:span text:style-name="T1147">106.12</text:span></text:p>
          </table:table-cell>
          <table:table-cell table:style-name="TableCell1148">
            <text:p text:style-name="P1149"><text:span text:style-name="T1150">50</text:span></text:p>
          </table:table-cell>
        </table:table-row>
        <table:table-row table:style-name="TableRow1151">
          <table:covered-table-cell>
            <text:p text:style-name="P1152"/>
          </table:covered-table-cell>
          <table:table-cell table:style-name="TableCell1153">
            <text:p text:style-name="P1154"><text:span text:style-name="T1155">Leukemia/Lymphoma</text:span></text:p>
          </table:table-cell>
          <table:table-cell table:style-name="TableCell1156">
            <text:p text:style-name="P1157"><text:span text:style-name="T1158">48</text:span></text:p>
          </table:table-cell>
          <table:table-cell table:style-name="TableCell1159">
            <text:p text:style-name="P1160"><text:span text:style-name="T1161">146.94</text:span></text:p>
          </table:table-cell>
          <table:table-cell table:style-name="TableCell1162">
            <text:p text:style-name="P1163"><text:span text:style-name="T1164">34</text:span></text:p>
          </table:table-cell>
        </table:table-row>
        <table:table-row table:style-name="TableRow1165">
          <table:covered-table-cell>
            <text:p text:style-name="P1166"/>
          </table:covered-table-cell>
          <table:table-cell table:style-name="TableCell1167">
            <text:p text:style-name="P1168"><text:span text:style-name="T1169">Lung</text:span></text:p>
          </table:table-cell>
          <table:table-cell table:style-name="TableCell1170">
            <text:p text:style-name="P1171"><text:span text:style-name="T1172">48</text:span></text:p>
          </table:table-cell>
          <table:table-cell table:style-name="TableCell1173">
            <text:p text:style-name="P1174"><text:span text:style-name="T1175">97.96</text:span></text:p>
          </table:table-cell>
          <table:table-cell table:style-name="TableCell1176">
            <text:p text:style-name="P1177"><text:span text:style-name="T1178">30</text:span></text:p>
          </table:table-cell>
        </table:table-row>
        <table:table-row table:style-name="TableRow1179">
          <table:covered-table-cell>
            <text:p text:style-name="P1180"/>
          </table:covered-table-cell>
          <table:table-cell table:style-name="TableCell1181">
            <text:p text:style-name="P1182"><text:span text:style-name="T1183">Breast</text:span></text:p>
          </table:table-cell>
          <table:table-cell table:style-name="TableCell1184">
            <text:p text:style-name="P1185"><text:span text:style-name="T1186">48</text:span></text:p>
          </table:table-cell>
          <table:table-cell table:style-name="TableCell1187">
            <text:p text:style-name="P1188"><text:span text:style-name="T1189">146.94</text:span></text:p>
          </table:table-cell>
          <table:table-cell table:style-name="TableCell1190">
            <text:p text:style-name="P1191"><text:span text:style-name="T1192">28</text:span></text:p>
          </table:table-cell>
        </table:table-row>
        <table:table-row table:style-name="TableRow1193">
          <table:table-cell table:style-name="TableCell1194" table:number-rows-spanned="5">
            <text:p text:style-name="P1195"><text:span text:style-name="T1196">Auraptene</text:span></text:p>
          </table:table-cell>
          <table:table-cell table:style-name="TableCell1197">
            <text:p text:style-name="P1198"><text:span text:style-name="T1199">Prostate</text:span></text:p>
          </table:table-cell>
          <table:table-cell table:style-name="TableCell1200">
            <text:p text:style-name="P1201"><text:span text:style-name="T1202">48</text:span></text:p>
          </table:table-cell>
          <table:table-cell table:style-name="TableCell1203">
            <text:p text:style-name="P1204"><text:span text:style-name="T1205">285.71</text:span></text:p>
          </table:table-cell>
          <table:table-cell table:style-name="TableCell1206">
            <text:p text:style-name="P1207"><text:span text:style-name="T1208">42</text:span></text:p>
          </table:table-cell>
        </table:table-row>
        <table:table-row table:style-name="TableRow1209">
          <table:covered-table-cell>
            <text:p text:style-name="P1210"/>
          </table:covered-table-cell>
          <table:table-cell table:style-name="TableCell1211">
            <text:p text:style-name="P1212"><text:span text:style-name="T1213">Breast</text:span></text:p>
          </table:table-cell>
          <table:table-cell table:style-name="TableCell1214">
            <text:p text:style-name="P1215"><text:span text:style-name="T1216">24</text:span></text:p>
          </table:table-cell>
          <table:table-cell table:style-name="TableCell1217">
            <text:p text:style-name="P1218"><text:span text:style-name="T1219">171.43</text:span></text:p>
          </table:table-cell>
          <table:table-cell table:style-name="TableCell1220">
            <text:p text:style-name="P1221"><text:span text:style-name="T1222">33</text:span></text:p>
          </table:table-cell>
        </table:table-row>
        <table:table-row table:style-name="TableRow1223">
          <table:covered-table-cell>
            <text:p text:style-name="P1224"/>
          </table:covered-table-cell>
          <table:table-cell table:style-name="TableCell1225">
            <text:p text:style-name="P1226"><text:span text:style-name="T1227">Gastric</text:span></text:p>
          </table:table-cell>
          <table:table-cell table:style-name="TableCell1228">
            <text:p text:style-name="P1229"><text:span text:style-name="T1230">72</text:span></text:p>
          </table:table-cell>
          <table:table-cell table:style-name="TableCell1231">
            <text:p text:style-name="P1232"><text:span text:style-name="T1233">48.98</text:span></text:p>
          </table:table-cell>
          <table:table-cell table:style-name="TableCell1234">
            <text:p text:style-name="P1235"><text:span text:style-name="T1236">30</text:span></text:p>
          </table:table-cell>
        </table:table-row>
        <table:table-row table:style-name="TableRow1237">
          <table:covered-table-cell>
            <text:p text:style-name="P1238"/>
          </table:covered-table-cell>
          <table:table-cell table:style-name="TableCell1239">
            <text:p text:style-name="P1240"><text:span text:style-name="T1241">Leukemia/Lymphoma</text:span></text:p>
          </table:table-cell>
          <table:table-cell table:style-name="TableCell1242">
            <text:p text:style-name="P1243"><text:span text:style-name="T1244">72</text:span></text:p>
          </table:table-cell>
          <table:table-cell table:style-name="TableCell1245">
            <text:p text:style-name="P1246"><text:span text:style-name="T1247">106.12</text:span></text:p>
          </table:table-cell>
          <table:table-cell table:style-name="TableCell1248">
            <text:p text:style-name="P1249"><text:span text:style-name="T1250">25</text:span></text:p>
          </table:table-cell>
        </table:table-row>
        <table:table-row table:style-name="TableRow1251">
          <table:covered-table-cell>
            <text:p text:style-name="P1252"/>
          </table:covered-table-cell>
          <table:table-cell table:style-name="TableCell1253">
            <text:p text:style-name="P1254"><text:span text:style-name="T1255">Colon</text:span></text:p>
          </table:table-cell>
          <table:table-cell table:style-name="TableCell1256">
            <text:p text:style-name="P1257"><text:span text:style-name="T1258">72</text:span></text:p>
          </table:table-cell>
          <table:table-cell table:style-name="TableCell1259">
            <text:p text:style-name="P1260"><text:span text:style-name="T1261">106.12</text:span></text:p>
          </table:table-cell>
          <table:table-cell table:style-name="TableCell1262">
            <text:p text:style-name="P1263"><text:span text:style-name="T1264">25</text:span></text:p>
          </table:table-cell>
        </table:table-row>
      </table:table>
      <text:p text:style-name="P1265"/>
      <text:p text:style-name="P1266">Table 2: Weighted Median Time–Dose Estimates from Four ML Models Across Coumarins and Cancer Types</text:p>
      <text:p text:style-name="P1267"/>
      <table:table table:style-name="Table1268">
        <table:table-columns>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s>
        <table:table-row table:style-name="TableRow1275">
          <table:table-cell table:style-name="TableCell1276">
            <text:p text:style-name="P1277"><text:span text:style-name="T1278">Coumarin</text:span></text:p>
          </table:table-cell>
          <table:table-cell table:style-name="TableCell1279">
            <text:p text:style-name="P1280"><text:span text:style-name="T1281">ML Model</text:span></text:p>
          </table:table-cell>
          <table:table-cell table:style-name="TableCell1282">
            <text:p text:style-name="P1283"><text:span text:style-name="T1284">Metric</text:span></text:p>
          </table:table-cell>
          <table:table-cell table:style-name="TableCell1285">
            <text:p text:style-name="P1286"><text:span text:style-name="T1287">Cross Validation</text:span></text:p>
          </table:table-cell>
          <table:table-cell table:style-name="TableCell1288">
            <text:p text:style-name="P1289"><text:span text:style-name="T1290">Cross Validation SD</text:span></text:p>
          </table:table-cell>
          <table:table-cell table:style-name="TableCell1291">
            <text:p text:style-name="P1292"><text:span text:style-name="T1293">Train</text:span></text:p>
          </table:table-cell>
        </table:table-row>
        <table:table-row table:style-name="TableRow1294">
          <table:table-cell table:style-name="TableCell1295" table:number-rows-spanned="16">
            <text:p text:style-name="P1296"><text:span text:style-name="T1297">Esculetin</text:span></text:p>
          </table:table-cell>
          <table:table-cell table:style-name="TableCell1298" table:number-rows-spanned="4">
            <text:p text:style-name="P1299"><text:span text:style-name="T1300">HistGradientBoostingRegressor</text:span></text:p>
          </table:table-cell>
          <table:table-cell table:style-name="TableCell1301">
            <text:p text:style-name="P1302"><text:span text:style-name="T1303">MSE</text:span></text:p>
          </table:table-cell>
          <table:table-cell table:style-name="TableCell1304">
            <text:p text:style-name="P1305"><text:span text:style-name="T1306">230.72</text:span></text:p>
          </table:table-cell>
          <table:table-cell table:style-name="TableCell1307">
            <text:p text:style-name="P1308"><text:span text:style-name="T1309">103.13</text:span></text:p>
          </table:table-cell>
          <table:table-cell table:style-name="TableCell1310">
            <text:p text:style-name="P1311"><text:span text:style-name="T1312">112.42</text:span></text:p>
          </table:table-cell>
        </table:table-row>
        <table:table-row table:style-name="TableRow1313">
          <table:covered-table-cell>
            <text:p text:style-name="P1314"/>
          </table:covered-table-cell>
          <table:covered-table-cell>
            <text:p text:style-name="P1315"/>
          </table:covered-table-cell>
          <table:table-cell table:style-name="TableCell1316">
            <text:p text:style-name="P1317"><text:span text:style-name="T1318">MAE</text:span></text:p>
          </table:table-cell>
          <table:table-cell table:style-name="TableCell1319">
            <text:p text:style-name="P1320"><text:span text:style-name="T1321">10.93</text:span></text:p>
          </table:table-cell>
          <table:table-cell table:style-name="TableCell1322">
            <text:p text:style-name="P1323"><text:span text:style-name="T1324">1.64</text:span></text:p>
          </table:table-cell>
          <table:table-cell table:style-name="TableCell1325">
            <text:p text:style-name="P1326"><text:span text:style-name="T1327">7.89</text:span></text:p>
          </table:table-cell>
        </table:table-row>
        <table:table-row table:style-name="TableRow1328">
          <table:covered-table-cell>
            <text:p text:style-name="P1329"/>
          </table:covered-table-cell>
          <table:covered-table-cell>
            <text:p text:style-name="P1330"/>
          </table:covered-table-cell>
          <table:table-cell table:style-name="TableCell1331">
            <text:p text:style-name="P1332"><text:span text:style-name="T1333">MedAE</text:span></text:p>
          </table:table-cell>
          <table:table-cell table:style-name="TableCell1334">
            <text:p text:style-name="P1335"><text:span text:style-name="T1336">7.73</text:span></text:p>
          </table:table-cell>
          <table:table-cell table:style-name="TableCell1337">
            <text:p text:style-name="P1338"><text:span text:style-name="T1339">1.16</text:span></text:p>
          </table:table-cell>
          <table:table-cell table:style-name="TableCell1340">
            <text:p text:style-name="P1341"><text:span text:style-name="T1342">5.67</text:span></text:p>
          </table:table-cell>
        </table:table-row>
        <table:table-row table:style-name="TableRow1343">
          <table:covered-table-cell>
            <text:p text:style-name="P1344"/>
          </table:covered-table-cell>
          <table:covered-table-cell>
            <text:p text:style-name="P1345"/>
          </table:covered-table-cell>
          <table:table-cell table:style-name="TableCell1346">
            <text:p text:style-name="P1347"><text:span text:style-name="T1348">R2</text:span></text:p>
          </table:table-cell>
          <table:table-cell table:style-name="TableCell1349">
            <text:p text:style-name="P1350"><text:span text:style-name="T1351">0.6</text:span></text:p>
          </table:table-cell>
          <table:table-cell table:style-name="TableCell1352">
            <text:p text:style-name="P1353"><text:span text:style-name="T1354">0.11</text:span></text:p>
          </table:table-cell>
          <table:table-cell table:style-name="TableCell1355">
            <text:p text:style-name="P1356"><text:span text:style-name="T1357">0.8</text:span></text:p>
          </table:table-cell>
        </table:table-row>
        <table:table-row table:style-name="TableRow1358">
          <table:covered-table-cell>
            <text:p text:style-name="P1359"/>
          </table:covered-table-cell>
          <table:table-cell table:style-name="TableCell1360" table:number-rows-spanned="4">
            <text:p text:style-name="P1361"><text:span text:style-name="T1362">VotingRegressor</text:span><text:span text:style-name="T1363"><text:line-break/>(CatBoost, XGBoost, and LGBM)</text:span></text:p>
          </table:table-cell>
          <table:table-cell table:style-name="TableCell1364">
            <text:p text:style-name="P1365"><text:span text:style-name="T1366">MSE</text:span></text:p>
          </table:table-cell>
          <table:table-cell table:style-name="TableCell1367">
            <text:p text:style-name="P1368"><text:span text:style-name="T1369">207.99</text:span></text:p>
          </table:table-cell>
          <table:table-cell table:style-name="TableCell1370">
            <text:p text:style-name="P1371"><text:span text:style-name="T1372">113.37</text:span></text:p>
          </table:table-cell>
          <table:table-cell table:style-name="TableCell1373">
            <text:p text:style-name="P1374"><text:span text:style-name="T1375">76.91</text:span></text:p>
          </table:table-cell>
        </table:table-row>
        <table:table-row table:style-name="TableRow1376">
          <table:covered-table-cell>
            <text:p text:style-name="P1377"/>
          </table:covered-table-cell>
          <table:covered-table-cell>
            <text:p text:style-name="P1378"/>
          </table:covered-table-cell>
          <table:table-cell table:style-name="TableCell1379">
            <text:p text:style-name="P1380"><text:span text:style-name="T1381">MAE</text:span></text:p>
          </table:table-cell>
          <table:table-cell table:style-name="TableCell1382">
            <text:p text:style-name="P1383"><text:span text:style-name="T1384">10.18</text:span></text:p>
          </table:table-cell>
          <table:table-cell table:style-name="TableCell1385">
            <text:p text:style-name="P1386"><text:span text:style-name="T1387">1.93</text:span></text:p>
          </table:table-cell>
          <table:table-cell table:style-name="TableCell1388">
            <text:p text:style-name="P1389"><text:span text:style-name="T1390">6.44</text:span></text:p>
          </table:table-cell>
        </table:table-row>
        <table:table-row table:style-name="TableRow1391">
          <table:covered-table-cell>
            <text:p text:style-name="P1392"/>
          </table:covered-table-cell>
          <table:covered-table-cell>
            <text:p text:style-name="P1393"/>
          </table:covered-table-cell>
          <table:table-cell table:style-name="TableCell1394">
            <text:p text:style-name="P1395"><text:span text:style-name="T1396">MedAE</text:span></text:p>
          </table:table-cell>
          <table:table-cell table:style-name="TableCell1397">
            <text:p text:style-name="P1398"><text:span text:style-name="T1399">7.85</text:span></text:p>
          </table:table-cell>
          <table:table-cell table:style-name="TableCell1400">
            <text:p text:style-name="P1401"><text:span text:style-name="T1402">1.69</text:span></text:p>
          </table:table-cell>
          <table:table-cell table:style-name="TableCell1403">
            <text:p text:style-name="P1404"><text:span text:style-name="T1405">4.46</text:span></text:p>
          </table:table-cell>
        </table:table-row>
        <table:table-row table:style-name="TableRow1406">
          <table:covered-table-cell>
            <text:p text:style-name="P1407"/>
          </table:covered-table-cell>
          <table:covered-table-cell>
            <text:p text:style-name="P1408"/>
          </table:covered-table-cell>
          <table:table-cell table:style-name="TableCell1409">
            <text:p text:style-name="P1410"><text:span text:style-name="T1411">R2</text:span></text:p>
          </table:table-cell>
          <table:table-cell table:style-name="TableCell1412">
            <text:p text:style-name="P1413"><text:span text:style-name="T1414">0.64</text:span></text:p>
          </table:table-cell>
          <table:table-cell table:style-name="TableCell1415">
            <text:p text:style-name="P1416"><text:span text:style-name="T1417">0.13</text:span></text:p>
          </table:table-cell>
          <table:table-cell table:style-name="TableCell1418">
            <text:p text:style-name="P1419"><text:span text:style-name="T1420">0.86</text:span></text:p>
          </table:table-cell>
        </table:table-row>
        <table:table-row table:style-name="TableRow1421">
          <table:covered-table-cell>
            <text:p text:style-name="P1422"/>
          </table:covered-table-cell>
          <table:table-cell table:style-name="TableCell1423" table:number-rows-spanned="4">
            <text:p text:style-name="P1424"><text:span text:style-name="T1425">CatBoostRegressor</text:span></text:p>
          </table:table-cell>
          <table:table-cell table:style-name="TableCell1426">
            <text:p text:style-name="P1427"><text:span text:style-name="T1428">MSE</text:span></text:p>
          </table:table-cell>
          <table:table-cell table:style-name="TableCell1429">
            <text:p text:style-name="P1430"><text:span text:style-name="T1431">208.1</text:span></text:p>
          </table:table-cell>
          <table:table-cell table:style-name="TableCell1432">
            <text:p text:style-name="P1433"><text:span text:style-name="T1434">134.55</text:span></text:p>
          </table:table-cell>
          <table:table-cell table:style-name="TableCell1435">
            <text:p text:style-name="P1436"><text:span text:style-name="T1437">70.76</text:span></text:p>
          </table:table-cell>
        </table:table-row>
        <table:table-row table:style-name="TableRow1438">
          <table:covered-table-cell>
            <text:p text:style-name="P1439"/>
          </table:covered-table-cell>
          <table:covered-table-cell>
            <text:p text:style-name="P1440"/>
          </table:covered-table-cell>
          <table:table-cell table:style-name="TableCell1441">
            <text:p text:style-name="P1442"><text:span text:style-name="T1443">MAE</text:span></text:p>
          </table:table-cell>
          <table:table-cell table:style-name="TableCell1444">
            <text:p text:style-name="P1445"><text:span text:style-name="T1446">10.07</text:span></text:p>
          </table:table-cell>
          <table:table-cell table:style-name="TableCell1447">
            <text:p text:style-name="P1448"><text:span text:style-name="T1449">2.35</text:span></text:p>
          </table:table-cell>
          <table:table-cell table:style-name="TableCell1450">
            <text:p text:style-name="P1451"><text:span text:style-name="T1452">6.02</text:span></text:p>
          </table:table-cell>
        </table:table-row>
        <table:table-row table:style-name="TableRow1453">
          <table:covered-table-cell>
            <text:p text:style-name="P1454"/>
          </table:covered-table-cell>
          <table:covered-table-cell>
            <text:p text:style-name="P1455"/>
          </table:covered-table-cell>
          <table:table-cell table:style-name="TableCell1456">
            <text:p text:style-name="P1457"><text:span text:style-name="T1458">MedAE</text:span></text:p>
          </table:table-cell>
          <table:table-cell table:style-name="TableCell1459">
            <text:p text:style-name="P1460"><text:span text:style-name="T1461">7.62</text:span></text:p>
          </table:table-cell>
          <table:table-cell table:style-name="TableCell1462">
            <text:p text:style-name="P1463"><text:span text:style-name="T1464">1.64</text:span></text:p>
          </table:table-cell>
          <table:table-cell table:style-name="TableCell1465">
            <text:p text:style-name="P1466"><text:span text:style-name="T1467">3.78</text:span></text:p>
          </table:table-cell>
        </table:table-row>
        <table:table-row table:style-name="TableRow1468">
          <table:covered-table-cell>
            <text:p text:style-name="P1469"/>
          </table:covered-table-cell>
          <table:covered-table-cell>
            <text:p text:style-name="P1470"/>
          </table:covered-table-cell>
          <table:table-cell table:style-name="TableCell1471">
            <text:p text:style-name="P1472"><text:span text:style-name="T1473">R2</text:span></text:p>
          </table:table-cell>
          <table:table-cell table:style-name="TableCell1474">
            <text:p text:style-name="P1475"><text:span text:style-name="T1476">0.65</text:span></text:p>
          </table:table-cell>
          <table:table-cell table:style-name="TableCell1477">
            <text:p text:style-name="P1478"><text:span text:style-name="T1479">0.16</text:span></text:p>
          </table:table-cell>
          <table:table-cell table:style-name="TableCell1480">
            <text:p text:style-name="P1481"><text:span text:style-name="T1482">0.87</text:span></text:p>
          </table:table-cell>
        </table:table-row>
        <table:table-row table:style-name="TableRow1483">
          <table:covered-table-cell>
            <text:p text:style-name="P1484"/>
          </table:covered-table-cell>
          <table:table-cell table:style-name="TableCell1485" table:number-rows-spanned="4">
            <text:p text:style-name="P1486"><text:span text:style-name="T1487">RF</text:span></text:p>
          </table:table-cell>
          <table:table-cell table:style-name="TableCell1488">
            <text:p text:style-name="P1489"><text:span text:style-name="T1490">MSE</text:span></text:p>
          </table:table-cell>
          <table:table-cell table:style-name="TableCell1491">
            <text:p text:style-name="P1492"><text:span text:style-name="T1493">215.17</text:span></text:p>
          </table:table-cell>
          <table:table-cell table:style-name="TableCell1494">
            <text:p text:style-name="P1495"><text:span text:style-name="T1496">86.18</text:span></text:p>
          </table:table-cell>
          <table:table-cell table:style-name="TableCell1497">
            <text:p text:style-name="P1498"><text:span text:style-name="T1499">126.36</text:span></text:p>
          </table:table-cell>
        </table:table-row>
        <table:table-row table:style-name="TableRow1500">
          <table:covered-table-cell>
            <text:p text:style-name="P1501"/>
          </table:covered-table-cell>
          <table:covered-table-cell>
            <text:p text:style-name="P1502"/>
          </table:covered-table-cell>
          <table:table-cell table:style-name="TableCell1503">
            <text:p text:style-name="P1504"><text:span text:style-name="T1505">MAE</text:span></text:p>
          </table:table-cell>
          <table:table-cell table:style-name="TableCell1506">
            <text:p text:style-name="P1507"><text:span text:style-name="T1508">10.85</text:span></text:p>
          </table:table-cell>
          <table:table-cell table:style-name="TableCell1509">
            <text:p text:style-name="P1510"><text:span text:style-name="T1511">2.21</text:span></text:p>
          </table:table-cell>
          <table:table-cell table:style-name="TableCell1512">
            <text:p text:style-name="P1513"><text:span text:style-name="T1514">8.34</text:span></text:p>
          </table:table-cell>
        </table:table-row>
        <table:table-row table:style-name="TableRow1515">
          <table:covered-table-cell>
            <text:p text:style-name="P1516"/>
          </table:covered-table-cell>
          <table:covered-table-cell>
            <text:p text:style-name="P1517"/>
          </table:covered-table-cell>
          <table:table-cell table:style-name="TableCell1518">
            <text:p text:style-name="P1519"><text:span text:style-name="T1520">MedAE</text:span></text:p>
          </table:table-cell>
          <table:table-cell table:style-name="TableCell1521">
            <text:p text:style-name="P1522"><text:span text:style-name="T1523">8.25</text:span></text:p>
          </table:table-cell>
          <table:table-cell table:style-name="TableCell1524">
            <text:p text:style-name="P1525"><text:span text:style-name="T1526">1.51</text:span></text:p>
          </table:table-cell>
          <table:table-cell table:style-name="TableCell1527">
            <text:p text:style-name="P1528"><text:span text:style-name="T1529">6.38</text:span></text:p>
          </table:table-cell>
        </table:table-row>
        <table:table-row table:style-name="TableRow1530">
          <table:covered-table-cell>
            <text:p text:style-name="P1531"/>
          </table:covered-table-cell>
          <table:covered-table-cell>
            <text:p text:style-name="P1532"/>
          </table:covered-table-cell>
          <table:table-cell table:style-name="TableCell1533">
            <text:p text:style-name="P1534"><text:span text:style-name="T1535">R2</text:span></text:p>
          </table:table-cell>
          <table:table-cell table:style-name="TableCell1536">
            <text:p text:style-name="P1537"><text:span text:style-name="T1538">0.62</text:span></text:p>
          </table:table-cell>
          <table:table-cell table:style-name="TableCell1539">
            <text:p text:style-name="P1540"><text:span text:style-name="T1541">0.1</text:span></text:p>
          </table:table-cell>
          <table:table-cell table:style-name="TableCell1542">
            <text:p text:style-name="P1543"><text:span text:style-name="T1544">0.77</text:span></text:p>
          </table:table-cell>
        </table:table-row>
        <table:table-row table:style-name="TableRow1545">
          <table:table-cell table:style-name="TableCell1546" table:number-rows-spanned="16">
            <text:p text:style-name="P1547"><text:span text:style-name="T1548">Galbanic acid</text:span></text:p>
          </table:table-cell>
          <table:table-cell table:style-name="TableCell1549" table:number-rows-spanned="4">
            <text:p text:style-name="P1550"><text:span text:style-name="T1551">HistGradientBoostingRegressor</text:span></text:p>
          </table:table-cell>
          <table:table-cell table:style-name="TableCell1552">
            <text:p text:style-name="P1553"><text:span text:style-name="T1554">MSE</text:span></text:p>
          </table:table-cell>
          <table:table-cell table:style-name="TableCell1555">
            <text:p text:style-name="P1556"><text:span text:style-name="T1557">417.36</text:span></text:p>
          </table:table-cell>
          <table:table-cell table:style-name="TableCell1558">
            <text:p text:style-name="P1559"><text:span text:style-name="T1560">159.86</text:span></text:p>
          </table:table-cell>
          <table:table-cell table:style-name="TableCell1561">
            <text:p text:style-name="P1562"><text:span text:style-name="T1563">254.86</text:span></text:p>
          </table:table-cell>
        </table:table-row>
        <table:table-row table:style-name="TableRow1564">
          <table:covered-table-cell>
            <text:p text:style-name="P1565"/>
          </table:covered-table-cell>
          <table:covered-table-cell>
            <text:p text:style-name="P1566"/>
          </table:covered-table-cell>
          <table:table-cell table:style-name="TableCell1567">
            <text:p text:style-name="P1568"><text:span text:style-name="T1569">MAE</text:span></text:p>
          </table:table-cell>
          <table:table-cell table:style-name="TableCell1570">
            <text:p text:style-name="P1571"><text:span text:style-name="T1572">14.93</text:span></text:p>
          </table:table-cell>
          <table:table-cell table:style-name="TableCell1573">
            <text:p text:style-name="P1574"><text:span text:style-name="T1575">3.53</text:span></text:p>
          </table:table-cell>
          <table:table-cell table:style-name="TableCell1576">
            <text:p text:style-name="P1577"><text:span text:style-name="T1578">11.83</text:span></text:p>
          </table:table-cell>
        </table:table-row>
        <table:table-row table:style-name="TableRow1579">
          <table:covered-table-cell>
            <text:p text:style-name="P1580"/>
          </table:covered-table-cell>
          <table:covered-table-cell>
            <text:p text:style-name="P1581"/>
          </table:covered-table-cell>
          <table:table-cell table:style-name="TableCell1582">
            <text:p text:style-name="P1583"><text:span text:style-name="T1584">MedAE</text:span></text:p>
          </table:table-cell>
          <table:table-cell table:style-name="TableCell1585">
            <text:p text:style-name="P1586"><text:span text:style-name="T1587">12.29</text:span></text:p>
          </table:table-cell>
          <table:table-cell table:style-name="TableCell1588">
            <text:p text:style-name="P1589"><text:span text:style-name="T1590">5.12</text:span></text:p>
          </table:table-cell>
          <table:table-cell table:style-name="TableCell1591">
            <text:p text:style-name="P1592"><text:span text:style-name="T1593">9.18</text:span></text:p>
          </table:table-cell>
        </table:table-row>
        <table:table-row table:style-name="TableRow1594">
          <table:covered-table-cell>
            <text:p text:style-name="P1595"/>
          </table:covered-table-cell>
          <table:covered-table-cell>
            <text:p text:style-name="P1596"/>
          </table:covered-table-cell>
          <table:table-cell table:style-name="TableCell1597">
            <text:p text:style-name="P1598"><text:span text:style-name="T1599">R2</text:span></text:p>
          </table:table-cell>
          <table:table-cell table:style-name="TableCell1600">
            <text:p text:style-name="P1601"><text:span text:style-name="T1602">0.45</text:span></text:p>
          </table:table-cell>
          <table:table-cell table:style-name="TableCell1603">
            <text:p text:style-name="P1604"><text:span text:style-name="T1605">0.24</text:span></text:p>
          </table:table-cell>
          <table:table-cell table:style-name="TableCell1606">
            <text:p text:style-name="P1607"><text:span text:style-name="T1608">0.67</text:span></text:p>
          </table:table-cell>
        </table:table-row>
        <table:table-row table:style-name="TableRow1609">
          <table:covered-table-cell>
            <text:p text:style-name="P1610"/>
          </table:covered-table-cell>
          <table:table-cell table:style-name="TableCell1611" table:number-rows-spanned="4">
            <text:p text:style-name="P1612"><text:span text:style-name="T1613">VotingRegressor</text:span><text:span text:style-name="T1614"><text:line-break/>(CatBoost, XGBoost, and LGBM)</text:span></text:p>
          </table:table-cell>
          <table:table-cell table:style-name="TableCell1615">
            <text:p text:style-name="P1616"><text:span text:style-name="T1617">MSE</text:span></text:p>
          </table:table-cell>
          <table:table-cell table:style-name="TableCell1618">
            <text:p text:style-name="P1619"><text:span text:style-name="T1620">363.13</text:span></text:p>
          </table:table-cell>
          <table:table-cell table:style-name="TableCell1621">
            <text:p text:style-name="P1622"><text:span text:style-name="T1623">132.65</text:span></text:p>
          </table:table-cell>
          <table:table-cell table:style-name="TableCell1624">
            <text:p text:style-name="P1625"><text:span text:style-name="T1626">99.83</text:span></text:p>
          </table:table-cell>
        </table:table-row>
        <table:table-row table:style-name="TableRow1627">
          <table:covered-table-cell>
            <text:p text:style-name="P1628"/>
          </table:covered-table-cell>
          <table:covered-table-cell>
            <text:p text:style-name="P1629"/>
          </table:covered-table-cell>
          <table:table-cell table:style-name="TableCell1630">
            <text:p text:style-name="P1631"><text:span text:style-name="T1632">MAE</text:span></text:p>
          </table:table-cell>
          <table:table-cell table:style-name="TableCell1633">
            <text:p text:style-name="P1634"><text:span text:style-name="T1635">14.06</text:span></text:p>
          </table:table-cell>
          <table:table-cell table:style-name="TableCell1636">
            <text:p text:style-name="P1637"><text:span text:style-name="T1638">2.53</text:span></text:p>
          </table:table-cell>
          <table:table-cell table:style-name="TableCell1639">
            <text:p text:style-name="P1640"><text:span text:style-name="T1641">7.4</text:span></text:p>
          </table:table-cell>
        </table:table-row>
        <table:table-row table:style-name="TableRow1642">
          <table:covered-table-cell>
            <text:p text:style-name="P1643"/>
          </table:covered-table-cell>
          <table:covered-table-cell>
            <text:p text:style-name="P1644"/>
          </table:covered-table-cell>
          <table:table-cell table:style-name="TableCell1645">
            <text:p text:style-name="P1646"><text:span text:style-name="T1647">MedAE</text:span></text:p>
          </table:table-cell>
          <table:table-cell table:style-name="TableCell1648">
            <text:p text:style-name="P1649"><text:span text:style-name="T1650">11.31</text:span></text:p>
          </table:table-cell>
          <table:table-cell table:style-name="TableCell1651">
            <text:p text:style-name="P1652"><text:span text:style-name="T1653">2.31</text:span></text:p>
          </table:table-cell>
          <table:table-cell table:style-name="TableCell1654">
            <text:p text:style-name="P1655"><text:span text:style-name="T1656">5.48</text:span></text:p>
          </table:table-cell>
        </table:table-row>
        <table:table-row table:style-name="TableRow1657">
          <table:covered-table-cell>
            <text:p text:style-name="P1658"/>
          </table:covered-table-cell>
          <table:covered-table-cell>
            <text:p text:style-name="P1659"/>
          </table:covered-table-cell>
          <table:table-cell table:style-name="TableCell1660">
            <text:p text:style-name="P1661"><text:span text:style-name="T1662">R2</text:span></text:p>
          </table:table-cell>
          <table:table-cell table:style-name="TableCell1663">
            <text:p text:style-name="P1664"><text:span text:style-name="T1665">0.51</text:span></text:p>
          </table:table-cell>
          <table:table-cell table:style-name="TableCell1666">
            <text:p text:style-name="P1667"><text:span text:style-name="T1668">0.21</text:span></text:p>
          </table:table-cell>
          <table:table-cell table:style-name="TableCell1669">
            <text:p text:style-name="P1670"><text:span text:style-name="T1671">0.87</text:span></text:p>
          </table:table-cell>
        </table:table-row>
        <table:table-row table:style-name="TableRow1672">
          <table:covered-table-cell>
            <text:p text:style-name="P1673"/>
          </table:covered-table-cell>
          <table:table-cell table:style-name="TableCell1674" table:number-rows-spanned="4">
            <text:p text:style-name="P1675"><text:span text:style-name="T1676">CatBoostRegressor</text:span></text:p>
          </table:table-cell>
          <table:table-cell table:style-name="TableCell1677">
            <text:p text:style-name="P1678"><text:span text:style-name="T1679">MSE</text:span></text:p>
          </table:table-cell>
          <table:table-cell table:style-name="TableCell1680">
            <text:p text:style-name="P1681"><text:span text:style-name="T1682">371.33</text:span></text:p>
          </table:table-cell>
          <table:table-cell table:style-name="TableCell1683">
            <text:p text:style-name="P1684"><text:span text:style-name="T1685">97.15</text:span></text:p>
          </table:table-cell>
          <table:table-cell table:style-name="TableCell1686">
            <text:p text:style-name="P1687"><text:span text:style-name="T1688">81.66</text:span></text:p>
          </table:table-cell>
        </table:table-row>
        <table:table-row table:style-name="TableRow1689">
          <table:covered-table-cell>
            <text:p text:style-name="P1690"/>
          </table:covered-table-cell>
          <table:covered-table-cell>
            <text:p text:style-name="P1691"/>
          </table:covered-table-cell>
          <table:table-cell table:style-name="TableCell1692">
            <text:p text:style-name="P1693"><text:span text:style-name="T1694">MAE</text:span></text:p>
          </table:table-cell>
          <table:table-cell table:style-name="TableCell1695">
            <text:p text:style-name="P1696"><text:span text:style-name="T1697">14.19</text:span></text:p>
          </table:table-cell>
          <table:table-cell table:style-name="TableCell1698">
            <text:p text:style-name="P1699"><text:span text:style-name="T1700">1.41</text:span></text:p>
          </table:table-cell>
          <table:table-cell table:style-name="TableCell1701">
            <text:p text:style-name="P1702"><text:span text:style-name="T1703">6.38</text:span></text:p>
          </table:table-cell>
        </table:table-row>
        <table:table-row table:style-name="TableRow1704">
          <table:covered-table-cell>
            <text:p text:style-name="P1705"/>
          </table:covered-table-cell>
          <table:covered-table-cell>
            <text:p text:style-name="P1706"/>
          </table:covered-table-cell>
          <table:table-cell table:style-name="TableCell1707">
            <text:p text:style-name="P1708"><text:span text:style-name="T1709">MedAE</text:span></text:p>
          </table:table-cell>
          <table:table-cell table:style-name="TableCell1710">
            <text:p text:style-name="P1711"><text:span text:style-name="T1712">11.27</text:span></text:p>
          </table:table-cell>
          <table:table-cell table:style-name="TableCell1713">
            <text:p text:style-name="P1714"><text:span text:style-name="T1715">1.92</text:span></text:p>
          </table:table-cell>
          <table:table-cell table:style-name="TableCell1716">
            <text:p text:style-name="P1717"><text:span text:style-name="T1718">4.43</text:span></text:p>
          </table:table-cell>
        </table:table-row>
        <table:table-row table:style-name="TableRow1719">
          <table:covered-table-cell>
            <text:p text:style-name="P1720"/>
          </table:covered-table-cell>
          <table:covered-table-cell>
            <text:p text:style-name="P1721"/>
          </table:covered-table-cell>
          <table:table-cell table:style-name="TableCell1722">
            <text:p text:style-name="P1723"><text:span text:style-name="T1724">R2</text:span></text:p>
          </table:table-cell>
          <table:table-cell table:style-name="TableCell1725">
            <text:p text:style-name="P1726"><text:span text:style-name="T1727">0.5</text:span></text:p>
          </table:table-cell>
          <table:table-cell table:style-name="TableCell1728">
            <text:p text:style-name="P1729"><text:span text:style-name="T1730">0.16</text:span></text:p>
          </table:table-cell>
          <table:table-cell table:style-name="TableCell1731">
            <text:p text:style-name="P1732"><text:span text:style-name="T1733">0.9</text:span></text:p>
          </table:table-cell>
        </table:table-row>
        <table:table-row table:style-name="TableRow1734">
          <table:covered-table-cell>
            <text:p text:style-name="P1735"/>
          </table:covered-table-cell>
          <table:table-cell table:style-name="TableCell1736" table:number-rows-spanned="4">
            <text:p text:style-name="P1737"><text:span text:style-name="T1738">RF</text:span></text:p>
          </table:table-cell>
          <table:table-cell table:style-name="TableCell1739">
            <text:p text:style-name="P1740"><text:span text:style-name="T1741">MSE</text:span></text:p>
          </table:table-cell>
          <table:table-cell table:style-name="TableCell1742">
            <text:p text:style-name="P1743"><text:span text:style-name="T1744">393.27</text:span></text:p>
          </table:table-cell>
          <table:table-cell table:style-name="TableCell1745">
            <text:p text:style-name="P1746"><text:span text:style-name="T1747">75.14</text:span></text:p>
          </table:table-cell>
          <table:table-cell table:style-name="TableCell1748">
            <text:p text:style-name="P1749"><text:span text:style-name="T1750">213.26</text:span></text:p>
          </table:table-cell>
        </table:table-row>
        <table:table-row table:style-name="TableRow1751">
          <table:covered-table-cell>
            <text:p text:style-name="P1752"/>
          </table:covered-table-cell>
          <table:covered-table-cell>
            <text:p text:style-name="P1753"/>
          </table:covered-table-cell>
          <table:table-cell table:style-name="TableCell1754">
            <text:p text:style-name="P1755"><text:span text:style-name="T1756">MAE</text:span></text:p>
          </table:table-cell>
          <table:table-cell table:style-name="TableCell1757">
            <text:p text:style-name="P1758"><text:span text:style-name="T1759">15.38</text:span></text:p>
          </table:table-cell>
          <table:table-cell table:style-name="TableCell1760">
            <text:p text:style-name="P1761"><text:span text:style-name="T1762">2.17</text:span></text:p>
          </table:table-cell>
          <table:table-cell table:style-name="TableCell1763">
            <text:p text:style-name="P1764"><text:span text:style-name="T1765">11.15</text:span></text:p>
          </table:table-cell>
        </table:table-row>
        <table:table-row table:style-name="TableRow1766">
          <table:covered-table-cell>
            <text:p text:style-name="P1767"/>
          </table:covered-table-cell>
          <table:covered-table-cell>
            <text:p text:style-name="P1768"/>
          </table:covered-table-cell>
          <table:table-cell table:style-name="TableCell1769">
            <text:p text:style-name="P1770"><text:span text:style-name="T1771">MedAE</text:span></text:p>
          </table:table-cell>
          <table:table-cell table:style-name="TableCell1772">
            <text:p text:style-name="P1773"><text:span text:style-name="T1774">12.79</text:span></text:p>
          </table:table-cell>
          <table:table-cell table:style-name="TableCell1775">
            <text:p text:style-name="P1776"><text:span text:style-name="T1777">3.74</text:span></text:p>
          </table:table-cell>
          <table:table-cell table:style-name="TableCell1778">
            <text:p text:style-name="P1779"><text:span text:style-name="T1780">7.87</text:span></text:p>
          </table:table-cell>
        </table:table-row>
        <table:table-row table:style-name="TableRow1781">
          <table:covered-table-cell>
            <text:p text:style-name="P1782"/>
          </table:covered-table-cell>
          <table:covered-table-cell>
            <text:p text:style-name="P1783"/>
          </table:covered-table-cell>
          <table:table-cell table:style-name="TableCell1784">
            <text:p text:style-name="P1785"><text:span text:style-name="T1786">R2</text:span></text:p>
          </table:table-cell>
          <table:table-cell table:style-name="TableCell1787">
            <text:p text:style-name="P1788"><text:span text:style-name="T1789">0.48</text:span></text:p>
          </table:table-cell>
          <table:table-cell table:style-name="TableCell1790">
            <text:p text:style-name="P1791"><text:span text:style-name="T1792">0.11</text:span></text:p>
          </table:table-cell>
          <table:table-cell table:style-name="TableCell1793">
            <text:p text:style-name="P1794"><text:span text:style-name="T1795">0.73</text:span></text:p>
          </table:table-cell>
        </table:table-row>
        <table:table-row table:style-name="TableRow1796">
          <table:table-cell table:style-name="TableCell1797" table:number-rows-spanned="16">
            <text:p text:style-name="P1798"><text:span text:style-name="T1799">Umblliprenin</text:span></text:p>
          </table:table-cell>
          <table:table-cell table:style-name="TableCell1800" table:number-rows-spanned="4">
            <text:p text:style-name="P1801"><text:span text:style-name="T1802">HistGradientBoostingRegressor</text:span></text:p>
          </table:table-cell>
          <table:table-cell table:style-name="TableCell1803">
            <text:p text:style-name="P1804"><text:span text:style-name="T1805">MSE</text:span></text:p>
          </table:table-cell>
          <table:table-cell table:style-name="TableCell1806">
            <text:p text:style-name="P1807"><text:span text:style-name="T1808">182.27</text:span></text:p>
          </table:table-cell>
          <table:table-cell table:style-name="TableCell1809">
            <text:p text:style-name="P1810"><text:span text:style-name="T1811">20.5</text:span></text:p>
          </table:table-cell>
          <table:table-cell table:style-name="TableCell1812">
            <text:p text:style-name="P1813"><text:span text:style-name="T1814">113.36</text:span></text:p>
          </table:table-cell>
        </table:table-row>
        <table:table-row table:style-name="TableRow1815">
          <table:covered-table-cell>
            <text:p text:style-name="P1816"/>
          </table:covered-table-cell>
          <table:covered-table-cell>
            <text:p text:style-name="P1817"/>
          </table:covered-table-cell>
          <table:table-cell table:style-name="TableCell1818">
            <text:p text:style-name="P1819"><text:span text:style-name="T1820">MAE</text:span></text:p>
          </table:table-cell>
          <table:table-cell table:style-name="TableCell1821">
            <text:p text:style-name="P1822"><text:span text:style-name="T1823">9.99</text:span></text:p>
          </table:table-cell>
          <table:table-cell table:style-name="TableCell1824">
            <text:p text:style-name="P1825"><text:span text:style-name="T1826">0.8</text:span></text:p>
          </table:table-cell>
          <table:table-cell table:style-name="TableCell1827">
            <text:p text:style-name="P1828"><text:span text:style-name="T1829">7.7</text:span></text:p>
          </table:table-cell>
        </table:table-row>
        <table:table-row table:style-name="TableRow1830">
          <table:covered-table-cell>
            <text:p text:style-name="P1831"/>
          </table:covered-table-cell>
          <table:covered-table-cell>
            <text:p text:style-name="P1832"/>
          </table:covered-table-cell>
          <table:table-cell table:style-name="TableCell1833">
            <text:p text:style-name="P1834"><text:span text:style-name="T1835">MedAE</text:span></text:p>
          </table:table-cell>
          <table:table-cell table:style-name="TableCell1836">
            <text:p text:style-name="P1837"><text:span text:style-name="T1838">7.32</text:span></text:p>
          </table:table-cell>
          <table:table-cell table:style-name="TableCell1839">
            <text:p text:style-name="P1840"><text:span text:style-name="T1841">1.93</text:span></text:p>
          </table:table-cell>
          <table:table-cell table:style-name="TableCell1842">
            <text:p text:style-name="P1843"><text:span text:style-name="T1844">5.58</text:span></text:p>
          </table:table-cell>
        </table:table-row>
        <table:table-row table:style-name="TableRow1845">
          <table:covered-table-cell>
            <text:p text:style-name="P1846"/>
          </table:covered-table-cell>
          <table:covered-table-cell>
            <text:p text:style-name="P1847"/>
          </table:covered-table-cell>
          <table:table-cell table:style-name="TableCell1848">
            <text:p text:style-name="P1849"><text:span text:style-name="T1850">R2</text:span></text:p>
          </table:table-cell>
          <table:table-cell table:style-name="TableCell1851">
            <text:p text:style-name="P1852"><text:span text:style-name="T1853">0.79</text:span></text:p>
          </table:table-cell>
          <table:table-cell table:style-name="TableCell1854">
            <text:p text:style-name="P1855"><text:span text:style-name="T1856">0.04</text:span></text:p>
          </table:table-cell>
          <table:table-cell table:style-name="TableCell1857">
            <text:p text:style-name="P1858"><text:span text:style-name="T1859">0.88</text:span></text:p>
          </table:table-cell>
        </table:table-row>
        <table:table-row table:style-name="TableRow1860">
          <table:covered-table-cell>
            <text:p text:style-name="P1861"/>
          </table:covered-table-cell>
          <table:table-cell table:style-name="TableCell1862" table:number-rows-spanned="4">
            <text:p text:style-name="P1863"><text:span text:style-name="T1864">VotingRegressor</text:span><text:span text:style-name="T1865"><text:line-break/>(CatBoost, XGBoost, and LGBM)</text:span></text:p>
          </table:table-cell>
          <table:table-cell table:style-name="TableCell1866">
            <text:p text:style-name="P1867"><text:span text:style-name="T1868">MSE</text:span></text:p>
          </table:table-cell>
          <table:table-cell table:style-name="TableCell1869">
            <text:p text:style-name="P1870"><text:span text:style-name="T1871">189.51</text:span></text:p>
          </table:table-cell>
          <table:table-cell table:style-name="TableCell1872">
            <text:p text:style-name="P1873"><text:span text:style-name="T1874">40.14</text:span></text:p>
          </table:table-cell>
          <table:table-cell table:style-name="TableCell1875">
            <text:p text:style-name="P1876"><text:span text:style-name="T1877">40.83</text:span></text:p>
          </table:table-cell>
        </table:table-row>
        <table:table-row table:style-name="TableRow1878">
          <table:covered-table-cell>
            <text:p text:style-name="P1879"/>
          </table:covered-table-cell>
          <table:covered-table-cell>
            <text:p text:style-name="P1880"/>
          </table:covered-table-cell>
          <table:table-cell table:style-name="TableCell1881">
            <text:p text:style-name="P1882"><text:span text:style-name="T1883">MAE</text:span></text:p>
          </table:table-cell>
          <table:table-cell table:style-name="TableCell1884">
            <text:p text:style-name="P1885"><text:span text:style-name="T1886">9.87</text:span></text:p>
          </table:table-cell>
          <table:table-cell table:style-name="TableCell1887">
            <text:p text:style-name="P1888"><text:span text:style-name="T1889">0.6</text:span></text:p>
          </table:table-cell>
          <table:table-cell table:style-name="TableCell1890">
            <text:p text:style-name="P1891"><text:span text:style-name="T1892">4.58</text:span></text:p>
          </table:table-cell>
        </table:table-row>
        <table:table-row table:style-name="TableRow1893">
          <table:covered-table-cell>
            <text:p text:style-name="P1894"/>
          </table:covered-table-cell>
          <table:covered-table-cell>
            <text:p text:style-name="P1895"/>
          </table:covered-table-cell>
          <table:table-cell table:style-name="TableCell1896">
            <text:p text:style-name="P1897"><text:span text:style-name="T1898">MedAE</text:span></text:p>
          </table:table-cell>
          <table:table-cell table:style-name="TableCell1899">
            <text:p text:style-name="P1900"><text:span text:style-name="T1901">6.69</text:span></text:p>
          </table:table-cell>
          <table:table-cell table:style-name="TableCell1902">
            <text:p text:style-name="P1903"><text:span text:style-name="T1904">1.89</text:span></text:p>
          </table:table-cell>
          <table:table-cell table:style-name="TableCell1905">
            <text:p text:style-name="P1906"><text:span text:style-name="T1907">3.83</text:span></text:p>
          </table:table-cell>
        </table:table-row>
        <table:table-row table:style-name="TableRow1908">
          <table:covered-table-cell>
            <text:p text:style-name="P1909"/>
          </table:covered-table-cell>
          <table:covered-table-cell>
            <text:p text:style-name="P1910"/>
          </table:covered-table-cell>
          <table:table-cell table:style-name="TableCell1911">
            <text:p text:style-name="P1912"><text:span text:style-name="T1913">R2</text:span></text:p>
          </table:table-cell>
          <table:table-cell table:style-name="TableCell1914">
            <text:p text:style-name="P1915"><text:span text:style-name="T1916">0.78</text:span></text:p>
          </table:table-cell>
          <table:table-cell table:style-name="TableCell1917">
            <text:p text:style-name="P1918"><text:span text:style-name="T1919">0.06</text:span></text:p>
          </table:table-cell>
          <table:table-cell table:style-name="TableCell1920">
            <text:p text:style-name="P1921"><text:span text:style-name="T1922">0.96</text:span></text:p>
          </table:table-cell>
        </table:table-row>
        <table:table-row table:style-name="TableRow1923">
          <table:covered-table-cell>
            <text:p text:style-name="P1924"/>
          </table:covered-table-cell>
          <table:table-cell table:style-name="TableCell1925" table:number-rows-spanned="4">
            <text:p text:style-name="P1926"><text:span text:style-name="T1927">CatBoostRegressor</text:span></text:p>
          </table:table-cell>
          <table:table-cell table:style-name="TableCell1928">
            <text:p text:style-name="P1929"><text:span text:style-name="T1930">MSE</text:span></text:p>
          </table:table-cell>
          <table:table-cell table:style-name="TableCell1931">
            <text:p text:style-name="P1932"><text:span text:style-name="T1933">224.91</text:span></text:p>
          </table:table-cell>
          <table:table-cell table:style-name="TableCell1934">
            <text:p text:style-name="P1935"><text:span text:style-name="T1936">54.07</text:span></text:p>
          </table:table-cell>
          <table:table-cell table:style-name="TableCell1937">
            <text:p text:style-name="P1938"><text:span text:style-name="T1939">40.86</text:span></text:p>
          </table:table-cell>
        </table:table-row>
        <table:table-row table:style-name="TableRow1940">
          <table:covered-table-cell>
            <text:p text:style-name="P1941"/>
          </table:covered-table-cell>
          <table:covered-table-cell>
            <text:p text:style-name="P1942"/>
          </table:covered-table-cell>
          <table:table-cell table:style-name="TableCell1943">
            <text:p text:style-name="P1944"><text:span text:style-name="T1945">MAE</text:span></text:p>
          </table:table-cell>
          <table:table-cell table:style-name="TableCell1946">
            <text:p text:style-name="P1947"><text:span text:style-name="T1948">10.74</text:span></text:p>
          </table:table-cell>
          <table:table-cell table:style-name="TableCell1949">
            <text:p text:style-name="P1950"><text:span text:style-name="T1951">1.14</text:span></text:p>
          </table:table-cell>
          <table:table-cell table:style-name="TableCell1952">
            <text:p text:style-name="P1953"><text:span text:style-name="T1954">4.44</text:span></text:p>
          </table:table-cell>
        </table:table-row>
        <table:table-row table:style-name="TableRow1955">
          <table:covered-table-cell>
            <text:p text:style-name="P1956"/>
          </table:covered-table-cell>
          <table:covered-table-cell>
            <text:p text:style-name="P1957"/>
          </table:covered-table-cell>
          <table:table-cell table:style-name="TableCell1958">
            <text:p text:style-name="P1959"><text:span text:style-name="T1960">MedAE</text:span></text:p>
          </table:table-cell>
          <table:table-cell table:style-name="TableCell1961">
            <text:p text:style-name="P1962"><text:span text:style-name="T1963">7.83</text:span></text:p>
          </table:table-cell>
          <table:table-cell table:style-name="TableCell1964">
            <text:p text:style-name="P1965"><text:span text:style-name="T1966">2.34</text:span></text:p>
          </table:table-cell>
          <table:table-cell table:style-name="TableCell1967">
            <text:p text:style-name="P1968"><text:span text:style-name="T1969">3.01</text:span></text:p>
          </table:table-cell>
        </table:table-row>
        <table:table-row table:style-name="TableRow1970">
          <table:covered-table-cell>
            <text:p text:style-name="P1971"/>
          </table:covered-table-cell>
          <table:covered-table-cell>
            <text:p text:style-name="P1972"/>
          </table:covered-table-cell>
          <table:table-cell table:style-name="TableCell1973">
            <text:p text:style-name="P1974"><text:span text:style-name="T1975">R2</text:span></text:p>
          </table:table-cell>
          <table:table-cell table:style-name="TableCell1976">
            <text:p text:style-name="P1977"><text:span text:style-name="T1978">0.75</text:span></text:p>
          </table:table-cell>
          <table:table-cell table:style-name="TableCell1979">
            <text:p text:style-name="P1980"><text:span text:style-name="T1981">0.06</text:span></text:p>
          </table:table-cell>
          <table:table-cell table:style-name="TableCell1982">
            <text:p text:style-name="P1983"><text:span text:style-name="T1984">0.96</text:span></text:p>
          </table:table-cell>
        </table:table-row>
        <table:table-row table:style-name="TableRow1985">
          <table:covered-table-cell>
            <text:p text:style-name="P1986"/>
          </table:covered-table-cell>
          <table:table-cell table:style-name="TableCell1987" table:number-rows-spanned="4">
            <text:p text:style-name="P1988"><text:span text:style-name="T1989">RF</text:span></text:p>
          </table:table-cell>
          <table:table-cell table:style-name="TableCell1990">
            <text:p text:style-name="P1991"><text:span text:style-name="T1992">MSE</text:span></text:p>
          </table:table-cell>
          <table:table-cell table:style-name="TableCell1993">
            <text:p text:style-name="P1994"><text:span text:style-name="T1995">264.06</text:span></text:p>
          </table:table-cell>
          <table:table-cell table:style-name="TableCell1996">
            <text:p text:style-name="P1997"><text:span text:style-name="T1998">45.31</text:span></text:p>
          </table:table-cell>
          <table:table-cell table:style-name="TableCell1999">
            <text:p text:style-name="P2000"><text:span text:style-name="T2001">115.58</text:span></text:p>
          </table:table-cell>
        </table:table-row>
        <table:table-row table:style-name="TableRow2002">
          <table:covered-table-cell>
            <text:p text:style-name="P2003"/>
          </table:covered-table-cell>
          <table:covered-table-cell>
            <text:p text:style-name="P2004"/>
          </table:covered-table-cell>
          <table:table-cell table:style-name="TableCell2005">
            <text:p text:style-name="P2006"><text:span text:style-name="T2007">MAE</text:span></text:p>
          </table:table-cell>
          <table:table-cell table:style-name="TableCell2008">
            <text:p text:style-name="P2009"><text:span text:style-name="T2010">12.6</text:span></text:p>
          </table:table-cell>
          <table:table-cell table:style-name="TableCell2011">
            <text:p text:style-name="P2012"><text:span text:style-name="T2013">0.97</text:span></text:p>
          </table:table-cell>
          <table:table-cell table:style-name="TableCell2014">
            <text:p text:style-name="P2015"><text:span text:style-name="T2016">8.05</text:span></text:p>
          </table:table-cell>
        </table:table-row>
        <table:table-row table:style-name="TableRow2017">
          <table:covered-table-cell>
            <text:p text:style-name="P2018"/>
          </table:covered-table-cell>
          <table:covered-table-cell>
            <text:p text:style-name="P2019"/>
          </table:covered-table-cell>
          <table:table-cell table:style-name="TableCell2020">
            <text:p text:style-name="P2021"><text:span text:style-name="T2022">MedAE</text:span></text:p>
          </table:table-cell>
          <table:table-cell table:style-name="TableCell2023">
            <text:p text:style-name="P2024"><text:span text:style-name="T2025">9.62</text:span></text:p>
          </table:table-cell>
          <table:table-cell table:style-name="TableCell2026">
            <text:p text:style-name="P2027"><text:span text:style-name="T2028">1.84</text:span></text:p>
          </table:table-cell>
          <table:table-cell table:style-name="TableCell2029">
            <text:p text:style-name="P2030"><text:span text:style-name="T2031">6.69</text:span></text:p>
          </table:table-cell>
        </table:table-row>
        <table:table-row table:style-name="TableRow2032">
          <table:covered-table-cell>
            <text:p text:style-name="P2033"/>
          </table:covered-table-cell>
          <table:covered-table-cell>
            <text:p text:style-name="P2034"/>
          </table:covered-table-cell>
          <table:table-cell table:style-name="TableCell2035">
            <text:p text:style-name="P2036"><text:span text:style-name="T2037">R2</text:span></text:p>
          </table:table-cell>
          <table:table-cell table:style-name="TableCell2038">
            <text:p text:style-name="P2039"><text:span text:style-name="T2040">0.7</text:span></text:p>
          </table:table-cell>
          <table:table-cell table:style-name="TableCell2041">
            <text:p text:style-name="P2042"><text:span text:style-name="T2043">0.05</text:span></text:p>
          </table:table-cell>
          <table:table-cell table:style-name="TableCell2044">
            <text:p text:style-name="P2045"><text:span text:style-name="T2046">0.87</text:span></text:p>
          </table:table-cell>
        </table:table-row>
        <table:table-row table:style-name="TableRow2047">
          <table:table-cell table:style-name="TableCell2048" table:number-rows-spanned="16">
            <text:p text:style-name="P2049"><text:span text:style-name="T2050">Auraptene</text:span></text:p>
          </table:table-cell>
          <table:table-cell table:style-name="TableCell2051" table:number-rows-spanned="4">
            <text:p text:style-name="P2052"><text:span text:style-name="T2053">HistGradientBoostingRegressor</text:span></text:p>
          </table:table-cell>
          <table:table-cell table:style-name="TableCell2054">
            <text:p text:style-name="P2055"><text:span text:style-name="T2056">MSE</text:span></text:p>
          </table:table-cell>
          <table:table-cell table:style-name="TableCell2057">
            <text:p text:style-name="P2058"><text:span text:style-name="T2059">339.44</text:span></text:p>
          </table:table-cell>
          <table:table-cell table:style-name="TableCell2060">
            <text:p text:style-name="P2061"><text:span text:style-name="T2062">27.86</text:span></text:p>
          </table:table-cell>
          <table:table-cell table:style-name="TableCell2063">
            <text:p text:style-name="P2064"><text:span text:style-name="T2065">214.3</text:span></text:p>
          </table:table-cell>
        </table:table-row>
        <table:table-row table:style-name="TableRow2066">
          <table:covered-table-cell>
            <text:p text:style-name="P2067"/>
          </table:covered-table-cell>
          <table:covered-table-cell>
            <text:p text:style-name="P2068"/>
          </table:covered-table-cell>
          <table:table-cell table:style-name="TableCell2069">
            <text:p text:style-name="P2070"><text:span text:style-name="T2071">MAE</text:span></text:p>
          </table:table-cell>
          <table:table-cell table:style-name="TableCell2072">
            <text:p text:style-name="P2073"><text:span text:style-name="T2074">13.88</text:span></text:p>
          </table:table-cell>
          <table:table-cell table:style-name="TableCell2075">
            <text:p text:style-name="P2076"><text:span text:style-name="T2077">1.14</text:span></text:p>
          </table:table-cell>
          <table:table-cell table:style-name="TableCell2078">
            <text:p text:style-name="P2079"><text:span text:style-name="T2080">11.11</text:span></text:p>
          </table:table-cell>
        </table:table-row>
        <table:table-row table:style-name="TableRow2081">
          <table:covered-table-cell>
            <text:p text:style-name="P2082"/>
          </table:covered-table-cell>
          <table:covered-table-cell>
            <text:p text:style-name="P2083"/>
          </table:covered-table-cell>
          <table:table-cell table:style-name="TableCell2084">
            <text:p text:style-name="P2085"><text:span text:style-name="T2086">MedAE</text:span></text:p>
          </table:table-cell>
          <table:table-cell table:style-name="TableCell2087">
            <text:p text:style-name="P2088"><text:span text:style-name="T2089">10.8</text:span></text:p>
          </table:table-cell>
          <table:table-cell table:style-name="TableCell2090">
            <text:p text:style-name="P2091"><text:span text:style-name="T2092">2.02</text:span></text:p>
          </table:table-cell>
          <table:table-cell table:style-name="TableCell2093">
            <text:p text:style-name="P2094"><text:span text:style-name="T2095">8.41</text:span></text:p>
          </table:table-cell>
        </table:table-row>
        <table:table-row table:style-name="TableRow2096">
          <table:covered-table-cell>
            <text:p text:style-name="P2097"/>
          </table:covered-table-cell>
          <table:covered-table-cell>
            <text:p text:style-name="P2098"/>
          </table:covered-table-cell>
          <table:table-cell table:style-name="TableCell2099">
            <text:p text:style-name="P2100"><text:span text:style-name="T2101">R2</text:span></text:p>
          </table:table-cell>
          <table:table-cell table:style-name="TableCell2102">
            <text:p text:style-name="P2103"><text:span text:style-name="T2104">0.35</text:span></text:p>
          </table:table-cell>
          <table:table-cell table:style-name="TableCell2105">
            <text:p text:style-name="P2106"><text:span text:style-name="T2107">0.16</text:span></text:p>
          </table:table-cell>
          <table:table-cell table:style-name="TableCell2108">
            <text:p text:style-name="P2109"><text:span text:style-name="T2110">0.62</text:span></text:p>
          </table:table-cell>
        </table:table-row>
        <table:table-row table:style-name="TableRow2111">
          <table:covered-table-cell>
            <text:p text:style-name="P2112"/>
          </table:covered-table-cell>
          <table:table-cell table:style-name="TableCell2113" table:number-rows-spanned="4">
            <text:p text:style-name="P2114"><text:span text:style-name="T2115">VotingRegressor</text:span><text:span text:style-name="T2116"><text:line-break/>(CatBoost, XGBoost, and LGBM)</text:span></text:p>
          </table:table-cell>
          <table:table-cell table:style-name="TableCell2117">
            <text:p text:style-name="P2118"><text:span text:style-name="T2119">MSE</text:span></text:p>
          </table:table-cell>
          <table:table-cell table:style-name="TableCell2120">
            <text:p text:style-name="P2121"><text:span text:style-name="T2122">345.97</text:span></text:p>
          </table:table-cell>
          <table:table-cell table:style-name="TableCell2123">
            <text:p text:style-name="P2124"><text:span text:style-name="T2125">35.23</text:span></text:p>
          </table:table-cell>
          <table:table-cell table:style-name="TableCell2126">
            <text:p text:style-name="P2127"><text:span text:style-name="T2128">142.07</text:span></text:p>
          </table:table-cell>
        </table:table-row>
        <table:table-row table:style-name="TableRow2129">
          <table:covered-table-cell>
            <text:p text:style-name="P2130"/>
          </table:covered-table-cell>
          <table:covered-table-cell>
            <text:p text:style-name="P2131"/>
          </table:covered-table-cell>
          <table:table-cell table:style-name="TableCell2132">
            <text:p text:style-name="P2133"><text:span text:style-name="T2134">MAE</text:span></text:p>
          </table:table-cell>
          <table:table-cell table:style-name="TableCell2135">
            <text:p text:style-name="P2136"><text:span text:style-name="T2137">13.07</text:span></text:p>
          </table:table-cell>
          <table:table-cell table:style-name="TableCell2138">
            <text:p text:style-name="P2139"><text:span text:style-name="T2140">1.2</text:span></text:p>
          </table:table-cell>
          <table:table-cell table:style-name="TableCell2141">
            <text:p text:style-name="P2142"><text:span text:style-name="T2143">8.19</text:span></text:p>
          </table:table-cell>
        </table:table-row>
        <table:table-row table:style-name="TableRow2144">
          <table:covered-table-cell>
            <text:p text:style-name="P2145"/>
          </table:covered-table-cell>
          <table:covered-table-cell>
            <text:p text:style-name="P2146"/>
          </table:covered-table-cell>
          <table:table-cell table:style-name="TableCell2147">
            <text:p text:style-name="P2148"><text:span text:style-name="T2149">MedAE</text:span></text:p>
          </table:table-cell>
          <table:table-cell table:style-name="TableCell2150">
            <text:p text:style-name="P2151"><text:span text:style-name="T2152">8.6</text:span></text:p>
          </table:table-cell>
          <table:table-cell table:style-name="TableCell2153">
            <text:p text:style-name="P2154"><text:span text:style-name="T2155">1.74</text:span></text:p>
          </table:table-cell>
          <table:table-cell table:style-name="TableCell2156">
            <text:p text:style-name="P2157"><text:span text:style-name="T2158">5.03</text:span></text:p>
          </table:table-cell>
        </table:table-row>
        <table:table-row table:style-name="TableRow2159">
          <table:covered-table-cell>
            <text:p text:style-name="P2160"/>
          </table:covered-table-cell>
          <table:covered-table-cell>
            <text:p text:style-name="P2161"/>
          </table:covered-table-cell>
          <table:table-cell table:style-name="TableCell2162">
            <text:p text:style-name="P2163"><text:span text:style-name="T2164">R2</text:span></text:p>
          </table:table-cell>
          <table:table-cell table:style-name="TableCell2165">
            <text:p text:style-name="P2166"><text:span text:style-name="T2167">0.33</text:span></text:p>
          </table:table-cell>
          <table:table-cell table:style-name="TableCell2168">
            <text:p text:style-name="P2169"><text:span text:style-name="T2170">0.21</text:span></text:p>
          </table:table-cell>
          <table:table-cell table:style-name="TableCell2171">
            <text:p text:style-name="P2172"><text:span text:style-name="T2173">0.75</text:span></text:p>
          </table:table-cell>
        </table:table-row>
        <table:table-row table:style-name="TableRow2174">
          <table:covered-table-cell>
            <text:p text:style-name="P2175"/>
          </table:covered-table-cell>
          <table:table-cell table:style-name="TableCell2176" table:number-rows-spanned="4">
            <text:p text:style-name="P2177"><text:span text:style-name="T2178">CatBoostRegressor</text:span></text:p>
          </table:table-cell>
          <table:table-cell table:style-name="TableCell2179">
            <text:p text:style-name="P2180"><text:span text:style-name="T2181">MSE</text:span></text:p>
          </table:table-cell>
          <table:table-cell table:style-name="TableCell2182">
            <text:p text:style-name="P2183"><text:span text:style-name="T2184">370.08</text:span></text:p>
          </table:table-cell>
          <table:table-cell table:style-name="TableCell2185">
            <text:p text:style-name="P2186"><text:span text:style-name="T2187">62.84</text:span></text:p>
          </table:table-cell>
          <table:table-cell table:style-name="TableCell2188">
            <text:p text:style-name="P2189"><text:span text:style-name="T2190">135.17</text:span></text:p>
          </table:table-cell>
        </table:table-row>
        <table:table-row table:style-name="TableRow2191">
          <table:covered-table-cell>
            <text:p text:style-name="P2192"/>
          </table:covered-table-cell>
          <table:covered-table-cell>
            <text:p text:style-name="P2193"/>
          </table:covered-table-cell>
          <table:table-cell table:style-name="TableCell2194">
            <text:p text:style-name="P2195"><text:span text:style-name="T2196">MAE</text:span></text:p>
          </table:table-cell>
          <table:table-cell table:style-name="TableCell2197">
            <text:p text:style-name="P2198"><text:span text:style-name="T2199">13.26</text:span></text:p>
          </table:table-cell>
          <table:table-cell table:style-name="TableCell2200">
            <text:p text:style-name="P2201"><text:span text:style-name="T2202">1.51</text:span></text:p>
          </table:table-cell>
          <table:table-cell table:style-name="TableCell2203">
            <text:p text:style-name="P2204"><text:span text:style-name="T2205">7.77</text:span></text:p>
          </table:table-cell>
        </table:table-row>
        <table:table-row table:style-name="TableRow2206">
          <table:covered-table-cell>
            <text:p text:style-name="P2207"/>
          </table:covered-table-cell>
          <table:covered-table-cell>
            <text:p text:style-name="P2208"/>
          </table:covered-table-cell>
          <table:table-cell table:style-name="TableCell2209">
            <text:p text:style-name="P2210"><text:span text:style-name="T2211">MedAE</text:span></text:p>
          </table:table-cell>
          <table:table-cell table:style-name="TableCell2212">
            <text:p text:style-name="P2213"><text:span text:style-name="T2214">8.47</text:span></text:p>
          </table:table-cell>
          <table:table-cell table:style-name="TableCell2215">
            <text:p text:style-name="P2216"><text:span text:style-name="T2217">2.36</text:span></text:p>
          </table:table-cell>
          <table:table-cell table:style-name="TableCell2218">
            <text:p text:style-name="P2219"><text:span text:style-name="T2220">4.17</text:span></text:p>
          </table:table-cell>
        </table:table-row>
        <table:table-row table:style-name="TableRow2221">
          <table:covered-table-cell>
            <text:p text:style-name="P2222"/>
          </table:covered-table-cell>
          <table:covered-table-cell>
            <text:p text:style-name="P2223"/>
          </table:covered-table-cell>
          <table:table-cell table:style-name="TableCell2224">
            <text:p text:style-name="P2225"><text:span text:style-name="T2226">R2</text:span></text:p>
          </table:table-cell>
          <table:table-cell table:style-name="TableCell2227">
            <text:p text:style-name="P2228"><text:span text:style-name="T2229">0.27</text:span></text:p>
          </table:table-cell>
          <table:table-cell table:style-name="TableCell2230">
            <text:p text:style-name="P2231"><text:span text:style-name="T2232">0.27</text:span></text:p>
          </table:table-cell>
          <table:table-cell table:style-name="TableCell2233">
            <text:p text:style-name="P2234"><text:span text:style-name="T2235">0.76</text:span></text:p>
          </table:table-cell>
        </table:table-row>
        <table:table-row table:style-name="TableRow2236">
          <table:covered-table-cell>
            <text:p text:style-name="P2237"/>
          </table:covered-table-cell>
          <table:table-cell table:style-name="TableCell2238" table:number-rows-spanned="4">
            <text:p text:style-name="P2239"><text:span text:style-name="T2240">RF</text:span></text:p>
          </table:table-cell>
          <table:table-cell table:style-name="TableCell2241">
            <text:p text:style-name="P2242"><text:span text:style-name="T2243">MSE</text:span></text:p>
          </table:table-cell>
          <table:table-cell table:style-name="TableCell2244">
            <text:p text:style-name="P2245"><text:span text:style-name="T2246">328.21</text:span></text:p>
          </table:table-cell>
          <table:table-cell table:style-name="TableCell2247">
            <text:p text:style-name="P2248"><text:span text:style-name="T2249">17.66</text:span></text:p>
          </table:table-cell>
          <table:table-cell table:style-name="TableCell2250">
            <text:p text:style-name="P2251"><text:span text:style-name="T2252">186.37</text:span></text:p>
          </table:table-cell>
        </table:table-row>
        <table:table-row table:style-name="TableRow2253">
          <table:covered-table-cell>
            <text:p text:style-name="P2254"/>
          </table:covered-table-cell>
          <table:covered-table-cell>
            <text:p text:style-name="P2255"/>
          </table:covered-table-cell>
          <table:table-cell table:style-name="TableCell2256">
            <text:p text:style-name="P2257"><text:span text:style-name="T2258">MAE</text:span></text:p>
          </table:table-cell>
          <table:table-cell table:style-name="TableCell2259">
            <text:p text:style-name="P2260"><text:span text:style-name="T2261">13.2</text:span></text:p>
          </table:table-cell>
          <table:table-cell table:style-name="TableCell2262">
            <text:p text:style-name="P2263"><text:span text:style-name="T2264">0.82</text:span></text:p>
          </table:table-cell>
          <table:table-cell table:style-name="TableCell2265">
            <text:p text:style-name="P2266"><text:span text:style-name="T2267">9.85</text:span></text:p>
          </table:table-cell>
        </table:table-row>
        <table:table-row table:style-name="TableRow2268">
          <table:covered-table-cell>
            <text:p text:style-name="P2269"/>
          </table:covered-table-cell>
          <table:covered-table-cell>
            <text:p text:style-name="P2270"/>
          </table:covered-table-cell>
          <table:table-cell table:style-name="TableCell2271">
            <text:p text:style-name="P2272"><text:span text:style-name="T2273">MedAE</text:span></text:p>
          </table:table-cell>
          <table:table-cell table:style-name="TableCell2274">
            <text:p text:style-name="P2275"><text:span text:style-name="T2276">9.4</text:span></text:p>
          </table:table-cell>
          <table:table-cell table:style-name="TableCell2277">
            <text:p text:style-name="P2278"><text:span text:style-name="T2279">0.47</text:span></text:p>
          </table:table-cell>
          <table:table-cell table:style-name="TableCell2280">
            <text:p text:style-name="P2281"><text:span text:style-name="T2282">6.94</text:span></text:p>
          </table:table-cell>
        </table:table-row>
        <table:table-row table:style-name="TableRow2283">
          <table:covered-table-cell>
            <text:p text:style-name="P2284"/>
          </table:covered-table-cell>
          <table:covered-table-cell>
            <text:p text:style-name="P2285"/>
          </table:covered-table-cell>
          <table:table-cell table:style-name="TableCell2286">
            <text:p text:style-name="P2287"><text:span text:style-name="T2288">R2</text:span></text:p>
          </table:table-cell>
          <table:table-cell table:style-name="TableCell2289">
            <text:p text:style-name="P2290"><text:span text:style-name="T2291">0.37</text:span></text:p>
          </table:table-cell>
          <table:table-cell table:style-name="TableCell2292">
            <text:p text:style-name="P2293"><text:span text:style-name="T2294">0.16</text:span></text:p>
          </table:table-cell>
          <table:table-cell table:style-name="TableCell2295">
            <text:p text:style-name="P2296"><text:span text:style-name="T2297">0.67</text:span></text:p>
          </table:table-cell>
        </table:table-row>
      </table:table>
      <text:p text:style-name="P2298"/>
      <text:p text:style-name="P2299">Table 3: Model Performance Metrics by Coumarin and Machine-Learning Models</text:p>
      <text:p text:style-name="P2300">Figure Legends</text:p>
      <text:p text:style-name="P2301"><text:span text:style-name="T2302">Figure 1:</text:span><text:span text:style-name="T2303"><text:s/>Chemical structures of coumarin derivatives: Scopoletin (a), esculetin (b), galbanic acid (c), umbelliprenin (d), and auraptene (e). The selected compounds (a, b, c, d, and e) share structural similarities, including hydroxylation patterns and side chains, making them ideal for studying their effects on cancer cell viability and optimizing dose and time predictions in machine learning models. <text:s/>PubChem provides all of the structures.</text:span></text:p>
      <text:p text:style-name="P2304"><text:span text:style-name="T2305">Figure 2.</text:span><text:span text:style-name="T2306"><text:s/>Overview of the machine-learning pipeline used to identify the optimal coumarin dose and exposure time required to achieve approximately 50% cell viability. The workflow begins with loading and cleaning the dataset, followed by filtering to retain only doses ≤ 400 µM and compound-specific time points (Auraptene: 24, 48, 72, 96 h; Esculetin, Umbelliprenin, Galbanic Acid: 24, 48, 72 h). Cancer types are encoded using LabelEncoder, after which the analysis iterates over each coumarin type separately. Predicti</text:span><text:span text:style-name="T2307">on reliability is evaluated using a Gaussian Mixture Model (GMM). four machine-learning models are then trained with five-fold cross-validation, and their predictions for viability are generated across all candidate dose–time combinations. These outputs are integrated using a Weighted Median approach to obtain robust estimates of the dose and time that most closely achieve 50% viability. The final recommended parameters for each cancer type conclude the pipeline.</text:span></text:p>
      <text:p text:style-name="P2308"><text:span text:style-name="T2309">Figure 3:</text:span><text:span text:style-name="T2310"><text:s/>Coumarin constituents treemap (a); This visual analysis illustrates the distribution of coumarin types within the dataset. The area of each block corresponds to the relative frequency, highlighting Esculetin at 34.4% as the most abundant, followed by Umbelliprenin at 26.1%. Other significant coumarins include Auraptene (21.2%), and Galbanic Acid (18.3%). Treemap visualization of cancer types (b); This treemap illustrates the relative prevalence of various cancer types within the dataset, ordered from highe</text:span><text:span text:style-name="T2311">st to lowest frequency: Colon (19.6%), Prostate (13.6%), Breast</text:span><text:span text:style-name="T2312"><text:s/></text:span><text:span text:style-name="T2313">(11.2%), Lung</text:span><text:span text:style-name="T2314"><text:s/></text:span><text:span text:style-name="T2315">(10.8%), Leukemia/Lymphoma</text:span><text:span text:style-name="T2316"><text:s/></text:span><text:span text:style-name="T2317">(9.8%), Gastric</text:span><text:span text:style-name="T2318"><text:s/></text:span><text:span text:style-name="T2319">(8.6%), Pancreatic</text:span><text:span text:style-name="T2320"><text:s/></text:span><text:span text:style-name="T2321">(6.6%), Skin (4.5%), Oral (4.1), Glioma (2.6), Ovarian (2.5), Cholangiocarcinoma</text:span><text:span text:style-name="T2322"><text:s/></text:span><text:span text:style-name="T2323">(1.5%), Bone (1.5), Renal (1.4), Salivary Gland (0.8), Cervical (0.8), and Liver (0.3). Each block's size represents the relative frequency, offering a visual comparison of cancer type distribution.</text:span></text:p>
      <text:p text:style-name="P2324"><text:span text:style-name="T2325">Figure 4. Feature importance plots for each coumarin and machine learning model. Subplots are labeled a–p. The first row (a–d) shows HistGradientBoostingRegressor results, the second row (e–h) shows VotingRegressor, the third row (i–l) shows CatBoostRegressor, and the fourth row (m–p) shows RandomForestRegressor. Columns correspond to different coumarins: first column (a, e, i, m) is Esculetin, second column (b, f, j, n) is Galbanic Acid, third column (c, g, k, o) is Umbelliprenin, and fourth column (d, h,<text:s/></text:span><text:span text:style-name="T2326">l, p) is Auraptene. As can be observed, Dose consistently exhibits the highest importance across models, Cancer Type typically ranks second, and Time generally contributes least to the predictions.</text:span><text:span text:style-name="T2327"><text:s/></text:span></text:p>
      <text:p text:style-name="P2328"><text:span text:style-name="T2329">Figure 5:</text:span><text:span text:style-name="T2330"><text:s/>Dose-response and time-dependent analysis of coumarins on cell viability. Panels (a-d) present dose-response curves for each coumarin at different time points, with dose (μM) plotted against cell viability (%). The four coumarins analyzed are: (a) esculetin, (b) galbanic acid, (c) umbelliprenin and (d)</text:span><text:span text:style-name="T2331"><text:s/></text:span><text:span text:style-name="T2332">auraptene. A color gradient indicates time points in h, with warmer colors representing shorter durations. The black dashed line marks 50% cell viability (Viability 50).</text:span></text:p>
      <text:p text:style-name="P2333"><text:span text:style-name="T2334">Figure 6:</text:span><text:span text:style-name="T2335"><text:s/>Panels depict time-dependent dose-response analysis for each coumarin, showing the relationship between dose (μM) and cell viability (%) over 24 h (a, d, g, j), 48 h (b, e, h, k), and 72 h (c, f, i, l). Black dots repre</text:span><text:span text:style-name="T2336"><text:s/></text:span><text:span text:style-name="T2337">sent experimental data, and curves depict fitted models (Exponential Decay, Logarithmic Decay, Inverse Function, Linear Regression, Huber Regression, Theil-Sen Estimator, Quantile Regression). The dashed horizontal gray line indicates 50% cell viability.</text:span></text:p>
      <text:p text:style-name="P2338"><text:span text:style-name="T2339">Figure 7:</text:span><text:span text:style-name="T2340"><text:s/></text:span><text:span text:style-name="T2341">Scatter plots illustrating the best dose and best time required to reach 50% viability for each machine-learning model, along with the Weighted Median point. Panels a–f correspond to Esculetin, g–j to Galbanic Acid, k–n to Umbelliprenin, and o–s to Auraptene. Each marker represents the optimal prediction generated by an individual ML model (SVR, HistGradientBoostingRegressor, LGBM, ElasticNet, VotingRegressor, GradientBoostingRegressor, CatBoostRegressor, RandomForest, GaussianProcessRegressor, XGBoost), e</text:span><text:span text:style-name="T2342">nabling comparison of dose–time efficacy patterns across compounds and cancer typ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Noto Sans Devanagari" svg:font-family="Noto Sans Devanagari" style:font-family-generic="swiss" style:font-pitch="variable" svg:panose-1="2 11 5 2 4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line-height="115%"/>
      <style:text-properties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BodyText" style:display-name="Body Text" style:family="paragraph" style:parent-style-name="Normal">
      <style:paragraph-properties fo:margin-bottom="0.0972in"/>
      <style:text-properties fo:hyphenate="false"/>
    </style:style>
    <style:style style:name="List" style:display-name="List" style:family="paragraph" style:parent-style-name="BodyText">
      <style:text-properties style:font-name-complex="Noto Sans Devanagari" fo:hyphenate="false"/>
    </style:style>
    <style:style style:name="Caption" style:display-name="Caption" style:family="paragraph" style:parent-style-name="Normal">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Noto Sans Devanagari" fo:hyphenate="false"/>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paragraph-properties fo:line-height="200%" fo:margin-left="0.2666in" fo:text-indent="-0.2666in">
        <style:tab-stops>
          <style:tab-stop style:type="left" style:position="-0.0027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Web" style:display-name="Normal (Web)" style:family="paragraph" style:parent-style-name="Normal">
      <style:paragraph-properties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Normal">
      <style:text-properties fo:hyphenate="false"/>
    </style:style>
    <style:style style:name="FrameContentsuser" style:display-name="Frame Contents (user)"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f81bd" draw:opacity="100%" draw:stroke="none"/>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and Dian</meta:initial-creator>
    <dc:creator>ar poor</dc:creator>
    <meta:creation-date>2025-12-11T05:18:00Z</meta:creation-date>
    <dc:date>2025-12-11T05:18:00Z</dc:date>
    <meta:print-date>2024-12-26T21:38:00Z</meta:print-date>
    <meta:template xlink:href="Normal.dotm" xlink:type="simple"/>
    <meta:editing-cycles>32</meta:editing-cycles>
    <meta:editing-duration>PT0S</meta:editing-duration>
    <meta:user-defined meta:name="ZOTERO_PREF_1">&lt;data data-version="3" zotero-version="6.0.37"&gt;&lt;session id="qAur6GU6"/&gt;&lt;style id="http://www.zotero.org/styles/nature" hasBibliography="1" bibliographyStyleHasBeenSet="1"/&gt;&lt;prefs&gt;&lt;pref name="fieldType" value="Field"/&gt;&lt;pref name="automaticJournalAbbreviati</meta:user-defined>
    <meta:user-defined meta:name="ZOTERO_PREF_2">ons" value="true"/&gt;&lt;/prefs&gt;&lt;/data&gt;</meta:user-defined>
    <meta:document-statistic meta:page-count="1" meta:paragraph-count="421" meta:word-count="31516" meta:character-count="210737" meta:row-count="1497" meta:non-whitespace-character-count="179642"/>
  </office:meta>
</office:document-meta>
</file>

<file path=Object 1/content.xml><?xml version="1.0" encoding="utf-8"?>
<math xmlns="http://www.w3.org/1998/Math/MathML">
  <mi>M</mi>
  <mi>S</mi>
  <mi>E</mi>
  <mtext>=</mtext>
  <mfrac>
    <mrow>
      <mn>1</mn>
    </mrow>
    <mrow>
      <mi>n</mi>
    </mrow>
  </mfrac>
  <mrow>
    <msubsup>
      <mo stretchy="false">∑</mo>
      <mrow>
        <mi>i</mi>
        <mtext>=</mtext>
        <mn>1</mn>
      </mrow>
      <mrow>
        <mi>n</mi>
      </mrow>
    </msubsup>
    <mrow>
      <msup>
        <mrow>
          <mrow>
            <mo>(</mo>
            <mrow>
              <msub>
                <mrow>
                  <mi>y</mi>
                </mrow>
                <mrow>
                  <mi>i</mi>
                </mrow>
              </msub>
              <mtext>-</mtext>
              <mover accent="true">
                <mrow>
                  <msub>
                    <mrow>
                      <mi>y</mi>
                    </mrow>
                    <mrow>
                      <mi>i</mi>
                    </mrow>
                  </msub>
                </mrow>
                <mo>^</mo>
              </mover>
            </mrow>
            <mo>)</mo>
          </mrow>
        </mrow>
        <mrow>
          <mn>2</mn>
        </mrow>
      </msup>
    </mrow>
  </mrow>
</math>
</file>

<file path=Object 10/content.xml><?xml version="1.0" encoding="utf-8"?>
<math xmlns="http://www.w3.org/1998/Math/MathML">
  <mtext>MedAE=median</mtext>
  <mrow>
    <mo>(</mo>
    <mrow>
      <mrow>
        <mo>|</mo>
        <mrow>
          <msub>
            <mrow>
              <mi>y</mi>
            </mrow>
            <mrow>
              <mi>i</mi>
            </mrow>
          </msub>
          <mtext>-</mtext>
          <mover accent="true">
            <mrow>
              <msub>
                <mrow>
                  <mi>y</mi>
                </mrow>
                <mrow>
                  <mi>i</mi>
                </mrow>
              </msub>
            </mrow>
            <mo>^</mo>
          </mover>
        </mrow>
        <mo>|</mo>
      </mrow>
    </mrow>
    <mo>)</mo>
  </mrow>
</math>
</file>

<file path=Object 11/content.xml><?xml version="1.0" encoding="utf-8"?>
<math xmlns="http://www.w3.org/1998/Math/MathML">
  <msub>
    <mrow>
      <mi>y</mi>
    </mrow>
    <mrow>
      <mi>i</mi>
    </mrow>
  </msub>
</math>
</file>

<file path=Object 12/content.xml><?xml version="1.0" encoding="utf-8"?>
<math xmlns="http://www.w3.org/1998/Math/MathML">
  <mover accent="true">
    <mrow>
      <msub>
        <mrow>
          <mi>y</mi>
        </mrow>
        <mrow>
          <mi>i</mi>
        </mrow>
      </msub>
    </mrow>
    <mo>^</mo>
  </mover>
</math>
</file>

<file path=Object 13/content.xml><?xml version="1.0" encoding="utf-8"?>
<math xmlns="http://www.w3.org/1998/Math/MathML">
  <msup>
    <mrow>
      <mi>R</mi>
    </mrow>
    <mrow>
      <mn>2</mn>
    </mrow>
  </msup>
</math>
</file>

<file path=Object 14/content.xml><?xml version="1.0" encoding="utf-8"?>
<math xmlns="http://www.w3.org/1998/Math/MathML">
  <msup>
    <mrow>
      <mi>R</mi>
    </mrow>
    <mrow>
      <mn>2</mn>
    </mrow>
  </msup>
</math>
</file>

<file path=Object 15/content.xml><?xml version="1.0" encoding="utf-8"?>
<math xmlns="http://www.w3.org/1998/Math/MathML">
  <msup>
    <mrow>
      <mi>R</mi>
    </mrow>
    <mrow>
      <mn>2</mn>
    </mrow>
  </msup>
  <mtext>=</mtext>
  <mn>1</mn>
  <mtext>-</mtext>
  <mfrac>
    <mrow>
      <mrow>
        <msubsup>
          <mo stretchy="false">∑</mo>
          <mrow>
            <mi>i</mi>
            <mtext>=</mtext>
            <mn>1</mn>
          </mrow>
          <mrow>
            <mi>n</mi>
          </mrow>
        </msubsup>
        <mrow>
          <msup>
            <mrow>
              <mrow>
                <mo>(</mo>
                <mrow>
                  <msub>
                    <mrow>
                      <mi>y</mi>
                    </mrow>
                    <mrow>
                      <mi>i</mi>
                    </mrow>
                  </msub>
                  <mtext>-</mtext>
                  <mover accent="true">
                    <mrow>
                      <msub>
                        <mrow>
                          <mi>y</mi>
                        </mrow>
                        <mrow>
                          <mi>i</mi>
                        </mrow>
                      </msub>
                    </mrow>
                    <mo>^</mo>
                  </mover>
                </mrow>
                <mo>)</mo>
              </mrow>
            </mrow>
            <mrow>
              <mn>2</mn>
            </mrow>
          </msup>
        </mrow>
      </mrow>
    </mrow>
    <mrow>
      <mrow>
        <msubsup>
          <mo stretchy="false">∑</mo>
          <mrow>
            <mi>i</mi>
            <mtext>=</mtext>
            <mn>1</mn>
          </mrow>
          <mrow>
            <mi>n</mi>
          </mrow>
        </msubsup>
        <mrow>
          <msup>
            <mrow>
              <mrow>
                <mo>(</mo>
                <mrow>
                  <msub>
                    <mrow>
                      <mi>y</mi>
                    </mrow>
                    <mrow>
                      <mi>i</mi>
                    </mrow>
                  </msub>
                  <mtext>-</mtext>
                  <mover accent="false">
                    <mrow>
                      <mi>y</mi>
                    </mrow>
                    <mo>¯</mo>
                  </mover>
                </mrow>
                <mo>)</mo>
              </mrow>
            </mrow>
            <mrow>
              <mn>2</mn>
            </mrow>
          </msup>
        </mrow>
      </mrow>
    </mrow>
  </mfrac>
</math>
</file>

<file path=Object 16/content.xml><?xml version="1.0" encoding="utf-8"?>
<math xmlns="http://www.w3.org/1998/Math/MathML">
  <mover accent="false">
    <mrow>
      <mi>y</mi>
    </mrow>
    <mo>¯</mo>
  </mover>
  <mtext>=</mtext>
  <mfrac>
    <mrow>
      <mn>1</mn>
    </mrow>
    <mrow>
      <mi>n</mi>
    </mrow>
  </mfrac>
  <mrow>
    <msubsup>
      <mo stretchy="false">∑</mo>
      <mrow>
        <mi>i</mi>
        <mtext>=</mtext>
        <mn>1</mn>
      </mrow>
      <mrow>
        <mi>n</mi>
      </mrow>
    </msubsup>
    <mrow>
      <msub>
        <mrow>
          <mi>y</mi>
        </mrow>
        <mrow>
          <mi>i</mi>
        </mrow>
      </msub>
    </mrow>
  </mrow>
</math>
</file>

<file path=Object 17/content.xml><?xml version="1.0" encoding="utf-8"?>
<math xmlns="http://www.w3.org/1998/Math/MathML">
  <msub>
    <mrow>
      <mi>y</mi>
    </mrow>
    <mrow>
      <mi>i</mi>
    </mrow>
  </msub>
</math>
</file>

<file path=Object 18/content.xml><?xml version="1.0" encoding="utf-8"?>
<math xmlns="http://www.w3.org/1998/Math/MathML">
  <mover accent="true">
    <mrow>
      <msub>
        <mrow>
          <mi>y</mi>
        </mrow>
        <mrow>
          <mi>i</mi>
        </mrow>
      </msub>
    </mrow>
    <mo>^</mo>
  </mover>
</math>
</file>

<file path=Object 19/content.xml><?xml version="1.0" encoding="utf-8"?>
<math xmlns="http://www.w3.org/1998/Math/MathML">
  <mover accent="true">
    <mrow>
      <mi>y</mi>
    </mrow>
    <mo>^</mo>
  </mover>
</math>
</file>

<file path=Object 2/content.xml><?xml version="1.0" encoding="utf-8"?>
<math xmlns="http://www.w3.org/1998/Math/MathML">
  <msub>
    <mrow>
      <mi>y</mi>
    </mrow>
    <mrow>
      <mi>i</mi>
    </mrow>
  </msub>
</math>
</file>

<file path=Object 20/content.xml><?xml version="1.0" encoding="utf-8"?>
<math xmlns="http://www.w3.org/1998/Math/MathML">
  <mi>n</mi>
</math>
</file>

<file path=Object 3/content.xml><?xml version="1.0" encoding="utf-8"?>
<math xmlns="http://www.w3.org/1998/Math/MathML">
  <mi>i</mi>
</math>
</file>

<file path=Object 4/content.xml><?xml version="1.0" encoding="utf-8"?>
<math xmlns="http://www.w3.org/1998/Math/MathML">
  <mover accent="true">
    <mrow>
      <msub>
        <mrow>
          <mi>y</mi>
        </mrow>
        <mrow>
          <mi>i</mi>
        </mrow>
      </msub>
    </mrow>
    <mo>^</mo>
  </mover>
</math>
</file>

<file path=Object 5/content.xml><?xml version="1.0" encoding="utf-8"?>
<math xmlns="http://www.w3.org/1998/Math/MathML">
  <mi>n</mi>
</math>
</file>

<file path=Object 6/content.xml><?xml version="1.0" encoding="utf-8"?>
<math xmlns="http://www.w3.org/1998/Math/MathML">
  <mtext>MAE=</mtext>
  <mfrac>
    <mrow>
      <mn>1</mn>
    </mrow>
    <mrow>
      <mi>n</mi>
    </mrow>
  </mfrac>
  <mrow>
    <msubsup>
      <mo stretchy="false">∑</mo>
      <mrow>
        <mi>i</mi>
        <mtext>=</mtext>
        <mn>1</mn>
      </mrow>
      <mrow>
        <mi>n</mi>
      </mrow>
    </msubsup>
    <mrow>
      <mrow>
        <mo>|</mo>
        <mrow>
          <msub>
            <mrow>
              <mi>y</mi>
            </mrow>
            <mrow>
              <mi>i</mi>
            </mrow>
          </msub>
          <mtext>-</mtext>
          <mover accent="true">
            <mrow>
              <msub>
                <mrow>
                  <mi>y</mi>
                </mrow>
                <mrow>
                  <mi>i</mi>
                </mrow>
              </msub>
            </mrow>
            <mo>^</mo>
          </mover>
        </mrow>
        <mo>|</mo>
      </mrow>
    </mrow>
  </mrow>
</math>
</file>

<file path=Object 7/content.xml><?xml version="1.0" encoding="utf-8"?>
<math xmlns="http://www.w3.org/1998/Math/MathML">
  <msub>
    <mrow>
      <mi>y</mi>
    </mrow>
    <mrow>
      <mi>i</mi>
    </mrow>
  </msub>
</math>
</file>

<file path=Object 8/content.xml><?xml version="1.0" encoding="utf-8"?>
<math xmlns="http://www.w3.org/1998/Math/MathML">
  <mover accent="true">
    <mrow>
      <msub>
        <mrow>
          <mi>y</mi>
        </mrow>
        <mrow>
          <mi>i</mi>
        </mrow>
      </msub>
    </mrow>
    <mo>^</mo>
  </mover>
</math>
</file>

<file path=Object 9/content.xml><?xml version="1.0" encoding="utf-8"?>
<math xmlns="http://www.w3.org/1998/Math/MathML">
  <mi>n</mi>
</math>
</file>